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automatic" fo:background-color="#FFFFFF"/>
      <style:text-properties fo:color="#0000FF" style:font-name="Arial" style:font-name-asian="Arial" style:font-name-complex="Arial" fo:font-size="36pt" style:font-size-asian="36pt" style:font-size-complex="36pt"/>
    </style:style>
    <style:style style:name="ce3" style:family="table-cell" style:parent-style-name="Normal_32_6_32_2" style:data-style-name="N0">
      <style:table-cell-properties style:vertical-align="middle" fo:background-color="#FFFFFF"/>
      <style:text-properties style:font-name="Calibri" style:font-name-asian="Calibri" style:font-name-complex="Calibri"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32_6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6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8" style:family="table-cell" style:parent-style-name="Normal_32_8"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9" style:family="table-cell" style:parent-style-name="Hyperlink_32_2_32_2_32_2" style:data-style-name="N0">
      <style:table-cell-properties style:vertical-align="middle"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1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FFFFFF"/>
      <style:text-properties fo:color="#0000FF"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Hyperlink"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1" style:family="table-cell" style:parent-style-name="Hyperlink" style:data-style-name="N0">
      <style:table-cell-properties style:vertical-align="middle"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2" style:family="table-cell" style:parent-style-name="Hyperlink" style:data-style-name="N0">
      <style:table-cell-properties style:vertical-align="automatic"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19">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top" fo:wrap-option="wrap" fo:background-color="#D9D9D9"/>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7" style:family="table-cell" style:parent-style-name="Default" style:data-style-name="N19">
      <style:table-cell-properties fo:background-color="#FFFFFF"/>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19">
      <style:table-cell-properties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3.573125cm" style:use-optimal-column-width="true"/>
    </style:style>
    <style:style style:name="co2" style:family="table-column">
      <style:table-column-properties fo:break-before="auto" style:column-width="2.143125cm"/>
    </style:style>
    <style:style style:name="co3" style:family="table-column">
      <style:table-column-properties fo:break-before="auto" style:column-width="0.555625cm"/>
    </style:style>
    <style:style style:name="co4" style:family="table-column">
      <style:table-column-properties fo:break-before="auto" style:column-width="24.8972916666667cm"/>
    </style:style>
    <style:style style:name="co5" style:family="table-column">
      <style:table-column-properties fo:break-before="auto" style:column-width="1.69333333333333cm"/>
    </style:style>
    <style:style style:name="co6" style:family="table-column">
      <style:table-column-properties fo:break-before="auto" style:column-width="2.35479166666667cm" style:use-optimal-column-width="true"/>
    </style:style>
    <style:style style:name="co7" style:family="table-column">
      <style:table-column-properties fo:break-before="auto" style:column-width="4.07458333333333cm"/>
    </style:style>
    <style:style style:name="ro1" style:family="table-row">
      <style:table-row-properties style:row-height="123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35pt" style:use-optimal-row-height="true" fo:break-before="auto"/>
    </style:style>
    <style:style style:name="ro6" style:family="table-row">
      <style:table-row-properties style:row-height="17.25pt" style:use-optimal-row-height="false" fo:break-before="auto"/>
    </style:style>
    <style:style style:name="ro7" style:family="table-row">
      <style:table-row-properties style:row-height="110.8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45.75pt" style:use-optimal-row-height="true" fo:break-before="auto"/>
    </style:style>
    <style:style style:name="ro10" style:family="table-row">
      <style:table-row-properties style:row-height="75.75pt" style:use-optimal-row-height="true" fo:break-before="auto"/>
    </style:style>
    <style:style style:name="ro11" style:family="table-row">
      <style:table-row-properties style:row-height="76.15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15.6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18pt" style:use-optimal-row-height="false" fo:break-before="auto"/>
    </style:style>
    <style:style style:name="ro16" style:family="table-row">
      <style:table-row-properties style:row-height="15.6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5" table:default-cell-style-name="ce3"/>
        <table:table-row table:style-name="ro1">
          <table:table-cell office:value-type="string" table:style-name="ce2">
            <text:p>Migrants detected crossing the English Channel in small boats</text:p>
            <draw:frame draw:z-index="1" draw:id="id0" draw:style-name="a0" draw:name="Picture 3" svg:x="0.08762in" svg:y="0.17164in" svg:width="1.65348in" svg:height="0.76673in" style:rel-width="scale" style:rel-height="scale">
              <draw:image xlink:href="" xlink:type="simple" xlink:show="embed" xlink:actuate="onLoad"/>
              <svg:title/>
              <svg:desc/>
            </draw:frame>
          </table:table-cell>
          <table:table-cell table:style-name="ce3"/>
          <table:table-cell table:number-columns-repeated="16382" table:style-name="ce4"/>
        </table:table-row>
        <table:table-row table:style-name="ro2">
          <table:table-cell office:value-type="string" table:style-name="ce5">
            <text:p><text:span text:style-name="T2">Frequency:</text:span><text:s/>published weekly</text:p>
          </table:table-cell>
          <table:table-cell table:style-name="ce3"/>
          <table:table-cell table:number-columns-repeated="16382" table:style-name="ce4"/>
        </table:table-row>
        <table:table-row table:style-name="ro3">
          <table:table-cell office:value-type="string" table:style-name="ce6">
            <text:p><text:a xlink:href="mailto:MigrationStatsEnquiries@homeoffice.gov.uk"><text:span text:style-name="T2">Email:</text:span><text:span text:style-name="T1"><text:s/></text:span>MigrationStatsEnquiries@homeoffice.gov.uk</text:a></text:p>
          </table:table-cell>
          <table:table-cell table:style-name="ce7"/>
          <table:table-cell table:number-columns-repeated="16382" table:style-name="ce4"/>
        </table:table-row>
        <table:table-row table:style-name="ro3">
          <table:table-cell office:value-type="string" table:style-name="ce8">
            <text:p><text:span text:style-name="T2">Press enquiries:<text:s/></text:span>0300 123 3535</text:p>
          </table:table-cell>
          <table:table-cell table:style-name="ce9"/>
          <table:table-cell table:number-columns-repeated="16382" table:style-name="ce4"/>
        </table:table-row>
        <table:table-row table:style-name="ro4">
          <table:table-cell office:value-type="string" table:style-name="ce5">
            <text:p>Crown copyright © 2023</text:p>
          </table:table-cell>
          <table:table-cell table:style-name="ce3"/>
          <table:table-cell table:number-columns-repeated="16382" table:style-name="ce4"/>
        </table:table-row>
        <table:table-row table:number-rows-repeated="3" table:style-name="ro4">
          <table:table-cell table:number-columns-repeated="2" table:style-name="ce3"/>
          <table:table-cell table:number-columns-repeated="16382" table:style-name="ce4"/>
        </table:table-row>
        <table:table-row table:number-rows-repeated="1048568" table:style-name="ro5">
          <table:table-cell table:number-columns-repeated="16384"/>
        </table:table-row>
      </table:table>
      <table:table table:name="Notes" table:style-name="ta1">
        <table:table-column table:style-name="co4" table:default-cell-style-name="ce15"/>
        <table:table-column table:style-name="co5" table:number-columns-repeated="16383" table:default-cell-style-name="ce11"/>
        <table:table-row table:style-name="ro6">
          <table:table-cell office:value-type="string" table:style-name="ce10">
            <text:p>Notes</text:p>
          </table:table-cell>
          <table:table-cell table:number-columns-repeated="15" table:style-name="ce11"/>
          <table:table-cell table:number-columns-repeated="16368" table:style-name="ce4"/>
        </table:table-row>
        <table:table-row table:style-name="ro7">
          <table:table-cell office:value-type="string" table:style-name="ce12">
            <text:p>1. These statistics are taken from provisional operational data and are subject to change. They may differ from figures published in the final official statistics on Irregular migration to the UK, which will have undergone a more thorough quality assurance process.<text:s/></text:p>
            <text:p>The data may also differ from daily figures previously published by the Ministry of Defence, due to the point at which arrivals are counted and differences in the counting of ‘boats’ compared to ‘events’. This means that total arrivals over long time periods should be similar between the two sources, but Home Office figures for number of boats detected will be higher than the Ministry of Defence’s figures where boats arriving together would be counted as one. The quarterly Irregular migration to the UK statistical release presents final and authoritative statistics on small boat arrivals.</text:p>
          </table:table-cell>
          <table:table-cell table:number-columns-repeated="9" table:style-name="ce13"/>
          <table:table-cell table:number-columns-repeated="5" table:style-name="ce14"/>
          <table:table-cell table:number-columns-repeated="16369" table:style-name="ce13"/>
        </table:table-row>
        <table:table-row table:style-name="ro8">
          <table:table-cell office:value-type="string" table:style-name="ce12">
            <text:p>2. A ‘small boat’ is one of a number of vessels used by individuals who cross the English Channel, with the aim of gaining entry to the UK without a visa or permission to enter – either directly by landing in the UK or having been intercepted at sea by the authorities and brought ashore. The most common small vessels detected making these types of crossings are rigid-hulled inflatable boats (RHIBs), dinghies and kayaks.</text:p>
          </table:table-cell>
          <table:table-cell table:number-columns-repeated="15" table:style-name="ce11"/>
          <table:table-cell table:number-columns-repeated="16368" table:style-name="ce4"/>
        </table:table-row>
        <table:table-row table:style-name="ro9">
          <table:table-cell office:value-type="string" table:style-name="ce15">
            <text:p>3. The arrivals data includes individuals who:</text:p>
            <text:p>- Are detected on arrival in the UK</text:p>
            <text:p>- Are detected in the Channel by UK authorities and subsequently brought to the UK</text:p>
          </table:table-cell>
          <table:table-cell table:number-columns-repeated="15" table:style-name="ce11"/>
          <table:table-cell table:number-columns-repeated="16368" table:style-name="ce4"/>
        </table:table-row>
        <table:table-row table:style-name="ro10">
          <table:table-cell office:value-type="string" table:style-name="ce15">
            <text:p>4. The arrivals data does not include individuals who:</text:p>
            <text:p>- Arrive in the UK on larger vessels, such as go-fast craft, yachts (except those arriving in the area of operations of small boats), motor cruisers, tugs and fishing vessels – although these are rarely used by irregular migrants at present</text:p>
            <text:p>- Arrive in the UK clandestinely on larger vessels not referenced above, including where hidden in a vehicle on a ferry</text:p>
            <text:p>- Arrive in the UK undetected, or where there have been reports of people making the crossing, but no actual encounter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5. ‘Boats involved in uncontrolled landings’ are a subset of ‘boats detected’. Uncontrolled landings are boats which have been recorded as arriving in the UK without interception. Any people detected in uncontrolled landings are counted in the ‘Migrants detected’ figur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6. The data in table SB_01 covers arrivals only, and relates to daily totals. The data in table SB_02 covers both arrivals and preventions, and relates to weekly totals - the data is shown on the last day of the week period, but the activity may have occurred on any day within that week period.<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5">
            <text:p>7. Data on preventions are operational estimates collected and provided to the UK by French authoriti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1">
          <table:table-cell office:value-type="string" table:style-name="ce15">
            <text:p>8. The prevention data includes:</text:p>
            <text:p>- Individuals who are prevented from departing France, or those who return to France</text:p>
            <text:p>- Finds of general maritime equipment</text:p>
            <text:p>- Arrests of facilitators linked to small boats crossing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9. The preventions <text:s/>data does not include:</text:p>
            <text:p>- General dispersal of migrant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number-rows-repeated="2" table:style-name="ro3">
          <table:table-cell table:style-name="ce18"/>
          <table:table-cell table:number-columns-repeated="9" table:style-name="ce16"/>
          <table:table-cell table:number-columns-repeated="5" table:style-name="ce17"/>
          <table:table-cell table:style-name="ce11"/>
          <table:table-cell table:number-columns-repeated="16368" table:style-name="ce4"/>
        </table:table-row>
        <table:table-row table:style-name="ro12">
          <table:table-cell office:value-type="string" table:style-name="ce10">
            <text:p>Related information</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0">
            <text:p><text:a xlink:href="https://www.gov.uk/government/collections/immigration-statistics-quarterly-release">Immigration system statistics<text:s/><text:span text:style-name="T4">(for quarterly data on small boat crossings and other irregular migration routes from 2018 onwards)</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1">
            <text:p><text:a xlink:href="https://www.gov.uk/government/statistics/migrants-detected-crossing-the-english-channel-in-small-boats-monthly-data">Migrants detected crossing the English Channel in small boats - monthly data<text:span text:style-name="T1"><text:s/>(for data on daily small boat crossings, from 14 April 2022 to 30 January 2023)</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3">
          <table:table-cell table:style-name="ce10"/>
          <table:table-cell table:number-columns-repeated="9" table:style-name="ce13"/>
          <table:table-cell table:number-columns-repeated="5" table:style-name="ce14"/>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style-name="ro12">
          <table:table-cell table:style-name="ce10"/>
          <table:table-cell table:number-columns-repeated="14" table:style-name="ce16"/>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number-rows-repeated="2" table:style-name="ro12">
          <table:table-cell table:style-name="ce15"/>
          <table:table-cell table:number-columns-repeated="14" table:style-name="ce16"/>
          <table:table-cell table:style-name="ce11"/>
          <table:table-cell table:number-columns-repeated="16368" table:style-name="ce4"/>
        </table:table-row>
        <table:table-row table:number-rows-repeated="2" table:style-name="ro3">
          <table:table-cell table:style-name="ce15"/>
          <table:table-cell table:number-columns-repeated="15" table:style-name="ce11"/>
          <table:table-cell table:number-columns-repeated="16368" table:style-name="ce4"/>
        </table:table-row>
        <table:table-row table:style-name="ro3">
          <table:table-cell table:style-name="ce15"/>
          <table:table-cell table:number-columns-repeated="15" table:style-name="ce11"/>
          <table:table-cell table:number-columns-repeated="16368" table:style-name="ce1"/>
        </table:table-row>
        <table:table-row table:number-rows-repeated="1048552" table:style-name="ro13">
          <table:table-cell table:number-columns-repeated="16384"/>
        </table:table-row>
      </table:table>
      <table:table table:name="SB_01" table:style-name="ta1">
        <table:table-column table:style-name="co6" table:default-cell-style-name="ce27"/>
        <table:table-column table:style-name="co7" table:number-columns-repeated="4" table:default-cell-style-name="ce11"/>
        <table:table-column table:style-name="co5" table:number-columns-repeated="16379" table:default-cell-style-name="ce11"/>
        <table:table-row table:style-name="ro14">
          <table:table-cell office:value-type="string" table:style-name="ce23">
            <text:p>Date</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5">
            <text:p>Notes</text:p>
          </table:table-cell>
          <table:table-cell table:number-columns-repeated="16379" table:style-name="ce26"/>
        </table:table-row>
        <table:table-row table:style-name="ro15">
          <table:table-cell office:value-type="date" office:date-value="2018-01-01T00:00:00" table:style-name="ce27">
            <text:p>0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2T00:00:00" table:style-name="ce27">
            <text:p>0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3T00:00:00" table:style-name="ce27">
            <text:p>0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4T00:00:00" table:style-name="ce27">
            <text:p>0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5T00:00:00" table:style-name="ce27">
            <text:p>0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6T00:00:00" table:style-name="ce27">
            <text:p>0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8T00:00:00" table:style-name="ce27">
            <text:p>0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9T00:00:00" table:style-name="ce27">
            <text:p>0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0T00:00:00" table:style-name="ce27">
            <text:p>1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1T00:00:00" table:style-name="ce27">
            <text:p>1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2T00:00:00" table:style-name="ce27">
            <text:p>1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3T00:00:00" table:style-name="ce27">
            <text:p>1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5T00:00:00" table:style-name="ce27">
            <text:p>1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6T00:00:00" table:style-name="ce27">
            <text:p>1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7T00:00:00" table:style-name="ce27">
            <text:p>1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8T00:00:00" table:style-name="ce27">
            <text:p>1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9T00:00:00" table:style-name="ce27">
            <text:p>1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0T00:00:00" table:style-name="ce27">
            <text:p>2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2T00:00:00" table:style-name="ce27">
            <text:p>2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3T00:00:00" table:style-name="ce27">
            <text:p>2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4T00:00:00" table:style-name="ce27">
            <text:p>2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5T00:00:00" table:style-name="ce27">
            <text:p>2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6T00:00:00" table:style-name="ce27">
            <text:p>2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7T00:00:00" table:style-name="ce27">
            <text:p>2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9T00:00:00" table:style-name="ce27">
            <text:p>2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0T00:00:00" table:style-name="ce27">
            <text:p>3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1T00:00:00" table:style-name="ce27">
            <text:p>31/0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2-01T00:00:00" table:style-name="ce27">
            <text:p>0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2T00:00:00" table:style-name="ce27">
            <text:p>0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3T00:00:00" table:style-name="ce27">
            <text:p>0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4T00:00:00" table:style-name="ce27">
            <text:p>0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5T00:00:00" table:style-name="ce27">
            <text:p>0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6T00:00:00" table:style-name="ce27">
            <text:p>0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7T00:00:00" table:style-name="ce27">
            <text:p>0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8T00:00:00" table:style-name="ce27">
            <text:p>0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9T00:00:00" table:style-name="ce27">
            <text:p>0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0T00:00:00" table:style-name="ce27">
            <text:p>1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2T00:00:00" table:style-name="ce27">
            <text:p>1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3T00:00:00" table:style-name="ce27">
            <text:p>1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4T00:00:00" table:style-name="ce27">
            <text:p>1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5T00:00:00" table:style-name="ce27">
            <text:p>1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6T00:00:00" table:style-name="ce27">
            <text:p>1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7T00:00:00" table:style-name="ce27">
            <text:p>1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9T00:00:00" table:style-name="ce27">
            <text:p>1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0T00:00:00" table:style-name="ce27">
            <text:p>2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1T00:00:00" table:style-name="ce27">
            <text:p>2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2T00:00:00" table:style-name="ce27">
            <text:p>2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3T00:00:00" table:style-name="ce27">
            <text:p>2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4T00:00:00" table:style-name="ce27">
            <text:p>2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6T00:00:00" table:style-name="ce27">
            <text:p>2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7T00:00:00" table:style-name="ce27">
            <text:p>2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8T00:00:00" table:style-name="ce27">
            <text:p>2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1T00:00:00" table:style-name="ce27">
            <text:p>0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2T00:00:00" table:style-name="ce27">
            <text:p>0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3T00:00:00" table:style-name="ce27">
            <text:p>0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5T00:00:00" table:style-name="ce27">
            <text:p>0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6T00:00:00" table:style-name="ce27">
            <text:p>0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7T00:00:00" table:style-name="ce27">
            <text:p>0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8T00:00:00" table:style-name="ce27">
            <text:p>0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9T00:00:00" table:style-name="ce27">
            <text:p>0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0T00:00:00" table:style-name="ce27">
            <text:p>1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2T00:00:00" table:style-name="ce27">
            <text:p>1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3T00:00:00" table:style-name="ce27">
            <text:p>1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4T00:00:00" table:style-name="ce27">
            <text:p>1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5T00:00:00" table:style-name="ce27">
            <text:p>1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6T00:00:00" table:style-name="ce27">
            <text:p>1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7T00:00:00" table:style-name="ce27">
            <text:p>1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9T00:00:00" table:style-name="ce27">
            <text:p>1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0T00:00:00" table:style-name="ce27">
            <text:p>2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1T00:00:00" table:style-name="ce27">
            <text:p>2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2T00:00:00" table:style-name="ce27">
            <text:p>2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3T00:00:00" table:style-name="ce27">
            <text:p>2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4T00:00:00" table:style-name="ce27">
            <text:p>2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6T00:00:00" table:style-name="ce27">
            <text:p>2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7T00:00:00" table:style-name="ce27">
            <text:p>2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8T00:00:00" table:style-name="ce27">
            <text:p>2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9T00:00:00" table:style-name="ce27">
            <text:p>2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0T00:00:00" table:style-name="ce27">
            <text:p>3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1T00:00:00" table:style-name="ce27">
            <text:p>3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2T00:00:00" table:style-name="ce27">
            <text:p>0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3T00:00:00" table:style-name="ce27">
            <text:p>0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4T00:00:00" table:style-name="ce27">
            <text:p>0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5T00:00:00" table:style-name="ce27">
            <text:p>0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6T00:00:00" table:style-name="ce27">
            <text:p>0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7T00:00:00" table:style-name="ce27">
            <text:p>0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9T00:00:00" table:style-name="ce27">
            <text:p>0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0T00:00:00" table:style-name="ce27">
            <text:p>1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1T00:00:00" table:style-name="ce27">
            <text:p>1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2T00:00:00" table:style-name="ce27">
            <text:p>1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3T00:00:00" table:style-name="ce27">
            <text:p>1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4T00:00:00" table:style-name="ce27">
            <text:p>1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6T00:00:00" table:style-name="ce27">
            <text:p>1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7T00:00:00" table:style-name="ce27">
            <text:p>1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8T00:00:00" table:style-name="ce27">
            <text:p>1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9T00:00:00" table:style-name="ce27">
            <text:p>1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0T00:00:00" table:style-name="ce27">
            <text:p>2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1T00:00:00" table:style-name="ce27">
            <text:p>2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3T00:00:00" table:style-name="ce27">
            <text:p>2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4T00:00:00" table:style-name="ce27">
            <text:p>2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5T00:00:00" table:style-name="ce27">
            <text:p>2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6T00:00:00" table:style-name="ce27">
            <text:p>2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7T00:00:00" table:style-name="ce27">
            <text:p>2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8T00:00:00" table:style-name="ce27">
            <text:p>2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30T00:00:00" table:style-name="ce27">
            <text:p>3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1T00:00:00" table:style-name="ce27">
            <text:p>0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2T00:00:00" table:style-name="ce27">
            <text:p>0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3T00:00:00" table:style-name="ce27">
            <text:p>0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4T00:00:00" table:style-name="ce27">
            <text:p>0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5T00:00:00" table:style-name="ce27">
            <text:p>0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7T00:00:00" table:style-name="ce27">
            <text:p>0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8T00:00:00" table:style-name="ce27">
            <text:p>0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9T00:00:00" table:style-name="ce27">
            <text:p>0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0T00:00:00" table:style-name="ce27">
            <text:p>1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1T00:00:00" table:style-name="ce27">
            <text:p>1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2T00:00:00" table:style-name="ce27">
            <text:p>1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4T00:00:00" table:style-name="ce27">
            <text:p>1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5T00:00:00" table:style-name="ce27">
            <text:p>1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6T00:00:00" table:style-name="ce27">
            <text:p>1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7T00:00:00" table:style-name="ce27">
            <text:p>1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8T00:00:00" table:style-name="ce27">
            <text:p>1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9T00:00:00" table:style-name="ce27">
            <text:p>1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1T00:00:00" table:style-name="ce27">
            <text:p>2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2T00:00:00" table:style-name="ce27">
            <text:p>2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3T00:00:00" table:style-name="ce27">
            <text:p>2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4T00:00:00" table:style-name="ce27">
            <text:p>2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5T00:00:00" table:style-name="ce27">
            <text:p>2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6T00:00:00" table:style-name="ce27">
            <text:p>2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8T00:00:00" table:style-name="ce27">
            <text:p>2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9T00:00:00" table:style-name="ce27">
            <text:p>2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0T00:00:00" table:style-name="ce27">
            <text:p>3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1T00:00:00" table:style-name="ce27">
            <text:p>3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1T00:00:00" table:style-name="ce27">
            <text:p>0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2T00:00:00" table:style-name="ce27">
            <text:p>0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4T00:00:00" table:style-name="ce27">
            <text:p>0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5T00:00:00" table:style-name="ce27">
            <text:p>0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6T00:00:00" table:style-name="ce27">
            <text:p>0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7T00:00:00" table:style-name="ce27">
            <text:p>0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8T00:00:00" table:style-name="ce27">
            <text:p>0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9T00:00:00" table:style-name="ce27">
            <text:p>0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1T00:00:00" table:style-name="ce27">
            <text:p>1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2T00:00:00" table:style-name="ce27">
            <text:p>1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3T00:00:00" table:style-name="ce27">
            <text:p>1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4T00:00:00" table:style-name="ce27">
            <text:p>1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5T00:00:00" table:style-name="ce27">
            <text:p>1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6T00:00:00" table:style-name="ce27">
            <text:p>1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6-18T00:00:00" table:style-name="ce27">
            <text:p>1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9T00:00:00" table:style-name="ce27">
            <text:p>1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0T00:00:00" table:style-name="ce27">
            <text:p>2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1T00:00:00" table:style-name="ce27">
            <text:p>2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2T00:00:00" table:style-name="ce27">
            <text:p>2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3T00:00:00" table:style-name="ce27">
            <text:p>2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5T00:00:00" table:style-name="ce27">
            <text:p>2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6T00:00:00" table:style-name="ce27">
            <text:p>2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7T00:00:00" table:style-name="ce27">
            <text:p>2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8T00:00:00" table:style-name="ce27">
            <text:p>2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9T00:00:00" table:style-name="ce27">
            <text:p>2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30T00:00:00" table:style-name="ce27">
            <text:p>3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2T00:00:00" table:style-name="ce27">
            <text:p>0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3T00:00:00" table:style-name="ce27">
            <text:p>0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4T00:00:00" table:style-name="ce27">
            <text:p>0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5T00:00:00" table:style-name="ce27">
            <text:p>0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6T00:00:00" table:style-name="ce27">
            <text:p>0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7T00:00:00" table:style-name="ce27">
            <text:p>0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9T00:00:00" table:style-name="ce27">
            <text:p>0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0T00:00:00" table:style-name="ce27">
            <text:p>1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1T00:00:00" table:style-name="ce27">
            <text:p>1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2T00:00:00" table:style-name="ce27">
            <text:p>1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3T00:00:00" table:style-name="ce27">
            <text:p>1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4T00:00:00" table:style-name="ce27">
            <text:p>1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6T00:00:00" table:style-name="ce27">
            <text:p>1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7T00:00:00" table:style-name="ce27">
            <text:p>1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8T00:00:00" table:style-name="ce27">
            <text:p>1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9T00:00:00" table:style-name="ce27">
            <text:p>1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0T00:00:00" table:style-name="ce27">
            <text:p>2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1T00:00:00" table:style-name="ce27">
            <text:p>2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3T00:00:00" table:style-name="ce27">
            <text:p>2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4T00:00:00" table:style-name="ce27">
            <text:p>2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5T00:00:00" table:style-name="ce27">
            <text:p>2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6T00:00:00" table:style-name="ce27">
            <text:p>2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7T00:00:00" table:style-name="ce27">
            <text:p>2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8T00:00:00" table:style-name="ce27">
            <text:p>2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0T00:00:00" table:style-name="ce27">
            <text:p>3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1T00:00:00" table:style-name="ce27">
            <text:p>3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1T00:00:00" table:style-name="ce27">
            <text:p>0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2T00:00:00" table:style-name="ce27">
            <text:p>0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3T00:00:00" table:style-name="ce27">
            <text:p>0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4T00:00:00" table:style-name="ce27">
            <text:p>04/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05T00:00:00" table:style-name="ce27">
            <text:p>0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6T00:00:00" table:style-name="ce27">
            <text:p>0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7T00:00:00" table:style-name="ce27">
            <text:p>0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8T00:00:00" table:style-name="ce27">
            <text:p>0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9T00:00:00" table:style-name="ce27">
            <text:p>0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0T00:00:00" table:style-name="ce27">
            <text:p>10/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11T00:00:00" table:style-name="ce27">
            <text:p>1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2T00:00:00" table:style-name="ce27">
            <text:p>1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3T00:00:00" table:style-name="ce27">
            <text:p>1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4T00:00:00" table:style-name="ce27">
            <text:p>1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5T00:00:00" table:style-name="ce27">
            <text:p>1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6T00:00:00" table:style-name="ce27">
            <text:p>1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7T00:00:00" table:style-name="ce27">
            <text:p>1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8T00:00:00" table:style-name="ce27">
            <text:p>1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0T00:00:00" table:style-name="ce27">
            <text:p>2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1T00:00:00" table:style-name="ce27">
            <text:p>21/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22T00:00:00" table:style-name="ce27">
            <text:p>2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3T00:00:00" table:style-name="ce27">
            <text:p>2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4T00:00:00" table:style-name="ce27">
            <text:p>2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5T00:00:00" table:style-name="ce27">
            <text:p>2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6T00:00:00" table:style-name="ce27">
            <text:p>2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7T00:00:00" table:style-name="ce27">
            <text:p>2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8T00:00:00" table:style-name="ce27">
            <text:p>2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9T00:00:00" table:style-name="ce27">
            <text:p>2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0T00:00:00" table:style-name="ce27">
            <text:p>3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1T00:00:00" table:style-name="ce27">
            <text:p>3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1T00:00:00" table:style-name="ce27">
            <text:p>01/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09-02T00:00:00" table:style-name="ce27">
            <text:p>0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3T00:00:00" table:style-name="ce27">
            <text:p>0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4T00:00:00" table:style-name="ce27">
            <text:p>0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5T00:00:00" table:style-name="ce27">
            <text:p>0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6T00:00:00" table:style-name="ce27">
            <text:p>0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7T00:00:00" table:style-name="ce27">
            <text:p>0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8T00:00:00" table:style-name="ce27">
            <text:p>0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0T00:00:00" table:style-name="ce27">
            <text:p>1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1T00:00:00" table:style-name="ce27">
            <text:p>1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2T00:00:00" table:style-name="ce27">
            <text:p>1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3T00:00:00" table:style-name="ce27">
            <text:p>1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4T00:00:00" table:style-name="ce27">
            <text:p>1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5T00:00:00" table:style-name="ce27">
            <text:p>1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7T00:00:00" table:style-name="ce27">
            <text:p>1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8T00:00:00" table:style-name="ce27">
            <text:p>1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9T00:00:00" table:style-name="ce27">
            <text:p>1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0T00:00:00" table:style-name="ce27">
            <text:p>2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1T00:00:00" table:style-name="ce27">
            <text:p>2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2T00:00:00" table:style-name="ce27">
            <text:p>2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4T00:00:00" table:style-name="ce27">
            <text:p>2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5T00:00:00" table:style-name="ce27">
            <text:p>2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6T00:00:00" table:style-name="ce27">
            <text:p>2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7T00:00:00" table:style-name="ce27">
            <text:p>2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8T00:00:00" table:style-name="ce27">
            <text:p>2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9T00:00:00" table:style-name="ce27">
            <text:p>2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1T00:00:00" table:style-name="ce27">
            <text:p>0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2T00:00:00" table:style-name="ce27">
            <text:p>0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3T00:00:00" table:style-name="ce27">
            <text:p>0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4T00:00:00" table:style-name="ce27">
            <text:p>0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5T00:00:00" table:style-name="ce27">
            <text:p>0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6T00:00:00" table:style-name="ce27">
            <text:p>0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8T00:00:00" table:style-name="ce27">
            <text:p>0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9T00:00:00" table:style-name="ce27">
            <text:p>0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0T00:00:00" table:style-name="ce27">
            <text:p>1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1T00:00:00" table:style-name="ce27">
            <text:p>1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2T00:00:00" table:style-name="ce27">
            <text:p>1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3T00:00:00" table:style-name="ce27">
            <text:p>1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5T00:00:00" table:style-name="ce27">
            <text:p>1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6T00:00:00" table:style-name="ce27">
            <text:p>1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7T00:00:00" table:style-name="ce27">
            <text:p>1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8T00:00:00" table:style-name="ce27">
            <text:p>1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9T00:00:00" table:style-name="ce27">
            <text:p>1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0T00:00:00" table:style-name="ce27">
            <text:p>20/10/2018</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0-21T00:00:00" table:style-name="ce27">
            <text:p>21/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2T00:00:00" table:style-name="ce27">
            <text:p>2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3T00:00:00" table:style-name="ce27">
            <text:p>2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4T00:00:00" table:style-name="ce27">
            <text:p>2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5T00:00:00" table:style-name="ce27">
            <text:p>2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6T00:00:00" table:style-name="ce27">
            <text:p>26/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7T00:00:00" table:style-name="ce27">
            <text:p>2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8T00:00:00" table:style-name="ce27">
            <text:p>2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9T00:00:00" table:style-name="ce27">
            <text:p>2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0T00:00:00" table:style-name="ce27">
            <text:p>3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1T00:00:00" table:style-name="ce27">
            <text:p>3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1T00:00:00" table:style-name="ce27">
            <text:p>0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2T00:00:00" table:style-name="ce27">
            <text:p>02/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3T00:00:00" table:style-name="ce27">
            <text:p>03/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04T00:00:00" table:style-name="ce27">
            <text:p>0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5T00:00:00" table:style-name="ce27">
            <text:p>0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6T00:00:00" table:style-name="ce27">
            <text:p>0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7T00:00:00" table:style-name="ce27">
            <text:p>0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8T00:00:00" table:style-name="ce27">
            <text:p>0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9T00:00:00" table:style-name="ce27">
            <text:p>09/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0T00:00:00" table:style-name="ce27">
            <text:p>1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1T00:00:00" table:style-name="ce27">
            <text:p>1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2T00:00:00" table:style-name="ce27">
            <text:p>12/11/2018</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3T00:00:00" table:style-name="ce27">
            <text:p>13/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4T00:00:00" table:style-name="ce27">
            <text:p>14/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5T00:00:00" table:style-name="ce27">
            <text:p>15/11/2018</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6T00:00:00" table:style-name="ce27">
            <text:p>16/11/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17T00:00:00" table:style-name="ce27">
            <text:p>1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8T00:00:00" table:style-name="ce27">
            <text:p>18/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9T00:00:00" table:style-name="ce27">
            <text:p>1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0T00:00:00" table:style-name="ce27">
            <text:p>2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1T00:00:00" table:style-name="ce27">
            <text:p>2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2T00:00:00" table:style-name="ce27">
            <text:p>22/11/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23T00:00:00" table:style-name="ce27">
            <text:p>23/11/2018</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4T00:00:00" table:style-name="ce27">
            <text:p>2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5T00:00:00" table:style-name="ce27">
            <text:p>2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6T00:00:00" table:style-name="ce27">
            <text:p>2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7T00:00:00" table:style-name="ce27">
            <text:p>27/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8T00:00:00" table:style-name="ce27">
            <text:p>2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9T00:00:00" table:style-name="ce27">
            <text:p>2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30T00:00:00" table:style-name="ce27">
            <text:p>3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1T00:00:00" table:style-name="ce27">
            <text:p>0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2T00:00:00" table:style-name="ce27">
            <text:p>0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3T00:00:00" table:style-name="ce27">
            <text:p>0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4T00:00:00" table:style-name="ce27">
            <text:p>04/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05T00:00:00" table:style-name="ce27">
            <text:p>05/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6T00:00:00" table:style-name="ce27">
            <text:p>0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7T00:00:00" table:style-name="ce27">
            <text:p>0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8T00:00:00" table:style-name="ce27">
            <text:p>0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9T00:00:00" table:style-name="ce27">
            <text:p>0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0T00:00:00" table:style-name="ce27">
            <text:p>1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1T00:00:00" table:style-name="ce27">
            <text:p>11/12/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12T00:00:00" table:style-name="ce27">
            <text:p>12/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3T00:00:00" table:style-name="ce27">
            <text:p>1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4T00:00:00" table:style-name="ce27">
            <text:p>1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5T00:00:00" table:style-name="ce27">
            <text:p>15/12/2018</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6T00:00:00" table:style-name="ce27">
            <text:p>1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7T00:00:00" table:style-name="ce27">
            <text:p>1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8T00:00:00" table:style-name="ce27">
            <text:p>1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9T00:00:00" table:style-name="ce27">
            <text:p>1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0T00:00:00" table:style-name="ce27">
            <text:p>2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1T00:00:00" table:style-name="ce27">
            <text:p>2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2T00:00:00" table:style-name="ce27">
            <text:p>2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4T00:00:00" table:style-name="ce27">
            <text:p>2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5T00:00:00" table:style-name="ce27">
            <text:p>25/12/2018</text:p>
          </table:table-cell>
          <table:table-cell office:value-type="float" office:value="45" table:style-name="ce11">
            <text:p>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8-12-26T00:00:00" table:style-name="ce27">
            <text:p>26/12/2018</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27T00:00:00" table:style-name="ce27">
            <text:p>27/12/2018</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8-12-28T00:00:00" table:style-name="ce27">
            <text:p>28/12/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29T00:00:00" table:style-name="ce27">
            <text:p>2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30T00:00:00" table:style-name="ce27">
            <text:p>30/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31T00:00:00" table:style-name="ce27">
            <text:p>31/12/2018</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1T00:00:00" table:style-name="ce27">
            <text:p>0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2T00:00:00" table:style-name="ce27">
            <text:p>0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3T00:00:00" table:style-name="ce27">
            <text:p>0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4T00:00:00" table:style-name="ce27">
            <text:p>0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5T00:00:00" table:style-name="ce27">
            <text:p>0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6T00:00:00" table:style-name="ce27">
            <text:p>0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7T00:00:00" table:style-name="ce27">
            <text:p>0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8T00:00:00" table:style-name="ce27">
            <text:p>0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9T00:00:00" table:style-name="ce27">
            <text:p>0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0T00:00:00" table:style-name="ce27">
            <text:p>1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1T00:00:00" table:style-name="ce27">
            <text:p>1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2T00:00:00" table:style-name="ce27">
            <text:p>1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3T00:00:00" table:style-name="ce27">
            <text:p>1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4T00:00:00" table:style-name="ce27">
            <text:p>1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5T00:00:00" table:style-name="ce27">
            <text:p>1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6T00:00:00" table:style-name="ce27">
            <text:p>1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7T00:00:00" table:style-name="ce27">
            <text:p>1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8T00:00:00" table:style-name="ce27">
            <text:p>1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9T00:00:00" table:style-name="ce27">
            <text:p>1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1-21T00:00:00" table:style-name="ce27">
            <text:p>21/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22T00:00:00" table:style-name="ce27">
            <text:p>2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3T00:00:00" table:style-name="ce27">
            <text:p>2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4T00:00:00" table:style-name="ce27">
            <text:p>2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5T00:00:00" table:style-name="ce27">
            <text:p>2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6T00:00:00" table:style-name="ce27">
            <text:p>2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7T00:00:00" table:style-name="ce27">
            <text:p>2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8T00:00:00" table:style-name="ce27">
            <text:p>2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9T00:00:00" table:style-name="ce27">
            <text:p>2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0T00:00:00" table:style-name="ce27">
            <text:p>3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1T00:00:00" table:style-name="ce27">
            <text:p>3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1T00:00:00" table:style-name="ce27">
            <text:p>0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2T00:00:00" table:style-name="ce27">
            <text:p>0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4T00:00:00" table:style-name="ce27">
            <text:p>04/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5T00:00:00" table:style-name="ce27">
            <text:p>05/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6T00:00:00" table:style-name="ce27">
            <text:p>0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7T00:00:00" table:style-name="ce27">
            <text:p>0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8T00:00:00" table:style-name="ce27">
            <text:p>0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9T00:00:00" table:style-name="ce27">
            <text:p>0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1T00:00:00" table:style-name="ce27">
            <text:p>1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2T00:00:00" table:style-name="ce27">
            <text:p>1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3T00:00:00" table:style-name="ce27">
            <text:p>1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4T00:00:00" table:style-name="ce27">
            <text:p>14/02/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5T00:00:00" table:style-name="ce27">
            <text:p>15/02/2019</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6T00:00:00" table:style-name="ce27">
            <text:p>1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7T00:00:00" table:style-name="ce27">
            <text:p>1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8T00:00:00" table:style-name="ce27">
            <text:p>18/02/2019</text:p>
          </table:table-cell>
          <table:table-cell office:value-type="float" office:value="34" table:style-name="ce11">
            <text:p>3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9T00:00:00" table:style-name="ce27">
            <text:p>1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0T00:00:00" table:style-name="ce27">
            <text:p>2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1T00:00:00" table:style-name="ce27">
            <text:p>2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2T00:00:00" table:style-name="ce27">
            <text:p>2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3T00:00:00" table:style-name="ce27">
            <text:p>2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4T00:00:00" table:style-name="ce27">
            <text:p>24/02/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5T00:00:00" table:style-name="ce27">
            <text:p>25/02/2019</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2-26T00:00:00" table:style-name="ce27">
            <text:p>26/02/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7T00:00:00" table:style-name="ce27">
            <text:p>27/02/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8T00:00:00" table:style-name="ce27">
            <text:p>2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1T00:00:00" table:style-name="ce27">
            <text:p>0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2T00:00:00" table:style-name="ce27">
            <text:p>0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3T00:00:00" table:style-name="ce27">
            <text:p>0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4T00:00:00" table:style-name="ce27">
            <text:p>0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5T00:00:00" table:style-name="ce27">
            <text:p>0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6T00:00:00" table:style-name="ce27">
            <text:p>0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7T00:00:00" table:style-name="ce27">
            <text:p>0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8T00:00:00" table:style-name="ce27">
            <text:p>0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9T00:00:00" table:style-name="ce27">
            <text:p>0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1T00:00:00" table:style-name="ce27">
            <text:p>1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2T00:00:00" table:style-name="ce27">
            <text:p>1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3T00:00:00" table:style-name="ce27">
            <text:p>1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4T00:00:00" table:style-name="ce27">
            <text:p>1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5T00:00:00" table:style-name="ce27">
            <text:p>1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6T00:00:00" table:style-name="ce27">
            <text:p>1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8T00:00:00" table:style-name="ce27">
            <text:p>1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9T00:00:00" table:style-name="ce27">
            <text:p>19/03/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0T00:00:00" table:style-name="ce27">
            <text:p>2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1T00:00:00" table:style-name="ce27">
            <text:p>2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2T00:00:00" table:style-name="ce27">
            <text:p>22/03/2019</text:p>
          </table:table-cell>
          <table:table-cell office:value-type="float" office:value="8" table:style-name="ce11">
            <text:p>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3T00:00:00" table:style-name="ce27">
            <text:p>2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4T00:00:00" table:style-name="ce27">
            <text:p>2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5T00:00:00" table:style-name="ce27">
            <text:p>2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6T00:00:00" table:style-name="ce27">
            <text:p>2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7T00:00:00" table:style-name="ce27">
            <text:p>27/03/2019</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8T00:00:00" table:style-name="ce27">
            <text:p>28/03/2019</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9T00:00:00" table:style-name="ce27">
            <text:p>2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0T00:00:00" table:style-name="ce27">
            <text:p>3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1T00:00:00" table:style-name="ce27">
            <text:p>31/03/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1T00:00:00" table:style-name="ce27">
            <text:p>0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2T00:00:00" table:style-name="ce27">
            <text:p>0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3T00:00:00" table:style-name="ce27">
            <text:p>0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4T00:00:00" table:style-name="ce27">
            <text:p>04/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5T00:00:00" table:style-name="ce27">
            <text:p>0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6T00:00:00" table:style-name="ce27">
            <text:p>0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7T00:00:00" table:style-name="ce27">
            <text:p>0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8T00:00:00" table:style-name="ce27">
            <text:p>0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9T00:00:00" table:style-name="ce27">
            <text:p>0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0T00:00:00" table:style-name="ce27">
            <text:p>1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1T00:00:00" table:style-name="ce27">
            <text:p>1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2T00:00:00" table:style-name="ce27">
            <text:p>1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3T00:00:00" table:style-name="ce27">
            <text:p>1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5T00:00:00" table:style-name="ce27">
            <text:p>1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6T00:00:00" table:style-name="ce27">
            <text:p>1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7T00:00:00" table:style-name="ce27">
            <text:p>1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18T00:00:00" table:style-name="ce27">
            <text:p>1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9T00:00:00" table:style-name="ce27">
            <text:p>1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0T00:00:00" table:style-name="ce27">
            <text:p>2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1T00:00:00" table:style-name="ce27">
            <text:p>2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2T00:00:00" table:style-name="ce27">
            <text:p>22/04/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4-23T00:00:00" table:style-name="ce27">
            <text:p>23/04/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4T00:00:00" table:style-name="ce27">
            <text:p>24/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5T00:00:00" table:style-name="ce27">
            <text:p>2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6T00:00:00" table:style-name="ce27">
            <text:p>2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7T00:00:00" table:style-name="ce27">
            <text:p>2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8T00:00:00" table:style-name="ce27">
            <text:p>2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9T00:00:00" table:style-name="ce27">
            <text:p>2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30T00:00:00" table:style-name="ce27">
            <text:p>30/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1T00:00:00" table:style-name="ce27">
            <text:p>01/05/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02T00:00:00" table:style-name="ce27">
            <text:p>02/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3T00:00:00" table:style-name="ce27">
            <text:p>0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4T00:00:00" table:style-name="ce27">
            <text:p>0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5T00:00:00" table:style-name="ce27">
            <text:p>0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6T00:00:00" table:style-name="ce27">
            <text:p>0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7T00:00:00" table:style-name="ce27">
            <text:p>07/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8T00:00:00" table:style-name="ce27">
            <text:p>0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9T00:00:00" table:style-name="ce27">
            <text:p>0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0T00:00:00" table:style-name="ce27">
            <text:p>1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1T00:00:00" table:style-name="ce27">
            <text:p>11/05/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12T00:00:00" table:style-name="ce27">
            <text:p>12/05/2019</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3T00:00:00" table:style-name="ce27">
            <text:p>1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4T00:00:00" table:style-name="ce27">
            <text:p>1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5T00:00:00" table:style-name="ce27">
            <text:p>1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6T00:00:00" table:style-name="ce27">
            <text:p>1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7T00:00:00" table:style-name="ce27">
            <text:p>1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8T00:00:00" table:style-name="ce27">
            <text:p>18/05/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9T00:00:00" table:style-name="ce27">
            <text:p>19/05/2019</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0T00:00:00" table:style-name="ce27">
            <text:p>2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1T00:00:00" table:style-name="ce27">
            <text:p>2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2T00:00:00" table:style-name="ce27">
            <text:p>22/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3T00:00:00" table:style-name="ce27">
            <text:p>2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4T00:00:00" table:style-name="ce27">
            <text:p>24/05/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25T00:00:00" table:style-name="ce27">
            <text:p>25/05/2019</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6T00:00:00" table:style-name="ce27">
            <text:p>2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7T00:00:00" table:style-name="ce27">
            <text:p>2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8T00:00:00" table:style-name="ce27">
            <text:p>2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9T00:00:00" table:style-name="ce27">
            <text:p>2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0T00:00:00" table:style-name="ce27">
            <text:p>3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1T00:00:00" table:style-name="ce27">
            <text:p>3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1T00:00:00" table:style-name="ce27">
            <text:p>01/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02T00:00:00" table:style-name="ce27">
            <text:p>0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3T00:00:00" table:style-name="ce27">
            <text:p>0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4T00:00:00" table:style-name="ce27">
            <text:p>0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5T00:00:00" table:style-name="ce27">
            <text:p>0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6T00:00:00" table:style-name="ce27">
            <text:p>0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7T00:00:00" table:style-name="ce27">
            <text:p>0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8T00:00:00" table:style-name="ce27">
            <text:p>0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0T00:00:00" table:style-name="ce27">
            <text:p>1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1T00:00:00" table:style-name="ce27">
            <text:p>1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2T00:00:00" table:style-name="ce27">
            <text:p>12/06/2019</text:p>
          </table:table-cell>
          <table:table-cell office:value-type="float" office:value="38" table:style-name="ce11">
            <text:p>3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3T00:00:00" table:style-name="ce27">
            <text:p>1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4T00:00:00" table:style-name="ce27">
            <text:p>1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5T00:00:00" table:style-name="ce27">
            <text:p>15/06/2019</text:p>
          </table:table-cell>
          <table:table-cell office:value-type="float" office:value="40" table:style-name="ce11">
            <text:p>4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6T00:00:00" table:style-name="ce27">
            <text:p>1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7T00:00:00" table:style-name="ce27">
            <text:p>1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8T00:00:00" table:style-name="ce27">
            <text:p>18/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19T00:00:00" table:style-name="ce27">
            <text:p>1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0T00:00:00" table:style-name="ce27">
            <text:p>2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1T00:00:00" table:style-name="ce27">
            <text:p>2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2T00:00:00" table:style-name="ce27">
            <text:p>2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3T00:00:00" table:style-name="ce27">
            <text:p>2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4T00:00:00" table:style-name="ce27">
            <text:p>2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5T00:00:00" table:style-name="ce27">
            <text:p>2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6T00:00:00" table:style-name="ce27">
            <text:p>2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7T00:00:00" table:style-name="ce27">
            <text:p>2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8T00:00:00" table:style-name="ce27">
            <text:p>2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9T00:00:00" table:style-name="ce27">
            <text:p>2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1T00:00:00" table:style-name="ce27">
            <text:p>0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2T00:00:00" table:style-name="ce27">
            <text:p>0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3T00:00:00" table:style-name="ce27">
            <text:p>0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4T00:00:00" table:style-name="ce27">
            <text:p>0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5T00:00:00" table:style-name="ce27">
            <text:p>05/07/2019</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6T00:00:00" table:style-name="ce27">
            <text:p>06/07/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7T00:00:00" table:style-name="ce27">
            <text:p>0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8T00:00:00" table:style-name="ce27">
            <text:p>0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9T00:00:00" table:style-name="ce27">
            <text:p>0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0T00:00:00" table:style-name="ce27">
            <text:p>1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1T00:00:00" table:style-name="ce27">
            <text:p>11/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12T00:00:00" table:style-name="ce27">
            <text:p>12/07/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13T00:00:00" table:style-name="ce27">
            <text:p>1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4T00:00:00" table:style-name="ce27">
            <text:p>1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5T00:00:00" table:style-name="ce27">
            <text:p>1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6T00:00:00" table:style-name="ce27">
            <text:p>16/07/2019</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7T00:00:00" table:style-name="ce27">
            <text:p>17/07/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8T00:00:00" table:style-name="ce27">
            <text:p>1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9T00:00:00" table:style-name="ce27">
            <text:p>1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0T00:00:00" table:style-name="ce27">
            <text:p>2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1T00:00:00" table:style-name="ce27">
            <text:p>2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2T00:00:00" table:style-name="ce27">
            <text:p>2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3T00:00:00" table:style-name="ce27">
            <text:p>23/07/2019</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24T00:00:00" table:style-name="ce27">
            <text:p>24/07/2019</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5T00:00:00" table:style-name="ce27">
            <text:p>2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6T00:00:00" table:style-name="ce27">
            <text:p>26/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7T00:00:00" table:style-name="ce27">
            <text:p>2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8T00:00:00" table:style-name="ce27">
            <text:p>2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9T00:00:00" table:style-name="ce27">
            <text:p>2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0T00:00:00" table:style-name="ce27">
            <text:p>3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1T00:00:00" table:style-name="ce27">
            <text:p>3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1T00:00:00" table:style-name="ce27">
            <text:p>0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2T00:00:00" table:style-name="ce27">
            <text:p>02/08/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03T00:00:00" table:style-name="ce27">
            <text:p>03/08/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04T00:00:00" table:style-name="ce27">
            <text:p>04/08/2019</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05T00:00:00" table:style-name="ce27">
            <text:p>0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6T00:00:00" table:style-name="ce27">
            <text:p>0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7T00:00:00" table:style-name="ce27">
            <text:p>0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8T00:00:00" table:style-name="ce27">
            <text:p>0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9T00:00:00" table:style-name="ce27">
            <text:p>09/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08-10T00:00:00" table:style-name="ce27">
            <text:p>1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1T00:00:00" table:style-name="ce27">
            <text:p>1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2T00:00:00" table:style-name="ce27">
            <text:p>12/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3T00:00:00" table:style-name="ce27">
            <text:p>13/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4T00:00:00" table:style-name="ce27">
            <text:p>1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5T00:00:00" table:style-name="ce27">
            <text:p>1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6T00:00:00" table:style-name="ce27">
            <text:p>1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7T00:00:00" table:style-name="ce27">
            <text:p>1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9T00:00:00" table:style-name="ce27">
            <text:p>1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0T00:00:00" table:style-name="ce27">
            <text:p>2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1T00:00:00" table:style-name="ce27">
            <text:p>21/08/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2T00:00:00" table:style-name="ce27">
            <text:p>22/08/2019</text:p>
          </table:table-cell>
          <table:table-cell office:value-type="float" office:value="63" table:style-name="ce11">
            <text:p>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19-08-23T00:00:00" table:style-name="ce27">
            <text:p>23/08/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4T00:00:00" table:style-name="ce27">
            <text:p>2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5T00:00:00" table:style-name="ce27">
            <text:p>2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6T00:00:00" table:style-name="ce27">
            <text:p>26/08/2019</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7T00:00:00" table:style-name="ce27">
            <text:p>27/08/2019</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28T00:00:00" table:style-name="ce27">
            <text:p>28/08/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9T00:00:00" table:style-name="ce27">
            <text:p>2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0T00:00:00" table:style-name="ce27">
            <text:p>3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1T00:00:00" table:style-name="ce27">
            <text:p>31/08/2019</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01T00:00:00" table:style-name="ce27">
            <text:p>01/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2T00:00:00" table:style-name="ce27">
            <text:p>0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3T00:00:00" table:style-name="ce27">
            <text:p>0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4T00:00:00" table:style-name="ce27">
            <text:p>0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5T00:00:00" table:style-name="ce27">
            <text:p>0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6T00:00:00" table:style-name="ce27">
            <text:p>0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7T00:00:00" table:style-name="ce27">
            <text:p>0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9T00:00:00" table:style-name="ce27">
            <text:p>09/09/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10T00:00:00" table:style-name="ce27">
            <text:p>10/09/2019</text:p>
          </table:table-cell>
          <table:table-cell office:value-type="float" office:value="86" table:style-name="ce11">
            <text:p>8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09-11T00:00:00" table:style-name="ce27">
            <text:p>11/09/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9-12T00:00:00" table:style-name="ce27">
            <text:p>1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3T00:00:00" table:style-name="ce27">
            <text:p>1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4T00:00:00" table:style-name="ce27">
            <text:p>1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5T00:00:00" table:style-name="ce27">
            <text:p>15/09/2019</text:p>
          </table:table-cell>
          <table:table-cell office:value-type="float" office:value="41" table:style-name="ce11">
            <text:p>4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6T00:00:00" table:style-name="ce27">
            <text:p>16/09/2019</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7T00:00:00" table:style-name="ce27">
            <text:p>1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8T00:00:00" table:style-name="ce27">
            <text:p>1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9T00:00:00" table:style-name="ce27">
            <text:p>19/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0T00:00:00" table:style-name="ce27">
            <text:p>2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1T00:00:00" table:style-name="ce27">
            <text:p>21/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2T00:00:00" table:style-name="ce27">
            <text:p>22/09/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3T00:00:00" table:style-name="ce27">
            <text:p>2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4T00:00:00" table:style-name="ce27">
            <text:p>2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5T00:00:00" table:style-name="ce27">
            <text:p>2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6T00:00:00" table:style-name="ce27">
            <text:p>2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7T00:00:00" table:style-name="ce27">
            <text:p>2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8T00:00:00" table:style-name="ce27">
            <text:p>2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30T00:00:00" table:style-name="ce27">
            <text:p>3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1T00:00:00" table:style-name="ce27">
            <text:p>0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2T00:00:00" table:style-name="ce27">
            <text:p>0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3T00:00:00" table:style-name="ce27">
            <text:p>03/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0-04T00:00:00" table:style-name="ce27">
            <text:p>0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5T00:00:00" table:style-name="ce27">
            <text:p>0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6T00:00:00" table:style-name="ce27">
            <text:p>0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7T00:00:00" table:style-name="ce27">
            <text:p>0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8T00:00:00" table:style-name="ce27">
            <text:p>0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9T00:00:00" table:style-name="ce27">
            <text:p>0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0T00:00:00" table:style-name="ce27">
            <text:p>1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1T00:00:00" table:style-name="ce27">
            <text:p>1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2T00:00:00" table:style-name="ce27">
            <text:p>1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4T00:00:00" table:style-name="ce27">
            <text:p>14/10/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15T00:00:00" table:style-name="ce27">
            <text:p>1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6T00:00:00" table:style-name="ce27">
            <text:p>1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7T00:00:00" table:style-name="ce27">
            <text:p>1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8T00:00:00" table:style-name="ce27">
            <text:p>1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9T00:00:00" table:style-name="ce27">
            <text:p>1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0T00:00:00" table:style-name="ce27">
            <text:p>20/10/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1T00:00:00" table:style-name="ce27">
            <text:p>2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2T00:00:00" table:style-name="ce27">
            <text:p>2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3T00:00:00" table:style-name="ce27">
            <text:p>23/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4T00:00:00" table:style-name="ce27">
            <text:p>2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5T00:00:00" table:style-name="ce27">
            <text:p>2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6T00:00:00" table:style-name="ce27">
            <text:p>2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7T00:00:00" table:style-name="ce27">
            <text:p>2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8T00:00:00" table:style-name="ce27">
            <text:p>28/10/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0-29T00:00:00" table:style-name="ce27">
            <text:p>2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0T00:00:00" table:style-name="ce27">
            <text:p>3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1T00:00:00" table:style-name="ce27">
            <text:p>3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1T00:00:00" table:style-name="ce27">
            <text:p>0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2T00:00:00" table:style-name="ce27">
            <text:p>0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3T00:00:00" table:style-name="ce27">
            <text:p>0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4T00:00:00" table:style-name="ce27">
            <text:p>0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5T00:00:00" table:style-name="ce27">
            <text:p>0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6T00:00:00" table:style-name="ce27">
            <text:p>0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7T00:00:00" table:style-name="ce27">
            <text:p>07/1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08T00:00:00" table:style-name="ce27">
            <text:p>08/11/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09T00:00:00" table:style-name="ce27">
            <text:p>09/11/2019</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10T00:00:00" table:style-name="ce27">
            <text:p>10/11/2019</text:p>
          </table:table-cell>
          <table:table-cell office:value-type="float" office:value="53" table:style-name="ce11">
            <text:p>5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11-11T00:00:00" table:style-name="ce27">
            <text:p>1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2T00:00:00" table:style-name="ce27">
            <text:p>1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3T00:00:00" table:style-name="ce27">
            <text:p>1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4T00:00:00" table:style-name="ce27">
            <text:p>1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5T00:00:00" table:style-name="ce27">
            <text:p>15/11/2019</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16T00:00:00" table:style-name="ce27">
            <text:p>1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7T00:00:00" table:style-name="ce27">
            <text:p>17/11/2019</text:p>
          </table:table-cell>
          <table:table-cell office:value-type="float" office:value="39" table:style-name="ce11">
            <text:p>3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1-18T00:00:00" table:style-name="ce27">
            <text:p>1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9T00:00:00" table:style-name="ce27">
            <text:p>1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0T00:00:00" table:style-name="ce27">
            <text:p>2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1T00:00:00" table:style-name="ce27">
            <text:p>2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2T00:00:00" table:style-name="ce27">
            <text:p>2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3T00:00:00" table:style-name="ce27">
            <text:p>2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25T00:00:00" table:style-name="ce27">
            <text:p>2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6T00:00:00" table:style-name="ce27">
            <text:p>2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7T00:00:00" table:style-name="ce27">
            <text:p>27/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8T00:00:00" table:style-name="ce27">
            <text:p>2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9T00:00:00" table:style-name="ce27">
            <text:p>2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30T00:00:00" table:style-name="ce27">
            <text:p>3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2T00:00:00" table:style-name="ce27">
            <text:p>0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3T00:00:00" table:style-name="ce27">
            <text:p>03/12/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2-04T00:00:00" table:style-name="ce27">
            <text:p>04/12/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12-05T00:00:00" table:style-name="ce27">
            <text:p>05/12/2019</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06T00:00:00" table:style-name="ce27">
            <text:p>0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7T00:00:00" table:style-name="ce27">
            <text:p>0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8T00:00:00" table:style-name="ce27">
            <text:p>0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9T00:00:00" table:style-name="ce27">
            <text:p>0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0T00:00:00" table:style-name="ce27">
            <text:p>1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1T00:00:00" table:style-name="ce27">
            <text:p>1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2T00:00:00" table:style-name="ce27">
            <text:p>1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3T00:00:00" table:style-name="ce27">
            <text:p>1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4T00:00:00" table:style-name="ce27">
            <text:p>1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6T00:00:00" table:style-name="ce27">
            <text:p>1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7T00:00:00" table:style-name="ce27">
            <text:p>17/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12-18T00:00:00" table:style-name="ce27">
            <text:p>1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9T00:00:00" table:style-name="ce27">
            <text:p>1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0T00:00:00" table:style-name="ce27">
            <text:p>2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1T00:00:00" table:style-name="ce27">
            <text:p>2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2T00:00:00" table:style-name="ce27">
            <text:p>2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3T00:00:00" table:style-name="ce27">
            <text:p>2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4T00:00:00" table:style-name="ce27">
            <text:p>2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5T00:00:00" table:style-name="ce27">
            <text:p>2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6T00:00:00" table:style-name="ce27">
            <text:p>26/12/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2-27T00:00:00" table:style-name="ce27">
            <text:p>2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8T00:00:00" table:style-name="ce27">
            <text:p>2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9T00:00:00" table:style-name="ce27">
            <text:p>29/12/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30T00:00:00" table:style-name="ce27">
            <text:p>3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31T00:00:00" table:style-name="ce27">
            <text:p>31/12/2019</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1-01T00:00:00" table:style-name="ce27">
            <text:p>0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2T00:00:00" table:style-name="ce27">
            <text:p>0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3T00:00:00" table:style-name="ce27">
            <text:p>0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4T00:00:00" table:style-name="ce27">
            <text:p>0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5T00:00:00" table:style-name="ce27">
            <text:p>0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6T00:00:00" table:style-name="ce27">
            <text:p>0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7T00:00:00" table:style-name="ce27">
            <text:p>0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8T00:00:00" table:style-name="ce27">
            <text:p>0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9T00:00:00" table:style-name="ce27">
            <text:p>0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0T00:00:00" table:style-name="ce27">
            <text:p>1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1T00:00:00" table:style-name="ce27">
            <text:p>1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3T00:00:00" table:style-name="ce27">
            <text:p>1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4T00:00:00" table:style-name="ce27">
            <text:p>1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5T00:00:00" table:style-name="ce27">
            <text:p>1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6T00:00:00" table:style-name="ce27">
            <text:p>1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7T00:00:00" table:style-name="ce27">
            <text:p>1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8T00:00:00" table:style-name="ce27">
            <text:p>1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0T00:00:00" table:style-name="ce27">
            <text:p>2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1T00:00:00" table:style-name="ce27">
            <text:p>21/01/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2T00:00:00" table:style-name="ce27">
            <text:p>22/01/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3T00:00:00" table:style-name="ce27">
            <text:p>23/01/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4T00:00:00" table:style-name="ce27">
            <text:p>24/01/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5T00:00:00" table:style-name="ce27">
            <text:p>25/01/2020</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6T00:00:00" table:style-name="ce27">
            <text:p>2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7T00:00:00" table:style-name="ce27">
            <text:p>2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8T00:00:00" table:style-name="ce27">
            <text:p>2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9T00:00:00" table:style-name="ce27">
            <text:p>2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0T00:00:00" table:style-name="ce27">
            <text:p>3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1T00:00:00" table:style-name="ce27">
            <text:p>3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1T00:00:00" table:style-name="ce27">
            <text:p>0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3T00:00:00" table:style-name="ce27">
            <text:p>0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4T00:00:00" table:style-name="ce27">
            <text:p>0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5T00:00:00" table:style-name="ce27">
            <text:p>0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6T00:00:00" table:style-name="ce27">
            <text:p>06/02/2020</text:p>
          </table:table-cell>
          <table:table-cell office:value-type="float" office:value="86" table:style-name="ce11">
            <text:p>8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2-07T00:00:00" table:style-name="ce27">
            <text:p>07/02/2020</text:p>
          </table:table-cell>
          <table:table-cell office:value-type="float" office:value="97" table:style-name="ce11">
            <text:p>9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2-08T00:00:00" table:style-name="ce27">
            <text:p>0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9T00:00:00" table:style-name="ce27">
            <text:p>0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0T00:00:00" table:style-name="ce27">
            <text:p>1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1T00:00:00" table:style-name="ce27">
            <text:p>1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2T00:00:00" table:style-name="ce27">
            <text:p>1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3T00:00:00" table:style-name="ce27">
            <text:p>1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4T00:00:00" table:style-name="ce27">
            <text:p>1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5T00:00:00" table:style-name="ce27">
            <text:p>1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7T00:00:00" table:style-name="ce27">
            <text:p>1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8T00:00:00" table:style-name="ce27">
            <text:p>1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9T00:00:00" table:style-name="ce27">
            <text:p>1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0T00:00:00" table:style-name="ce27">
            <text:p>2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1T00:00:00" table:style-name="ce27">
            <text:p>2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2T00:00:00" table:style-name="ce27">
            <text:p>2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4T00:00:00" table:style-name="ce27">
            <text:p>2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5T00:00:00" table:style-name="ce27">
            <text:p>2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6T00:00:00" table:style-name="ce27">
            <text:p>2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7T00:00:00" table:style-name="ce27">
            <text:p>2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8T00:00:00" table:style-name="ce27">
            <text:p>2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9T00:00:00" table:style-name="ce27">
            <text:p>2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2T00:00:00" table:style-name="ce27">
            <text:p>0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3T00:00:00" table:style-name="ce27">
            <text:p>0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4T00:00:00" table:style-name="ce27">
            <text:p>04/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05T00:00:00" table:style-name="ce27">
            <text:p>0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6T00:00:00" table:style-name="ce27">
            <text:p>0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7T00:00:00" table:style-name="ce27">
            <text:p>0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8T00:00:00" table:style-name="ce27">
            <text:p>0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9T00:00:00" table:style-name="ce27">
            <text:p>0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0T00:00:00" table:style-name="ce27">
            <text:p>1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1T00:00:00" table:style-name="ce27">
            <text:p>1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2T00:00:00" table:style-name="ce27">
            <text:p>1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3T00:00:00" table:style-name="ce27">
            <text:p>1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4T00:00:00" table:style-name="ce27">
            <text:p>1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6T00:00:00" table:style-name="ce27">
            <text:p>1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7T00:00:00" table:style-name="ce27">
            <text:p>17/03/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18T00:00:00" table:style-name="ce27">
            <text:p>1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9T00:00:00" table:style-name="ce27">
            <text:p>19/03/2020</text:p>
          </table:table-cell>
          <table:table-cell office:value-type="float" office:value="39" table:style-name="ce11">
            <text:p>3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20T00:00:00" table:style-name="ce27">
            <text:p>2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1T00:00:00" table:style-name="ce27">
            <text:p>2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2T00:00:00" table:style-name="ce27">
            <text:p>2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3T00:00:00" table:style-name="ce27">
            <text:p>2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4T00:00:00" table:style-name="ce27">
            <text:p>2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5T00:00:00" table:style-name="ce27">
            <text:p>25/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3-26T00:00:00" table:style-name="ce27">
            <text:p>2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7T00:00:00" table:style-name="ce27">
            <text:p>2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8T00:00:00" table:style-name="ce27">
            <text:p>2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9T00:00:00" table:style-name="ce27">
            <text:p>2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0T00:00:00" table:style-name="ce27">
            <text:p>3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1T00:00:00" table:style-name="ce27">
            <text:p>3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1T00:00:00" table:style-name="ce27">
            <text:p>01/04/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2T00:00:00" table:style-name="ce27">
            <text:p>02/04/2020</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3T00:00:00" table:style-name="ce27">
            <text:p>0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4T00:00:00" table:style-name="ce27">
            <text:p>04/04/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05T00:00:00" table:style-name="ce27">
            <text:p>05/04/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6T00:00:00" table:style-name="ce27">
            <text:p>06/04/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7T00:00:00" table:style-name="ce27">
            <text:p>07/04/2020</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8T00:00:00" table:style-name="ce27">
            <text:p>08/04/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9T00:00:00" table:style-name="ce27">
            <text:p>09/04/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0T00:00:00" table:style-name="ce27">
            <text:p>1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1T00:00:00" table:style-name="ce27">
            <text:p>11/04/2020</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2T00:00:00" table:style-name="ce27">
            <text:p>12/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13T00:00:00" table:style-name="ce27">
            <text:p>1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4T00:00:00" table:style-name="ce27">
            <text:p>14/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5T00:00:00" table:style-name="ce27">
            <text:p>15/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6T00:00:00" table:style-name="ce27">
            <text:p>1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7T00:00:00" table:style-name="ce27">
            <text:p>17/04/2020</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18T00:00:00" table:style-name="ce27">
            <text:p>1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9T00:00:00" table:style-name="ce27">
            <text:p>19/04/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20T00:00:00" table:style-name="ce27">
            <text:p>2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1T00:00:00" table:style-name="ce27">
            <text:p>21/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2T00:00:00" table:style-name="ce27">
            <text:p>22/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3T00:00:00" table:style-name="ce27">
            <text:p>2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4T00:00:00" table:style-name="ce27">
            <text:p>24/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25T00:00:00" table:style-name="ce27">
            <text:p>25/04/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26T00:00:00" table:style-name="ce27">
            <text:p>2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7T00:00:00" table:style-name="ce27">
            <text:p>27/04/2020</text:p>
          </table:table-cell>
          <table:table-cell office:value-type="float" office:value="47" table:style-name="ce11">
            <text:p>4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28T00:00:00" table:style-name="ce27">
            <text:p>2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9T00:00:00" table:style-name="ce27">
            <text:p>29/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30T00:00:00" table:style-name="ce27">
            <text:p>3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1T00:00:00" table:style-name="ce27">
            <text:p>0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2T00:00:00" table:style-name="ce27">
            <text:p>0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3T00:00:00" table:style-name="ce27">
            <text:p>03/05/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04T00:00:00" table:style-name="ce27">
            <text:p>04/05/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5T00:00:00" table:style-name="ce27">
            <text:p>0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6T00:00:00" table:style-name="ce27">
            <text:p>06/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7T00:00:00" table:style-name="ce27">
            <text:p>07/05/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8T00:00:00" table:style-name="ce27">
            <text:p>08/05/2020</text:p>
          </table:table-cell>
          <table:table-cell office:value-type="float" office:value="152" table:style-name="ce11">
            <text:p>15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5-09T00:00:00" table:style-name="ce27">
            <text:p>09/05/2020</text:p>
          </table:table-cell>
          <table:table-cell office:value-type="float" office:value="80" table:style-name="ce11">
            <text:p>8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0T00:00:00" table:style-name="ce27">
            <text:p>10/05/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1T00:00:00" table:style-name="ce27">
            <text:p>1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2T00:00:00" table:style-name="ce27">
            <text:p>1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3T00:00:00" table:style-name="ce27">
            <text:p>13/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4T00:00:00" table:style-name="ce27">
            <text:p>1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5T00:00:00" table:style-name="ce27">
            <text:p>1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6T00:00:00" table:style-name="ce27">
            <text:p>16/05/2020</text:p>
          </table:table-cell>
          <table:table-cell office:value-type="float" office:value="88" table:style-name="ce11">
            <text:p>8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7T00:00:00" table:style-name="ce27">
            <text:p>17/05/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18T00:00:00" table:style-name="ce27">
            <text:p>18/05/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9T00:00:00" table:style-name="ce27">
            <text:p>1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0T00:00:00" table:style-name="ce27">
            <text:p>20/05/2020</text:p>
          </table:table-cell>
          <table:table-cell office:value-type="float" office:value="64" table:style-name="ce11">
            <text:p>6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1T00:00:00" table:style-name="ce27">
            <text:p>21/05/2020</text:p>
          </table:table-cell>
          <table:table-cell office:value-type="float" office:value="57" table:style-name="ce11">
            <text:p>57</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2T00:00:00" table:style-name="ce27">
            <text:p>22/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23T00:00:00" table:style-name="ce27">
            <text:p>23/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4T00:00:00" table:style-name="ce27">
            <text:p>2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5T00:00:00" table:style-name="ce27">
            <text:p>2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6T00:00:00" table:style-name="ce27">
            <text:p>26/05/2020</text:p>
          </table:table-cell>
          <table:table-cell office:value-type="float" office:value="80" table:style-name="ce11">
            <text:p>8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5-27T00:00:00" table:style-name="ce27">
            <text:p>27/05/2020</text:p>
          </table:table-cell>
          <table:table-cell office:value-type="float" office:value="60" table:style-name="ce11">
            <text:p>60</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5-28T00:00:00" table:style-name="ce27">
            <text:p>28/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9T00:00:00" table:style-name="ce27">
            <text:p>2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0T00:00:00" table:style-name="ce27">
            <text:p>30/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1T00:00:00" table:style-name="ce27">
            <text:p>3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1T00:00:00" table:style-name="ce27">
            <text:p>01/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2T00:00:00" table:style-name="ce27">
            <text:p>0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3T00:00:00" table:style-name="ce27">
            <text:p>03/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6-04T00:00:00" table:style-name="ce27">
            <text:p>04/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5T00:00:00" table:style-name="ce27">
            <text:p>05/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6T00:00:00" table:style-name="ce27">
            <text:p>06/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7T00:00:00" table:style-name="ce27">
            <text:p>07/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8T00:00:00" table:style-name="ce27">
            <text:p>0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9T00:00:00" table:style-name="ce27">
            <text:p>0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0T00:00:00" table:style-name="ce27">
            <text:p>10/06/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1T00:00:00" table:style-name="ce27">
            <text:p>11/06/2020</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2T00:00:00" table:style-name="ce27">
            <text:p>1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3T00:00:00" table:style-name="ce27">
            <text:p>13/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4T00:00:00" table:style-name="ce27">
            <text:p>14/06/2020</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15T00:00:00" table:style-name="ce27">
            <text:p>15/06/2020</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16T00:00:00" table:style-name="ce27">
            <text:p>16/06/2020</text:p>
          </table:table-cell>
          <table:table-cell office:value-type="float" office:value="45" table:style-name="ce11">
            <text:p>4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7T00:00:00" table:style-name="ce27">
            <text:p>17/06/2020</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8T00:00:00" table:style-name="ce27">
            <text:p>18/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9T00:00:00" table:style-name="ce27">
            <text:p>19/06/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0T00:00:00" table:style-name="ce27">
            <text:p>20/06/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1T00:00:00" table:style-name="ce27">
            <text:p>21/06/2020</text:p>
          </table:table-cell>
          <table:table-cell office:value-type="float" office:value="28" table:style-name="ce11">
            <text:p>2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2T00:00:00" table:style-name="ce27">
            <text:p>2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3T00:00:00" table:style-name="ce27">
            <text:p>23/06/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4T00:00:00" table:style-name="ce27">
            <text:p>24/06/2020</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6-25T00:00:00" table:style-name="ce27">
            <text:p>25/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6T00:00:00" table:style-name="ce27">
            <text:p>26/06/2020</text:p>
          </table:table-cell>
          <table:table-cell office:value-type="float" office:value="62" table:style-name="ce11">
            <text:p>6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27T00:00:00" table:style-name="ce27">
            <text:p>27/06/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28T00:00:00" table:style-name="ce27">
            <text:p>2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9T00:00:00" table:style-name="ce27">
            <text:p>2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30T00:00:00" table:style-name="ce27">
            <text:p>30/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1T00:00:00" table:style-name="ce27">
            <text:p>01/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2T00:00:00" table:style-name="ce27">
            <text:p>02/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3T00:00:00" table:style-name="ce27">
            <text:p>03/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4T00:00:00" table:style-name="ce27">
            <text:p>0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6T00:00:00" table:style-name="ce27">
            <text:p>0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7T00:00:00" table:style-name="ce27">
            <text:p>07/07/2020</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08T00:00:00" table:style-name="ce27">
            <text:p>0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9T00:00:00" table:style-name="ce27">
            <text:p>0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0T00:00:00" table:style-name="ce27">
            <text:p>1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1T00:00:00" table:style-name="ce27">
            <text:p>11/07/2020</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12T00:00:00" table:style-name="ce27">
            <text:p>12/07/2020</text:p>
          </table:table-cell>
          <table:table-cell office:value-type="float" office:value="171" table:style-name="ce11">
            <text:p>171</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7-13T00:00:00" table:style-name="ce27">
            <text:p>13/07/2020</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14T00:00:00" table:style-name="ce27">
            <text:p>1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5T00:00:00" table:style-name="ce27">
            <text:p>15/07/2020</text:p>
          </table:table-cell>
          <table:table-cell office:value-type="float" office:value="84" table:style-name="ce11">
            <text:p>8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7-16T00:00:00" table:style-name="ce27">
            <text:p>16/07/2020</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7-17T00:00:00" table:style-name="ce27">
            <text:p>17/07/2020</text:p>
          </table:table-cell>
          <table:table-cell office:value-type="float" office:value="131" table:style-name="ce11">
            <text:p>13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7-18T00:00:00" table:style-name="ce27">
            <text:p>18/07/2020</text:p>
          </table:table-cell>
          <table:table-cell office:value-type="float" office:value="56" table:style-name="ce11">
            <text:p>5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7-19T00:00:00" table:style-name="ce27">
            <text:p>19/07/2020</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20T00:00:00" table:style-name="ce27">
            <text:p>2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1T00:00:00" table:style-name="ce27">
            <text:p>21/07/2020</text:p>
          </table:table-cell>
          <table:table-cell office:value-type="float" office:value="155" table:style-name="ce11">
            <text:p>15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0-07-22T00:00:00" table:style-name="ce27">
            <text:p>22/07/2020</text:p>
          </table:table-cell>
          <table:table-cell office:value-type="float" office:value="43" table:style-name="ce11">
            <text:p>4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23T00:00:00" table:style-name="ce27">
            <text:p>23/07/2020</text:p>
          </table:table-cell>
          <table:table-cell office:value-type="float" office:value="85" table:style-name="ce11">
            <text:p>85</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7-24T00:00:00" table:style-name="ce27">
            <text:p>2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5T00:00:00" table:style-name="ce27">
            <text:p>2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6T00:00:00" table:style-name="ce27">
            <text:p>2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7T00:00:00" table:style-name="ce27">
            <text:p>27/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8T00:00:00" table:style-name="ce27">
            <text:p>2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9T00:00:00" table:style-name="ce27">
            <text:p>2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30T00:00:00" table:style-name="ce27">
            <text:p>30/07/2020</text:p>
          </table:table-cell>
          <table:table-cell office:value-type="float" office:value="204" table:style-name="ce11">
            <text:p>204</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0-07-31T00:00:00" table:style-name="ce27">
            <text:p>31/07/2020</text:p>
          </table:table-cell>
          <table:table-cell office:value-type="float" office:value="96" table:style-name="ce11">
            <text:p>96</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0-08-01T00:00:00" table:style-name="ce27">
            <text:p>0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2T00:00:00" table:style-name="ce27">
            <text:p>02/08/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3T00:00:00" table:style-name="ce27">
            <text:p>0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4T00:00:00" table:style-name="ce27">
            <text:p>04/08/2020</text:p>
          </table:table-cell>
          <table:table-cell office:value-type="float" office:value="120" table:style-name="ce11">
            <text:p>120</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05T00:00:00" table:style-name="ce27">
            <text:p>05/08/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6T00:00:00" table:style-name="ce27">
            <text:p>06/08/2020</text:p>
          </table:table-cell>
          <table:table-cell office:value-type="float" office:value="259" table:style-name="ce11">
            <text:p>259</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8-07T00:00:00" table:style-name="ce27">
            <text:p>07/08/2020</text:p>
          </table:table-cell>
          <table:table-cell office:value-type="float" office:value="117" table:style-name="ce11">
            <text:p>117</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8T00:00:00" table:style-name="ce27">
            <text:p>08/08/2020</text:p>
          </table:table-cell>
          <table:table-cell office:value-type="float" office:value="149" table:style-name="ce11">
            <text:p>149</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9T00:00:00" table:style-name="ce27">
            <text:p>09/08/2020</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8-10T00:00:00" table:style-name="ce27">
            <text:p>10/08/2020</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11T00:00:00" table:style-name="ce27">
            <text:p>11/08/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2T00:00:00" table:style-name="ce27">
            <text:p>12/08/2020</text:p>
          </table:table-cell>
          <table:table-cell office:value-type="float" office:value="71" table:style-name="ce11">
            <text:p>7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8-13T00:00:00" table:style-name="ce27">
            <text:p>13/08/2020</text:p>
          </table:table-cell>
          <table:table-cell office:value-type="float" office:value="117" table:style-name="ce11">
            <text:p>11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4T00:00:00" table:style-name="ce27">
            <text:p>14/08/2020</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5T00:00:00" table:style-name="ce27">
            <text:p>15/08/2020</text:p>
          </table:table-cell>
          <table:table-cell office:value-type="float" office:value="66" table:style-name="ce11">
            <text:p>6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8-16T00:00:00" table:style-name="ce27">
            <text:p>16/08/2020</text:p>
          </table:table-cell>
          <table:table-cell office:value-type="float" office:value="112" table:style-name="ce11">
            <text:p>11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17T00:00:00" table:style-name="ce27">
            <text:p>17/08/2020</text:p>
          </table:table-cell>
          <table:table-cell office:value-type="float" office:value="33" table:style-name="ce11">
            <text:p>3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8T00:00:00" table:style-name="ce27">
            <text:p>1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19T00:00:00" table:style-name="ce27">
            <text:p>19/08/2020</text:p>
          </table:table-cell>
          <table:table-cell office:value-type="float" office:value="172" table:style-name="ce11">
            <text:p>1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0-08-20T00:00:00" table:style-name="ce27">
            <text:p>20/08/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1T00:00:00" table:style-name="ce27">
            <text:p>21/08/2020</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2T00:00:00" table:style-name="ce27">
            <text:p>22/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3T00:00:00" table:style-name="ce27">
            <text:p>2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4T00:00:00" table:style-name="ce27">
            <text:p>24/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5T00:00:00" table:style-name="ce27">
            <text:p>25/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6T00:00:00" table:style-name="ce27">
            <text:p>26/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7T00:00:00" table:style-name="ce27">
            <text:p>27/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8-28T00:00:00" table:style-name="ce27">
            <text:p>2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9T00:00:00" table:style-name="ce27">
            <text:p>29/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0T00:00:00" table:style-name="ce27">
            <text:p>30/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1T00:00:00" table:style-name="ce27">
            <text:p>3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1T00:00:00" table:style-name="ce27">
            <text:p>01/09/2020</text:p>
          </table:table-cell>
          <table:table-cell office:value-type="float" office:value="150" table:style-name="ce11">
            <text:p>150</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2T00:00:00" table:style-name="ce27">
            <text:p>02/09/2020</text:p>
          </table:table-cell>
          <table:table-cell office:value-type="float" office:value="399" table:style-name="ce11">
            <text:p>399</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03T00:00:00" table:style-name="ce27">
            <text:p>0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4T00:00:00" table:style-name="ce27">
            <text:p>0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5T00:00:00" table:style-name="ce27">
            <text:p>0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6T00:00:00" table:style-name="ce27">
            <text:p>06/09/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07T00:00:00" table:style-name="ce27">
            <text:p>07/09/2020</text:p>
          </table:table-cell>
          <table:table-cell office:value-type="float" office:value="226" table:style-name="ce11">
            <text:p>226</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8T00:00:00" table:style-name="ce27">
            <text:p>0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9T00:00:00" table:style-name="ce27">
            <text:p>09/09/2020</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0T00:00:00" table:style-name="ce27">
            <text:p>10/09/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1T00:00:00" table:style-name="ce27">
            <text:p>11/09/2020</text:p>
          </table:table-cell>
          <table:table-cell office:value-type="float" office:value="318" table:style-name="ce11">
            <text:p>318</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12T00:00:00" table:style-name="ce27">
            <text:p>12/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3T00:00:00" table:style-name="ce27">
            <text:p>1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4T00:00:00" table:style-name="ce27">
            <text:p>14/09/2020</text:p>
          </table:table-cell>
          <table:table-cell office:value-type="float" office:value="163" table:style-name="ce11">
            <text:p>163</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09-15T00:00:00" table:style-name="ce27">
            <text:p>15/09/2020</text:p>
          </table:table-cell>
          <table:table-cell office:value-type="float" office:value="151" table:style-name="ce11">
            <text:p>15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9-16T00:00:00" table:style-name="ce27">
            <text:p>16/09/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17T00:00:00" table:style-name="ce27">
            <text:p>1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8T00:00:00" table:style-name="ce27">
            <text:p>1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9T00:00:00" table:style-name="ce27">
            <text:p>19/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0T00:00:00" table:style-name="ce27">
            <text:p>20/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1T00:00:00" table:style-name="ce27">
            <text:p>21/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2T00:00:00" table:style-name="ce27">
            <text:p>22/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23T00:00:00" table:style-name="ce27">
            <text:p>2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4T00:00:00" table:style-name="ce27">
            <text:p>2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5T00:00:00" table:style-name="ce27">
            <text:p>2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6T00:00:00" table:style-name="ce27">
            <text:p>26/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7T00:00:00" table:style-name="ce27">
            <text:p>2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8T00:00:00" table:style-name="ce27">
            <text:p>2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9T00:00:00" table:style-name="ce27">
            <text:p>29/09/2020</text:p>
          </table:table-cell>
          <table:table-cell office:value-type="float" office:value="48" table:style-name="ce11">
            <text:p>4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9-30T00:00:00" table:style-name="ce27">
            <text:p>30/09/2020</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0-01T00:00:00" table:style-name="ce27">
            <text:p>0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2T00:00:00" table:style-name="ce27">
            <text:p>0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3T00:00:00" table:style-name="ce27">
            <text:p>0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4T00:00:00" table:style-name="ce27">
            <text:p>0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5T00:00:00" table:style-name="ce27">
            <text:p>0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6T00:00:00" table:style-name="ce27">
            <text:p>0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7T00:00:00" table:style-name="ce27">
            <text:p>0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8T00:00:00" table:style-name="ce27">
            <text:p>0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9T00:00:00" table:style-name="ce27">
            <text:p>09/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0-10T00:00:00" table:style-name="ce27">
            <text:p>1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1T00:00:00" table:style-name="ce27">
            <text:p>1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2T00:00:00" table:style-name="ce27">
            <text:p>1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3T00:00:00" table:style-name="ce27">
            <text:p>1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4T00:00:00" table:style-name="ce27">
            <text:p>14/10/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5T00:00:00" table:style-name="ce27">
            <text:p>1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6T00:00:00" table:style-name="ce27">
            <text:p>16/10/2020</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7T00:00:00" table:style-name="ce27">
            <text:p>17/10/2020</text:p>
          </table:table-cell>
          <table:table-cell office:value-type="float" office:value="177" table:style-name="ce11">
            <text:p>17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10-18T00:00:00" table:style-name="ce27">
            <text:p>18/10/2020</text:p>
          </table:table-cell>
          <table:table-cell office:value-type="float" office:value="63" table:style-name="ce11">
            <text:p>6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0-19T00:00:00" table:style-name="ce27">
            <text:p>19/10/2020</text:p>
          </table:table-cell>
          <table:table-cell office:value-type="float" office:value="101" table:style-name="ce11">
            <text:p>10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10-20T00:00:00" table:style-name="ce27">
            <text:p>2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1T00:00:00" table:style-name="ce27">
            <text:p>2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2T00:00:00" table:style-name="ce27">
            <text:p>2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3T00:00:00" table:style-name="ce27">
            <text:p>23/10/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0-24T00:00:00" table:style-name="ce27">
            <text:p>2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5T00:00:00" table:style-name="ce27">
            <text:p>2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6T00:00:00" table:style-name="ce27">
            <text:p>2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7T00:00:00" table:style-name="ce27">
            <text:p>2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8T00:00:00" table:style-name="ce27">
            <text:p>2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9T00:00:00" table:style-name="ce27">
            <text:p>29/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0T00:00:00" table:style-name="ce27">
            <text:p>3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1T00:00:00" table:style-name="ce27">
            <text:p>3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2T00:00:00" table:style-name="ce27">
            <text:p>0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3T00:00:00" table:style-name="ce27">
            <text:p>0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4T00:00:00" table:style-name="ce27">
            <text:p>0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5T00:00:00" table:style-name="ce27">
            <text:p>05/11/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6T00:00:00" table:style-name="ce27">
            <text:p>06/11/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7T00:00:00" table:style-name="ce27">
            <text:p>07/11/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08T00:00:00" table:style-name="ce27">
            <text:p>08/11/2020</text:p>
          </table:table-cell>
          <table:table-cell office:value-type="float" office:value="144" table:style-name="ce11">
            <text:p>14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11-09T00:00:00" table:style-name="ce27">
            <text:p>09/11/2020</text:p>
          </table:table-cell>
          <table:table-cell office:value-type="float" office:value="83" table:style-name="ce11">
            <text:p>8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0T00:00:00" table:style-name="ce27">
            <text:p>10/11/2020</text:p>
          </table:table-cell>
          <table:table-cell office:value-type="float" office:value="159" table:style-name="ce11">
            <text:p>1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1T00:00:00" table:style-name="ce27">
            <text:p>11/11/2020</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12T00:00:00" table:style-name="ce27">
            <text:p>1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3T00:00:00" table:style-name="ce27">
            <text:p>1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4T00:00:00" table:style-name="ce27">
            <text:p>1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5T00:00:00" table:style-name="ce27">
            <text:p>1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6T00:00:00" table:style-name="ce27">
            <text:p>16/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7T00:00:00" table:style-name="ce27">
            <text:p>17/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8T00:00:00" table:style-name="ce27">
            <text:p>18/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9T00:00:00" table:style-name="ce27">
            <text:p>19/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0T00:00:00" table:style-name="ce27">
            <text:p>20/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1T00:00:00" table:style-name="ce27">
            <text:p>2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3T00:00:00" table:style-name="ce27">
            <text:p>23/1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4T00:00:00" table:style-name="ce27">
            <text:p>24/11/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25T00:00:00" table:style-name="ce27">
            <text:p>2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6T00:00:00" table:style-name="ce27">
            <text:p>26/11/2020</text:p>
          </table:table-cell>
          <table:table-cell office:value-type="float" office:value="24" table:style-name="ce11">
            <text:p>2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1-27T00:00:00" table:style-name="ce27">
            <text:p>27/11/2020</text:p>
          </table:table-cell>
          <table:table-cell office:value-type="float" office:value="59" table:style-name="ce11">
            <text:p>5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28T00:00:00" table:style-name="ce27">
            <text:p>28/11/2020</text:p>
          </table:table-cell>
          <table:table-cell office:value-type="float" office:value="39" table:style-name="ce11">
            <text:p>3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9T00:00:00" table:style-name="ce27">
            <text:p>29/11/2020</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30T00:00:00" table:style-name="ce27">
            <text:p>30/11/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01T00:00:00" table:style-name="ce27">
            <text:p>0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2T00:00:00" table:style-name="ce27">
            <text:p>0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3T00:00:00" table:style-name="ce27">
            <text:p>0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4T00:00:00" table:style-name="ce27">
            <text:p>0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5T00:00:00" table:style-name="ce27">
            <text:p>0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6T00:00:00" table:style-name="ce27">
            <text:p>0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7T00:00:00" table:style-name="ce27">
            <text:p>07/12/2020</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12-08T00:00:00" table:style-name="ce27">
            <text:p>0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9T00:00:00" table:style-name="ce27">
            <text:p>09/12/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0T00:00:00" table:style-name="ce27">
            <text:p>1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1T00:00:00" table:style-name="ce27">
            <text:p>1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2T00:00:00" table:style-name="ce27">
            <text:p>12/12/2020</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3T00:00:00" table:style-name="ce27">
            <text:p>1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4T00:00:00" table:style-name="ce27">
            <text:p>1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5T00:00:00" table:style-name="ce27">
            <text:p>1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6T00:00:00" table:style-name="ce27">
            <text:p>1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7T00:00:00" table:style-name="ce27">
            <text:p>1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8T00:00:00" table:style-name="ce27">
            <text:p>1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9T00:00:00" table:style-name="ce27">
            <text:p>1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1T00:00:00" table:style-name="ce27">
            <text:p>2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2T00:00:00" table:style-name="ce27">
            <text:p>2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3T00:00:00" table:style-name="ce27">
            <text:p>2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4T00:00:00" table:style-name="ce27">
            <text:p>2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5T00:00:00" table:style-name="ce27">
            <text:p>2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6T00:00:00" table:style-name="ce27">
            <text:p>26/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27T00:00:00" table:style-name="ce27">
            <text:p>2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8T00:00:00" table:style-name="ce27">
            <text:p>2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9T00:00:00" table:style-name="ce27">
            <text:p>2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30T00:00:00" table:style-name="ce27">
            <text:p>30/12/2020</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31T00:00:00" table:style-name="ce27">
            <text:p>31/12/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01T00:00:00" table:style-name="ce27">
            <text:p>0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2T00:00:00" table:style-name="ce27">
            <text:p>02/01/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1-03T00:00:00" table:style-name="ce27">
            <text:p>0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4T00:00:00" table:style-name="ce27">
            <text:p>0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5T00:00:00" table:style-name="ce27">
            <text:p>0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6T00:00:00" table:style-name="ce27">
            <text:p>0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7T00:00:00" table:style-name="ce27">
            <text:p>0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8T00:00:00" table:style-name="ce27">
            <text:p>0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9T00:00:00" table:style-name="ce27">
            <text:p>09/01/2021</text:p>
          </table:table-cell>
          <table:table-cell office:value-type="float" office:value="104" table:style-name="ce11">
            <text:p>1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1-10T00:00:00" table:style-name="ce27">
            <text:p>10/01/2021</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11T00:00:00" table:style-name="ce27">
            <text:p>1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2T00:00:00" table:style-name="ce27">
            <text:p>1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3T00:00:00" table:style-name="ce27">
            <text:p>1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4T00:00:00" table:style-name="ce27">
            <text:p>1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5T00:00:00" table:style-name="ce27">
            <text:p>1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6T00:00:00" table:style-name="ce27">
            <text:p>16/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17T00:00:00" table:style-name="ce27">
            <text:p>1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8T00:00:00" table:style-name="ce27">
            <text:p>1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9T00:00:00" table:style-name="ce27">
            <text:p>1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0T00:00:00" table:style-name="ce27">
            <text:p>2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1T00:00:00" table:style-name="ce27">
            <text:p>2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2T00:00:00" table:style-name="ce27">
            <text:p>2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3T00:00:00" table:style-name="ce27">
            <text:p>2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5T00:00:00" table:style-name="ce27">
            <text:p>2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6T00:00:00" table:style-name="ce27">
            <text:p>2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7T00:00:00" table:style-name="ce27">
            <text:p>2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8T00:00:00" table:style-name="ce27">
            <text:p>28/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29T00:00:00" table:style-name="ce27">
            <text:p>2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0T00:00:00" table:style-name="ce27">
            <text:p>3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1T00:00:00" table:style-name="ce27">
            <text:p>3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1T00:00:00" table:style-name="ce27">
            <text:p>0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2T00:00:00" table:style-name="ce27">
            <text:p>0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3T00:00:00" table:style-name="ce27">
            <text:p>0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4T00:00:00" table:style-name="ce27">
            <text:p>0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5T00:00:00" table:style-name="ce27">
            <text:p>05/02/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6T00:00:00" table:style-name="ce27">
            <text:p>06/02/2021</text:p>
          </table:table-cell>
          <table:table-cell office:value-type="float" office:value="42" table:style-name="ce11">
            <text:p>4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7T00:00:00" table:style-name="ce27">
            <text:p>0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8T00:00:00" table:style-name="ce27">
            <text:p>0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9T00:00:00" table:style-name="ce27">
            <text:p>0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0T00:00:00" table:style-name="ce27">
            <text:p>1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1T00:00:00" table:style-name="ce27">
            <text:p>1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2T00:00:00" table:style-name="ce27">
            <text:p>1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3T00:00:00" table:style-name="ce27">
            <text:p>1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5T00:00:00" table:style-name="ce27">
            <text:p>15/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6T00:00:00" table:style-name="ce27">
            <text:p>16/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7T00:00:00" table:style-name="ce27">
            <text:p>1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8T00:00:00" table:style-name="ce27">
            <text:p>1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9T00:00:00" table:style-name="ce27">
            <text:p>1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0T00:00:00" table:style-name="ce27">
            <text:p>2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2T00:00:00" table:style-name="ce27">
            <text:p>22/02/2021</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3T00:00:00" table:style-name="ce27">
            <text:p>23/02/2021</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4T00:00:00" table:style-name="ce27">
            <text:p>2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5T00:00:00" table:style-name="ce27">
            <text:p>25/02/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6T00:00:00" table:style-name="ce27">
            <text:p>26/02/2021</text:p>
          </table:table-cell>
          <table:table-cell office:value-type="float" office:value="26" table:style-name="ce11">
            <text:p>2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7T00:00:00" table:style-name="ce27">
            <text:p>27/02/2021</text:p>
          </table:table-cell>
          <table:table-cell office:value-type="float" office:value="87" table:style-name="ce11">
            <text:p>8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8T00:00:00" table:style-name="ce27">
            <text:p>2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1T00:00:00" table:style-name="ce27">
            <text:p>0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2T00:00:00" table:style-name="ce27">
            <text:p>02/03/2021</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3-03T00:00:00" table:style-name="ce27">
            <text:p>03/03/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3-04T00:00:00" table:style-name="ce27">
            <text:p>04/03/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05T00:00:00" table:style-name="ce27">
            <text:p>0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6T00:00:00" table:style-name="ce27">
            <text:p>0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7T00:00:00" table:style-name="ce27">
            <text:p>07/03/2021</text:p>
          </table:table-cell>
          <table:table-cell office:value-type="float" office:value="50" table:style-name="ce11">
            <text:p>5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08T00:00:00" table:style-name="ce27">
            <text:p>08/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3-09T00:00:00" table:style-name="ce27">
            <text:p>0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0T00:00:00" table:style-name="ce27">
            <text:p>1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1T00:00:00" table:style-name="ce27">
            <text:p>1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2T00:00:00" table:style-name="ce27">
            <text:p>1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3T00:00:00" table:style-name="ce27">
            <text:p>13/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4T00:00:00" table:style-name="ce27">
            <text:p>14/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5T00:00:00" table:style-name="ce27">
            <text:p>1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6T00:00:00" table:style-name="ce27">
            <text:p>1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7T00:00:00" table:style-name="ce27">
            <text:p>1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8T00:00:00" table:style-name="ce27">
            <text:p>1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9T00:00:00" table:style-name="ce27">
            <text:p>1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0T00:00:00" table:style-name="ce27">
            <text:p>2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22T00:00:00" table:style-name="ce27">
            <text:p>2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3T00:00:00" table:style-name="ce27">
            <text:p>23/03/2021</text:p>
          </table:table-cell>
          <table:table-cell office:value-type="float" office:value="183" table:style-name="ce11">
            <text:p>18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3-24T00:00:00" table:style-name="ce27">
            <text:p>24/03/2021</text:p>
          </table:table-cell>
          <table:table-cell office:value-type="float" office:value="67" table:style-name="ce11">
            <text:p>6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5T00:00:00" table:style-name="ce27">
            <text:p>25/03/2021</text:p>
          </table:table-cell>
          <table:table-cell office:value-type="float" office:value="77" table:style-name="ce11">
            <text:p>7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6T00:00:00" table:style-name="ce27">
            <text:p>2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7T00:00:00" table:style-name="ce27">
            <text:p>2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8T00:00:00" table:style-name="ce27">
            <text:p>2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9T00:00:00" table:style-name="ce27">
            <text:p>2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30T00:00:00" table:style-name="ce27">
            <text:p>30/03/2021</text:p>
          </table:table-cell>
          <table:table-cell office:value-type="float" office:value="148" table:style-name="ce11">
            <text:p>14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3-31T00:00:00" table:style-name="ce27">
            <text:p>31/03/2021</text:p>
          </table:table-cell>
          <table:table-cell office:value-type="float" office:value="81" table:style-name="ce11">
            <text:p>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01T00:00:00" table:style-name="ce27">
            <text:p>01/04/2021</text:p>
          </table:table-cell>
          <table:table-cell office:value-type="float" office:value="30" table:style-name="ce11">
            <text:p>3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02T00:00:00" table:style-name="ce27">
            <text:p>0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3T00:00:00" table:style-name="ce27">
            <text:p>0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4T00:00:00" table:style-name="ce27">
            <text:p>0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5T00:00:00" table:style-name="ce27">
            <text:p>0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6T00:00:00" table:style-name="ce27">
            <text:p>0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7T00:00:00" table:style-name="ce27">
            <text:p>0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8T00:00:00" table:style-name="ce27">
            <text:p>0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9T00:00:00" table:style-name="ce27">
            <text:p>09/04/2021</text:p>
          </table:table-cell>
          <table:table-cell office:value-type="float" office:value="44" table:style-name="ce11">
            <text:p>4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4-10T00:00:00" table:style-name="ce27">
            <text:p>10/04/2021</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11T00:00:00" table:style-name="ce27">
            <text:p>11/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2T00:00:00" table:style-name="ce27">
            <text:p>1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3T00:00:00" table:style-name="ce27">
            <text:p>13/04/2021</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4T00:00:00" table:style-name="ce27">
            <text:p>14/04/2021</text:p>
          </table:table-cell>
          <table:table-cell office:value-type="float" office:value="42" table:style-name="ce11">
            <text:p>4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5T00:00:00" table:style-name="ce27">
            <text:p>1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6T00:00:00" table:style-name="ce27">
            <text:p>1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7T00:00:00" table:style-name="ce27">
            <text:p>1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8T00:00:00" table:style-name="ce27">
            <text:p>1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9T00:00:00" table:style-name="ce27">
            <text:p>19/04/2021</text:p>
          </table:table-cell>
          <table:table-cell office:value-type="float" office:value="113" table:style-name="ce11">
            <text:p>11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4-20T00:00:00" table:style-name="ce27">
            <text:p>20/04/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21T00:00:00" table:style-name="ce27">
            <text:p>21/04/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22T00:00:00" table:style-name="ce27">
            <text:p>2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3T00:00:00" table:style-name="ce27">
            <text:p>2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4T00:00:00" table:style-name="ce27">
            <text:p>2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5T00:00:00" table:style-name="ce27">
            <text:p>2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6T00:00:00" table:style-name="ce27">
            <text:p>2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7T00:00:00" table:style-name="ce27">
            <text:p>2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8T00:00:00" table:style-name="ce27">
            <text:p>28/04/2021</text:p>
          </table:table-cell>
          <table:table-cell office:value-type="float" office:value="208" table:style-name="ce11">
            <text:p>2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4-29T00:00:00" table:style-name="ce27">
            <text:p>29/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30T00:00:00" table:style-name="ce27">
            <text:p>30/04/2021</text:p>
          </table:table-cell>
          <table:table-cell office:value-type="float" office:value="109" table:style-name="ce11">
            <text:p>10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5-01T00:00:00" table:style-name="ce27">
            <text:p>01/05/2021</text:p>
          </table:table-cell>
          <table:table-cell office:value-type="float" office:value="185" table:style-name="ce11">
            <text:p>1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02T00:00:00" table:style-name="ce27">
            <text:p>02/05/2021</text:p>
          </table:table-cell>
          <table:table-cell office:value-type="float" office:value="92" table:style-name="ce11">
            <text:p>9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5-03T00:00:00" table:style-name="ce27">
            <text:p>0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4T00:00:00" table:style-name="ce27">
            <text:p>0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5T00:00:00" table:style-name="ce27">
            <text:p>0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6T00:00:00" table:style-name="ce27">
            <text:p>0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7T00:00:00" table:style-name="ce27">
            <text:p>0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8T00:00:00" table:style-name="ce27">
            <text:p>08/05/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09T00:00:00" table:style-name="ce27">
            <text:p>09/05/2021</text:p>
          </table:table-cell>
          <table:table-cell office:value-type="float" office:value="81" table:style-name="ce11">
            <text:p>8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10T00:00:00" table:style-name="ce27">
            <text:p>10/05/2021</text:p>
          </table:table-cell>
          <table:table-cell office:value-type="float" office:value="43" table:style-name="ce11">
            <text:p>4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11T00:00:00" table:style-name="ce27">
            <text:p>11/05/2021</text:p>
          </table:table-cell>
          <table:table-cell office:value-type="float" office:value="186" table:style-name="ce11">
            <text:p>18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2T00:00:00" table:style-name="ce27">
            <text:p>1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3T00:00:00" table:style-name="ce27">
            <text:p>13/05/2021</text:p>
          </table:table-cell>
          <table:table-cell office:value-type="float" office:value="199" table:style-name="ce11">
            <text:p>19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14T00:00:00" table:style-name="ce27">
            <text:p>1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5T00:00:00" table:style-name="ce27">
            <text:p>15/05/2021</text:p>
          </table:table-cell>
          <table:table-cell office:value-type="float" office:value="164" table:style-name="ce11">
            <text:p>1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6T00:00:00" table:style-name="ce27">
            <text:p>1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7T00:00:00" table:style-name="ce27">
            <text:p>1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8T00:00:00" table:style-name="ce27">
            <text:p>18/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9T00:00:00" table:style-name="ce27">
            <text:p>19/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0T00:00:00" table:style-name="ce27">
            <text:p>20/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5-21T00:00:00" table:style-name="ce27">
            <text:p>21/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2T00:00:00" table:style-name="ce27">
            <text:p>2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3T00:00:00" table:style-name="ce27">
            <text:p>2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4T00:00:00" table:style-name="ce27">
            <text:p>24/05/2021</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25T00:00:00" table:style-name="ce27">
            <text:p>2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6T00:00:00" table:style-name="ce27">
            <text:p>2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7T00:00:00" table:style-name="ce27">
            <text:p>27/05/2021</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28T00:00:00" table:style-name="ce27">
            <text:p>28/05/2021</text:p>
          </table:table-cell>
          <table:table-cell office:value-type="float" office:value="336" table:style-name="ce11">
            <text:p>336</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05-29T00:00:00" table:style-name="ce27">
            <text:p>29/05/2021</text:p>
          </table:table-cell>
          <table:table-cell office:value-type="float" office:value="144" table:style-name="ce11">
            <text:p>14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5-30T00:00:00" table:style-name="ce27">
            <text:p>30/05/2021</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31T00:00:00" table:style-name="ce27">
            <text:p>31/05/2021</text:p>
          </table:table-cell>
          <table:table-cell office:value-type="float" office:value="71" table:style-name="ce11">
            <text:p>7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1T00:00:00" table:style-name="ce27">
            <text:p>01/06/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2T00:00:00" table:style-name="ce27">
            <text:p>02/06/2021</text:p>
          </table:table-cell>
          <table:table-cell office:value-type="float" office:value="156" table:style-name="ce11">
            <text:p>15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3T00:00:00" table:style-name="ce27">
            <text:p>03/06/2021</text:p>
          </table:table-cell>
          <table:table-cell office:value-type="float" office:value="201" table:style-name="ce11">
            <text:p>20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6-04T00:00:00" table:style-name="ce27">
            <text:p>04/06/2021</text:p>
          </table:table-cell>
          <table:table-cell office:value-type="float" office:value="83" table:style-name="ce11">
            <text:p>8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5T00:00:00" table:style-name="ce27">
            <text:p>0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06T00:00:00" table:style-name="ce27">
            <text:p>06/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7T00:00:00" table:style-name="ce27">
            <text:p>07/06/2021</text:p>
          </table:table-cell>
          <table:table-cell office:value-type="float" office:value="93" table:style-name="ce11">
            <text:p>9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8T00:00:00" table:style-name="ce27">
            <text:p>08/06/2021</text:p>
          </table:table-cell>
          <table:table-cell office:value-type="float" office:value="64" table:style-name="ce11">
            <text:p>64</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9T00:00:00" table:style-name="ce27">
            <text:p>09/06/2021</text:p>
          </table:table-cell>
          <table:table-cell office:value-type="float" office:value="179" table:style-name="ce11">
            <text:p>17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0T00:00:00" table:style-name="ce27">
            <text:p>10/06/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1T00:00:00" table:style-name="ce27">
            <text:p>11/06/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2T00:00:00" table:style-name="ce27">
            <text:p>12/06/2021</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3T00:00:00" table:style-name="ce27">
            <text:p>13/06/2021</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4T00:00:00" table:style-name="ce27">
            <text:p>14/06/2021</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15T00:00:00" table:style-name="ce27">
            <text:p>15/06/2021</text:p>
          </table:table-cell>
          <table:table-cell office:value-type="float" office:value="80" table:style-name="ce11">
            <text:p>8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6T00:00:00" table:style-name="ce27">
            <text:p>16/06/2021</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7T00:00:00" table:style-name="ce27">
            <text:p>17/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18T00:00:00" table:style-name="ce27">
            <text:p>18/06/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9T00:00:00" table:style-name="ce27">
            <text:p>19/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0T00:00:00" table:style-name="ce27">
            <text:p>2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1T00:00:00" table:style-name="ce27">
            <text:p>21/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2T00:00:00" table:style-name="ce27">
            <text:p>22/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3T00:00:00" table:style-name="ce27">
            <text:p>23/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4T00:00:00" table:style-name="ce27">
            <text:p>24/06/2021</text:p>
          </table:table-cell>
          <table:table-cell office:value-type="float" office:value="85" table:style-name="ce11">
            <text:p>8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25T00:00:00" table:style-name="ce27">
            <text:p>2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6T00:00:00" table:style-name="ce27">
            <text:p>26/06/2021</text:p>
          </table:table-cell>
          <table:table-cell office:value-type="float" office:value="192" table:style-name="ce11">
            <text:p>19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6-27T00:00:00" table:style-name="ce27">
            <text:p>27/06/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28T00:00:00" table:style-name="ce27">
            <text:p>28/06/2021</text:p>
          </table:table-cell>
          <table:table-cell office:value-type="float" office:value="107" table:style-name="ce11">
            <text:p>10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29T00:00:00" table:style-name="ce27">
            <text:p>29/06/2021</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30T00:00:00" table:style-name="ce27">
            <text:p>3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1T00:00:00" table:style-name="ce27">
            <text:p>01/07/2021</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2T00:00:00" table:style-name="ce27">
            <text:p>02/07/2021</text:p>
          </table:table-cell>
          <table:table-cell office:value-type="float" office:value="201" table:style-name="ce11">
            <text:p>2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03T00:00:00" table:style-name="ce27">
            <text:p>03/07/2021</text:p>
          </table:table-cell>
          <table:table-cell office:value-type="float" office:value="192" table:style-name="ce11">
            <text:p>19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04T00:00:00" table:style-name="ce27">
            <text:p>04/07/2021</text:p>
          </table:table-cell>
          <table:table-cell office:value-type="float" office:value="212" table:style-name="ce11">
            <text:p>21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7-05T00:00:00" table:style-name="ce27">
            <text:p>0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6T00:00:00" table:style-name="ce27">
            <text:p>0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7T00:00:00" table:style-name="ce27">
            <text:p>0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8T00:00:00" table:style-name="ce27">
            <text:p>08/07/2021</text:p>
          </table:table-cell>
          <table:table-cell office:value-type="float" office:value="71" table:style-name="ce11">
            <text:p>7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9T00:00:00" table:style-name="ce27">
            <text:p>0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0T00:00:00" table:style-name="ce27">
            <text:p>10/07/2021</text:p>
          </table:table-cell>
          <table:table-cell office:value-type="float" office:value="225" table:style-name="ce11">
            <text:p>22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7-11T00:00:00" table:style-name="ce27">
            <text:p>11/07/2021</text:p>
          </table:table-cell>
          <table:table-cell office:value-type="float" office:value="346" table:style-name="ce11">
            <text:p>34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7-12T00:00:00" table:style-name="ce27">
            <text:p>12/07/2021</text:p>
          </table:table-cell>
          <table:table-cell office:value-type="float" office:value="253" table:style-name="ce11">
            <text:p>253</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13T00:00:00" table:style-name="ce27">
            <text:p>13/07/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14T00:00:00" table:style-name="ce27">
            <text:p>1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5T00:00:00" table:style-name="ce27">
            <text:p>1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6T00:00:00" table:style-name="ce27">
            <text:p>1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7T00:00:00" table:style-name="ce27">
            <text:p>1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8T00:00:00" table:style-name="ce27">
            <text:p>18/07/2021</text:p>
          </table:table-cell>
          <table:table-cell office:value-type="float" office:value="241" table:style-name="ce11">
            <text:p>24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7-19T00:00:00" table:style-name="ce27">
            <text:p>19/07/2021</text:p>
          </table:table-cell>
          <table:table-cell office:value-type="float" office:value="430" table:style-name="ce11">
            <text:p>43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7-20T00:00:00" table:style-name="ce27">
            <text:p>20/07/2021</text:p>
          </table:table-cell>
          <table:table-cell office:value-type="float" office:value="287" table:style-name="ce11">
            <text:p>28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1T00:00:00" table:style-name="ce27">
            <text:p>21/07/2021</text:p>
          </table:table-cell>
          <table:table-cell office:value-type="float" office:value="219" table:style-name="ce11">
            <text:p>219</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7-22T00:00:00" table:style-name="ce27">
            <text:p>22/07/2021</text:p>
          </table:table-cell>
          <table:table-cell office:value-type="float" office:value="175" table:style-name="ce11">
            <text:p>175</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23T00:00:00" table:style-name="ce27">
            <text:p>23/07/2021</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24T00:00:00" table:style-name="ce27">
            <text:p>2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5T00:00:00" table:style-name="ce27">
            <text:p>25/07/2021</text:p>
          </table:table-cell>
          <table:table-cell office:value-type="float" office:value="381" table:style-name="ce11">
            <text:p>38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6T00:00:00" table:style-name="ce27">
            <text:p>26/07/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7-27T00:00:00" table:style-name="ce27">
            <text:p>2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8T00:00:00" table:style-name="ce27">
            <text:p>28/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9T00:00:00" table:style-name="ce27">
            <text:p>2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0T00:00:00" table:style-name="ce27">
            <text:p>30/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1T00:00:00" table:style-name="ce27">
            <text:p>31/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1T00:00:00" table:style-name="ce27">
            <text:p>0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2T00:00:00" table:style-name="ce27">
            <text:p>02/08/2021</text:p>
          </table:table-cell>
          <table:table-cell office:value-type="float" office:value="44" table:style-name="ce11">
            <text:p>4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03T00:00:00" table:style-name="ce27">
            <text:p>03/08/2021</text:p>
          </table:table-cell>
          <table:table-cell office:value-type="float" office:value="281" table:style-name="ce11">
            <text:p>28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8-04T00:00:00" table:style-name="ce27">
            <text:p>04/08/2021</text:p>
          </table:table-cell>
          <table:table-cell office:value-type="float" office:value="491" table:style-name="ce11">
            <text:p>491</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1-08-05T00:00:00" table:style-name="ce27">
            <text:p>05/08/2021</text:p>
          </table:table-cell>
          <table:table-cell office:value-type="float" office:value="466" table:style-name="ce11">
            <text:p>46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8-06T00:00:00" table:style-name="ce27">
            <text:p>0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7T00:00:00" table:style-name="ce27">
            <text:p>0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8T00:00:00" table:style-name="ce27">
            <text:p>0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9T00:00:00" table:style-name="ce27">
            <text:p>0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0T00:00:00" table:style-name="ce27">
            <text:p>1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1T00:00:00" table:style-name="ce27">
            <text:p>1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2T00:00:00" table:style-name="ce27">
            <text:p>12/08/2021</text:p>
          </table:table-cell>
          <table:table-cell office:value-type="float" office:value="592" table:style-name="ce11">
            <text:p>592</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08-13T00:00:00" table:style-name="ce27">
            <text:p>13/08/2021</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14T00:00:00" table:style-name="ce27">
            <text:p>1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5T00:00:00" table:style-name="ce27">
            <text:p>15/08/2021</text:p>
          </table:table-cell>
          <table:table-cell office:value-type="float" office:value="285" table:style-name="ce11">
            <text:p>2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8-16T00:00:00" table:style-name="ce27">
            <text:p>1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7T00:00:00" table:style-name="ce27">
            <text:p>1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8T00:00:00" table:style-name="ce27">
            <text:p>1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9T00:00:00" table:style-name="ce27">
            <text:p>1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0T00:00:00" table:style-name="ce27">
            <text:p>2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1T00:00:00" table:style-name="ce27">
            <text:p>21/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table:number-columns-repeated="16380"/>
        </table:table-row>
        <table:table-row table:style-name="ro15">
          <table:table-cell office:value-type="date" office:date-value="2021-08-22T00:00:00" table:style-name="ce27">
            <text:p>22/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3T00:00:00" table:style-name="ce27">
            <text:p>23/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4T00:00:00" table:style-name="ce27">
            <text:p>2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5T00:00:00" table:style-name="ce27">
            <text:p>25/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6T00:00:00" table:style-name="ce27">
            <text:p>2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7T00:00:00" table:style-name="ce27">
            <text:p>2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8T00:00:00" table:style-name="ce27">
            <text:p>2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0T00:00:00" table:style-name="ce27">
            <text:p>3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1T00:00:00" table:style-name="ce27">
            <text:p>3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1T00:00:00" table:style-name="ce27">
            <text:p>0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2T00:00:00" table:style-name="ce27">
            <text:p>02/09/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03T00:00:00" table:style-name="ce27">
            <text:p>0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4T00:00:00" table:style-name="ce27">
            <text:p>04/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5T00:00:00" table:style-name="ce27">
            <text:p>05/09/2021</text:p>
          </table:table-cell>
          <table:table-cell office:value-type="float" office:value="158" table:style-name="ce11">
            <text:p>15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06T00:00:00" table:style-name="ce27">
            <text:p>06/09/2021</text:p>
          </table:table-cell>
          <table:table-cell office:value-type="float" office:value="785" table:style-name="ce11">
            <text:p>78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1-09-07T00:00:00" table:style-name="ce27">
            <text:p>07/09/2021</text:p>
          </table:table-cell>
          <table:table-cell office:value-type="float" office:value="442" table:style-name="ce11">
            <text:p>442</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09-08T00:00:00" table:style-name="ce27">
            <text:p>08/09/2021</text:p>
          </table:table-cell>
          <table:table-cell office:value-type="float" office:value="301" table:style-name="ce11">
            <text:p>3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9-09T00:00:00" table:style-name="ce27">
            <text:p>09/09/2021</text:p>
          </table:table-cell>
          <table:table-cell office:value-type="float" office:value="192" table:style-name="ce11">
            <text:p>19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10T00:00:00" table:style-name="ce27">
            <text:p>10/09/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9-11T00:00:00" table:style-name="ce27">
            <text:p>1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12T00:00:00" table:style-name="ce27">
            <text:p>12/09/2021</text:p>
          </table:table-cell>
          <table:table-cell office:value-type="float" office:value="75" table:style-name="ce11">
            <text:p>7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3T00:00:00" table:style-name="ce27">
            <text:p>13/09/2021</text:p>
          </table:table-cell>
          <table:table-cell office:value-type="float" office:value="163" table:style-name="ce11">
            <text:p>1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9-14T00:00:00" table:style-name="ce27">
            <text:p>14/09/2021</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15T00:00:00" table:style-name="ce27">
            <text:p>15/09/2021</text:p>
          </table:table-cell>
          <table:table-cell office:value-type="float" office:value="85" table:style-name="ce11">
            <text:p>8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6T00:00:00" table:style-name="ce27">
            <text:p>16/09/2021</text:p>
          </table:table-cell>
          <table:table-cell office:value-type="float" office:value="222" table:style-name="ce11">
            <text:p>222</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9-17T00:00:00" table:style-name="ce27">
            <text:p>17/09/2021</text:p>
          </table:table-cell>
          <table:table-cell office:value-type="float" office:value="174" table:style-name="ce11">
            <text:p>1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9-18T00:00:00" table:style-name="ce27">
            <text:p>18/09/2021</text:p>
          </table:table-cell>
          <table:table-cell office:value-type="float" office:value="426" table:style-name="ce11">
            <text:p>426</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19T00:00:00" table:style-name="ce27">
            <text:p>19/09/2021</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0T00:00:00" table:style-name="ce27">
            <text:p>20/09/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1T00:00:00" table:style-name="ce27">
            <text:p>21/09/2021</text:p>
          </table:table-cell>
          <table:table-cell office:value-type="float" office:value="134" table:style-name="ce11">
            <text:p>13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22T00:00:00" table:style-name="ce27">
            <text:p>22/09/2021</text:p>
          </table:table-cell>
          <table:table-cell office:value-type="float" office:value="410" table:style-name="ce11">
            <text:p>41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23T00:00:00" table:style-name="ce27">
            <text:p>2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4T00:00:00" table:style-name="ce27">
            <text:p>24/09/2021</text:p>
          </table:table-cell>
          <table:table-cell office:value-type="float" office:value="90" table:style-name="ce11">
            <text:p>9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5T00:00:00" table:style-name="ce27">
            <text:p>25/09/2021</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6T00:00:00" table:style-name="ce27">
            <text:p>26/09/2021</text:p>
          </table:table-cell>
          <table:table-cell office:value-type="float" office:value="681" table:style-name="ce11">
            <text:p>681</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09-27T00:00:00" table:style-name="ce27">
            <text:p>27/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8T00:00:00" table:style-name="ce27">
            <text:p>28/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9T00:00:00" table:style-name="ce27">
            <text:p>29/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30T00:00:00" table:style-name="ce27">
            <text:p>30/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1T00:00:00" table:style-name="ce27">
            <text:p>0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2T00:00:00" table:style-name="ce27">
            <text:p>0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4T00:00:00" table:style-name="ce27">
            <text:p>04/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5T00:00:00" table:style-name="ce27">
            <text:p>0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6T00:00:00" table:style-name="ce27">
            <text:p>06/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7T00:00:00" table:style-name="ce27">
            <text:p>07/10/2021</text:p>
          </table:table-cell>
          <table:table-cell office:value-type="float" office:value="89" table:style-name="ce11">
            <text:p>8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08T00:00:00" table:style-name="ce27">
            <text:p>08/10/2021</text:p>
          </table:table-cell>
          <table:table-cell office:value-type="float" office:value="674" table:style-name="ce11">
            <text:p>674</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1-10-09T00:00:00" table:style-name="ce27">
            <text:p>09/10/2021</text:p>
          </table:table-cell>
          <table:table-cell office:value-type="float" office:value="471" table:style-name="ce11">
            <text:p>47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0-10T00:00:00" table:style-name="ce27">
            <text:p>10/10/2021</text:p>
          </table:table-cell>
          <table:table-cell office:value-type="float" office:value="364" table:style-name="ce11">
            <text:p>36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1T00:00:00" table:style-name="ce27">
            <text:p>11/10/2021</text:p>
          </table:table-cell>
          <table:table-cell office:value-type="float" office:value="31" table:style-name="ce11">
            <text:p>3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12T00:00:00" table:style-name="ce27">
            <text:p>1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3T00:00:00" table:style-name="ce27">
            <text:p>1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4T00:00:00" table:style-name="ce27">
            <text:p>14/10/2021</text:p>
          </table:table-cell>
          <table:table-cell office:value-type="float" office:value="55" table:style-name="ce11">
            <text:p>5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15T00:00:00" table:style-name="ce27">
            <text:p>1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6T00:00:00" table:style-name="ce27">
            <text:p>16/10/2021</text:p>
          </table:table-cell>
          <table:table-cell office:value-type="float" office:value="410" table:style-name="ce11">
            <text:p>410</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7T00:00:00" table:style-name="ce27">
            <text:p>17/10/2021</text:p>
          </table:table-cell>
          <table:table-cell office:value-type="float" office:value="102" table:style-name="ce11">
            <text:p>10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0-18T00:00:00" table:style-name="ce27">
            <text:p>18/10/2021</text:p>
          </table:table-cell>
          <table:table-cell office:value-type="float" office:value="294" table:style-name="ce11">
            <text:p>29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0-19T00:00:00" table:style-name="ce27">
            <text:p>1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0T00:00:00" table:style-name="ce27">
            <text:p>2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1T00:00:00" table:style-name="ce27">
            <text:p>2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2T00:00:00" table:style-name="ce27">
            <text:p>2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3T00:00:00" table:style-name="ce27">
            <text:p>23/10/2021</text:p>
          </table:table-cell>
          <table:table-cell office:value-type="float" office:value="35" table:style-name="ce11">
            <text:p>3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4T00:00:00" table:style-name="ce27">
            <text:p>24/10/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5T00:00:00" table:style-name="ce27">
            <text:p>25/10/2021</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26T00:00:00" table:style-name="ce27">
            <text:p>26/10/2021</text:p>
          </table:table-cell>
          <table:table-cell office:value-type="float" office:value="145" table:style-name="ce11">
            <text:p>1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27T00:00:00" table:style-name="ce27">
            <text:p>27/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8T00:00:00" table:style-name="ce27">
            <text:p>28/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9T00:00:00" table:style-name="ce27">
            <text:p>2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0T00:00:00" table:style-name="ce27">
            <text:p>3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1T00:00:00" table:style-name="ce27">
            <text:p>3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1T00:00:00" table:style-name="ce27">
            <text:p>0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2T00:00:00" table:style-name="ce27">
            <text:p>02/11/2021</text:p>
          </table:table-cell>
          <table:table-cell office:value-type="float" office:value="456" table:style-name="ce11">
            <text:p>45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11-03T00:00:00" table:style-name="ce27">
            <text:p>03/11/2021</text:p>
          </table:table-cell>
          <table:table-cell office:value-type="float" office:value="853" table:style-name="ce11">
            <text:p>853</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1-11-04T00:00:00" table:style-name="ce27">
            <text:p>0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5T00:00:00" table:style-name="ce27">
            <text:p>05/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6T00:00:00" table:style-name="ce27">
            <text:p>06/11/2021</text:p>
          </table:table-cell>
          <table:table-cell office:value-type="float" office:value="29" table:style-name="ce11">
            <text:p>2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07T00:00:00" table:style-name="ce27">
            <text:p>0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8T00:00:00" table:style-name="ce27">
            <text:p>08/11/2021</text:p>
          </table:table-cell>
          <table:table-cell office:value-type="float" office:value="50" table:style-name="ce11">
            <text:p>5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09T00:00:00" table:style-name="ce27">
            <text:p>09/11/2021</text:p>
          </table:table-cell>
          <table:table-cell office:value-type="float" office:value="504" table:style-name="ce11">
            <text:p>504</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11-10T00:00:00" table:style-name="ce27">
            <text:p>10/11/2021</text:p>
          </table:table-cell>
          <table:table-cell office:value-type="float" office:value="695" table:style-name="ce11">
            <text:p>695</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11-11T00:00:00" table:style-name="ce27">
            <text:p>11/11/2021</text:p>
          </table:table-cell>
          <table:table-cell office:value-type="float" office:value="1250" table:style-name="ce11">
            <text:p>1250</text:p>
          </table:table-cell>
          <table:table-cell office:value-type="float" office:value="36" table:style-name="ce11">
            <text:p>36</text:p>
          </table:table-cell>
          <table:table-cell office:value-type="string" table:style-name="ce28">
            <text:p>-</text:p>
          </table:table-cell>
          <table:table-cell table:number-columns-repeated="16380"/>
        </table:table-row>
        <table:table-row table:style-name="ro15">
          <table:table-cell office:value-type="date" office:date-value="2021-11-12T00:00:00" table:style-name="ce27">
            <text:p>1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3T00:00:00" table:style-name="ce27">
            <text:p>1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4T00:00:00" table:style-name="ce27">
            <text:p>1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5T00:00:00" table:style-name="ce27">
            <text:p>15/11/2021</text:p>
          </table:table-cell>
          <table:table-cell office:value-type="float" office:value="103" table:style-name="ce11">
            <text:p>10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6T00:00:00" table:style-name="ce27">
            <text:p>16/11/2021</text:p>
          </table:table-cell>
          <table:table-cell office:value-type="float" office:value="1168" table:style-name="ce11">
            <text:p>1168</text:p>
          </table:table-cell>
          <table:table-cell office:value-type="float" office:value="33" table:style-name="ce11">
            <text:p>33</text:p>
          </table:table-cell>
          <table:table-cell office:value-type="string" table:style-name="ce28">
            <text:p>-</text:p>
          </table:table-cell>
          <table:table-cell table:number-columns-repeated="16380"/>
        </table:table-row>
        <table:table-row table:style-name="ro15">
          <table:table-cell office:value-type="date" office:date-value="2021-11-17T00:00:00" table:style-name="ce27">
            <text:p>17/11/2021</text:p>
          </table:table-cell>
          <table:table-cell office:value-type="float" office:value="66" table:style-name="ce11">
            <text:p>6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1-18T00:00:00" table:style-name="ce27">
            <text:p>18/11/2021</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9T00:00:00" table:style-name="ce27">
            <text:p>19/11/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20T00:00:00" table:style-name="ce27">
            <text:p>20/11/2021</text:p>
          </table:table-cell>
          <table:table-cell office:value-type="float" office:value="886" table:style-name="ce11">
            <text:p>886</text:p>
          </table:table-cell>
          <table:table-cell office:value-type="float" office:value="28" table:style-name="ce11">
            <text:p>28</text:p>
          </table:table-cell>
          <table:table-cell office:value-type="string" table:style-name="ce28">
            <text:p>-</text:p>
          </table:table-cell>
          <table:table-cell table:number-columns-repeated="16380"/>
        </table:table-row>
        <table:table-row table:style-name="ro15">
          <table:table-cell office:value-type="date" office:date-value="2021-11-21T00:00:00" table:style-name="ce27">
            <text:p>2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2T00:00:00" table:style-name="ce27">
            <text:p>2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3T00:00:00" table:style-name="ce27">
            <text:p>2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4T00:00:00" table:style-name="ce27">
            <text:p>24/11/2021</text:p>
          </table:table-cell>
          <table:table-cell office:value-type="float" office:value="757" table:style-name="ce11">
            <text:p>757</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1-25T00:00:00" table:style-name="ce27">
            <text:p>25/11/2021</text:p>
          </table:table-cell>
          <table:table-cell office:value-type="float" office:value="62" table:style-name="ce11">
            <text:p>6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26T00:00:00" table:style-name="ce27">
            <text:p>26/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7T00:00:00" table:style-name="ce27">
            <text:p>2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8T00:00:00" table:style-name="ce27">
            <text:p>28/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9T00:00:00" table:style-name="ce27">
            <text:p>29/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30T00:00:00" table:style-name="ce27">
            <text:p>30/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1T00:00:00" table:style-name="ce27">
            <text:p>0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2T00:00:00" table:style-name="ce27">
            <text:p>0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3T00:00:00" table:style-name="ce27">
            <text:p>0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4T00:00:00" table:style-name="ce27">
            <text:p>04/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05T00:00:00" table:style-name="ce27">
            <text:p>05/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6T00:00:00" table:style-name="ce27">
            <text:p>0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7T00:00:00" table:style-name="ce27">
            <text:p>07/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8T00:00:00" table:style-name="ce27">
            <text:p>0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9T00:00:00" table:style-name="ce27">
            <text:p>0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0T00:00:00" table:style-name="ce27">
            <text:p>1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1T00:00:00" table:style-name="ce27">
            <text:p>1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3T00:00:00" table:style-name="ce27">
            <text:p>1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4T00:00:00" table:style-name="ce27">
            <text:p>1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5T00:00:00" table:style-name="ce27">
            <text:p>15/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16T00:00:00" table:style-name="ce27">
            <text:p>16/12/2021</text:p>
          </table:table-cell>
          <table:table-cell office:value-type="float" office:value="559" table:style-name="ce11">
            <text:p>559</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12-17T00:00:00" table:style-name="ce27">
            <text:p>17/12/2021</text:p>
          </table:table-cell>
          <table:table-cell office:value-type="float" office:value="358" table:style-name="ce11">
            <text:p>358</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2-18T00:00:00" table:style-name="ce27">
            <text:p>1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9T00:00:00" table:style-name="ce27">
            <text:p>19/12/2021</text:p>
          </table:table-cell>
          <table:table-cell office:value-type="float" office:value="274" table:style-name="ce11">
            <text:p>27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2-20T00:00:00" table:style-name="ce27">
            <text:p>2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1T00:00:00" table:style-name="ce27">
            <text:p>21/12/2021</text:p>
          </table:table-cell>
          <table:table-cell office:value-type="float" office:value="82" table:style-name="ce11">
            <text:p>8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22T00:00:00" table:style-name="ce27">
            <text:p>22/12/2021</text:p>
          </table:table-cell>
          <table:table-cell office:value-type="float" office:value="258" table:style-name="ce11">
            <text:p>258</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12-23T00:00:00" table:style-name="ce27">
            <text:p>2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4T00:00:00" table:style-name="ce27">
            <text:p>2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5T00:00:00" table:style-name="ce27">
            <text:p>25/12/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2-26T00:00:00" table:style-name="ce27">
            <text:p>2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7T00:00:00" table:style-name="ce27">
            <text:p>27/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28T00:00:00" table:style-name="ce27">
            <text:p>2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9T00:00:00" table:style-name="ce27">
            <text:p>2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0T00:00:00" table:style-name="ce27">
            <text:p>3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1T00:00:00" table:style-name="ce27">
            <text:p>3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1T00:00:00" table:style-name="ce27">
            <text:p>0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2T00:00:00" table:style-name="ce27">
            <text:p>0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3T00:00:00" table:style-name="ce27">
            <text:p>03/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4T00:00:00" table:style-name="ce27">
            <text:p>04/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05T00:00:00" table:style-name="ce27">
            <text:p>05/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6T00:00:00" table:style-name="ce27">
            <text:p>0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7T00:00:00" table:style-name="ce27">
            <text:p>0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8T00:00:00" table:style-name="ce27">
            <text:p>0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9T00:00:00" table:style-name="ce27">
            <text:p>0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0T00:00:00" table:style-name="ce27">
            <text:p>10/01/2022</text:p>
          </table:table-cell>
          <table:table-cell office:value-type="float" office:value="96" table:style-name="ce11">
            <text:p>9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11T00:00:00" table:style-name="ce27">
            <text:p>1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2T00:00:00" table:style-name="ce27">
            <text:p>12/01/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13T00:00:00" table:style-name="ce27">
            <text:p>13/01/2022</text:p>
          </table:table-cell>
          <table:table-cell office:value-type="float" office:value="269" table:style-name="ce11">
            <text:p>2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1-14T00:00:00" table:style-name="ce27">
            <text:p>14/01/2022</text:p>
          </table:table-cell>
          <table:table-cell office:value-type="float" office:value="118" table:style-name="ce11">
            <text:p>11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1-15T00:00:00" table:style-name="ce27">
            <text:p>15/01/2022</text:p>
          </table:table-cell>
          <table:table-cell office:value-type="float" office:value="197" table:style-name="ce11">
            <text:p>19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16T00:00:00" table:style-name="ce27">
            <text:p>1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7T00:00:00" table:style-name="ce27">
            <text:p>1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8T00:00:00" table:style-name="ce27">
            <text:p>18/01/2022</text:p>
          </table:table-cell>
          <table:table-cell office:value-type="float" office:value="168" table:style-name="ce11">
            <text:p>16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1-19T00:00:00" table:style-name="ce27">
            <text:p>19/01/2022</text:p>
          </table:table-cell>
          <table:table-cell office:value-type="float" office:value="24" table:style-name="ce11">
            <text:p>2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0T00:00:00" table:style-name="ce27">
            <text:p>2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1T00:00:00" table:style-name="ce27">
            <text:p>2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2T00:00:00" table:style-name="ce27">
            <text:p>2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3T00:00:00" table:style-name="ce27">
            <text:p>23/01/2022</text:p>
          </table:table-cell>
          <table:table-cell office:value-type="float" office:value="87" table:style-name="ce11">
            <text:p>8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24T00:00:00" table:style-name="ce27">
            <text:p>24/01/2022</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25T00:00:00" table:style-name="ce27">
            <text:p>25/01/2022</text:p>
          </table:table-cell>
          <table:table-cell office:value-type="float" office:value="183" table:style-name="ce11">
            <text:p>18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26T00:00:00" table:style-name="ce27">
            <text:p>26/01/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7T00:00:00" table:style-name="ce27">
            <text:p>2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8T00:00:00" table:style-name="ce27">
            <text:p>2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9T00:00:00" table:style-name="ce27">
            <text:p>2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0T00:00:00" table:style-name="ce27">
            <text:p>3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1T00:00:00" table:style-name="ce27">
            <text:p>3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1T00:00:00" table:style-name="ce27">
            <text:p>0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2T00:00:00" table:style-name="ce27">
            <text:p>0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3T00:00:00" table:style-name="ce27">
            <text:p>0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4T00:00:00" table:style-name="ce27">
            <text:p>0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5T00:00:00" table:style-name="ce27">
            <text:p>0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7T00:00:00" table:style-name="ce27">
            <text:p>0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8T00:00:00" table:style-name="ce27">
            <text:p>0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9T00:00:00" table:style-name="ce27">
            <text:p>0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0T00:00:00" table:style-name="ce27">
            <text:p>1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1T00:00:00" table:style-name="ce27">
            <text:p>1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2T00:00:00" table:style-name="ce27">
            <text:p>12/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2-13T00:00:00" table:style-name="ce27">
            <text:p>1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4T00:00:00" table:style-name="ce27">
            <text:p>1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5T00:00:00" table:style-name="ce27">
            <text:p>1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6T00:00:00" table:style-name="ce27">
            <text:p>1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7T00:00:00" table:style-name="ce27">
            <text:p>1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8T00:00:00" table:style-name="ce27">
            <text:p>1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9T00:00:00" table:style-name="ce27">
            <text:p>1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1T00:00:00" table:style-name="ce27">
            <text:p>2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2T00:00:00" table:style-name="ce27">
            <text:p>2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3T00:00:00" table:style-name="ce27">
            <text:p>2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4T00:00:00" table:style-name="ce27">
            <text:p>2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5T00:00:00" table:style-name="ce27">
            <text:p>2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6T00:00:00" table:style-name="ce27">
            <text:p>26/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2-27T00:00:00" table:style-name="ce27">
            <text:p>2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8T00:00:00" table:style-name="ce27">
            <text:p>2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1T00:00:00" table:style-name="ce27">
            <text:p>01/03/2022</text:p>
          </table:table-cell>
          <table:table-cell office:value-type="float" office:value="230" table:style-name="ce11">
            <text:p>23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3-02T00:00:00" table:style-name="ce27">
            <text:p>02/03/2022</text:p>
          </table:table-cell>
          <table:table-cell office:value-type="float" office:value="148" table:style-name="ce11">
            <text:p>14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3-03T00:00:00" table:style-name="ce27">
            <text:p>03/03/2022</text:p>
          </table:table-cell>
          <table:table-cell office:value-type="float" office:value="253" table:style-name="ce11">
            <text:p>253</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3-04T00:00:00" table:style-name="ce27">
            <text:p>04/03/2022</text:p>
          </table:table-cell>
          <table:table-cell office:value-type="float" office:value="99" table:style-name="ce11">
            <text:p>9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05T00:00:00" table:style-name="ce27">
            <text:p>05/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6T00:00:00" table:style-name="ce27">
            <text:p>0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7T00:00:00" table:style-name="ce27">
            <text:p>0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8T00:00:00" table:style-name="ce27">
            <text:p>08/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9T00:00:00" table:style-name="ce27">
            <text:p>0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0T00:00:00" table:style-name="ce27">
            <text:p>1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1T00:00:00" table:style-name="ce27">
            <text:p>1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2T00:00:00" table:style-name="ce27">
            <text:p>12/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4T00:00:00" table:style-name="ce27">
            <text:p>14/03/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3-15T00:00:00" table:style-name="ce27">
            <text:p>15/03/2022</text:p>
          </table:table-cell>
          <table:table-cell office:value-type="float" office:value="405" table:style-name="ce11">
            <text:p>405</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16T00:00:00" table:style-name="ce27">
            <text:p>16/03/2022</text:p>
          </table:table-cell>
          <table:table-cell office:value-type="float" office:value="279" table:style-name="ce11">
            <text:p>27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7T00:00:00" table:style-name="ce27">
            <text:p>1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8T00:00:00" table:style-name="ce27">
            <text:p>18/03/2022</text:p>
          </table:table-cell>
          <table:table-cell office:value-type="float" office:value="308" table:style-name="ce11">
            <text:p>3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9T00:00:00" table:style-name="ce27">
            <text:p>1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0T00:00:00" table:style-name="ce27">
            <text:p>2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1T00:00:00" table:style-name="ce27">
            <text:p>21/03/2022</text:p>
          </table:table-cell>
          <table:table-cell office:value-type="float" office:value="213" table:style-name="ce11">
            <text:p>21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2T00:00:00" table:style-name="ce27">
            <text:p>22/03/2022</text:p>
          </table:table-cell>
          <table:table-cell office:value-type="float" office:value="394" table:style-name="ce11">
            <text:p>39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3-23T00:00:00" table:style-name="ce27">
            <text:p>23/03/2022</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24T00:00:00" table:style-name="ce27">
            <text:p>24/03/2022</text:p>
          </table:table-cell>
          <table:table-cell office:value-type="float" office:value="190" table:style-name="ce11">
            <text:p>19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5T00:00:00" table:style-name="ce27">
            <text:p>25/03/2022</text:p>
          </table:table-cell>
          <table:table-cell office:value-type="float" office:value="77" table:style-name="ce11">
            <text:p>7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3-26T00:00:00" table:style-name="ce27">
            <text:p>2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7T00:00:00" table:style-name="ce27">
            <text:p>2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8T00:00:00" table:style-name="ce27">
            <text:p>28/03/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29T00:00:00" table:style-name="ce27">
            <text:p>2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0T00:00:00" table:style-name="ce27">
            <text:p>3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1T00:00:00" table:style-name="ce27">
            <text:p>3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1T00:00:00" table:style-name="ce27">
            <text:p>0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2T00:00:00" table:style-name="ce27">
            <text:p>0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3T00:00:00" table:style-name="ce27">
            <text:p>0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4T00:00:00" table:style-name="ce27">
            <text:p>0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5T00:00:00" table:style-name="ce27">
            <text:p>0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6T00:00:00" table:style-name="ce27">
            <text:p>0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7T00:00:00" table:style-name="ce27">
            <text:p>0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8T00:00:00" table:style-name="ce27">
            <text:p>0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9T00:00:00" table:style-name="ce27">
            <text:p>0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1T00:00:00" table:style-name="ce27">
            <text:p>11/04/2022</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2T00:00:00" table:style-name="ce27">
            <text:p>12/04/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3T00:00:00" table:style-name="ce27">
            <text:p>13/04/2022</text:p>
          </table:table-cell>
          <table:table-cell office:value-type="float" office:value="651" table:style-name="ce11">
            <text:p>651</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4-14T00:00:00" table:style-name="ce27">
            <text:p>14/04/2022</text:p>
          </table:table-cell>
          <table:table-cell office:value-type="float" office:value="562" table:style-name="ce11">
            <text:p>562</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4-15T00:00:00" table:style-name="ce27">
            <text:p>15/04/2022</text:p>
          </table:table-cell>
          <table:table-cell office:value-type="float" office:value="181" table:style-name="ce11">
            <text:p>1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4-16T00:00:00" table:style-name="ce27">
            <text:p>16/04/2022</text:p>
          </table:table-cell>
          <table:table-cell office:value-type="float" office:value="255" table:style-name="ce11">
            <text:p>25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17T00:00:00" table:style-name="ce27">
            <text:p>17/04/2022</text:p>
          </table:table-cell>
          <table:table-cell office:value-type="float" office:value="76" table:style-name="ce11">
            <text:p>7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8T00:00:00" table:style-name="ce27">
            <text:p>18/04/2022</text:p>
          </table:table-cell>
          <table:table-cell office:value-type="float" office:value="88" table:style-name="ce11">
            <text:p>8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9T00:00:00" table:style-name="ce27">
            <text:p>19/04/2022</text:p>
          </table:table-cell>
          <table:table-cell office:value-type="float" office:value="263" table:style-name="ce11">
            <text:p>2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20T00:00:00" table:style-name="ce27">
            <text:p>2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1T00:00:00" table:style-name="ce27">
            <text:p>2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2T00:00:00" table:style-name="ce27">
            <text:p>2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3T00:00:00" table:style-name="ce27">
            <text:p>2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4T00:00:00" table:style-name="ce27">
            <text:p>2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5T00:00:00" table:style-name="ce27">
            <text:p>2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6T00:00:00" table:style-name="ce27">
            <text:p>2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7T00:00:00" table:style-name="ce27">
            <text:p>2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8T00:00:00" table:style-name="ce27">
            <text:p>2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9T00:00:00" table:style-name="ce27">
            <text:p>2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30T00:00:00" table:style-name="ce27">
            <text:p>3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02T00:00:00" table:style-name="ce27">
            <text:p>02/05/2022</text:p>
          </table:table-cell>
          <table:table-cell office:value-type="float" office:value="306" table:style-name="ce11">
            <text:p>30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03T00:00:00" table:style-name="ce27">
            <text:p>03/05/2022</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4T00:00:00" table:style-name="ce27">
            <text:p>0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5T00:00:00" table:style-name="ce27">
            <text:p>05/05/2022</text:p>
          </table:table-cell>
          <table:table-cell office:value-type="float" office:value="65" table:style-name="ce11">
            <text:p>6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06T00:00:00" table:style-name="ce27">
            <text:p>06/05/2022</text:p>
          </table:table-cell>
          <table:table-cell office:value-type="float" office:value="116" table:style-name="ce11">
            <text:p>11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7T00:00:00" table:style-name="ce27">
            <text:p>07/05/2022</text:p>
          </table:table-cell>
          <table:table-cell office:value-type="float" office:value="169" table:style-name="ce11">
            <text:p>16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8T00:00:00" table:style-name="ce27">
            <text:p>0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9T00:00:00" table:style-name="ce27">
            <text:p>09/05/2022</text:p>
          </table:table-cell>
          <table:table-cell office:value-type="float" office:value="51" table:style-name="ce11">
            <text:p>5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10T00:00:00" table:style-name="ce27">
            <text:p>10/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1T00:00:00" table:style-name="ce27">
            <text:p>1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2T00:00:00" table:style-name="ce27">
            <text:p>12/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3T00:00:00" table:style-name="ce27">
            <text:p>13/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4T00:00:00" table:style-name="ce27">
            <text:p>14/05/2022</text:p>
          </table:table-cell>
          <table:table-cell office:value-type="float" office:value="199" table:style-name="ce11">
            <text:p>19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5-15T00:00:00" table:style-name="ce27">
            <text:p>15/05/2022</text:p>
          </table:table-cell>
          <table:table-cell office:value-type="float" office:value="389" table:style-name="ce11">
            <text:p>38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16T00:00:00" table:style-name="ce27">
            <text:p>16/05/2022</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17T00:00:00" table:style-name="ce27">
            <text:p>17/05/2022</text:p>
          </table:table-cell>
          <table:table-cell office:value-type="float" office:value="285" table:style-name="ce11">
            <text:p>28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18T00:00:00" table:style-name="ce27">
            <text:p>1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9T00:00:00" table:style-name="ce27">
            <text:p>19/05/2022</text:p>
          </table:table-cell>
          <table:table-cell office:value-type="float" office:value="106" table:style-name="ce11">
            <text:p>10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5-20T00:00:00" table:style-name="ce27">
            <text:p>20/05/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21T00:00:00" table:style-name="ce27">
            <text:p>2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2T00:00:00" table:style-name="ce27">
            <text:p>22/05/2022</text:p>
          </table:table-cell>
          <table:table-cell office:value-type="float" office:value="364" table:style-name="ce11">
            <text:p>3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5-23T00:00:00" table:style-name="ce27">
            <text:p>23/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24T00:00:00" table:style-name="ce27">
            <text:p>2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5T00:00:00" table:style-name="ce27">
            <text:p>25/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6T00:00:00" table:style-name="ce27">
            <text:p>26/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7T00:00:00" table:style-name="ce27">
            <text:p>27/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8T00:00:00" table:style-name="ce27">
            <text:p>2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9T00:00:00" table:style-name="ce27">
            <text:p>29/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30T00:00:00" table:style-name="ce27">
            <text:p>30/05/2022</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31T00:00:00" table:style-name="ce27">
            <text:p>31/05/2022</text:p>
          </table:table-cell>
          <table:table-cell office:value-type="float" office:value="249" table:style-name="ce11">
            <text:p>249</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6-01T00:00:00" table:style-name="ce27">
            <text:p>01/06/2022</text:p>
          </table:table-cell>
          <table:table-cell office:value-type="float" office:value="198" table:style-name="ce11">
            <text:p>19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02T00:00:00" table:style-name="ce27">
            <text:p>02/06/2022</text:p>
          </table:table-cell>
          <table:table-cell office:value-type="float" office:value="139" table:style-name="ce11">
            <text:p>13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03T00:00:00" table:style-name="ce27">
            <text:p>03/06/2022</text:p>
          </table:table-cell>
          <table:table-cell office:value-type="float" office:value="40" table:style-name="ce11">
            <text:p>4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04T00:00:00" table:style-name="ce27">
            <text:p>04/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5T00:00:00" table:style-name="ce27">
            <text:p>0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6T00:00:00" table:style-name="ce27">
            <text:p>0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7T00:00:00" table:style-name="ce27">
            <text:p>07/06/2022</text:p>
          </table:table-cell>
          <table:table-cell office:value-type="float" office:value="79" table:style-name="ce11">
            <text:p>7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6-08T00:00:00" table:style-name="ce27">
            <text:p>08/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9T00:00:00" table:style-name="ce27">
            <text:p>0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0T00:00:00" table:style-name="ce27">
            <text:p>1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1T00:00:00" table:style-name="ce27">
            <text:p>11/06/2022</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12T00:00:00" table:style-name="ce27">
            <text:p>12/06/2022</text:p>
          </table:table-cell>
          <table:table-cell office:value-type="float" office:value="111" table:style-name="ce11">
            <text:p>11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3T00:00:00" table:style-name="ce27">
            <text:p>1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4T00:00:00" table:style-name="ce27">
            <text:p>14/06/2022</text:p>
          </table:table-cell>
          <table:table-cell office:value-type="float" office:value="447" table:style-name="ce11">
            <text:p>44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6-15T00:00:00" table:style-name="ce27">
            <text:p>15/06/2022</text:p>
          </table:table-cell>
          <table:table-cell office:value-type="float" office:value="233" table:style-name="ce11">
            <text:p>23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16T00:00:00" table:style-name="ce27">
            <text:p>16/06/2022</text:p>
          </table:table-cell>
          <table:table-cell office:value-type="float" office:value="146" table:style-name="ce11">
            <text:p>14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17T00:00:00" table:style-name="ce27">
            <text:p>17/06/2022</text:p>
          </table:table-cell>
          <table:table-cell office:value-type="float" office:value="230" table:style-name="ce11">
            <text:p>23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18T00:00:00" table:style-name="ce27">
            <text:p>18/06/2022</text:p>
          </table:table-cell>
          <table:table-cell office:value-type="float" office:value="321" table:style-name="ce11">
            <text:p>32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6-19T00:00:00" table:style-name="ce27">
            <text:p>1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0T00:00:00" table:style-name="ce27">
            <text:p>2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1T00:00:00" table:style-name="ce27">
            <text:p>21/06/2022</text:p>
          </table:table-cell>
          <table:table-cell office:value-type="float" office:value="49" table:style-name="ce11">
            <text:p>4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2T00:00:00" table:style-name="ce27">
            <text:p>22/06/2022</text:p>
          </table:table-cell>
          <table:table-cell office:value-type="float" office:value="98" table:style-name="ce11">
            <text:p>9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3T00:00:00" table:style-name="ce27">
            <text:p>2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4T00:00:00" table:style-name="ce27">
            <text:p>24/06/2022</text:p>
          </table:table-cell>
          <table:table-cell office:value-type="float" office:value="231" table:style-name="ce11">
            <text:p>231</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25T00:00:00" table:style-name="ce27">
            <text:p>2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6T00:00:00" table:style-name="ce27">
            <text:p>2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7T00:00:00" table:style-name="ce27">
            <text:p>27/06/2022</text:p>
          </table:table-cell>
          <table:table-cell office:value-type="float" office:value="153" table:style-name="ce11">
            <text:p>15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28T00:00:00" table:style-name="ce27">
            <text:p>28/06/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9T00:00:00" table:style-name="ce27">
            <text:p>29/06/2022</text:p>
          </table:table-cell>
          <table:table-cell office:value-type="float" office:value="269" table:style-name="ce11">
            <text:p>26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30T00:00:00" table:style-name="ce27">
            <text:p>30/06/2022</text:p>
          </table:table-cell>
          <table:table-cell office:value-type="float" office:value="94" table:style-name="ce11">
            <text:p>9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01T00:00:00" table:style-name="ce27">
            <text:p>0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2T00:00:00" table:style-name="ce27">
            <text:p>0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3T00:00:00" table:style-name="ce27">
            <text:p>03/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4T00:00:00" table:style-name="ce27">
            <text:p>04/07/2022</text:p>
          </table:table-cell>
          <table:table-cell office:value-type="float" office:value="153" table:style-name="ce11">
            <text:p>15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05T00:00:00" table:style-name="ce27">
            <text:p>05/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6T00:00:00" table:style-name="ce27">
            <text:p>06/07/2022</text:p>
          </table:table-cell>
          <table:table-cell office:value-type="float" office:value="249" table:style-name="ce11">
            <text:p>24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07T00:00:00" table:style-name="ce27">
            <text:p>07/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8T00:00:00" table:style-name="ce27">
            <text:p>08/07/2022</text:p>
          </table:table-cell>
          <table:table-cell office:value-type="float" office:value="23" table:style-name="ce11">
            <text:p>2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09T00:00:00" table:style-name="ce27">
            <text:p>09/07/2022</text:p>
          </table:table-cell>
          <table:table-cell office:value-type="float" office:value="146" table:style-name="ce11">
            <text:p>14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0T00:00:00" table:style-name="ce27">
            <text:p>10/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11T00:00:00" table:style-name="ce27">
            <text:p>11/07/2022</text:p>
          </table:table-cell>
          <table:table-cell office:value-type="float" office:value="445" table:style-name="ce11">
            <text:p>44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7-12T00:00:00" table:style-name="ce27">
            <text:p>12/07/2022</text:p>
          </table:table-cell>
          <table:table-cell office:value-type="float" office:value="259" table:style-name="ce11">
            <text:p>2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3T00:00:00" table:style-name="ce27">
            <text:p>13/07/2022</text:p>
          </table:table-cell>
          <table:table-cell office:value-type="float" office:value="149" table:style-name="ce11">
            <text:p>1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4T00:00:00" table:style-name="ce27">
            <text:p>14/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5T00:00:00" table:style-name="ce27">
            <text:p>15/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6T00:00:00" table:style-name="ce27">
            <text:p>16/07/2022</text:p>
          </table:table-cell>
          <table:table-cell office:value-type="float" office:value="68" table:style-name="ce11">
            <text:p>6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17T00:00:00" table:style-name="ce27">
            <text:p>17/07/2022</text:p>
          </table:table-cell>
          <table:table-cell office:value-type="float" office:value="210" table:style-name="ce11">
            <text:p>2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18T00:00:00" table:style-name="ce27">
            <text:p>18/07/2022</text:p>
          </table:table-cell>
          <table:table-cell office:value-type="float" office:value="274" table:style-name="ce11">
            <text:p>2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9T00:00:00" table:style-name="ce27">
            <text:p>19/07/2022</text:p>
          </table:table-cell>
          <table:table-cell office:value-type="float" office:value="208" table:style-name="ce11">
            <text:p>20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20T00:00:00" table:style-name="ce27">
            <text:p>20/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1T00:00:00" table:style-name="ce27">
            <text:p>2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2T00:00:00" table:style-name="ce27">
            <text:p>2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3T00:00:00" table:style-name="ce27">
            <text:p>23/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4T00:00:00" table:style-name="ce27">
            <text:p>24/07/2022</text:p>
          </table:table-cell>
          <table:table-cell office:value-type="float" office:value="35" table:style-name="ce11">
            <text:p>3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5T00:00:00" table:style-name="ce27">
            <text:p>25/07/2022</text:p>
          </table:table-cell>
          <table:table-cell office:value-type="float" office:value="136" table:style-name="ce11">
            <text:p>1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26T00:00:00" table:style-name="ce27">
            <text:p>26/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7T00:00:00" table:style-name="ce27">
            <text:p>27/07/2022</text:p>
          </table:table-cell>
          <table:table-cell office:value-type="float" office:value="208" table:style-name="ce11">
            <text:p>20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28T00:00:00" table:style-name="ce27">
            <text:p>28/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9T00:00:00" table:style-name="ce27">
            <text:p>29/07/2022</text:p>
          </table:table-cell>
          <table:table-cell office:value-type="float" office:value="283" table:style-name="ce11">
            <text:p>28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7-30T00:00:00" table:style-name="ce27">
            <text:p>30/07/2022</text:p>
          </table:table-cell>
          <table:table-cell office:value-type="float" office:value="421" table:style-name="ce11">
            <text:p>421</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7-31T00:00:00" table:style-name="ce27">
            <text:p>3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1T00:00:00" table:style-name="ce27">
            <text:p>01/08/2022</text:p>
          </table:table-cell>
          <table:table-cell office:value-type="float" office:value="735" table:style-name="ce11">
            <text:p>735</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8-02T00:00:00" table:style-name="ce27">
            <text:p>02/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3T00:00:00" table:style-name="ce27">
            <text:p>03/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4T00:00:00" table:style-name="ce27">
            <text:p>04/08/2022</text:p>
          </table:table-cell>
          <table:table-cell office:value-type="float" office:value="442" table:style-name="ce11">
            <text:p>442</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8-05T00:00:00" table:style-name="ce27">
            <text:p>05/08/2022</text:p>
          </table:table-cell>
          <table:table-cell office:value-type="float" office:value="174" table:style-name="ce11">
            <text:p>17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6T00:00:00" table:style-name="ce27">
            <text:p>06/08/2022</text:p>
          </table:table-cell>
          <table:table-cell office:value-type="float" office:value="372" table:style-name="ce11">
            <text:p>3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07T00:00:00" table:style-name="ce27">
            <text:p>07/08/2022</text:p>
          </table:table-cell>
          <table:table-cell office:value-type="float" office:value="179" table:style-name="ce11">
            <text:p>17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8T00:00:00" table:style-name="ce27">
            <text:p>08/08/2022</text:p>
          </table:table-cell>
          <table:table-cell office:value-type="float" office:value="304" table:style-name="ce11">
            <text:p>3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09T00:00:00" table:style-name="ce27">
            <text:p>09/08/2022</text:p>
          </table:table-cell>
          <table:table-cell office:value-type="float" office:value="38" table:style-name="ce11">
            <text:p>3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8-10T00:00:00" table:style-name="ce27">
            <text:p>1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11T00:00:00" table:style-name="ce27">
            <text:p>11/08/2022</text:p>
          </table:table-cell>
          <table:table-cell office:value-type="float" office:value="300" table:style-name="ce11">
            <text:p>30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2T00:00:00" table:style-name="ce27">
            <text:p>12/08/2022</text:p>
          </table:table-cell>
          <table:table-cell office:value-type="float" office:value="363" table:style-name="ce11">
            <text:p>3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8-13T00:00:00" table:style-name="ce27">
            <text:p>13/08/2022</text:p>
          </table:table-cell>
          <table:table-cell office:value-type="float" office:value="605" table:style-name="ce11">
            <text:p>60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2-08-14T00:00:00" table:style-name="ce27">
            <text:p>14/08/2022</text:p>
          </table:table-cell>
          <table:table-cell office:value-type="float" office:value="333" table:style-name="ce11">
            <text:p>33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5T00:00:00" table:style-name="ce27">
            <text:p>15/08/2022</text:p>
          </table:table-cell>
          <table:table-cell office:value-type="float" office:value="28" table:style-name="ce11">
            <text:p>2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16T00:00:00" table:style-name="ce27">
            <text:p>16/08/2022</text:p>
          </table:table-cell>
          <table:table-cell office:value-type="float" office:value="277" table:style-name="ce11">
            <text:p>27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17T00:00:00" table:style-name="ce27">
            <text:p>17/08/2022</text:p>
          </table:table-cell>
          <table:table-cell office:value-type="float" office:value="546" table:style-name="ce11">
            <text:p>54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8-18T00:00:00" table:style-name="ce27">
            <text:p>18/08/2022</text:p>
          </table:table-cell>
          <table:table-cell office:value-type="float" office:value="214" table:style-name="ce11">
            <text:p>21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8-19T00:00:00" table:style-name="ce27">
            <text:p>1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0T00:00:00" table:style-name="ce27">
            <text:p>2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1T00:00:00" table:style-name="ce27">
            <text:p>21/08/2022</text:p>
          </table:table-cell>
          <table:table-cell office:value-type="float" office:value="157" table:style-name="ce11">
            <text:p>15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8-22T00:00:00" table:style-name="ce27">
            <text:p>22/08/2022</text:p>
          </table:table-cell>
          <table:table-cell office:value-type="float" office:value="1137" table:style-name="ce11">
            <text:p>1137</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08-23T00:00:00" table:style-name="ce27">
            <text:p>23/08/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24T00:00:00" table:style-name="ce27">
            <text:p>24/08/2022</text:p>
          </table:table-cell>
          <table:table-cell office:value-type="float" office:value="526" table:style-name="ce11">
            <text:p>526</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25T00:00:00" table:style-name="ce27">
            <text:p>25/08/2022</text:p>
          </table:table-cell>
          <table:table-cell office:value-type="float" office:value="801" table:style-name="ce11">
            <text:p>80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08-26T00:00:00" table:style-name="ce27">
            <text:p>26/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7T00:00:00" table:style-name="ce27">
            <text:p>27/08/2022</text:p>
          </table:table-cell>
          <table:table-cell office:value-type="float" office:value="912" table:style-name="ce11">
            <text:p>912</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2-08-28T00:00:00" table:style-name="ce27">
            <text:p>28/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9T00:00:00" table:style-name="ce27">
            <text:p>2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0T00:00:00" table:style-name="ce27">
            <text:p>3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1T00:00:00" table:style-name="ce27">
            <text:p>31/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1T00:00:00" table:style-name="ce27">
            <text:p>01/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2T00:00:00" table:style-name="ce27">
            <text:p>02/09/2022</text:p>
          </table:table-cell>
          <table:table-cell office:value-type="float" office:value="322" table:style-name="ce11">
            <text:p>32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03T00:00:00" table:style-name="ce27">
            <text:p>03/09/2022</text:p>
          </table:table-cell>
          <table:table-cell office:value-type="float" office:value="1305" table:style-name="ce11">
            <text:p>130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2-09-04T00:00:00" table:style-name="ce27">
            <text:p>04/09/2022</text:p>
          </table:table-cell>
          <table:table-cell office:value-type="float" office:value="717" table:style-name="ce11">
            <text:p>717</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9-05T00:00:00" table:style-name="ce27">
            <text:p>05/09/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9-06T00:00:00" table:style-name="ce27">
            <text:p>06/09/2022</text:p>
          </table:table-cell>
          <table:table-cell office:value-type="float" office:value="135" table:style-name="ce11">
            <text:p>1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07T00:00:00" table:style-name="ce27">
            <text:p>0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8T00:00:00" table:style-name="ce27">
            <text:p>0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9T00:00:00" table:style-name="ce27">
            <text:p>0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0T00:00:00" table:style-name="ce27">
            <text:p>10/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1T00:00:00" table:style-name="ce27">
            <text:p>11/09/2022</text:p>
          </table:table-cell>
          <table:table-cell office:value-type="float" office:value="245" table:style-name="ce11">
            <text:p>24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12T00:00:00" table:style-name="ce27">
            <text:p>12/09/2022</text:p>
          </table:table-cell>
          <table:table-cell office:value-type="float" office:value="697" table:style-name="ce11">
            <text:p>697</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13T00:00:00" table:style-name="ce27">
            <text:p>13/09/2022</text:p>
          </table:table-cell>
          <table:table-cell office:value-type="float" office:value="491" table:style-name="ce11">
            <text:p>49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14T00:00:00" table:style-name="ce27">
            <text:p>1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5T00:00:00" table:style-name="ce27">
            <text:p>15/09/2022</text:p>
          </table:table-cell>
          <table:table-cell office:value-type="float" office:value="618" table:style-name="ce11">
            <text:p>618</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2-09-16T00:00:00" table:style-name="ce27">
            <text:p>1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7T00:00:00" table:style-name="ce27">
            <text:p>1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8T00:00:00" table:style-name="ce27">
            <text:p>1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9T00:00:00" table:style-name="ce27">
            <text:p>1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0T00:00:00" table:style-name="ce27">
            <text:p>20/09/2022</text:p>
          </table:table-cell>
          <table:table-cell office:value-type="float" office:value="95" table:style-name="ce11">
            <text:p>9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21T00:00:00" table:style-name="ce27">
            <text:p>21/09/2022</text:p>
          </table:table-cell>
          <table:table-cell office:value-type="float" office:value="666" table:style-name="ce11">
            <text:p>666</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22T00:00:00" table:style-name="ce27">
            <text:p>22/09/2022</text:p>
          </table:table-cell>
          <table:table-cell office:value-type="float" office:value="1142" table:style-name="ce11">
            <text:p>1142</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2-09-23T00:00:00" table:style-name="ce27">
            <text:p>23/09/2022</text:p>
          </table:table-cell>
          <table:table-cell office:value-type="float" office:value="650" table:style-name="ce11">
            <text:p>650</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9-24T00:00:00" table:style-name="ce27">
            <text:p>2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5T00:00:00" table:style-name="ce27">
            <text:p>25/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6T00:00:00" table:style-name="ce27">
            <text:p>2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7T00:00:00" table:style-name="ce27">
            <text:p>2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8T00:00:00" table:style-name="ce27">
            <text:p>2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9T00:00:00" table:style-name="ce27">
            <text:p>29/09/2022</text:p>
          </table:table-cell>
          <table:table-cell office:value-type="float" office:value="499" table:style-name="ce11">
            <text:p>499</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30T00:00:00" table:style-name="ce27">
            <text:p>30/09/2022</text:p>
          </table:table-cell>
          <table:table-cell office:value-type="float" office:value="194" table:style-name="ce11">
            <text:p>19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0-01T00:00:00" table:style-name="ce27">
            <text:p>0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2T00:00:00" table:style-name="ce27">
            <text:p>02/10/2022</text:p>
          </table:table-cell>
          <table:table-cell office:value-type="float" office:value="50" table:style-name="ce11">
            <text:p>5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3T00:00:00" table:style-name="ce27">
            <text:p>03/10/2022</text:p>
          </table:table-cell>
          <table:table-cell office:value-type="float" office:value="491" table:style-name="ce11">
            <text:p>49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04T00:00:00" table:style-name="ce27">
            <text:p>04/10/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5T00:00:00" table:style-name="ce27">
            <text:p>0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6T00:00:00" table:style-name="ce27">
            <text:p>0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7T00:00:00" table:style-name="ce27">
            <text:p>0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8T00:00:00" table:style-name="ce27">
            <text:p>08/10/2022</text:p>
          </table:table-cell>
          <table:table-cell office:value-type="float" office:value="101" table:style-name="ce11">
            <text:p>10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09T00:00:00" table:style-name="ce27">
            <text:p>09/10/2022</text:p>
          </table:table-cell>
          <table:table-cell office:value-type="float" office:value="1241" table:style-name="ce11">
            <text:p>1241</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10-10T00:00:00" table:style-name="ce27">
            <text:p>10/10/2022</text:p>
          </table:table-cell>
          <table:table-cell office:value-type="float" office:value="305" table:style-name="ce11">
            <text:p>30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11T00:00:00" table:style-name="ce27">
            <text:p>11/10/2022</text:p>
          </table:table-cell>
          <table:table-cell office:value-type="float" office:value="430" table:style-name="ce11">
            <text:p>430</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0-12T00:00:00" table:style-name="ce27">
            <text:p>12/10/2022</text:p>
          </table:table-cell>
          <table:table-cell office:value-type="float" office:value="803" table:style-name="ce11">
            <text:p>803</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10-13T00:00:00" table:style-name="ce27">
            <text:p>13/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4T00:00:00" table:style-name="ce27">
            <text:p>14/10/2022</text:p>
          </table:table-cell>
          <table:table-cell office:value-type="float" office:value="536" table:style-name="ce11">
            <text:p>53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5T00:00:00" table:style-name="ce27">
            <text:p>15/10/2022</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16T00:00:00" table:style-name="ce27">
            <text:p>1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7T00:00:00" table:style-name="ce27">
            <text:p>1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8T00:00:00" table:style-name="ce27">
            <text:p>18/10/2022</text:p>
          </table:table-cell>
          <table:table-cell office:value-type="float" office:value="504" table:style-name="ce11">
            <text:p>504</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9T00:00:00" table:style-name="ce27">
            <text:p>19/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0T00:00:00" table:style-name="ce27">
            <text:p>20/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1T00:00:00" table:style-name="ce27">
            <text:p>2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2T00:00:00" table:style-name="ce27">
            <text:p>22/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3T00:00:00" table:style-name="ce27">
            <text:p>23/10/2022</text:p>
          </table:table-cell>
          <table:table-cell office:value-type="float" office:value="526" table:style-name="ce11">
            <text:p>5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24T00:00:00" table:style-name="ce27">
            <text:p>24/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5T00:00:00" table:style-name="ce27">
            <text:p>2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6T00:00:00" table:style-name="ce27">
            <text:p>2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7T00:00:00" table:style-name="ce27">
            <text:p>27/10/2022</text:p>
          </table:table-cell>
          <table:table-cell office:value-type="float" office:value="306" table:style-name="ce11">
            <text:p>30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28T00:00:00" table:style-name="ce27">
            <text:p>28/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9T00:00:00" table:style-name="ce27">
            <text:p>29/10/2022</text:p>
          </table:table-cell>
          <table:table-cell office:value-type="float" office:value="1131" table:style-name="ce11">
            <text:p>1131</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2-10-30T00:00:00" table:style-name="ce27">
            <text:p>30/10/2022</text:p>
          </table:table-cell>
          <table:table-cell office:value-type="float" office:value="317" table:style-name="ce11">
            <text:p>317</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0-31T00:00:00" table:style-name="ce27">
            <text:p>31/10/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01T00:00:00" table:style-name="ce27">
            <text:p>0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2T00:00:00" table:style-name="ce27">
            <text:p>0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3T00:00:00" table:style-name="ce27">
            <text:p>0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4T00:00:00" table:style-name="ce27">
            <text:p>0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5T00:00:00" table:style-name="ce27">
            <text:p>0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6T00:00:00" table:style-name="ce27">
            <text:p>0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7T00:00:00" table:style-name="ce27">
            <text:p>0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8T00:00:00" table:style-name="ce27">
            <text:p>0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9T00:00:00" table:style-name="ce27">
            <text:p>0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0T00:00:00" table:style-name="ce27">
            <text:p>1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1T00:00:00" table:style-name="ce27">
            <text:p>1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2T00:00:00" table:style-name="ce27">
            <text:p>12/11/2022</text:p>
          </table:table-cell>
          <table:table-cell office:value-type="float" office:value="1214" table:style-name="ce11">
            <text:p>1214</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2-11-13T00:00:00" table:style-name="ce27">
            <text:p>13/11/2022</text:p>
          </table:table-cell>
          <table:table-cell office:value-type="float" office:value="686" table:style-name="ce11">
            <text:p>68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11-14T00:00:00" table:style-name="ce27">
            <text:p>14/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15T00:00:00" table:style-name="ce27">
            <text:p>1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6T00:00:00" table:style-name="ce27">
            <text:p>1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7T00:00:00" table:style-name="ce27">
            <text:p>1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8T00:00:00" table:style-name="ce27">
            <text:p>1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9T00:00:00" table:style-name="ce27">
            <text:p>1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0T00:00:00" table:style-name="ce27">
            <text:p>2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1T00:00:00" table:style-name="ce27">
            <text:p>2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2T00:00:00" table:style-name="ce27">
            <text:p>2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3T00:00:00" table:style-name="ce27">
            <text:p>2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4T00:00:00" table:style-name="ce27">
            <text:p>2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5T00:00:00" table:style-name="ce27">
            <text:p>2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6T00:00:00" table:style-name="ce27">
            <text:p>26/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27T00:00:00" table:style-name="ce27">
            <text:p>2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8T00:00:00" table:style-name="ce27">
            <text:p>28/11/2022</text:p>
          </table:table-cell>
          <table:table-cell office:value-type="float" office:value="426" table:style-name="ce11">
            <text:p>4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29T00:00:00" table:style-name="ce27">
            <text:p>29/11/2022</text:p>
          </table:table-cell>
          <table:table-cell office:value-type="float" office:value="947" table:style-name="ce11">
            <text:p>947</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2-11-30T00:00:00" table:style-name="ce27">
            <text:p>30/11/2022</text:p>
          </table:table-cell>
          <table:table-cell office:value-type="float" office:value="368" table:style-name="ce11">
            <text:p>36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2-01T00:00:00" table:style-name="ce27">
            <text:p>01/12/2022</text:p>
          </table:table-cell>
          <table:table-cell office:value-type="float" office:value="163" table:style-name="ce11">
            <text:p>16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12-02T00:00:00" table:style-name="ce27">
            <text:p>0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3T00:00:00" table:style-name="ce27">
            <text:p>0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4T00:00:00" table:style-name="ce27">
            <text:p>0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5T00:00:00" table:style-name="ce27">
            <text:p>0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6T00:00:00" table:style-name="ce27">
            <text:p>0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7T00:00:00" table:style-name="ce27">
            <text:p>0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8T00:00:00" table:style-name="ce27">
            <text:p>0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9T00:00:00" table:style-name="ce27">
            <text:p>09/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0T00:00:00" table:style-name="ce27">
            <text:p>10/12/2022</text:p>
          </table:table-cell>
          <table:table-cell office:value-type="float" office:value="369" table:style-name="ce11">
            <text:p>3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2-11T00:00:00" table:style-name="ce27">
            <text:p>11/12/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2-12T00:00:00" table:style-name="ce27">
            <text:p>1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3T00:00:00" table:style-name="ce27">
            <text:p>1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4T00:00:00" table:style-name="ce27">
            <text:p>14/12/2022</text:p>
          </table:table-cell>
          <table:table-cell office:value-type="float" office:value="402" table:style-name="ce11">
            <text:p>40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2-15T00:00:00" table:style-name="ce27">
            <text:p>1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6T00:00:00" table:style-name="ce27">
            <text:p>16/12/2022</text:p>
          </table:table-cell>
          <table:table-cell office:value-type="float" office:value="73" table:style-name="ce11">
            <text:p>7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7T00:00:00" table:style-name="ce27">
            <text:p>17/12/2022</text:p>
          </table:table-cell>
          <table:table-cell office:value-type="float" office:value="276" table:style-name="ce11">
            <text:p>27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2-18T00:00:00" table:style-name="ce27">
            <text:p>1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9T00:00:00" table:style-name="ce27">
            <text:p>1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0T00:00:00" table:style-name="ce27">
            <text:p>2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1T00:00:00" table:style-name="ce27">
            <text:p>21/12/2022</text:p>
          </table:table-cell>
          <table:table-cell office:value-type="float" office:value="93" table:style-name="ce11">
            <text:p>9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2T00:00:00" table:style-name="ce27">
            <text:p>2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3T00:00:00" table:style-name="ce27">
            <text:p>2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4T00:00:00" table:style-name="ce27">
            <text:p>2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5T00:00:00" table:style-name="ce27">
            <text:p>25/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6T00:00:00" table:style-name="ce27">
            <text:p>2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7T00:00:00" table:style-name="ce27">
            <text:p>2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8T00:00:00" table:style-name="ce27">
            <text:p>2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9T00:00:00" table:style-name="ce27">
            <text:p>2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0T00:00:00" table:style-name="ce27">
            <text:p>3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1T00:00:00" table:style-name="ce27">
            <text:p>31/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2T00:00:00" table:style-name="ce27">
            <text:p>02/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03T00:00:00" table:style-name="ce27">
            <text:p>0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4T00:00:00" table:style-name="ce27">
            <text:p>0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5T00:00:00" table:style-name="ce27">
            <text:p>0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6T00:00:00" table:style-name="ce27">
            <text:p>0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7T00:00:00" table:style-name="ce27">
            <text:p>0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8T00:00:00" table:style-name="ce27">
            <text:p>0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9T00:00:00" table:style-name="ce27">
            <text:p>0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0T00:00:00" table:style-name="ce27">
            <text:p>1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1T00:00:00" table:style-name="ce27">
            <text:p>1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2T00:00:00" table:style-name="ce27">
            <text:p>12/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3T00:00:00" table:style-name="ce27">
            <text:p>1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4T00:00:00" table:style-name="ce27">
            <text:p>1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6T00:00:00" table:style-name="ce27">
            <text:p>1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7T00:00:00" table:style-name="ce27">
            <text:p>17/01/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1-18T00:00:00" table:style-name="ce27">
            <text:p>1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9T00:00:00" table:style-name="ce27">
            <text:p>1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0T00:00:00" table:style-name="ce27">
            <text:p>2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1T00:00:00" table:style-name="ce27">
            <text:p>21/01/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1-22T00:00:00" table:style-name="ce27">
            <text:p>22/01/2023</text:p>
          </table:table-cell>
          <table:table-cell office:value-type="float" office:value="312" table:style-name="ce11">
            <text:p>31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3T00:00:00" table:style-name="ce27">
            <text:p>2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4T00:00:00" table:style-name="ce27">
            <text:p>24/01/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5T00:00:00" table:style-name="ce27">
            <text:p>25/01/2023</text:p>
          </table:table-cell>
          <table:table-cell office:value-type="float" office:value="321" table:style-name="ce11">
            <text:p>321</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6T00:00:00" table:style-name="ce27">
            <text:p>2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7T00:00:00" table:style-name="ce27">
            <text:p>2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8T00:00:00" table:style-name="ce27">
            <text:p>28/01/2023</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9T00:00:00" table:style-name="ce27">
            <text:p>29/01/2023</text:p>
          </table:table-cell>
          <table:table-cell office:value-type="float" office:value="189" table:style-name="ce11">
            <text:p>1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1-30T00:00:00" table:style-name="ce27">
            <text:p>3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1-31T00:00:00" table:style-name="ce27">
            <text:p>3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1T00:00:00" table:style-name="ce27">
            <text:p>01/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2T00:00:00" table:style-name="ce27">
            <text:p>02/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3T00:00:00" table:style-name="ce27">
            <text:p>0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4T00:00:00" table:style-name="ce27">
            <text:p>04/02/2023</text:p>
          </table:table-cell>
          <table:table-cell office:value-type="float" office:value="218" table:style-name="ce11">
            <text:p>218</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5T00:00:00" table:style-name="ce27">
            <text:p>05/02/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6T00:00:00" table:style-name="ce27">
            <text:p>0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7T00:00:00" table:style-name="ce27">
            <text:p>07/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8T00:00:00" table:style-name="ce27">
            <text:p>08/02/2023</text:p>
          </table:table-cell>
          <table:table-cell office:value-type="float" office:value="191" table:style-name="ce11">
            <text:p>191</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09T00:00:00" table:style-name="ce27">
            <text:p>09/02/2023</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0T00:00:00" table:style-name="ce27">
            <text:p>10/02/2023</text:p>
          </table:table-cell>
          <table:table-cell office:value-type="float" office:value="110" table:style-name="ce11">
            <text:p>110</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1T00:00:00" table:style-name="ce27">
            <text:p>11/02/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2T00:00:00" table:style-name="ce27">
            <text:p>12/02/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3T00:00:00" table:style-name="ce27">
            <text:p>13/02/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14T00:00:00" table:style-name="ce27">
            <text:p>14/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5T00:00:00" table:style-name="ce27">
            <text:p>15/02/2023</text:p>
          </table:table-cell>
          <table:table-cell office:value-type="float" office:value="69" table:style-name="ce11">
            <text:p>6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16T00:00:00" table:style-name="ce27">
            <text:p>1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7T00:00:00" table:style-name="ce27">
            <text:p>1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8T00:00:00" table:style-name="ce27">
            <text:p>1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9T00:00:00" table:style-name="ce27">
            <text:p>19/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0T00:00:00" table:style-name="ce27">
            <text:p>20/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1T00:00:00" table:style-name="ce27">
            <text:p>21/02/2023</text:p>
          </table:table-cell>
          <table:table-cell office:value-type="float" office:value="131" table:style-name="ce11">
            <text:p>13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2-22T00:00:00" table:style-name="ce27">
            <text:p>22/02/2023</text:p>
          </table:table-cell>
          <table:table-cell office:value-type="float" office:value="192" table:style-name="ce11">
            <text:p>1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2-23T00:00:00" table:style-name="ce27">
            <text:p>2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4T00:00:00" table:style-name="ce27">
            <text:p>24/02/2023</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25T00:00:00" table:style-name="ce27">
            <text:p>25/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6T00:00:00" table:style-name="ce27">
            <text:p>2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7T00:00:00" table:style-name="ce27">
            <text:p>2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8T00:00:00" table:style-name="ce27">
            <text:p>2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1T00:00:00" table:style-name="ce27">
            <text:p>0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2T00:00:00" table:style-name="ce27">
            <text:p>0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3T00:00:00" table:style-name="ce27">
            <text:p>0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4T00:00:00" table:style-name="ce27">
            <text:p>0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6T00:00:00" table:style-name="ce27">
            <text:p>06/03/2023</text:p>
          </table:table-cell>
          <table:table-cell office:value-type="float" office:value="197" table:style-name="ce11">
            <text:p>19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07T00:00:00" table:style-name="ce27">
            <text:p>0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8T00:00:00" table:style-name="ce27">
            <text:p>0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9T00:00:00" table:style-name="ce27">
            <text:p>09/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0T00:00:00" table:style-name="ce27">
            <text:p>1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1T00:00:00" table:style-name="ce27">
            <text:p>11/03/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12T00:00:00" table:style-name="ce27">
            <text:p>1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3T00:00:00" table:style-name="ce27">
            <text:p>1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4T00:00:00" table:style-name="ce27">
            <text:p>1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5T00:00:00" table:style-name="ce27">
            <text:p>1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6T00:00:00" table:style-name="ce27">
            <text:p>16/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7T00:00:00" table:style-name="ce27">
            <text:p>17/03/2023</text:p>
          </table:table-cell>
          <table:table-cell office:value-type="float" office:value="209" table:style-name="ce11">
            <text:p>20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18T00:00:00" table:style-name="ce27">
            <text:p>18/03/2023</text:p>
          </table:table-cell>
          <table:table-cell office:value-type="float" office:value="155" table:style-name="ce11">
            <text:p>1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3-19T00:00:00" table:style-name="ce27">
            <text:p>19/03/2023</text:p>
          </table:table-cell>
          <table:table-cell office:value-type="float" office:value="118" table:style-name="ce11">
            <text:p>11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3-20T00:00:00" table:style-name="ce27">
            <text:p>2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1T00:00:00" table:style-name="ce27">
            <text:p>2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2T00:00:00" table:style-name="ce27">
            <text:p>2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3T00:00:00" table:style-name="ce27">
            <text:p>2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4T00:00:00" table:style-name="ce27">
            <text:p>2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5T00:00:00" table:style-name="ce27">
            <text:p>2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3-27T00:00:00" table:style-name="ce27">
            <text:p>2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8T00:00:00" table:style-name="ce27">
            <text:p>2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9T00:00:00" table:style-name="ce27">
            <text:p>29/03/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30T00:00:00" table:style-name="ce27">
            <text:p>3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31T00:00:00" table:style-name="ce27">
            <text:p>3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1T00:00:00" table:style-name="ce27">
            <text:p>0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2T00:00:00" table:style-name="ce27">
            <text:p>0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3T00:00:00" table:style-name="ce27">
            <text:p>0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4T00:00:00" table:style-name="ce27">
            <text:p>04/04/2023</text:p>
          </table:table-cell>
          <table:table-cell office:value-type="float" office:value="201" table:style-name="ce11">
            <text:p>201</text:p>
          </table:table-cell>
          <table:table-cell office:value-type="float" office:value="5" table:style-name="ce11">
            <text:p>5</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5T00:00:00" table:style-name="ce27">
            <text:p>05/04/2023</text:p>
          </table:table-cell>
          <table:table-cell office:value-type="float" office:value="492" table:style-name="ce11">
            <text:p>492</text:p>
          </table:table-cell>
          <table:table-cell office:value-type="float" office:value="11" table:style-name="ce11">
            <text:p>11</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6T00:00:00" table:style-name="ce27">
            <text:p>06/04/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7T00:00:00" table:style-name="ce27">
            <text:p>07/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8T00:00:00" table:style-name="ce27">
            <text:p>08/04/2023</text:p>
          </table:table-cell>
          <table:table-cell office:value-type="float" office:value="107" table:style-name="ce11">
            <text:p>107</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9T00:00:00" table:style-name="ce27">
            <text:p>09/04/2023</text:p>
          </table:table-cell>
          <table:table-cell office:value-type="float" office:value="180" table:style-name="ce11">
            <text:p>180</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0T00:00:00" table:style-name="ce27">
            <text:p>10/04/2023</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1T00:00:00" table:style-name="ce27">
            <text:p>1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2T00:00:00" table:style-name="ce27">
            <text:p>1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3T00:00:00" table:style-name="ce27">
            <text:p>1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4T00:00:00" table:style-name="ce27">
            <text:p>1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5T00:00:00" table:style-name="ce27">
            <text:p>1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6T00:00:00" table:style-name="ce27">
            <text:p>16/04/2023</text:p>
          </table:table-cell>
          <table:table-cell office:value-type="float" office:value="37" table:style-name="ce11">
            <text:p>37</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7T00:00:00" table:style-name="ce27">
            <text:p>17/04/2023</text:p>
          </table:table-cell>
          <table:table-cell office:value-type="float" office:value="113" table:style-name="ce11">
            <text:p>113</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8T00:00:00" table:style-name="ce27">
            <text:p>18/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9T00:00:00" table:style-name="ce27">
            <text:p>1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20T00:00:00" table:style-name="ce27">
            <text:p>20/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1T00:00:00" table:style-name="ce27">
            <text:p>2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2T00:00:00" table:style-name="ce27">
            <text:p>22/04/2023</text:p>
          </table:table-cell>
          <table:table-cell office:value-type="float" office:value="497" table:style-name="ce11">
            <text:p>49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04-23T00:00:00" table:style-name="ce27">
            <text:p>2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4T00:00:00" table:style-name="ce27">
            <text:p>2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5T00:00:00" table:style-name="ce27">
            <text:p>2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6T00:00:00" table:style-name="ce27">
            <text:p>26/04/2023</text:p>
          </table:table-cell>
          <table:table-cell office:value-type="float" office:value="106" table:style-name="ce11">
            <text:p>10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4-27T00:00:00" table:style-name="ce27">
            <text:p>27/04/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4-28T00:00:00" table:style-name="ce27">
            <text:p>28/04/2023</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4-29T00:00:00" table:style-name="ce27">
            <text:p>2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30T00:00:00" table:style-name="ce27">
            <text:p>30/04/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1T00:00:00" table:style-name="ce27">
            <text:p>01/05/2023</text:p>
          </table:table-cell>
          <table:table-cell office:value-type="float" office:value="246" table:style-name="ce11">
            <text:p>24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02T00:00:00" table:style-name="ce27">
            <text:p>02/05/2023</text:p>
          </table:table-cell>
          <table:table-cell office:value-type="float" office:value="88" table:style-name="ce11">
            <text:p>8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03T00:00:00" table:style-name="ce27">
            <text:p>0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4T00:00:00" table:style-name="ce27">
            <text:p>0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5T00:00:00" table:style-name="ce27">
            <text:p>05/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6T00:00:00" table:style-name="ce27">
            <text:p>06/05/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7T00:00:00" table:style-name="ce27">
            <text:p>07/05/2023</text:p>
          </table:table-cell>
          <table:table-cell office:value-type="float" office:value="134" table:style-name="ce11">
            <text:p>13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8T00:00:00" table:style-name="ce27">
            <text:p>08/05/2023</text:p>
          </table:table-cell>
          <table:table-cell office:value-type="float" office:value="142" table:style-name="ce11">
            <text:p>14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9T00:00:00" table:style-name="ce27">
            <text:p>0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0T00:00:00" table:style-name="ce27">
            <text:p>1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1T00:00:00" table:style-name="ce27">
            <text:p>11/05/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12T00:00:00" table:style-name="ce27">
            <text:p>12/05/2023</text:p>
          </table:table-cell>
          <table:table-cell office:value-type="float" office:value="42" table:style-name="ce11">
            <text:p>4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3T00:00:00" table:style-name="ce27">
            <text:p>1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4T00:00:00" table:style-name="ce27">
            <text:p>1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5T00:00:00" table:style-name="ce27">
            <text:p>15/05/2023</text:p>
          </table:table-cell>
          <table:table-cell office:value-type="float" office:value="40" table:style-name="ce11">
            <text:p>4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6T00:00:00" table:style-name="ce27">
            <text:p>1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7T00:00:00" table:style-name="ce27">
            <text:p>17/05/2023</text:p>
          </table:table-cell>
          <table:table-cell office:value-type="float" office:value="285" table:style-name="ce11">
            <text:p>2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18T00:00:00" table:style-name="ce27">
            <text:p>18/05/2023</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9T00:00:00" table:style-name="ce27">
            <text:p>19/05/2023</text:p>
          </table:table-cell>
          <table:table-cell office:value-type="float" office:value="80" table:style-name="ce11">
            <text:p>8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0T00:00:00" table:style-name="ce27">
            <text:p>2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1T00:00:00" table:style-name="ce27">
            <text:p>2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2T00:00:00" table:style-name="ce27">
            <text:p>22/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3T00:00:00" table:style-name="ce27">
            <text:p>2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4T00:00:00" table:style-name="ce27">
            <text:p>24/05/2023</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5T00:00:00" table:style-name="ce27">
            <text:p>25/05/2023</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26T00:00:00" table:style-name="ce27">
            <text:p>2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7T00:00:00" table:style-name="ce27">
            <text:p>27/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8T00:00:00" table:style-name="ce27">
            <text:p>28/05/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29T00:00:00" table:style-name="ce27">
            <text:p>2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0T00:00:00" table:style-name="ce27">
            <text:p>3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1T00:00:00" table:style-name="ce27">
            <text:p>3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1T00:00:00" table:style-name="ce27">
            <text:p>01/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2T00:00:00" table:style-name="ce27">
            <text:p>02/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3T00:00:00" table:style-name="ce27">
            <text:p>03/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5T00:00:00" table:style-name="ce27">
            <text:p>05/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6T00:00:00" table:style-name="ce27">
            <text:p>0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7T00:00:00" table:style-name="ce27">
            <text:p>0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8T00:00:00" table:style-name="ce27">
            <text:p>0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9T00:00:00" table:style-name="ce27">
            <text:p>0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0T00:00:00" table:style-name="ce27">
            <text:p>10/06/2023</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1T00:00:00" table:style-name="ce27">
            <text:p>11/06/2023</text:p>
          </table:table-cell>
          <table:table-cell office:value-type="float" office:value="549" table:style-name="ce11">
            <text:p>549</text:p>
          </table:table-cell>
          <table:table-cell office:value-type="float" office:value="10" table:style-name="ce11">
            <text:p>10</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2T00:00:00" table:style-name="ce27">
            <text:p>12/06/2023</text:p>
          </table:table-cell>
          <table:table-cell office:value-type="float" office:value="545" table:style-name="ce11">
            <text:p>545</text:p>
          </table:table-cell>
          <table:table-cell office:value-type="float" office:value="11" table:style-name="ce11">
            <text:p>1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3T00:00:00" table:style-name="ce27">
            <text:p>13/06/2023</text:p>
          </table:table-cell>
          <table:table-cell office:value-type="float" office:value="204" table:style-name="ce11">
            <text:p>20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4T00:00:00" table:style-name="ce27">
            <text:p>14/06/2023</text:p>
          </table:table-cell>
          <table:table-cell office:value-type="float" office:value="45" table:style-name="ce11">
            <text:p>4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5T00:00:00" table:style-name="ce27">
            <text:p>15/06/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6T00:00:00" table:style-name="ce27">
            <text:p>16/06/2023</text:p>
          </table:table-cell>
          <table:table-cell office:value-type="float" office:value="486" table:style-name="ce11">
            <text:p>486</text:p>
          </table:table-cell>
          <table:table-cell office:value-type="float" office:value="10" table:style-name="ce11">
            <text:p>1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7T00:00:00" table:style-name="ce27">
            <text:p>17/06/2023</text:p>
          </table:table-cell>
          <table:table-cell office:value-type="float" office:value="374" table:style-name="ce11">
            <text:p>374</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8T00:00:00" table:style-name="ce27">
            <text:p>18/06/2023</text:p>
          </table:table-cell>
          <table:table-cell office:value-type="float" office:value="333" table:style-name="ce11">
            <text:p>333</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9T00:00:00" table:style-name="ce27">
            <text:p>19/06/2023</text:p>
          </table:table-cell>
          <table:table-cell office:value-type="float" office:value="46" table:style-name="ce11">
            <text:p>46</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0T00:00:00" table:style-name="ce27">
            <text:p>20/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1T00:00:00" table:style-name="ce27">
            <text:p>21/06/2023</text:p>
          </table:table-cell>
          <table:table-cell office:value-type="float" office:value="83" table:style-name="ce11">
            <text:p>83</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2T00:00:00" table:style-name="ce27">
            <text:p>22/06/2023</text:p>
          </table:table-cell>
          <table:table-cell office:value-type="float" office:value="311" table:style-name="ce11">
            <text:p>311</text:p>
          </table:table-cell>
          <table:table-cell office:value-type="float" office:value="7" table:style-name="ce11">
            <text:p>7</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23T00:00:00" table:style-name="ce27">
            <text:p>23/06/2023</text:p>
          </table:table-cell>
          <table:table-cell office:value-type="float" office:value="146" table:style-name="ce11">
            <text:p>14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6-24T00:00:00" table:style-name="ce27">
            <text:p>24/06/2023</text:p>
          </table:table-cell>
          <table:table-cell office:value-type="float" office:value="57" table:style-name="ce11">
            <text:p>5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6-25T00:00:00" table:style-name="ce27">
            <text:p>25/06/2023</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6-26T00:00:00" table:style-name="ce27">
            <text:p>2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7T00:00:00" table:style-name="ce27">
            <text:p>2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8T00:00:00" table:style-name="ce27">
            <text:p>2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9T00:00:00" table:style-name="ce27">
            <text:p>2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30T00:00:00" table:style-name="ce27">
            <text:p>30/06/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01T00:00:00" table:style-name="ce27">
            <text:p>0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2T00:00:00" table:style-name="ce27">
            <text:p>0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3T00:00:00" table:style-name="ce27">
            <text:p>0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4T00:00:00" table:style-name="ce27">
            <text:p>0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5T00:00:00" table:style-name="ce27">
            <text:p>0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6T00:00:00" table:style-name="ce27">
            <text:p>0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7T00:00:00" table:style-name="ce27">
            <text:p>07/07/2023</text:p>
          </table:table-cell>
          <table:table-cell office:value-type="float" office:value="686" table:style-name="ce11">
            <text:p>686</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3-07-08T00:00:00" table:style-name="ce27">
            <text:p>08/07/2023</text:p>
          </table:table-cell>
          <table:table-cell office:value-type="float" office:value="384" table:style-name="ce11">
            <text:p>38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7-09T00:00:00" table:style-name="ce27">
            <text:p>09/07/2023</text:p>
          </table:table-cell>
          <table:table-cell office:value-type="float" office:value="269" table:style-name="ce11">
            <text:p>26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10T00:00:00" table:style-name="ce27">
            <text:p>10/07/2023</text:p>
          </table:table-cell>
          <table:table-cell office:value-type="float" office:value="338" table:style-name="ce11">
            <text:p>33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11T00:00:00" table:style-name="ce27">
            <text:p>11/07/2023</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2T00:00:00" table:style-name="ce27">
            <text:p>1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3T00:00:00" table:style-name="ce27">
            <text:p>1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4T00:00:00" table:style-name="ce27">
            <text:p>14/07/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5T00:00:00" table:style-name="ce27">
            <text:p>1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6T00:00:00" table:style-name="ce27">
            <text:p>1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7T00:00:00" table:style-name="ce27">
            <text:p>1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8T00:00:00" table:style-name="ce27">
            <text:p>18/07/2023</text:p>
          </table:table-cell>
          <table:table-cell office:value-type="float" office:value="574" table:style-name="ce11">
            <text:p>57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07-19T00:00:00" table:style-name="ce27">
            <text:p>19/07/2023</text:p>
          </table:table-cell>
          <table:table-cell office:value-type="float" office:value="297" table:style-name="ce11">
            <text:p>29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20T00:00:00" table:style-name="ce27">
            <text:p>20/07/2023</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21T00:00:00" table:style-name="ce27">
            <text:p>21/07/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2T00:00:00" table:style-name="ce27">
            <text:p>2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3T00:00:00" table:style-name="ce27">
            <text:p>2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4T00:00:00" table:style-name="ce27">
            <text:p>2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5T00:00:00" table:style-name="ce27">
            <text:p>25/07/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26T00:00:00" table:style-name="ce27">
            <text:p>26/07/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7T00:00:00" table:style-name="ce27">
            <text:p>2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8T00:00:00" table:style-name="ce27">
            <text:p>28/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9T00:00:00" table:style-name="ce27">
            <text:p>29/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0T00:00:00" table:style-name="ce27">
            <text:p>30/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1T00:00:00" table:style-name="ce27">
            <text:p>3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1T00:00:00" table:style-name="ce27">
            <text:p>0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2T00:00:00" table:style-name="ce27">
            <text:p>02/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3T00:00:00" table:style-name="ce27">
            <text:p>0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4T00:00:00" table:style-name="ce27">
            <text:p>04/08/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05T00:00:00" table:style-name="ce27">
            <text:p>05/08/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06T00:00:00" table:style-name="ce27">
            <text:p>0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7T00:00:00" table:style-name="ce27">
            <text:p>07/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8T00:00:00" table:style-name="ce27">
            <text:p>0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9T00:00:00" table:style-name="ce27">
            <text:p>09/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0T00:00:00" table:style-name="ce27">
            <text:p>10/08/2023</text:p>
          </table:table-cell>
          <table:table-cell office:value-type="float" office:value="756" table:style-name="ce11">
            <text:p>756</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3-08-11T00:00:00" table:style-name="ce27">
            <text:p>11/08/2023</text:p>
          </table:table-cell>
          <table:table-cell office:value-type="float" office:value="343" table:style-name="ce11">
            <text:p>343</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12T00:00:00" table:style-name="ce27">
            <text:p>12/08/2023</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3-08-13T00:00:00" table:style-name="ce27">
            <text:p>1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4T00:00:00" table:style-name="ce27">
            <text:p>14/08/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5T00:00:00" table:style-name="ce27">
            <text:p>15/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6T00:00:00" table:style-name="ce27">
            <text:p>16/08/2023</text:p>
          </table:table-cell>
          <table:table-cell office:value-type="float" office:value="444" table:style-name="ce11">
            <text:p>44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8-17T00:00:00" table:style-name="ce27">
            <text:p>17/08/2023</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8T00:00:00" table:style-name="ce27">
            <text:p>18/08/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19T00:00:00" table:style-name="ce27">
            <text:p>19/08/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20T00:00:00" table:style-name="ce27">
            <text:p>20/08/2023</text:p>
          </table:table-cell>
          <table:table-cell office:value-type="float" office:value="337" table:style-name="ce11">
            <text:p>33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1T00:00:00" table:style-name="ce27">
            <text:p>21/08/2023</text:p>
          </table:table-cell>
          <table:table-cell office:value-type="float" office:value="661" table:style-name="ce11">
            <text:p>661</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8-22T00:00:00" table:style-name="ce27">
            <text:p>22/08/2023</text:p>
          </table:table-cell>
          <table:table-cell office:value-type="float" office:value="211" table:style-name="ce11">
            <text:p>21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3T00:00:00" table:style-name="ce27">
            <text:p>23/08/2023</text:p>
          </table:table-cell>
          <table:table-cell office:value-type="float" office:value="345" table:style-name="ce11">
            <text:p>3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4T00:00:00" table:style-name="ce27">
            <text:p>24/08/2023</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8-25T00:00:00" table:style-name="ce27">
            <text:p>25/08/2023</text:p>
          </table:table-cell>
          <table:table-cell office:value-type="float" office:value="359" table:style-name="ce11">
            <text:p>35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6T00:00:00" table:style-name="ce27">
            <text:p>2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7T00:00:00" table:style-name="ce27">
            <text:p>27/08/2023</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8-28T00:00:00" table:style-name="ce27">
            <text:p>2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9T00:00:00" table:style-name="ce27">
            <text:p>29/08/2023</text:p>
          </table:table-cell>
          <table:table-cell office:value-type="float" office:value="300" table:style-name="ce11">
            <text:p>30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30T00:00:00" table:style-name="ce27">
            <text:p>30/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31T00:00:00" table:style-name="ce27">
            <text:p>3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1T00:00:00" table:style-name="ce27">
            <text:p>0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2T00:00:00" table:style-name="ce27">
            <text:p>02/09/2023</text:p>
          </table:table-cell>
          <table:table-cell office:value-type="float" office:value="872" table:style-name="ce11">
            <text:p>87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9-03T00:00:00" table:style-name="ce27">
            <text:p>03/09/2023</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04T00:00:00" table:style-name="ce27">
            <text:p>04/09/2023</text:p>
          </table:table-cell>
          <table:table-cell office:value-type="float" office:value="286" table:style-name="ce11">
            <text:p>28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5T00:00:00" table:style-name="ce27">
            <text:p>05/09/2023</text:p>
          </table:table-cell>
          <table:table-cell office:value-type="float" office:value="308" table:style-name="ce11">
            <text:p>30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06T00:00:00" table:style-name="ce27">
            <text:p>06/09/2023</text:p>
          </table:table-cell>
          <table:table-cell office:value-type="float" office:value="238" table:style-name="ce11">
            <text:p>23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07T00:00:00" table:style-name="ce27">
            <text:p>07/09/2023</text:p>
          </table:table-cell>
          <table:table-cell office:value-type="float" office:value="161" table:style-name="ce11">
            <text:p>16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08T00:00:00" table:style-name="ce27">
            <text:p>08/09/2023</text:p>
          </table:table-cell>
          <table:table-cell office:value-type="float" office:value="210" table:style-name="ce11">
            <text:p>21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9T00:00:00" table:style-name="ce27">
            <text:p>09/09/2023</text:p>
          </table:table-cell>
          <table:table-cell office:value-type="float" office:value="425" table:style-name="ce11">
            <text:p>42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9-10T00:00:00" table:style-name="ce27">
            <text:p>10/09/2023</text:p>
          </table:table-cell>
          <table:table-cell office:value-type="float" office:value="389" table:style-name="ce11">
            <text:p>3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11T00:00:00" table:style-name="ce27">
            <text:p>11/09/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2T00:00:00" table:style-name="ce27">
            <text:p>12/09/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3T00:00:00" table:style-name="ce27">
            <text:p>1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4T00:00:00" table:style-name="ce27">
            <text:p>14/09/2023</text:p>
          </table:table-cell>
          <table:table-cell office:value-type="float" office:value="115" table:style-name="ce11">
            <text:p>11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15T00:00:00" table:style-name="ce27">
            <text:p>15/09/2023</text:p>
          </table:table-cell>
          <table:table-cell office:value-type="float" office:value="234" table:style-name="ce11">
            <text:p>23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16T00:00:00" table:style-name="ce27">
            <text:p>16/09/2023</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17T00:00:00" table:style-name="ce27">
            <text:p>17/09/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9-18T00:00:00" table:style-name="ce27">
            <text:p>1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9T00:00:00" table:style-name="ce27">
            <text:p>1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0T00:00:00" table:style-name="ce27">
            <text:p>20/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1T00:00:00" table:style-name="ce27">
            <text:p>2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2T00:00:00" table:style-name="ce27">
            <text:p>22/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3T00:00:00" table:style-name="ce27">
            <text:p>2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5T00:00:00" table:style-name="ce27">
            <text:p>25/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6T00:00:00" table:style-name="ce27">
            <text:p>26/09/2023</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27T00:00:00" table:style-name="ce27">
            <text:p>27/09/2023</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28T00:00:00" table:style-name="ce27">
            <text:p>2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9T00:00:00" table:style-name="ce27">
            <text:p>2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30T00:00:00" table:style-name="ce27">
            <text:p>30/09/2023</text:p>
          </table:table-cell>
          <table:table-cell office:value-type="float" office:value="537" table:style-name="ce11">
            <text:p>53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1T00:00:00" table:style-name="ce27">
            <text:p>01/10/2023</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0-02T00:00:00" table:style-name="ce27">
            <text:p>02/10/2023</text:p>
          </table:table-cell>
          <table:table-cell office:value-type="float" office:value="472" table:style-name="ce11">
            <text:p>4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3T00:00:00" table:style-name="ce27">
            <text:p>0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4T00:00:00" table:style-name="ce27">
            <text:p>0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5T00:00:00" table:style-name="ce27">
            <text:p>0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6T00:00:00" table:style-name="ce27">
            <text:p>06/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7T00:00:00" table:style-name="ce27">
            <text:p>0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8T00:00:00" table:style-name="ce27">
            <text:p>08/10/2023</text:p>
          </table:table-cell>
          <table:table-cell office:value-type="float" office:value="218" table:style-name="ce11">
            <text:p>21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09T00:00:00" table:style-name="ce27">
            <text:p>09/10/2023</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10-10T00:00:00" table:style-name="ce27">
            <text:p>10/10/2023</text:p>
          </table:table-cell>
          <table:table-cell office:value-type="float" office:value="162" table:style-name="ce11">
            <text:p>16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0-11T00:00:00" table:style-name="ce27">
            <text:p>1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2T00:00:00" table:style-name="ce27">
            <text:p>1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3T00:00:00" table:style-name="ce27">
            <text:p>1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4T00:00:00" table:style-name="ce27">
            <text:p>1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5T00:00:00" table:style-name="ce27">
            <text:p>1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6T00:00:00" table:style-name="ce27">
            <text:p>16/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17T00:00:00" table:style-name="ce27">
            <text:p>1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8T00:00:00" table:style-name="ce27">
            <text:p>1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9T00:00:00" table:style-name="ce27">
            <text:p>1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0T00:00:00" table:style-name="ce27">
            <text:p>2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1T00:00:00" table:style-name="ce27">
            <text:p>2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2T00:00:00" table:style-name="ce27">
            <text:p>2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3T00:00:00" table:style-name="ce27">
            <text:p>23/10/2023</text:p>
          </table:table-cell>
          <table:table-cell office:value-type="float" office:value="385" table:style-name="ce11">
            <text:p>38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0-24T00:00:00" table:style-name="ce27">
            <text:p>2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5T00:00:00" table:style-name="ce27">
            <text:p>2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6T00:00:00" table:style-name="ce27">
            <text:p>26/10/2023</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0-27T00:00:00" table:style-name="ce27">
            <text:p>2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8T00:00:00" table:style-name="ce27">
            <text:p>2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9T00:00:00" table:style-name="ce27">
            <text:p>2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0T00:00:00" table:style-name="ce27">
            <text:p>3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1T00:00:00" table:style-name="ce27">
            <text:p>31/10/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1-01T00:00:00" table:style-name="ce27">
            <text:p>0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2T00:00:00" table:style-name="ce27">
            <text:p>02/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3T00:00:00" table:style-name="ce27">
            <text:p>0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4T00:00:00" table:style-name="ce27">
            <text:p>0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5T00:00:00" table:style-name="ce27">
            <text:p>0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6T00:00:00" table:style-name="ce27">
            <text:p>06/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7T00:00:00" table:style-name="ce27">
            <text:p>0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8T00:00:00" table:style-name="ce27">
            <text:p>0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9T00:00:00" table:style-name="ce27">
            <text:p>0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0T00:00:00" table:style-name="ce27">
            <text:p>1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1T00:00:00" table:style-name="ce27">
            <text:p>1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11-13T00:00:00" table:style-name="ce27">
            <text:p>1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4T00:00:00" table:style-name="ce27">
            <text:p>1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5T00:00:00" table:style-name="ce27">
            <text:p>1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6T00:00:00" table:style-name="ce27">
            <text:p>16/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1-17T00:00:00" table:style-name="ce27">
            <text:p>1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8T00:00:00" table:style-name="ce27">
            <text:p>1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9T00:00:00" table:style-name="ce27">
            <text:p>1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0T00:00:00" table:style-name="ce27">
            <text:p>2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1T00:00:00" table:style-name="ce27">
            <text:p>2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2T00:00:00" table:style-name="ce27">
            <text:p>22/11/2023</text:p>
          </table:table-cell>
          <table:table-cell office:value-type="float" office:value="38" table:style-name="ce11">
            <text:p>3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1-23T00:00:00" table:style-name="ce27">
            <text:p>2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4T00:00:00" table:style-name="ce27">
            <text:p>2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5T00:00:00" table:style-name="ce27">
            <text:p>2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6T00:00:00" table:style-name="ce27">
            <text:p>26/11/2023</text:p>
          </table:table-cell>
          <table:table-cell office:value-type="float" office:value="364" table:style-name="ce11">
            <text:p>36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11-27T00:00:00" table:style-name="ce27">
            <text:p>2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8T00:00:00" table:style-name="ce27">
            <text:p>2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9T00:00:00" table:style-name="ce27">
            <text:p>29/11/2023</text:p>
          </table:table-cell>
          <table:table-cell office:value-type="float" office:value="165" table:style-name="ce11">
            <text:p>16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1-30T00:00:00" table:style-name="ce27">
            <text:p>30/11/2023</text:p>
          </table:table-cell>
          <table:table-cell office:value-type="float" office:value="123" table:style-name="ce11">
            <text:p>12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1T00:00:00" table:style-name="ce27">
            <text:p>01/12/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2T00:00:00" table:style-name="ce27">
            <text:p>02/12/2023</text:p>
          </table:table-cell>
          <table:table-cell office:value-type="float" office:value="519" table:style-name="ce11">
            <text:p>51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12-03T00:00:00" table:style-name="ce27">
            <text:p>03/12/2023</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4T00:00:00" table:style-name="ce27">
            <text:p>0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5T00:00:00" table:style-name="ce27">
            <text:p>0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6T00:00:00" table:style-name="ce27">
            <text:p>0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7T00:00:00" table:style-name="ce27">
            <text:p>0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8T00:00:00" table:style-name="ce27">
            <text:p>0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9T00:00:00" table:style-name="ce27">
            <text:p>0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1T00:00:00" table:style-name="ce27">
            <text:p>1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2T00:00:00" table:style-name="ce27">
            <text:p>1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3T00:00:00" table:style-name="ce27">
            <text:p>1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4T00:00:00" table:style-name="ce27">
            <text:p>1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5T00:00:00" table:style-name="ce27">
            <text:p>15/12/2023</text:p>
          </table:table-cell>
          <table:table-cell office:value-type="float" office:value="292" table:style-name="ce11">
            <text:p>29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2-16T00:00:00" table:style-name="ce27">
            <text:p>16/12/2023</text:p>
          </table:table-cell>
          <table:table-cell office:value-type="float" office:value="55" table:style-name="ce11">
            <text:p>5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2-17T00:00:00" table:style-name="ce27">
            <text:p>1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8T00:00:00" table:style-name="ce27">
            <text:p>1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9T00:00:00" table:style-name="ce27">
            <text:p>1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0T00:00:00" table:style-name="ce27">
            <text:p>2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1T00:00:00" table:style-name="ce27">
            <text:p>2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2T00:00:00" table:style-name="ce27">
            <text:p>2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3T00:00:00" table:style-name="ce27">
            <text:p>2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5T00:00:00" table:style-name="ce27">
            <text:p>2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6T00:00:00" table:style-name="ce27">
            <text:p>2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7T00:00:00" table:style-name="ce27">
            <text:p>2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8T00:00:00" table:style-name="ce27">
            <text:p>2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9T00:00:00" table:style-name="ce27">
            <text:p>2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0T00:00:00" table:style-name="ce27">
            <text:p>3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1T00:00:00" table:style-name="ce27">
            <text:p>0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2T00:00:00" table:style-name="ce27">
            <text:p>0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3T00:00:00" table:style-name="ce27">
            <text:p>0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4T00:00:00" table:style-name="ce27">
            <text:p>0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5T00:00:00" table:style-name="ce27">
            <text:p>0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6T00:00:00" table:style-name="ce27">
            <text:p>0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8T00:00:00" table:style-name="ce27">
            <text:p>0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9T00:00:00" table:style-name="ce27">
            <text:p>0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0T00:00:00" table:style-name="ce27">
            <text:p>1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1T00:00:00" table:style-name="ce27">
            <text:p>1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2T00:00:00" table:style-name="ce27">
            <text:p>1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3T00:00:00" table:style-name="ce27">
            <text:p>13/01/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1-14T00:00:00" table:style-name="ce27">
            <text:p>14/01/2024</text:p>
          </table:table-cell>
          <table:table-cell office:value-type="float" office:value="139" table:style-name="ce11">
            <text:p>13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1-15T00:00:00" table:style-name="ce27">
            <text:p>1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6T00:00:00" table:style-name="ce27">
            <text:p>1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7T00:00:00" table:style-name="ce27">
            <text:p>17/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1-18T00:00:00" table:style-name="ce27">
            <text:p>1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9T00:00:00" table:style-name="ce27">
            <text:p>1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0T00:00:00" table:style-name="ce27">
            <text:p>2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1T00:00:00" table:style-name="ce27">
            <text:p>2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2T00:00:00" table:style-name="ce27">
            <text:p>2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3T00:00:00" table:style-name="ce27">
            <text:p>2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4T00:00:00" table:style-name="ce27">
            <text:p>2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5T00:00:00" table:style-name="ce27">
            <text:p>25/01/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1-26T00:00:00" table:style-name="ce27">
            <text:p>2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7T00:00:00" table:style-name="ce27">
            <text:p>27/01/2024</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1-28T00:00:00" table:style-name="ce27">
            <text:p>28/01/2024</text:p>
          </table:table-cell>
          <table:table-cell office:value-type="float" office:value="276" table:style-name="ce11">
            <text:p>27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1-29T00:00:00" table:style-name="ce27">
            <text:p>2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0T00:00:00" table:style-name="ce27">
            <text:p>3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1T00:00:00" table:style-name="ce27">
            <text:p>31/01/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2-01T00:00:00" table:style-name="ce27">
            <text:p>0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2T00:00:00" table:style-name="ce27">
            <text:p>0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3T00:00:00" table:style-name="ce27">
            <text:p>0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4T00:00:00" table:style-name="ce27">
            <text:p>0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5T00:00:00" table:style-name="ce27">
            <text:p>0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6T00:00:00" table:style-name="ce27">
            <text:p>0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7T00:00:00" table:style-name="ce27">
            <text:p>0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8T00:00:00" table:style-name="ce27">
            <text:p>08/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09T00:00:00" table:style-name="ce27">
            <text:p>0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0T00:00:00" table:style-name="ce27">
            <text:p>10/02/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1T00:00:00" table:style-name="ce27">
            <text:p>11/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2T00:00:00" table:style-name="ce27">
            <text:p>1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3T00:00:00" table:style-name="ce27">
            <text:p>1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4T00:00:00" table:style-name="ce27">
            <text:p>1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5T00:00:00" table:style-name="ce27">
            <text:p>1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6T00:00:00" table:style-name="ce27">
            <text:p>16/02/2024</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7T00:00:00" table:style-name="ce27">
            <text:p>17/02/2024</text:p>
          </table:table-cell>
          <table:table-cell office:value-type="float" office:value="111" table:style-name="ce11">
            <text:p>1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8T00:00:00" table:style-name="ce27">
            <text:p>18/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9T00:00:00" table:style-name="ce27">
            <text:p>1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0T00:00:00" table:style-name="ce27">
            <text:p>20/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1T00:00:00" table:style-name="ce27">
            <text:p>2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2T00:00:00" table:style-name="ce27">
            <text:p>2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3T00:00:00" table:style-name="ce27">
            <text:p>2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4T00:00:00" table:style-name="ce27">
            <text:p>2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6T00:00:00" table:style-name="ce27">
            <text:p>2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7T00:00:00" table:style-name="ce27">
            <text:p>2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8T00:00:00" table:style-name="ce27">
            <text:p>28/02/2024</text:p>
          </table:table-cell>
          <table:table-cell office:value-type="float" office:value="249" table:style-name="ce11">
            <text:p>2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9T00:00:00" table:style-name="ce27">
            <text:p>2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1T00:00:00" table:style-name="ce27">
            <text:p>0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2T00:00:00" table:style-name="ce27">
            <text:p>0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3T00:00:00" table:style-name="ce27">
            <text:p>03/03/2024</text:p>
          </table:table-cell>
          <table:table-cell office:value-type="float" office:value="327" table:style-name="ce11">
            <text:p>32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3-04T00:00:00" table:style-name="ce27">
            <text:p>04/03/2024</text:p>
          </table:table-cell>
          <table:table-cell office:value-type="float" office:value="401" table:style-name="ce11">
            <text:p>40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05T00:00:00" table:style-name="ce27">
            <text:p>0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6T00:00:00" table:style-name="ce27">
            <text:p>06/03/2024</text:p>
          </table:table-cell>
          <table:table-cell office:value-type="float" office:value="225" table:style-name="ce11">
            <text:p>22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3-07T00:00:00" table:style-name="ce27">
            <text:p>07/03/2024</text:p>
          </table:table-cell>
          <table:table-cell office:value-type="float" office:value="150" table:style-name="ce11">
            <text:p>15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3-08T00:00:00" table:style-name="ce27">
            <text:p>0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9T00:00:00" table:style-name="ce27">
            <text:p>0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0T00:00:00" table:style-name="ce27">
            <text:p>10/03/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1T00:00:00" table:style-name="ce27">
            <text:p>1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2T00:00:00" table:style-name="ce27">
            <text:p>1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3T00:00:00" table:style-name="ce27">
            <text:p>1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4T00:00:00" table:style-name="ce27">
            <text:p>1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5T00:00:00" table:style-name="ce27">
            <text:p>1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6T00:00:00" table:style-name="ce27">
            <text:p>16/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8T00:00:00" table:style-name="ce27">
            <text:p>1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9T00:00:00" table:style-name="ce27">
            <text:p>19/03/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20T00:00:00" table:style-name="ce27">
            <text:p>20/03/2024</text:p>
          </table:table-cell>
          <table:table-cell office:value-type="float" office:value="514" table:style-name="ce11">
            <text:p>5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3-21T00:00:00" table:style-name="ce27">
            <text:p>21/03/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2T00:00:00" table:style-name="ce27">
            <text:p>2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3T00:00:00" table:style-name="ce27">
            <text:p>2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4T00:00:00" table:style-name="ce27">
            <text:p>2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5T00:00:00" table:style-name="ce27">
            <text:p>2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6T00:00:00" table:style-name="ce27">
            <text:p>26/03/2024</text:p>
          </table:table-cell>
          <table:table-cell office:value-type="float" office:value="338" table:style-name="ce11">
            <text:p>338</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7T00:00:00" table:style-name="ce27">
            <text:p>27/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8T00:00:00" table:style-name="ce27">
            <text:p>2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9T00:00:00" table:style-name="ce27">
            <text:p>2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30T00:00:00" table:style-name="ce27">
            <text:p>30/03/2024</text:p>
          </table:table-cell>
          <table:table-cell office:value-type="float" office:value="349" table:style-name="ce11">
            <text:p>34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31T00:00:00" table:style-name="ce27">
            <text:p>31/03/2024</text:p>
          </table:table-cell>
          <table:table-cell office:value-type="float" office:value="442" table:style-name="ce11">
            <text:p>44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4-01T00:00:00" table:style-name="ce27">
            <text:p>0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2T00:00:00" table:style-name="ce27">
            <text:p>0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3T00:00:00" table:style-name="ce27">
            <text:p>03/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4T00:00:00" table:style-name="ce27">
            <text:p>0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5T00:00:00" table:style-name="ce27">
            <text:p>0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6T00:00:00" table:style-name="ce27">
            <text:p>0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8T00:00:00" table:style-name="ce27">
            <text:p>08/04/2024</text:p>
          </table:table-cell>
          <table:table-cell office:value-type="float" office:value="82" table:style-name="ce11">
            <text:p>8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09T00:00:00" table:style-name="ce27">
            <text:p>0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0T00:00:00" table:style-name="ce27">
            <text:p>1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1T00:00:00" table:style-name="ce27">
            <text:p>1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2T00:00:00" table:style-name="ce27">
            <text:p>1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3T00:00:00" table:style-name="ce27">
            <text:p>13/04/2024</text:p>
          </table:table-cell>
          <table:table-cell office:value-type="float" office:value="214" table:style-name="ce11">
            <text:p>21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4-14T00:00:00" table:style-name="ce27">
            <text:p>14/04/2024</text:p>
          </table:table-cell>
          <table:table-cell office:value-type="float" office:value="534" table:style-name="ce11">
            <text:p>53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4-15T00:00:00" table:style-name="ce27">
            <text:p>1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6T00:00:00" table:style-name="ce27">
            <text:p>1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7T00:00:00" table:style-name="ce27">
            <text:p>1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8T00:00:00" table:style-name="ce27">
            <text:p>1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9T00:00:00" table:style-name="ce27">
            <text:p>1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0T00:00:00" table:style-name="ce27">
            <text:p>2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2T00:00:00" table:style-name="ce27">
            <text:p>2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3T00:00:00" table:style-name="ce27">
            <text:p>23/04/2024</text:p>
          </table:table-cell>
          <table:table-cell office:value-type="float" office:value="402" table:style-name="ce11">
            <text:p>40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4-24T00:00:00" table:style-name="ce27">
            <text:p>2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5T00:00:00" table:style-name="ce27">
            <text:p>2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6T00:00:00" table:style-name="ce27">
            <text:p>26/04/2024</text:p>
          </table:table-cell>
          <table:table-cell office:value-type="float" office:value="141" table:style-name="ce11">
            <text:p>14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27T00:00:00" table:style-name="ce27">
            <text:p>27/04/2024</text:p>
          </table:table-cell>
          <table:table-cell office:value-type="float" office:value="359" table:style-name="ce11">
            <text:p>35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4-28T00:00:00" table:style-name="ce27">
            <text:p>2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9T00:00:00" table:style-name="ce27">
            <text:p>29/04/2024</text:p>
          </table:table-cell>
          <table:table-cell office:value-type="float" office:value="132" table:style-name="ce11">
            <text:p>13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4-30T00:00:00" table:style-name="ce27">
            <text:p>30/04/2024</text:p>
          </table:table-cell>
          <table:table-cell office:value-type="float" office:value="268" table:style-name="ce11">
            <text:p>26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1T00:00:00" table:style-name="ce27">
            <text:p>01/05/2024</text:p>
          </table:table-cell>
          <table:table-cell office:value-type="float" office:value="711" table:style-name="ce11">
            <text:p>71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5-02T00:00:00" table:style-name="ce27">
            <text:p>0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3T00:00:00" table:style-name="ce27">
            <text:p>0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4T00:00:00" table:style-name="ce27">
            <text:p>04/05/2024</text:p>
          </table:table-cell>
          <table:table-cell office:value-type="float" office:value="244" table:style-name="ce11">
            <text:p>24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5T00:00:00" table:style-name="ce27">
            <text:p>05/05/2024</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6T00:00:00" table:style-name="ce27">
            <text:p>06/05/2024</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7T00:00:00" table:style-name="ce27">
            <text:p>07/05/2024</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8T00:00:00" table:style-name="ce27">
            <text:p>08/05/2024</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9T00:00:00" table:style-name="ce27">
            <text:p>09/05/2024</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0T00:00:00" table:style-name="ce27">
            <text:p>10/05/2024</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5-11T00:00:00" table:style-name="ce27">
            <text:p>11/05/2024</text:p>
          </table:table-cell>
          <table:table-cell office:value-type="float" office:value="120" table:style-name="ce11">
            <text:p>1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2T00:00:00" table:style-name="ce27">
            <text:p>12/05/2024</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3T00:00:00" table:style-name="ce27">
            <text:p>13/05/2024</text:p>
          </table:table-cell>
          <table:table-cell office:value-type="float" office:value="95" table:style-name="ce11">
            <text:p>9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4T00:00:00" table:style-name="ce27">
            <text:p>14/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15T00:00:00" table:style-name="ce27">
            <text:p>15/05/202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6">
          <table:table-cell office:value-type="date" office:date-value="2024-05-16T00:00:00" table:style-name="ce27">
            <text:p>16/05/2024</text:p>
          </table:table-cell>
          <table:table-cell office:value-type="float" office:value="117" table:style-name="ce11">
            <text:p>11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7T00:00:00" table:style-name="ce27">
            <text:p>17/05/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18T00:00:00" table:style-name="ce27">
            <text:p>18/05/2024</text:p>
          </table:table-cell>
          <table:table-cell office:value-type="float" office:value="103" table:style-name="ce11">
            <text:p>10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9T00:00:00" table:style-name="ce27">
            <text:p>19/05/2024</text:p>
          </table:table-cell>
          <table:table-cell office:value-type="float" office:value="68" table:style-name="ce11">
            <text:p>6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20T00:00:00" table:style-name="ce27">
            <text:p>2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1T00:00:00" table:style-name="ce27">
            <text:p>21/05/202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22T00:00:00" table:style-name="ce27">
            <text:p>2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3T00:00:00" table:style-name="ce27">
            <text:p>2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4T00:00:00" table:style-name="ce27">
            <text:p>24/05/2024</text:p>
          </table:table-cell>
          <table:table-cell office:value-type="float" office:value="288" table:style-name="ce11">
            <text:p>288</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5T00:00:00" table:style-name="ce27">
            <text:p>25/05/2024</text:p>
          </table:table-cell>
          <table:table-cell office:value-type="float" office:value="227" table:style-name="ce11">
            <text:p>227</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6T00:00:00" table:style-name="ce27">
            <text:p>26/05/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7T00:00:00" table:style-name="ce27">
            <text:p>27/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8T00:00:00" table:style-name="ce27">
            <text:p>28/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9T00:00:00" table:style-name="ce27">
            <text:p>29/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0T00:00:00" table:style-name="ce27">
            <text:p>3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1T00:00:00" table:style-name="ce27">
            <text:p>31/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1T00:00:00" table:style-name="ce27">
            <text:p>0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3T00:00:00" table:style-name="ce27">
            <text:p>03/06/2024</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4T00:00:00" table:style-name="ce27">
            <text:p>04/06/2024</text:p>
          </table:table-cell>
          <table:table-cell office:value-type="float" office:value="234" table:style-name="ce11">
            <text:p>23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5T00:00:00" table:style-name="ce27">
            <text:p>05/06/2024</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6T00:00:00" table:style-name="ce27">
            <text:p>06/06/2024</text:p>
          </table:table-cell>
          <table:table-cell office:value-type="float" office:value="316" table:style-name="ce11">
            <text:p>316</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7T00:00:00" table:style-name="ce27">
            <text:p>07/06/2024</text:p>
          </table:table-cell>
          <table:table-cell office:value-type="float" office:value="152" table:style-name="ce11">
            <text:p>152</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4-06-08T00:00:00" table:style-name="ce27">
            <text:p>0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9T00:00:00" table:style-name="ce27">
            <text:p>0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0T00:00:00" table:style-name="ce27">
            <text:p>1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1T00:00:00" table:style-name="ce27">
            <text:p>1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2T00:00:00" table:style-name="ce27">
            <text:p>12/06/2024</text:p>
          </table:table-cell>
          <table:table-cell office:value-type="float" office:value="79" table:style-name="ce11">
            <text:p>7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13T00:00:00" table:style-name="ce27">
            <text:p>13/06/2024</text:p>
          </table:table-cell>
          <table:table-cell office:value-type="float" office:value="105" table:style-name="ce29">
            <text:p>105</text:p>
          </table:table-cell>
          <table:table-cell office:value-type="float" office:value="2" table:style-name="ce29">
            <text:p>2</text:p>
          </table:table-cell>
          <table:table-cell office:value-type="float" office:value="0" table:style-name="ce29">
            <text:p>0</text:p>
          </table:table-cell>
          <table:table-cell table:number-columns-repeated="16380"/>
        </table:table-row>
        <table:table-row table:style-name="ro15">
          <table:table-cell office:value-type="date" office:date-value="2024-06-14T00:00:00" table:style-name="ce27">
            <text:p>1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5T00:00:00" table:style-name="ce27">
            <text:p>15/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6T00:00:00" table:style-name="ce27">
            <text:p>16/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7T00:00:00" table:style-name="ce27">
            <text:p>1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8T00:00:00" table:style-name="ce27">
            <text:p>18/06/2024</text:p>
          </table:table-cell>
          <table:table-cell office:value-type="float" office:value="882" table:style-name="ce11">
            <text:p>88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4-06-19T00:00:00" table:style-name="ce27">
            <text:p>1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0T00:00:00" table:style-name="ce27">
            <text:p>2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1T00:00:00" table:style-name="ce27">
            <text:p>21/06/2024</text:p>
          </table:table-cell>
          <table:table-cell office:value-type="float" office:value="331" table:style-name="ce11">
            <text:p>33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6-22T00:00:00" table:style-name="ce27">
            <text:p>2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3T00:00:00" table:style-name="ce27">
            <text:p>23/06/2024</text:p>
          </table:table-cell>
          <table:table-cell office:value-type="float" office:value="257" table:style-name="ce11">
            <text:p>25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4T00:00:00" table:style-name="ce27">
            <text:p>2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5T00:00:00" table:style-name="ce27">
            <text:p>25/06/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26T00:00:00" table:style-name="ce27">
            <text:p>26/06/2024</text:p>
          </table:table-cell>
          <table:table-cell office:value-type="float" office:value="150" table:style-name="ce11">
            <text:p>15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7T00:00:00" table:style-name="ce27">
            <text:p>2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8T00:00:00" table:style-name="ce27">
            <text:p>2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9T00:00:00" table:style-name="ce27">
            <text:p>29/06/2024</text:p>
          </table:table-cell>
          <table:table-cell office:value-type="float" office:value="77" table:style-name="ce11">
            <text:p>7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6-30T00:00:00" table:style-name="ce27">
            <text:p>30/06/2024</text:p>
          </table:table-cell>
          <table:table-cell office:value-type="float" office:value="217" table:style-name="ce11">
            <text:p>21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01T00:00:00" table:style-name="ce27">
            <text:p>01/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02T00:00:00" table:style-name="ce27">
            <text:p>0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3T00:00:00" table:style-name="ce27">
            <text:p>0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4T00:00:00" table:style-name="ce27">
            <text:p>0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5T00:00:00" table:style-name="ce27">
            <text:p>0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6T00:00:00" table:style-name="ce27">
            <text:p>0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7T00:00:00" table:style-name="ce27">
            <text:p>0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8T00:00:00" table:style-name="ce27">
            <text:p>08/07/2024</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09T00:00:00" table:style-name="ce27">
            <text:p>09/07/2024</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0T00:00:00" table:style-name="ce27">
            <text:p>10/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1T00:00:00" table:style-name="ce27">
            <text:p>11/07/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2T00:00:00" table:style-name="ce27">
            <text:p>12/07/2024</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3T00:00:00" table:style-name="ce27">
            <text:p>13/07/2024</text:p>
          </table:table-cell>
          <table:table-cell office:value-type="float" office:value="127" table:style-name="ce11">
            <text:p>12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14T00:00:00" table:style-name="ce27">
            <text:p>14/07/2024</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5T00:00:00" table:style-name="ce27">
            <text:p>15/07/2024</text:p>
          </table:table-cell>
          <table:table-cell office:value-type="float" office:value="427" table:style-name="ce11">
            <text:p>42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16T00:00:00" table:style-name="ce27">
            <text:p>1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7T00:00:00" table:style-name="ce27">
            <text:p>1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8T00:00:00" table:style-name="ce27">
            <text:p>18/07/2024</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9T00:00:00" table:style-name="ce27">
            <text:p>19/07/2024</text:p>
          </table:table-cell>
          <table:table-cell office:value-type="float" office:value="414" table:style-name="ce11">
            <text:p>41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20T00:00:00" table:style-name="ce27">
            <text:p>20/07/2024</text:p>
          </table:table-cell>
          <table:table-cell office:value-type="float" office:value="228" table:style-name="ce11">
            <text:p>22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7-21T00:00:00" table:style-name="ce27">
            <text:p>21/07/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22T00:00:00" table:style-name="ce27">
            <text:p>2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3T00:00:00" table:style-name="ce27">
            <text:p>2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4T00:00:00" table:style-name="ce27">
            <text:p>2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5T00:00:00" table:style-name="ce30">
            <text:p>2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6T00:00:00" table:style-name="ce27">
            <text:p>2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7T00:00:00" table:style-name="ce30">
            <text:p>27/07/2024</text:p>
          </table:table-cell>
          <table:table-cell office:value-type="float" office:value="370" table:style-name="ce11">
            <text:p>37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28T00:00:00" table:style-name="ce27">
            <text:p>28/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29T00:00:00" table:style-name="ce30">
            <text:p>29/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30T00:00:00" table:style-name="ce27">
            <text:p>30/07/2024</text:p>
          </table:table-cell>
          <table:table-cell office:value-type="float" office:value="130" table:style-name="ce11">
            <text:p>13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31T00:00:00" table:style-name="ce30">
            <text:p>31/07/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01T00:00:00" table:style-name="ce27">
            <text:p>0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2T00:00:00" table:style-name="ce27">
            <text:p>02/08/2024</text:p>
          </table:table-cell>
          <table:table-cell office:value-type="float" office:value="128" table:style-name="ce11">
            <text:p>12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3T00:00:00" table:style-name="ce27">
            <text:p>0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4T00:00:00" table:style-name="ce27">
            <text:p>04/08/2024</text:p>
          </table:table-cell>
          <table:table-cell office:value-type="float" office:value="139" table:style-name="ce11">
            <text:p>13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5T00:00:00" table:style-name="ce27">
            <text:p>05/08/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06T00:00:00" table:style-name="ce27">
            <text:p>06/08/2024</text:p>
          </table:table-cell>
          <table:table-cell office:value-type="float" office:value="355" table:style-name="ce11">
            <text:p>35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8-07T00:00:00" table:style-name="ce27">
            <text:p>07/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8T00:00:00" table:style-name="ce27">
            <text:p>08/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9T00:00:00" table:style-name="ce27">
            <text:p>09/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0T00:00:00" table:style-name="ce27">
            <text:p>1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1T00:00:00" table:style-name="ce27">
            <text:p>11/08/2024</text:p>
          </table:table-cell>
          <table:table-cell office:value-type="float" office:value="703" table:style-name="ce11">
            <text:p>703</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8-12T00:00:00" table:style-name="ce27">
            <text:p>12/08/2024</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13T00:00:00" table:style-name="ce27">
            <text:p>1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4T00:00:00" table:style-name="ce27">
            <text:p>14/08/2024</text:p>
          </table:table-cell>
          <table:table-cell office:value-type="float" office:value="107" table:style-name="ce11">
            <text:p>10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15T00:00:00" table:style-name="ce27">
            <text:p>1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6T00:00:00" table:style-name="ce27">
            <text:p>1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7T00:00:00" table:style-name="ce27">
            <text:p>17/08/2024</text:p>
          </table:table-cell>
          <table:table-cell office:value-type="float" office:value="492" table:style-name="ce11">
            <text:p>49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18T00:00:00" table:style-name="ce27">
            <text:p>18/08/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19T00:00:00" table:style-name="ce27">
            <text:p>19/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20T00:00:00" table:style-name="ce27">
            <text:p>2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1T00:00:00" table:style-name="ce27">
            <text:p>2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2T00:00:00" table:style-name="ce27">
            <text:p>22/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3T00:00:00" table:style-name="ce27">
            <text:p>2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4T00:00:00" table:style-name="ce27">
            <text:p>24/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5T00:00:00" table:style-name="ce27">
            <text:p>2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6T00:00:00" table:style-name="ce27">
            <text:p>2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7T00:00:00" table:style-name="ce27">
            <text:p>27/08/2024</text:p>
          </table:table-cell>
          <table:table-cell office:value-type="float" office:value="525" table:style-name="ce11">
            <text:p>52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8-28T00:00:00" table:style-name="ce27">
            <text:p>28/08/2024</text:p>
          </table:table-cell>
          <table:table-cell office:value-type="float" office:value="614" table:style-name="ce11">
            <text:p>6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8-29T00:00:00" table:style-name="ce27">
            <text:p>29/08/2024</text:p>
          </table:table-cell>
          <table:table-cell office:value-type="float" office:value="211" table:style-name="ce11">
            <text:p>21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8-30T00:00:00" table:style-name="ce27">
            <text:p>30/08/2024</text:p>
          </table:table-cell>
          <table:table-cell office:value-type="float" office:value="408" table:style-name="ce11">
            <text:p>40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31T00:00:00" table:style-name="ce27">
            <text:p>3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1T00:00:00" table:style-name="ce27">
            <text:p>0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2T00:00:00" table:style-name="ce27">
            <text:p>02/09/2024</text:p>
          </table:table-cell>
          <table:table-cell office:value-type="float" office:value="351" table:style-name="ce11">
            <text:p>35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3T00:00:00" table:style-name="ce27">
            <text:p>03/09/2024</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4T00:00:00" table:style-name="ce27">
            <text:p>04/09/2024</text:p>
          </table:table-cell>
          <table:table-cell office:value-type="float" office:value="257" table:style-name="ce11">
            <text:p>25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5T00:00:00" table:style-name="ce27">
            <text:p>05/09/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06T00:00:00" table:style-name="ce27">
            <text:p>0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7T00:00:00" table:style-name="ce27">
            <text:p>07/09/2024</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8T00:00:00" table:style-name="ce27">
            <text:p>08/09/2024</text:p>
          </table:table-cell>
          <table:table-cell office:value-type="float" office:value="55" table:style-name="ce11">
            <text:p>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09T00:00:00" table:style-name="ce27">
            <text:p>0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0T00:00:00" table:style-name="ce27">
            <text:p>1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1T00:00:00" table:style-name="ce27">
            <text:p>1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2T00:00:00" table:style-name="ce27">
            <text:p>12/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3T00:00:00" table:style-name="ce27">
            <text:p>13/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4T00:00:00" table:style-name="ce27">
            <text:p>14/09/2024</text:p>
          </table:table-cell>
          <table:table-cell office:value-type="float" office:value="801" table:style-name="ce11">
            <text:p>80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9-15T00:00:00" table:style-name="ce27">
            <text:p>15/09/2024</text:p>
          </table:table-cell>
          <table:table-cell office:value-type="float" office:value="292" table:style-name="ce11">
            <text:p>2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16T00:00:00" table:style-name="ce27">
            <text:p>16/09/2024</text:p>
          </table:table-cell>
          <table:table-cell office:value-type="float" office:value="65" table:style-name="ce11">
            <text:p>6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17T00:00:00" table:style-name="ce27">
            <text:p>17/09/2024</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18T00:00:00" table:style-name="ce27">
            <text:p>1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9T00:00:00" table:style-name="ce27">
            <text:p>1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0T00:00:00" table:style-name="ce27">
            <text:p>2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1T00:00:00" table:style-name="ce27">
            <text:p>21/09/2024</text:p>
          </table:table-cell>
          <table:table-cell office:value-type="float" office:value="707" table:style-name="ce11">
            <text:p>70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9-22T00:00:00" table:style-name="ce27">
            <text:p>22/09/2024</text:p>
          </table:table-cell>
          <table:table-cell office:value-type="float" office:value="717" table:style-name="ce11">
            <text:p>717</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4-09-23T00:00:00" table:style-name="ce27">
            <text:p>23/09/2024</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24T00:00:00" table:style-name="ce27">
            <text:p>24/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5T00:00:00" table:style-name="ce27">
            <text:p>25/09/2024</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26T00:00:00" table:style-name="ce27">
            <text:p>2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7T00:00:00" table:style-name="ce27">
            <text:p>27/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8T00:00:00" table:style-name="ce27">
            <text:p>2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9T00:00:00" table:style-name="ce27">
            <text:p>29/09/2024</text:p>
          </table:table-cell>
          <table:table-cell office:value-type="float" office:value="59" table:style-name="ce11">
            <text:p>5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30T00:00:00" table:style-name="ce27">
            <text:p>3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1T00:00:00" table:style-name="ce27">
            <text:p>0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2T00:00:00" table:style-name="ce27">
            <text:p>02/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3T00:00:00" table:style-name="ce27">
            <text:p>0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4T00:00:00" table:style-name="ce27">
            <text:p>04/10/2024</text:p>
          </table:table-cell>
          <table:table-cell office:value-type="float" office:value="395" table:style-name="ce11">
            <text:p>39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05T00:00:00" table:style-name="ce27">
            <text:p>05/10/2024</text:p>
          </table:table-cell>
          <table:table-cell office:value-type="float" office:value="973" table:style-name="ce11">
            <text:p>973</text:p>
          </table:table-cell>
          <table:table-cell office:value-type="float" office:value="17" table:style-name="ce11">
            <text:p>17</text:p>
          </table:table-cell>
          <table:table-cell office:value-type="float" office:value="0" table:style-name="ce11">
            <text:p>0</text:p>
          </table:table-cell>
          <table:table-cell table:number-columns-repeated="16380"/>
        </table:table-row>
        <table:table-row table:style-name="ro15">
          <table:table-cell office:value-type="date" office:date-value="2024-10-06T00:00:00" table:style-name="ce27">
            <text:p>0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7T00:00:00" table:style-name="ce27">
            <text:p>07/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8T00:00:00" table:style-name="ce27">
            <text:p>0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9T00:00:00" table:style-name="ce27">
            <text:p>0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0T00:00:00" table:style-name="ce27">
            <text:p>1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1T00:00:00" table:style-name="ce27">
            <text:p>11/10/2024</text:p>
          </table:table-cell>
          <table:table-cell office:value-type="float" office:value="142" table:style-name="ce11">
            <text:p>14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2T00:00:00" table:style-name="ce27">
            <text:p>12/10/2024</text:p>
          </table:table-cell>
          <table:table-cell office:value-type="float" office:value="471" table:style-name="ce11">
            <text:p>47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0-13T00:00:00" table:style-name="ce27">
            <text:p>1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4T00:00:00" table:style-name="ce27">
            <text:p>14/10/2024</text:p>
          </table:table-cell>
          <table:table-cell office:value-type="float" office:value="108" table:style-name="ce11">
            <text:p>10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5T00:00:00" table:style-name="ce27">
            <text:p>15/10/2024</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16T00:00:00" table:style-name="ce27">
            <text:p>1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7T00:00:00" table:style-name="ce27">
            <text:p>17/10/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18T00:00:00" table:style-name="ce27">
            <text:p>18/10/2024</text:p>
          </table:table-cell>
          <table:table-cell office:value-type="float" office:value="647" table:style-name="ce11">
            <text:p>64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0-19T00:00:00" table:style-name="ce27">
            <text:p>1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0T00:00:00" table:style-name="ce27">
            <text:p>2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1T00:00:00" table:style-name="ce27">
            <text:p>2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2T00:00:00" table:style-name="ce27">
            <text:p>22/10/2024</text:p>
          </table:table-cell>
          <table:table-cell office:value-type="float" office:value="149" table:style-name="ce11">
            <text:p>14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23T00:00:00" table:style-name="ce27">
            <text:p>23/10/2024</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0-24T00:00:00" table:style-name="ce27">
            <text:p>24/10/2024</text:p>
          </table:table-cell>
          <table:table-cell office:value-type="float" office:value="509" table:style-name="ce11">
            <text:p>50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0-25T00:00:00" table:style-name="ce27">
            <text:p>25/10/2024</text:p>
          </table:table-cell>
          <table:table-cell office:value-type="float" office:value="424" table:style-name="ce11">
            <text:p>42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26T00:00:00" table:style-name="ce27">
            <text:p>26/10/2024</text:p>
          </table:table-cell>
          <table:table-cell office:value-type="float" office:value="64" table:style-name="ce11">
            <text:p>6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27T00:00:00" table:style-name="ce27">
            <text:p>27/10/2024</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0-28T00:00:00" table:style-name="ce27">
            <text:p>2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9T00:00:00" table:style-name="ce27">
            <text:p>2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30T00:00:00" table:style-name="ce27">
            <text:p>30/10/2024</text:p>
          </table:table-cell>
          <table:table-cell office:value-type="float" office:value="564" table:style-name="ce11">
            <text:p>56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4-10-31T00:00:00" table:style-name="ce27">
            <text:p>31/10/2024</text:p>
          </table:table-cell>
          <table:table-cell office:value-type="float" office:value="230" table:style-name="ce11">
            <text:p>23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1T00:00:00" table:style-name="ce27">
            <text:p>01/11/2024</text:p>
          </table:table-cell>
          <table:table-cell office:value-type="float" office:value="245" table:style-name="ce11">
            <text:p>2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1-02T00:00:00" table:style-name="ce27">
            <text:p>02/11/2024</text:p>
          </table:table-cell>
          <table:table-cell office:value-type="float" office:value="188" table:style-name="ce11">
            <text:p>18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3T00:00:00" table:style-name="ce27">
            <text:p>0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04T00:00:00" table:style-name="ce27">
            <text:p>04/11/2024</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5T00:00:00" table:style-name="ce27">
            <text:p>05/11/2024</text:p>
          </table:table-cell>
          <table:table-cell office:value-type="float" office:value="263" table:style-name="ce11">
            <text:p>2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06T00:00:00" table:style-name="ce27">
            <text:p>06/11/2024</text:p>
          </table:table-cell>
          <table:table-cell office:value-type="float" office:value="307" table:style-name="ce11">
            <text:p>30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7T00:00:00" table:style-name="ce27">
            <text:p>07/11/2024</text:p>
          </table:table-cell>
          <table:table-cell office:value-type="float" office:value="133" table:style-name="ce11">
            <text:p>13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1-08T00:00:00" table:style-name="ce27">
            <text:p>08/11/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9T00:00:00" table:style-name="ce27">
            <text:p>09/11/2024</text:p>
          </table:table-cell>
          <table:table-cell office:value-type="float" office:value="572" table:style-name="ce11">
            <text:p>5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0T00:00:00" table:style-name="ce27">
            <text:p>10/11/2024</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1T00:00:00" table:style-name="ce27">
            <text:p>1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2T00:00:00" table:style-name="ce27">
            <text:p>1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3T00:00:00" table:style-name="ce27">
            <text:p>1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4T00:00:00" table:style-name="ce27">
            <text:p>1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5T00:00:00" table:style-name="ce27">
            <text:p>15/11/2024</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6T00:00:00" table:style-name="ce27">
            <text:p>16/11/2024</text:p>
          </table:table-cell>
          <table:table-cell office:value-type="float" office:value="425" table:style-name="ce11">
            <text:p>425</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7T00:00:00" table:style-name="ce27">
            <text:p>1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8T00:00:00" table:style-name="ce27">
            <text:p>1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9T00:00:00" table:style-name="ce27">
            <text:p>1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0T00:00:00" table:style-name="ce27">
            <text:p>2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1T00:00:00" table:style-name="ce27">
            <text:p>2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2T00:00:00" table:style-name="ce27">
            <text:p>2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3T00:00:00" table:style-name="ce27">
            <text:p>2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5T00:00:00" table:style-name="ce27">
            <text:p>25/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6T00:00:00" table:style-name="ce27">
            <text:p>26/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7T00:00:00" table:style-name="ce27">
            <text:p>2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8T00:00:00" table:style-name="ce27">
            <text:p>2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9T00:00:00" table:style-name="ce27">
            <text:p>2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30T00:00:00" table:style-name="ce27">
            <text:p>3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2-02T00:00:00" table:style-name="ce27">
            <text:p>0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3T00:00:00" table:style-name="ce27">
            <text:p>0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4T00:00:00" table:style-name="ce27">
            <text:p>04/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05T00:00:00" table:style-name="ce27">
            <text:p>0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6T00:00:00" table:style-name="ce27">
            <text:p>0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7T00:00:00" table:style-name="ce27">
            <text:p>0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8T00:00:00" table:style-name="ce27">
            <text:p>0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9T00:00:00" table:style-name="ce27">
            <text:p>0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0T00:00:00" table:style-name="ce27">
            <text:p>1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1T00:00:00" table:style-name="ce27">
            <text:p>1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2T00:00:00" table:style-name="ce27">
            <text:p>12/12/2024</text:p>
          </table:table-cell>
          <table:table-cell office:value-type="float" office:value="609" table:style-name="ce11">
            <text:p>60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2-13T00:00:00" table:style-name="ce27">
            <text:p>13/12/2024</text:p>
          </table:table-cell>
          <table:table-cell office:value-type="float" office:value="298" table:style-name="ce11">
            <text:p>29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14T00:00:00" table:style-name="ce27">
            <text:p>14/12/2024</text:p>
          </table:table-cell>
          <table:table-cell office:value-type="float" office:value="160" table:style-name="ce11">
            <text:p>16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2-15T00:00:00" table:style-name="ce27">
            <text:p>1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6T00:00:00" table:style-name="ce27">
            <text:p>1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7T00:00:00" table:style-name="ce27">
            <text:p>1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8T00:00:00" table:style-name="ce27">
            <text:p>1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9T00:00:00" table:style-name="ce27">
            <text:p>1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0T00:00:00" table:style-name="ce27">
            <text:p>2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1T00:00:00" table:style-name="ce27">
            <text:p>2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3T00:00:00" table:style-name="ce27">
            <text:p>2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4T00:00:00" table:style-name="ce27">
            <text:p>24/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5T00:00:00" table:style-name="ce27">
            <text:p>25/12/2024</text:p>
          </table:table-cell>
          <table:table-cell office:value-type="float" office:value="451" table:style-name="ce11">
            <text:p>451</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2-26T00:00:00" table:style-name="ce27">
            <text:p>26/12/2024</text:p>
          </table:table-cell>
          <table:table-cell office:value-type="float" office:value="407" table:style-name="ce11">
            <text:p>40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2-27T00:00:00" table:style-name="ce27">
            <text:p>27/12/2024</text:p>
          </table:table-cell>
          <table:table-cell office:value-type="float" office:value="305" table:style-name="ce11">
            <text:p>30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28T00:00:00" table:style-name="ce27">
            <text:p>28/12/2024</text:p>
          </table:table-cell>
          <table:table-cell office:value-type="float" office:value="322" table:style-name="ce11">
            <text:p>32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29T00:00:00" table:style-name="ce27">
            <text:p>29/12/2024</text:p>
          </table:table-cell>
          <table:table-cell office:value-type="float" office:value="291" table:style-name="ce11">
            <text:p>29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30T00:00:00" table:style-name="ce27">
            <text:p>3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31T00:00:00" table:style-name="ce27">
            <text:p>3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1T00:00:00" table:style-name="ce27">
            <text:p>0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2T00:00:00" table:style-name="ce27">
            <text:p>0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3T00:00:00" table:style-name="ce27">
            <text:p>0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4T00:00:00" table:style-name="ce27">
            <text:p>04/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05T00:00:00" table:style-name="ce27">
            <text:p>0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6T00:00:00" table:style-name="ce27">
            <text:p>0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7T00:00:00" table:style-name="ce27">
            <text:p>0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8T00:00:00" table:style-name="ce27">
            <text:p>0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9T00:00:00" table:style-name="ce27">
            <text:p>0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0T00:00:00" table:style-name="ce27">
            <text:p>1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1T00:00:00" table:style-name="ce27">
            <text:p>11/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12T00:00:00" table:style-name="ce27">
            <text:p>1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3T00:00:00" table:style-name="ce27">
            <text:p>13/01/2025</text:p>
          </table:table-cell>
          <table:table-cell office:value-type="float" office:value="260" table:style-name="ce11">
            <text:p>26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1-14T00:00:00" table:style-name="ce27">
            <text:p>1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5T00:00:00" table:style-name="ce27">
            <text:p>15/01/2025</text:p>
          </table:table-cell>
          <table:table-cell office:value-type="float" office:value="215" table:style-name="ce11">
            <text:p>21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1-16T00:00:00" table:style-name="ce27">
            <text:p>16/01/2025</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17T00:00:00" table:style-name="ce27">
            <text:p>17/01/2025</text:p>
          </table:table-cell>
          <table:table-cell office:value-type="float" office:value="183" table:style-name="ce11">
            <text:p>18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1-18T00:00:00" table:style-name="ce27">
            <text:p>1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9T00:00:00" table:style-name="ce27">
            <text:p>1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0T00:00:00" table:style-name="ce27">
            <text:p>2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1T00:00:00" table:style-name="ce27">
            <text:p>21/01/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2T00:00:00" table:style-name="ce27">
            <text:p>22/01/2025</text:p>
          </table:table-cell>
          <table:table-cell office:value-type="float" office:value="79" table:style-name="ce11">
            <text:p>7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3T00:00:00" table:style-name="ce27">
            <text:p>2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4T00:00:00" table:style-name="ce27">
            <text:p>2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5T00:00:00" table:style-name="ce27">
            <text:p>2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6T00:00:00" table:style-name="ce27">
            <text:p>2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7T00:00:00" table:style-name="ce27">
            <text:p>2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8T00:00:00" table:style-name="ce27">
            <text:p>2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9T00:00:00" table:style-name="ce27">
            <text:p>2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0T00:00:00" table:style-name="ce27">
            <text:p>3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1T00:00:00" table:style-name="ce27">
            <text:p>3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1T00:00:00" table:style-name="ce27">
            <text:p>01/02/2025</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2T00:00:00" table:style-name="ce27">
            <text:p>02/02/2025</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03T00:00:00" table:style-name="ce27">
            <text:p>03/0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4T00:00:00" table:style-name="ce27">
            <text:p>0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5T00:00:00" table:style-name="ce27">
            <text:p>05/02/2025</text:p>
          </table:table-cell>
          <table:table-cell office:value-type="float" office:value="145" table:style-name="ce11">
            <text:p>14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06T00:00:00" table:style-name="ce27">
            <text:p>0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7T00:00:00" table:style-name="ce27">
            <text:p>0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8T00:00:00" table:style-name="ce27">
            <text:p>0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9T00:00:00" table:style-name="ce27">
            <text:p>09/02/2025</text:p>
          </table:table-cell>
          <table:table-cell office:value-type="float" office:value="62" table:style-name="ce11">
            <text:p>6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0T00:00:00" table:style-name="ce27">
            <text:p>10/02/202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11T00:00:00" table:style-name="ce27">
            <text:p>1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2T00:00:00" table:style-name="ce27">
            <text:p>12/02/2025</text:p>
          </table:table-cell>
          <table:table-cell office:value-type="float" office:value="99" table:style-name="ce11">
            <text:p>9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3T00:00:00" table:style-name="ce27">
            <text:p>1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4T00:00:00" table:style-name="ce27">
            <text:p>1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5T00:00:00" table:style-name="ce27">
            <text:p>15/02/2025</text:p>
          </table:table-cell>
          <table:table-cell office:value-type="float" office:value="240" table:style-name="ce11">
            <text:p>24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2-16T00:00:00" table:style-name="ce27">
            <text:p>1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7T00:00:00" table:style-name="ce27">
            <text:p>1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8T00:00:00" table:style-name="ce27">
            <text:p>1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9T00:00:00" table:style-name="ce27">
            <text:p>19/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0T00:00:00" table:style-name="ce27">
            <text:p>20/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1T00:00:00" table:style-name="ce27">
            <text:p>2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2T00:00:00" table:style-name="ce27">
            <text:p>22/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4T00:00:00" table:style-name="ce27">
            <text:p>2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5T00:00:00" table:style-name="ce27">
            <text:p>25/02/2025</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26T00:00:00" table:style-name="ce27">
            <text:p>2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7T00:00:00" table:style-name="ce27">
            <text:p>2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8T00:00:00" table:style-name="ce27">
            <text:p>2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01T00:00:00" table:style-name="ce27">
            <text:p>01/03/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2T00:00:00" table:style-name="ce27">
            <text:p>02/03/2025</text:p>
          </table:table-cell>
          <table:table-cell office:value-type="float" office:value="592" table:style-name="ce11">
            <text:p>592</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3-03T00:00:00" table:style-name="ce27">
            <text:p>03/03/2025</text:p>
          </table:table-cell>
          <table:table-cell office:value-type="float" office:value="182" table:style-name="ce11">
            <text:p>18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4T00:00:00" table:style-name="ce27">
            <text:p>04/03/2025</text:p>
          </table:table-cell>
          <table:table-cell office:value-type="float" office:value="326" table:style-name="ce11">
            <text:p>3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05T00:00:00" table:style-name="ce27">
            <text:p>05/03/2025</text:p>
          </table:table-cell>
          <table:table-cell office:value-type="float" office:value="210" table:style-name="ce11">
            <text:p>21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6T00:00:00" table:style-name="ce27">
            <text:p>06/03/2025</text:p>
          </table:table-cell>
          <table:table-cell office:value-type="float" office:value="235" table:style-name="ce11">
            <text:p>23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07T00:00:00" table:style-name="ce27">
            <text:p>07/03/2025</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8T00:00:00" table:style-name="ce27">
            <text:p>08/03/2025</text:p>
          </table:table-cell>
          <table:table-cell office:value-type="float" office:value="174" table:style-name="ce11">
            <text:p>17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9T00:00:00" table:style-name="ce27">
            <text:p>09/03/2025</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10T00:00:00" table:style-name="ce27">
            <text:p>10/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11T00:00:00" table:style-name="ce27">
            <text:p>1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2T00:00:00" table:style-name="ce27">
            <text:p>12/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3T00:00:00" table:style-name="ce27">
            <text:p>13/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4T00:00:00" table:style-name="ce27">
            <text:p>14/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5T00:00:00" table:style-name="ce27">
            <text:p>15/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6T00:00:00" table:style-name="ce27">
            <text:p>16/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7T00:00:00" table:style-name="ce27">
            <text:p>17/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8T00:00:00" table:style-name="ce27">
            <text:p>1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9T00:00:00" table:style-name="ce27">
            <text:p>19/03/2025</text:p>
          </table:table-cell>
          <table:table-cell office:value-type="float" office:value="289" table:style-name="ce11">
            <text:p>2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0T00:00:00" table:style-name="ce27">
            <text:p>20/03/2025</text:p>
          </table:table-cell>
          <table:table-cell office:value-type="float" office:value="341" table:style-name="ce11">
            <text:p>34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1T00:00:00" table:style-name="ce27">
            <text:p>21/03/2025</text:p>
          </table:table-cell>
          <table:table-cell office:value-type="float" office:value="246" table:style-name="ce11">
            <text:p>24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2T00:00:00" table:style-name="ce27">
            <text:p>22/03/2025</text:p>
          </table:table-cell>
          <table:table-cell office:value-type="float" office:value="241" table:style-name="ce11">
            <text:p>24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3T00:00:00" table:style-name="ce27">
            <text:p>23/03/2025</text:p>
          </table:table-cell>
          <table:table-cell office:value-type="float" office:value="335" table:style-name="ce11">
            <text:p>33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4T00:00:00" table:style-name="ce27">
            <text:p>24/03/2025</text:p>
          </table:table-cell>
          <table:table-cell office:value-type="float" office:value="73" table:style-name="ce11">
            <text:p>7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25T00:00:00" table:style-name="ce27">
            <text:p>25/03/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3-26T00:00:00" table:style-name="ce27">
            <text:p>26/03/2025</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7T00:00:00" table:style-name="ce27">
            <text:p>27/03/2025</text:p>
          </table:table-cell>
          <table:table-cell office:value-type="float" office:value="236" table:style-name="ce11">
            <text:p>23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8T00:00:00" table:style-name="ce27">
            <text:p>2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29T00:00:00" table:style-name="ce27">
            <text:p>29/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0T00:00:00" table:style-name="ce27">
            <text:p>30/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1T00:00:00" table:style-name="ce27">
            <text:p>3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1T00:00:00" table:style-name="ce27">
            <text:p>01/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2T00:00:00" table:style-name="ce27">
            <text:p>02/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3T00:00:00" table:style-name="ce27">
            <text:p>0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4T00:00:00" table:style-name="ce27">
            <text:p>04/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4-05T00:00:00" table:style-name="ce27">
            <text:p>0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6T00:00:00" table:style-name="ce27">
            <text:p>0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7T00:00:00" table:style-name="ce27">
            <text:p>07/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8T00:00:00" table:style-name="ce27">
            <text:p>08/04/2025</text:p>
          </table:table-cell>
          <table:table-cell office:value-type="float" office:value="432" table:style-name="ce11">
            <text:p>43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09T00:00:00" table:style-name="ce27">
            <text:p>09/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0T00:00:00" table:style-name="ce27">
            <text:p>1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1T00:00:00" table:style-name="ce27">
            <text:p>11/04/2025</text:p>
          </table:table-cell>
          <table:table-cell office:value-type="float" office:value="180" table:style-name="ce11">
            <text:p>18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2T00:00:00" table:style-name="ce27">
            <text:p>12/04/2025</text:p>
          </table:table-cell>
          <table:table-cell office:value-type="float" office:value="656" table:style-name="ce11">
            <text:p>656</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4-13T00:00:00" table:style-name="ce27">
            <text:p>1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4T00:00:00" table:style-name="ce27">
            <text:p>14/04/2025</text:p>
          </table:table-cell>
          <table:table-cell office:value-type="float" office:value="119" table:style-name="ce11">
            <text:p>11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4-15T00:00:00" table:style-name="ce27">
            <text:p>15/04/2025</text:p>
          </table:table-cell>
          <table:table-cell office:value-type="float" office:value="705" table:style-name="ce11">
            <text:p>70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4-16T00:00:00" table:style-name="ce27">
            <text:p>1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7T00:00:00" table:style-name="ce27">
            <text:p>17/04/2025</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8T00:00:00" table:style-name="ce27">
            <text:p>18/04/2025</text:p>
          </table:table-cell>
          <table:table-cell office:value-type="float" office:value="253" table:style-name="ce11">
            <text:p>2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19T00:00:00" table:style-name="ce27">
            <text:p>19/04/2025</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0T00:00:00" table:style-name="ce27">
            <text:p>2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1T00:00:00" table:style-name="ce27">
            <text:p>21/04/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22T00:00:00" table:style-name="ce27">
            <text:p>22/04/2025</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3T00:00:00" table:style-name="ce27">
            <text:p>23/04/2025</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4T00:00:00" table:style-name="ce27">
            <text:p>24/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5T00:00:00" table:style-name="ce27">
            <text:p>2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6T00:00:00" table:style-name="ce27">
            <text:p>2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7T00:00:00" table:style-name="ce27">
            <text:p>27/04/2025</text:p>
          </table:table-cell>
          <table:table-cell office:value-type="float" office:value="247" table:style-name="ce11">
            <text:p>24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28T00:00:00" table:style-name="ce27">
            <text:p>28/04/2025</text:p>
          </table:table-cell>
          <table:table-cell office:value-type="float" office:value="473" table:style-name="ce11">
            <text:p>473</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29T00:00:00" table:style-name="ce27">
            <text:p>29/04/2025</text:p>
          </table:table-cell>
          <table:table-cell office:value-type="float" office:value="422" table:style-name="ce11">
            <text:p>42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30T00:00:00" table:style-name="ce27">
            <text:p>30/04/2025</text:p>
          </table:table-cell>
          <table:table-cell office:value-type="float" office:value="294" table:style-name="ce11">
            <text:p>29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01T00:00:00" table:style-name="ce27">
            <text:p>01/05/2025</text:p>
          </table:table-cell>
          <table:table-cell office:value-type="float" office:value="226" table:style-name="ce11">
            <text:p>2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5-02T00:00:00" table:style-name="ce27">
            <text:p>02/05/2025</text:p>
          </table:table-cell>
          <table:table-cell office:value-type="float" office:value="216" table:style-name="ce11">
            <text:p>21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03T00:00:00" table:style-name="ce27">
            <text:p>03/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4T00:00:00" table:style-name="ce27">
            <text:p>0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5T00:00:00" table:style-name="ce27">
            <text:p>0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6T00:00:00" table:style-name="ce27">
            <text:p>0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7T00:00:00" table:style-name="ce27">
            <text:p>0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8T00:00:00" table:style-name="ce27">
            <text:p>0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9T00:00:00" table:style-name="ce27">
            <text:p>0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0T00:00:00" table:style-name="ce27">
            <text:p>10/05/2025</text:p>
          </table:table-cell>
          <table:table-cell office:value-type="float" office:value="58" table:style-name="ce11">
            <text:p>5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11T00:00:00" table:style-name="ce27">
            <text:p>11/05/2025</text:p>
          </table:table-cell>
          <table:table-cell office:value-type="float" office:value="232" table:style-name="ce11">
            <text:p>23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12T00:00:00" table:style-name="ce27">
            <text:p>12/05/2025</text:p>
          </table:table-cell>
          <table:table-cell office:value-type="float" office:value="601" table:style-name="ce11">
            <text:p>601</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5-13T00:00:00" table:style-name="ce27">
            <text:p>13/05/2025</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14T00:00:00" table:style-name="ce27">
            <text:p>1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5T00:00:00" table:style-name="ce27">
            <text:p>1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6T00:00:00" table:style-name="ce27">
            <text:p>1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7T00:00:00" table:style-name="ce27">
            <text:p>1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8T00:00:00" table:style-name="ce27">
            <text:p>1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9T00:00:00" table:style-name="ce27">
            <text:p>1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0T00:00:00" table:style-name="ce27">
            <text:p>20/05/2025</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1T00:00:00" table:style-name="ce27">
            <text:p>21/05/2025</text:p>
          </table:table-cell>
          <table:table-cell office:value-type="float" office:value="825" table:style-name="ce11">
            <text:p>825</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5-22T00:00:00" table:style-name="ce27">
            <text:p>22/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3T00:00:00" table:style-name="ce27">
            <text:p>23/05/2025</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4T00:00:00" table:style-name="ce27">
            <text:p>2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5T00:00:00" table:style-name="ce27">
            <text:p>2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6T00:00:00" table:style-name="ce27">
            <text:p>2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7T00:00:00" table:style-name="ce27">
            <text:p>2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8T00:00:00" table:style-name="ce27">
            <text:p>2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9T00:00:00" table:style-name="ce27">
            <text:p>2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0T00:00:00" table:style-name="ce27">
            <text:p>30/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1T00:00:00" table:style-name="ce27">
            <text:p>31/05/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table:number-columns-repeated="16380"/>
        </table:table-row>
        <table:table-row table:style-name="ro15">
          <table:table-cell office:value-type="date" office:date-value="2025-06-01T00:00:00" table:style-name="ce27">
            <text:p>01/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2T00:00:00" table:style-name="ce27">
            <text:p>0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3T00:00:00" table:style-name="ce27">
            <text:p>0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4T00:00:00" table:style-name="ce27">
            <text:p>0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5T00:00:00" table:style-name="ce27">
            <text:p>0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6T00:00:00" table:style-name="ce27">
            <text:p>0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7T00:00:00" table:style-name="ce27">
            <text:p>0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9T00:00:00" table:style-name="ce27">
            <text:p>09/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0T00:00:00" table:style-name="ce27">
            <text:p>10/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1T00:00:00" table:style-name="ce27">
            <text:p>11/06/2025</text:p>
          </table:table-cell>
          <table:table-cell office:value-type="float" office:value="400" table:style-name="ce11">
            <text:p>40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6-12T00:00:00" table:style-name="ce27">
            <text:p>12/06/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6-13T00:00:00" table:style-name="ce27">
            <text:p>13/06/2025</text:p>
          </table:table-cell>
          <table:table-cell office:value-type="float" office:value="919" table:style-name="ce11">
            <text:p>919</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5-06-14T00:00:00" table:style-name="ce27">
            <text:p>14/06/2025</text:p>
          </table:table-cell>
          <table:table-cell office:value-type="float" office:value="134" table:style-name="ce11">
            <text:p>13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15T00:00:00" table:style-name="ce27">
            <text:p>1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6T00:00:00" table:style-name="ce27">
            <text:p>16/06/2025</text:p>
          </table:table-cell>
          <table:table-cell office:value-type="float" office:value="228" table:style-name="ce11">
            <text:p>22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7T00:00:00" table:style-name="ce27">
            <text:p>17/06/2025</text:p>
          </table:table-cell>
          <table:table-cell office:value-type="float" office:value="489" table:style-name="ce11">
            <text:p>48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18T00:00:00" table:style-name="ce27">
            <text:p>18/06/2025</text:p>
          </table:table-cell>
          <table:table-cell office:value-type="float" office:value="244" table:style-name="ce11">
            <text:p>24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9T00:00:00" table:style-name="ce27">
            <text:p>19/06/2025</text:p>
          </table:table-cell>
          <table:table-cell office:value-type="float" office:value="102" table:style-name="ce11">
            <text:p>10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0T00:00:00" table:style-name="ce27">
            <text:p>20/06/2025</text:p>
          </table:table-cell>
          <table:table-cell office:value-type="float" office:value="437" table:style-name="ce11">
            <text:p>43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6-21T00:00:00" table:style-name="ce27">
            <text:p>21/06/2025</text:p>
          </table:table-cell>
          <table:table-cell office:value-type="float" office:value="583" table:style-name="ce11">
            <text:p>583</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6-22T00:00:00" table:style-name="ce27">
            <text:p>2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3T00:00:00" table:style-name="ce27">
            <text:p>2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4T00:00:00" table:style-name="ce27">
            <text:p>2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5T00:00:00" table:style-name="ce27">
            <text:p>25/06/2025</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6T00:00:00" table:style-name="ce27">
            <text:p>2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7T00:00:00" table:style-name="ce27">
            <text:p>2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8T00:00:00" table:style-name="ce27">
            <text:p>2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9T00:00:00" table:style-name="ce27">
            <text:p>29/06/2025</text:p>
          </table:table-cell>
          <table:table-cell office:value-type="float" office:value="585" table:style-name="ce11">
            <text:p>58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30T00:00:00" table:style-name="ce27">
            <text:p>30/06/2025</text:p>
          </table:table-cell>
          <table:table-cell office:value-type="float" office:value="879" table:style-name="ce11">
            <text:p>879</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01T00:00:00" table:style-name="ce27">
            <text:p>01/07/2025</text:p>
          </table:table-cell>
          <table:table-cell office:value-type="float" office:value="440" table:style-name="ce11">
            <text:p>440</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2T00:00:00" table:style-name="ce27">
            <text:p>02/07/2025</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03T00:00:00" table:style-name="ce27">
            <text:p>03/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4T00:00:00" table:style-name="ce27">
            <text:p>04/07/2025</text:p>
          </table:table-cell>
          <table:table-cell office:value-type="float" office:value="517" table:style-name="ce11">
            <text:p>51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5T00:00:00" table:style-name="ce27">
            <text:p>0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6T00:00:00" table:style-name="ce27">
            <text:p>0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7T00:00:00" table:style-name="ce27">
            <text:p>07/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8T00:00:00" table:style-name="ce27">
            <text:p>08/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9T00:00:00" table:style-name="ce27">
            <text:p>09/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0T00:00:00" table:style-name="ce27">
            <text:p>10/07/2025</text:p>
          </table:table-cell>
          <table:table-cell office:value-type="float" office:value="573" table:style-name="ce11">
            <text:p>573</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7-11T00:00:00" table:style-name="ce27">
            <text:p>11/07/2025</text:p>
          </table:table-cell>
          <table:table-cell office:value-type="float" office:value="353" table:style-name="ce11">
            <text:p>3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7-12T00:00:00" table:style-name="ce27">
            <text:p>12/07/2025</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3T00:00:00" table:style-name="ce27">
            <text:p>1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14T00:00:00" table:style-name="ce27">
            <text:p>14/07/2025</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15T00:00:00" table:style-name="ce27">
            <text:p>1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6T00:00:00" table:style-name="ce27">
            <text:p>1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7T00:00:00" table:style-name="ce27">
            <text:p>17/07/2025</text:p>
          </table:table-cell>
          <table:table-cell office:value-type="float" office:value="398" table:style-name="ce11">
            <text:p>39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8T00:00:00" table:style-name="ce27">
            <text:p>18/07/2025</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9T00:00:00" table:style-name="ce27">
            <text:p>19/07/2025</text:p>
          </table:table-cell>
          <table:table-cell office:value-type="float" office:value="153" table:style-name="ce11">
            <text:p>15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0T00:00:00" table:style-name="ce27">
            <text:p>20/07/2025</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1T00:00:00" table:style-name="ce27">
            <text:p>2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2T00:00:00" table:style-name="ce27">
            <text:p>22/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3T00:00:00" table:style-name="ce27">
            <text:p>2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4T00:00:00" table:style-name="ce27">
            <text:p>24/07/2025</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7-25T00:00:00" table:style-name="ce27">
            <text:p>25/07/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6T00:00:00" table:style-name="ce27">
            <text:p>26/07/2025</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7T00:00:00" table:style-name="ce27">
            <text:p>27/07/2025</text:p>
          </table:table-cell>
          <table:table-cell office:value-type="float" office:value="96" table:style-name="ce11">
            <text:p>9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8T00:00:00" table:style-name="ce27">
            <text:p>28/07/2025</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9T00:00:00" table:style-name="ce27">
            <text:p>29/07/2025</text:p>
          </table:table-cell>
          <table:table-cell office:value-type="float" office:value="149" table:style-name="ce11">
            <text:p>14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30T00:00:00" table:style-name="ce27">
            <text:p>30/07/2025</text:p>
          </table:table-cell>
          <table:table-cell office:value-type="float" office:value="898" table:style-name="ce11">
            <text:p>898</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31T00:00:00" table:style-name="ce27">
            <text:p>3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1T00:00:00" table:style-name="ce27">
            <text:p>0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2T00:00:00" table:style-name="ce27">
            <text:p>02/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3T00:00:00" table:style-name="ce27">
            <text:p>0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4T00:00:00" table:style-name="ce27">
            <text:p>04/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5T00:00:00" table:style-name="ce27">
            <text:p>05/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6T00:00:00" table:style-name="ce27">
            <text:p>06/08/2025</text:p>
          </table:table-cell>
          <table:table-cell office:value-type="float" office:value="155" table:style-name="ce11">
            <text:p>1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07T00:00:00" table:style-name="ce27">
            <text:p>07/08/2025</text:p>
          </table:table-cell>
          <table:table-cell office:value-type="float" office:value="248" table:style-name="ce11">
            <text:p>24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08T00:00:00" table:style-name="ce27">
            <text:p>0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9T00:00:00" table:style-name="ce27">
            <text:p>09/08/2025</text:p>
          </table:table-cell>
          <table:table-cell office:value-type="float" office:value="435" table:style-name="ce11">
            <text:p>43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8-10T00:00:00" table:style-name="ce27">
            <text:p>10/08/2025</text:p>
          </table:table-cell>
          <table:table-cell office:value-type="float" office:value="281" table:style-name="ce11">
            <text:p>28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11T00:00:00" table:style-name="ce27">
            <text:p>11/08/2025</text:p>
          </table:table-cell>
          <table:table-cell office:value-type="float" office:value="474" table:style-name="ce11">
            <text:p>47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8-12T00:00:00" table:style-name="ce27">
            <text:p>12/08/2025</text:p>
          </table:table-cell>
          <table:table-cell office:value-type="float" office:value="445" table:style-name="ce11">
            <text:p>4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8-13T00:00:00" table:style-name="ce27">
            <text:p>13/08/2025</text:p>
          </table:table-cell>
          <table:table-cell office:value-type="float" office:value="325" table:style-name="ce11">
            <text:p>3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14T00:00:00" table:style-name="ce27">
            <text:p>14/08/2025</text:p>
          </table:table-cell>
          <table:table-cell office:value-type="float" office:value="82" table:style-name="ce11">
            <text:p>8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15T00:00:00" table:style-name="ce27">
            <text:p>15/08/2025</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16T00:00:00" table:style-name="ce27">
            <text:p>16/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7T00:00:00" table:style-name="ce27">
            <text:p>1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8T00:00:00" table:style-name="ce27">
            <text:p>1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9T00:00:00" table:style-name="ce27">
            <text:p>1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0T00:00:00" table:style-name="ce27">
            <text:p>2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1T00:00:00" table:style-name="ce27">
            <text:p>2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2T00:00:00" table:style-name="ce27">
            <text:p>22/08/2025</text:p>
          </table:table-cell>
          <table:table-cell office:value-type="float" office:value="79" table:style-name="ce11">
            <text:p>7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23T00:00:00" table:style-name="ce27">
            <text:p>2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4T00:00:00" table:style-name="ce27">
            <text:p>24/08/2025</text:p>
          </table:table-cell>
          <table:table-cell office:value-type="float" office:value="212" table:style-name="ce11">
            <text:p>21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25T00:00:00" table:style-name="ce27">
            <text:p>25/08/2025</text:p>
          </table:table-cell>
          <table:table-cell office:value-type="float" office:value="659" table:style-name="ce11">
            <text:p>65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8-26T00:00:00" table:style-name="ce27">
            <text:p>26/08/2025</text:p>
          </table:table-cell>
          <table:table-cell office:value-type="float" office:value="56" table:style-name="ce11">
            <text:p>5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27T00:00:00" table:style-name="ce27">
            <text:p>2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8T00:00:00" table:style-name="ce27">
            <text:p>2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9T00:00:00" table:style-name="ce27">
            <text:p>2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0T00:00:00" table:style-name="ce27">
            <text:p>3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1T00:00:00" table:style-name="ce27">
            <text:p>3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1T00:00:00" table:style-name="ce27">
            <text:p>0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2T00:00:00" table:style-name="ce27">
            <text:p>0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3T00:00:00" table:style-name="ce27">
            <text:p>0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4T00:00:00" table:style-name="ce27">
            <text:p>0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5T00:00:00" table:style-name="ce27">
            <text:p>0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6T00:00:00" table:style-name="ce27">
            <text:p>06/09/2025</text:p>
          </table:table-cell>
          <table:table-cell office:value-type="float" office:value="1101" table:style-name="ce11">
            <text:p>1101</text:p>
          </table:table-cell>
          <table:table-cell office:value-type="float" office:value="18" table:style-name="ce11">
            <text:p>18</text:p>
          </table:table-cell>
          <table:table-cell office:value-type="float" office:value="1" table:style-name="ce11">
            <text:p>1</text:p>
          </table:table-cell>
          <table:table-cell office:value-type="string" table:style-name="ce11">
            <text:p>Revised</text:p>
          </table:table-cell>
          <table:table-cell table:number-columns-repeated="16379"/>
        </table:table-row>
        <table:table-row table:style-name="ro15">
          <table:table-cell office:value-type="date" office:date-value="2025-09-07T00:00:00" table:style-name="ce27">
            <text:p>07/09/2025</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8T00:00:00" table:style-name="ce27">
            <text:p>0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9T00:00:00" table:style-name="ce27">
            <text:p>09/09/2025</text:p>
          </table:table-cell>
          <table:table-cell office:value-type="float" office:value="674" table:style-name="ce11">
            <text:p>674</text:p>
          </table:table-cell>
          <table:table-cell office:value-type="float" office:value="9" table:style-name="ce11">
            <text:p>9</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0T00:00:00" table:style-name="ce27">
            <text:p>10/09/2025</text:p>
          </table:table-cell>
          <table:table-cell office:value-type="float" office:value="188" table:style-name="ce11">
            <text:p>188</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1T00:00:00" table:style-name="ce27">
            <text:p>1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2T00:00:00" table:style-name="ce27">
            <text:p>1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3T00:00:00" table:style-name="ce27">
            <text:p>1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4T00:00:00" table:style-name="ce27">
            <text:p>1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5T00:00:00" table:style-name="ce27">
            <text:p>1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6T00:00:00" table:style-name="ce27">
            <text:p>1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7T00:00:00" table:style-name="ce27">
            <text:p>17/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8T00:00:00" table:style-name="ce27">
            <text:p>1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9T00:00:00" table:style-name="ce27">
            <text:p>19/09/2025</text:p>
          </table:table-cell>
          <table:table-cell office:value-type="float" office:value="1072" table:style-name="ce11">
            <text:p>1072</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9-20T00:00:00" table:style-name="ce27">
            <text:p>20/09/2025</text:p>
          </table:table-cell>
          <table:table-cell office:value-type="float" office:value="85" table:style-name="ce11">
            <text:p>8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21T00:00:00" table:style-name="ce27">
            <text:p>2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2T00:00:00" table:style-name="ce27">
            <text:p>2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3T00:00:00" table:style-name="ce27">
            <text:p>2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4T00:00:00" table:style-name="ce27">
            <text:p>2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5T00:00:00" table:style-name="ce27">
            <text:p>2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6T00:00:00" table:style-name="ce27">
            <text:p>2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7T00:00:00" table:style-name="ce27">
            <text:p>27/09/2025</text:p>
          </table:table-cell>
          <table:table-cell office:value-type="float" office:value="895" table:style-name="ce11">
            <text:p>89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9-28T00:00:00" table:style-name="ce27">
            <text:p>28/09/2025</text:p>
          </table:table-cell>
          <table:table-cell office:value-type="float" office:value="403" table:style-name="ce11">
            <text:p>4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9-29T00:00:00" table:style-name="ce27">
            <text:p>29/09/2025</text:p>
          </table:table-cell>
          <table:table-cell office:value-type="float" office:value="70" table:style-name="ce11">
            <text:p>7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30T00:00:00" table:style-name="ce27">
            <text:p>30/09/2025</text:p>
          </table:table-cell>
          <table:table-cell office:value-type="float" office:value="531" table:style-name="ce11">
            <text:p>53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01T00:00:00" table:style-name="ce27">
            <text:p>01/10/2025</text:p>
          </table:table-cell>
          <table:table-cell office:value-type="float" office:value="138" table:style-name="ce11">
            <text:p>13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2T00:00:00" table:style-name="ce27">
            <text:p>02/10/2025</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3T00:00:00" table:style-name="ce27">
            <text:p>0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4T00:00:00" table:style-name="ce27">
            <text:p>0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5T00:00:00" table:style-name="ce27">
            <text:p>0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6T00:00:00" table:style-name="ce27">
            <text:p>0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7T00:00:00" table:style-name="ce27">
            <text:p>0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8T00:00:00" table:style-name="ce27">
            <text:p>08/10/2025</text:p>
          </table:table-cell>
          <table:table-cell office:value-type="float" office:value="1075" table:style-name="ce11">
            <text:p>1075</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5-10-09T00:00:00" table:style-name="ce27">
            <text:p>09/10/2025</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0T00:00:00" table:style-name="ce27">
            <text:p>10/10/2025</text:p>
          </table:table-cell>
          <table:table-cell office:value-type="float" office:value="557" table:style-name="ce11">
            <text:p>55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1T00:00:00" table:style-name="ce27">
            <text:p>11/10/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12T00:00:00" table:style-name="ce27">
            <text:p>12/10/2025</text:p>
          </table:table-cell>
          <table:table-cell office:value-type="float" office:value="89" table:style-name="ce11">
            <text:p>8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3T00:00:00" table:style-name="ce27">
            <text:p>13/10/2025</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4T00:00:00" table:style-name="ce27">
            <text:p>1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5T00:00:00" table:style-name="ce27">
            <text:p>1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6T00:00:00" table:style-name="ce27">
            <text:p>1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7T00:00:00" table:style-name="ce27">
            <text:p>1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8T00:00:00" table:style-name="ce27">
            <text:p>18/10/2025</text:p>
          </table:table-cell>
          <table:table-cell office:value-type="float" office:value="369" table:style-name="ce11">
            <text:p>36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9T00:00:00" table:style-name="ce27">
            <text:p>1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0T00:00:00" table:style-name="ce27">
            <text:p>2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1T00:00:00" table:style-name="ce27">
            <text:p>2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2T00:00:00" table:style-name="ce27">
            <text:p>22/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23T00:00:00" table:style-name="ce27">
            <text:p>2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4T00:00:00" table:style-name="ce27">
            <text:p>2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5T00:00:00" table:style-name="ce27">
            <text:p>2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6T00:00:00" table:style-name="ce27">
            <text:p>2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7T00:00:00" table:style-name="ce27">
            <text:p>2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8T00:00:00" table:style-name="ce27">
            <text:p>28/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9T00:00:00" table:style-name="ce27">
            <text:p>2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0T00:00:00" table:style-name="ce27">
            <text:p>3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1T00:00:00" table:style-name="ce27">
            <text:p>3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1T00:00:00" table:style-name="ce27">
            <text:p>0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3T00:00:00" table:style-name="ce27">
            <text:p>0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4T00:00:00" table:style-name="ce27">
            <text:p>0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5T00:00:00" table:style-name="ce27">
            <text:p>0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6T00:00:00" table:style-name="ce27">
            <text:p>06/11/2025</text:p>
          </table:table-cell>
          <table:table-cell office:value-type="float" office:value="621" table:style-name="ce11">
            <text:p>62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7T00:00:00" table:style-name="ce27">
            <text:p>07/11/2025</text:p>
          </table:table-cell>
          <table:table-cell office:value-type="float" office:value="648" table:style-name="ce11">
            <text:p>64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8T00:00:00" table:style-name="ce27">
            <text:p>08/11/2025</text:p>
          </table:table-cell>
          <table:table-cell office:value-type="float" office:value="503" table:style-name="ce11">
            <text:p>5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1-09T00:00:00" table:style-name="ce27">
            <text:p>09/11/2025</text:p>
          </table:table-cell>
          <table:table-cell office:value-type="float" office:value="349" table:style-name="ce11">
            <text:p>3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11-10T00:00:00" table:style-name="ce27">
            <text:p>1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1T00:00:00" table:style-name="ce27">
            <text:p>1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2T00:00:00" table:style-name="ce27">
            <text:p>1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3T00:00:00" table:style-name="ce27">
            <text:p>1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4T00:00:00" table:style-name="ce27">
            <text:p>14/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1-15T00:00:00" table:style-name="ce27">
            <text:p>1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6T00:00:00" table:style-name="ce27">
            <text:p>1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7T00:00:00" table:style-name="ce27">
            <text:p>1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8T00:00:00" table:style-name="ce27">
            <text:p>1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9T00:00:00" table:style-name="ce27">
            <text:p>1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0T00:00:00" table:style-name="ce27">
            <text:p>2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1T00:00:00" table:style-name="ce27">
            <text:p>2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2T00:00:00" table:style-name="ce27">
            <text:p>2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4T00:00:00" table:style-name="ce27">
            <text:p>2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5T00:00:00" table:style-name="ce27">
            <text:p>2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6T00:00:00" table:style-name="ce27">
            <text:p>2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7T00:00:00" table:style-name="ce27">
            <text:p>2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8T00:00:00" table:style-name="ce27">
            <text:p>2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9T00:00:00" table:style-name="ce27">
            <text:p>2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1T00:00:00" table:style-name="ce27">
            <text:p>0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2T00:00:00" table:style-name="ce27">
            <text:p>0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3T00:00:00" table:style-name="ce27">
            <text:p>0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4T00:00:00" table:style-name="ce27">
            <text:p>0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5T00:00:00" table:style-name="ce27">
            <text:p>0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6T00:00:00" table:style-name="ce27">
            <text:p>0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8T00:00:00" table:style-name="ce27">
            <text:p>0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9T00:00:00" table:style-name="ce27">
            <text:p>0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0T00:00:00" table:style-name="ce27">
            <text:p>1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1T00:00:00" table:style-name="ce27">
            <text:p>1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2T00:00:00" table:style-name="ce27">
            <text:p>1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3T00:00:00" table:style-name="ce27">
            <text:p>13/12/2025</text:p>
          </table:table-cell>
          <table:table-cell office:value-type="float" office:value="737" table:style-name="ce11">
            <text:p>73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12-14T00:00:00" table:style-name="ce27">
            <text:p>14/1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5T00:00:00" table:style-name="ce27">
            <text:p>1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6T00:00:00" table:style-name="ce27">
            <text:p>16/12/2025</text:p>
          </table:table-cell>
          <table:table-cell office:value-type="float" office:value="74" table:style-name="ce11">
            <text:p>7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7T00:00:00" table:style-name="ce27">
            <text:p>17/12/2025</text:p>
          </table:table-cell>
          <table:table-cell office:value-type="float" office:value="497" table:style-name="ce11">
            <text:p>49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2-18T00:00:00" table:style-name="ce27">
            <text:p>1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9T00:00:00" table:style-name="ce27">
            <text:p>1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0T00:00:00" table:style-name="ce27">
            <text:p>20/12/2025</text:p>
          </table:table-cell>
          <table:table-cell office:value-type="float" office:value="803" table:style-name="ce11">
            <text:p>803</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12-21T00:00:00" table:style-name="ce27">
            <text:p>2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2T00:00:00" table:style-name="ce27">
            <text:p>22/12/202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23T00:00:00" table:style-name="ce27">
            <text:p>2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4T00:00:00" table:style-name="ce27">
            <text:p>2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5T00:00:00" table:style-name="ce27">
            <text:p>2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6T00:00:00" table:style-name="ce27">
            <text:p>2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7T00:00:00" table:style-name="ce27">
            <text:p>2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8T00:00:00" table:style-name="ce27">
            <text:p>2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9T00:00:00" table:style-name="ce27">
            <text:p>2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30T00:00:00" table:style-name="ce27">
            <text:p>3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31T00:00:00" table:style-name="ce27">
            <text:p>3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1T00:00:00" table:style-name="ce27">
            <text:p>0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2T00:00:00" table:style-name="ce27">
            <text:p>02/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3T00:00:00" table:style-name="ce27">
            <text:p>03/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4T00:00:00" table:style-name="ce27">
            <text:p>04/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5T00:00:00" table:style-name="ce27">
            <text:p>05/01/2026</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6-01-06T00:00:00" table:style-name="ce27">
            <text:p>06/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7T00:00:00" table:style-name="ce27">
            <text:p>07/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8T00:00:00" table:style-name="ce27">
            <text:p>08/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9T00:00:00" table:style-name="ce27">
            <text:p>09/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0T00:00:00" table:style-name="ce27">
            <text:p>10/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1T00:00:00" table:style-name="ce27">
            <text:p>1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2T00:00:00" table:style-name="ce27">
            <text:p>12/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3T00:00:00" table:style-name="ce27">
            <text:p>13/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4T00:00:00" table:style-name="ce27">
            <text:p>14/01/2026</text:p>
          </table:table-cell>
          <table:table-cell office:value-type="float" office:value="171" table:style-name="ce11">
            <text:p>17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6-01-15T00:00:00" table:style-name="ce27">
            <text:p>15/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6T00:00:00" table:style-name="ce27">
            <text:p>16/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7T00:00:00" table:style-name="ce27">
            <text:p>17/01/2026</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6-01-18T00:00:00" table:style-name="ce27">
            <text:p>18/01/2026</text:p>
          </table:table-cell>
          <table:table-cell office:value-type="float" office:value="138" table:style-name="ce11">
            <text:p>13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6-01-19T00:00:00" table:style-name="ce27">
            <text:p>19/01/2026</text:p>
          </table:table-cell>
          <table:table-cell office:value-type="float" office:value="275" table:style-name="ce11">
            <text:p>27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6-01-20T00:00:00" table:style-name="ce27">
            <text:p>20/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1T00:00:00" table:style-name="ce27">
            <text:p>2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2T00:00:00" table:style-name="ce27">
            <text:p>22/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number-rows-repeated="1045631" table:style-name="ro15">
          <table:table-cell table:number-columns-repeated="16384"/>
        </table:table-row>
      </table:table>
      <table:table table:name="SB_02" table:style-name="ta1">
        <table:table-column table:style-name="co6" table:default-cell-style-name="ce27"/>
        <table:table-column table:style-name="co7" table:number-columns-repeated="6" table:default-cell-style-name="ce11"/>
        <table:table-column table:style-name="co5" table:default-cell-style-name="ce11"/>
        <table:table-column table:style-name="co6" table:default-cell-style-name="ce11"/>
        <table:table-column table:style-name="co5" table:number-columns-repeated="16375" table:default-cell-style-name="ce11"/>
        <table:table-row table:style-name="ro14">
          <table:table-cell office:value-type="string" table:style-name="ce23">
            <text:p>Week ending</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4">
            <text:p>Migrants prevented</text:p>
          </table:table-cell>
          <table:table-cell office:value-type="string" table:style-name="ce24">
            <text:p>Events prevented</text:p>
          </table:table-cell>
          <table:table-cell office:value-type="string" table:style-name="ce25">
            <text:p>Notes</text:p>
          </table:table-cell>
          <table:table-cell table:number-columns-repeated="16377" table:style-name="ce26"/>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2" table:style-name="ce11"/>
          <table:table-cell table:style-name="ce27"/>
          <table:table-cell table:number-columns-repeated="16375"/>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04T00:00:00" table:style-name="ce27">
            <text:p>04/02/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05T00:00:00" table:style-name="ce27">
            <text:p>05/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2T00:00:00" table:style-name="ce27">
            <text:p>12/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26T00:00:00" table:style-name="ce27">
            <text:p>26/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2T00:00:00" table:style-name="ce27">
            <text:p>02/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1T00:00:00" table:style-name="ce27">
            <text:p>21/10/2018</text:p>
          </table:table-cell>
          <table:table-cell office:value-type="float" office:value="17" table:style-name="ce11">
            <text:p>17</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8T00:00:00" table:style-name="ce27">
            <text:p>28/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04T00:00:00" table:style-name="ce27">
            <text:p>04/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1T00:00:00" table:style-name="ce27">
            <text:p>11/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8T00:00:00" table:style-name="ce27">
            <text:p>18/11/2018</text:p>
          </table:table-cell>
          <table:table-cell office:value-type="float" office:value="57" table:style-name="ce11">
            <text:p>5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25T00:00:00" table:style-name="ce27">
            <text:p>25/11/2018</text:p>
          </table:table-cell>
          <table:table-cell office:value-type="float" office:value="22" table:style-name="ce11">
            <text:p>22</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2T00:00:00" table:style-name="ce27">
            <text:p>02/12/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9T00:00:00" table:style-name="ce27">
            <text:p>09/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16T00:00:00" table:style-name="ce27">
            <text:p>16/12/2018</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30T00:00:00" table:style-name="ce27">
            <text:p>30/12/2018</text:p>
          </table:table-cell>
          <table:table-cell office:value-type="float" office:value="89" table:style-name="ce11">
            <text:p>89</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06T00:00:00" table:style-name="ce27">
            <text:p>06/01/2019</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13T00:00:00" table:style-name="ce27">
            <text:p>13/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7T00:00:00" table:style-name="ce27">
            <text:p>2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7T00:00:00" table:style-name="ce27">
            <text:p>17/02/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24T00:00:00" table:style-name="ce27">
            <text:p>24/02/2019</text:p>
          </table:table-cell>
          <table:table-cell office:value-type="float" office:value="41" table:style-name="ce11">
            <text:p>41</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03T00:00:00" table:style-name="ce27">
            <text:p>03/03/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24T00:00:00" table:style-name="ce27">
            <text:p>24/03/2019</text:p>
          </table:table-cell>
          <table:table-cell office:value-type="float" office:value="24" table:style-name="ce11">
            <text:p>24</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31T00:00:00" table:style-name="ce27">
            <text:p>31/03/2019</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07T00:00:00" table:style-name="ce27">
            <text:p>0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1T00:00:00" table:style-name="ce27">
            <text:p>21/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8T00:00:00" table:style-name="ce27">
            <text:p>28/04/2019</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05T00:00:00" table:style-name="ce27">
            <text:p>05/05/2019</text:p>
          </table:table-cell>
          <table:table-cell office:value-type="float" office:value="29" table:style-name="ce11">
            <text:p>2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2T00:00:00" table:style-name="ce27">
            <text:p>12/05/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9T00:00:00" table:style-name="ce27">
            <text:p>19/05/2019</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26T00:00:00" table:style-name="ce27">
            <text:p>26/05/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2T00:00:00" table:style-name="ce27">
            <text:p>02/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16T00:00:00" table:style-name="ce27">
            <text:p>16/06/2019</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23T00:00:00" table:style-name="ce27">
            <text:p>23/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07T00:00:00" table:style-name="ce27">
            <text:p>07/07/2019</text:p>
          </table:table-cell>
          <table:table-cell office:value-type="float" office:value="46" table:style-name="ce11">
            <text:p>46</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14T00:00:00" table:style-name="ce27">
            <text:p>14/07/2019</text:p>
          </table:table-cell>
          <table:table-cell office:value-type="float" office:value="18" table:style-name="ce11">
            <text:p>18</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1T00:00:00" table:style-name="ce27">
            <text:p>21/07/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8T00:00:00" table:style-name="ce27">
            <text:p>28/07/2019</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04T00:00:00" table:style-name="ce27">
            <text:p>04/08/2019</text:p>
          </table:table-cell>
          <table:table-cell office:value-type="float" office:value="55" table:style-name="ce11">
            <text:p>5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1T00:00:00" table:style-name="ce27">
            <text:p>11/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25T00:00:00" table:style-name="ce27">
            <text:p>25/08/2019</text:p>
          </table:table-cell>
          <table:table-cell office:value-type="float" office:value="95" table:style-name="ce11">
            <text:p>95</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1T00:00:00" table:style-name="ce27">
            <text:p>01/09/2019</text:p>
          </table:table-cell>
          <table:table-cell office:value-type="float" office:value="144" table:style-name="ce11">
            <text:p>14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15T00:00:00" table:style-name="ce27">
            <text:p>15/09/2019</text:p>
          </table:table-cell>
          <table:table-cell office:value-type="float" office:value="157" table:style-name="ce11">
            <text:p>15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2T00:00:00" table:style-name="ce27">
            <text:p>22/09/2019</text:p>
          </table:table-cell>
          <table:table-cell office:value-type="float" office:value="53" table:style-name="ce11">
            <text:p>53</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06T00:00:00" table:style-name="ce27">
            <text:p>06/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0T00:00:00" table:style-name="ce27">
            <text:p>20/10/2019</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7T00:00:00" table:style-name="ce27">
            <text:p>27/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03T00:00:00" table:style-name="ce27">
            <text:p>03/11/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0T00:00:00" table:style-name="ce27">
            <text:p>10/11/2019</text:p>
          </table:table-cell>
          <table:table-cell office:value-type="float" office:value="82" table:style-name="ce11">
            <text:p>82</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7T00:00:00" table:style-name="ce27">
            <text:p>17/11/2019</text:p>
          </table:table-cell>
          <table:table-cell office:value-type="float" office:value="56" table:style-name="ce11">
            <text:p>5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8T00:00:00" table:style-name="ce27">
            <text:p>08/12/2019</text:p>
          </table:table-cell>
          <table:table-cell office:value-type="float" office:value="106" table:style-name="ce11">
            <text:p>106</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2T00:00:00" table:style-name="ce27">
            <text:p>22/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9T00:00:00" table:style-name="ce27">
            <text:p>29/12/2019</text:p>
          </table:table-cell>
          <table:table-cell office:value-type="float" office:value="60" table:style-name="ce11">
            <text:p>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05T00:00:00" table:style-name="ce27">
            <text:p>05/0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26T00:00:00" table:style-name="ce27">
            <text:p>26/01/2020</text:p>
          </table:table-cell>
          <table:table-cell office:value-type="float" office:value="94" table:style-name="ce11">
            <text:p>9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9T00:00:00" table:style-name="ce27">
            <text:p>09/02/2020</text:p>
          </table:table-cell>
          <table:table-cell office:value-type="float" office:value="183" table:style-name="ce11">
            <text:p>183</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8T00:00:00" table:style-name="ce27">
            <text:p>08/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2T00:00:00" table:style-name="ce27">
            <text:p>22/03/2020</text:p>
          </table:table-cell>
          <table:table-cell office:value-type="float" office:value="64" table:style-name="ce11">
            <text:p>6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9T00:00:00" table:style-name="ce27">
            <text:p>29/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05T00:00:00" table:style-name="ce27">
            <text:p>05/04/2020</text:p>
          </table:table-cell>
          <table:table-cell office:value-type="float" office:value="124" table:style-name="ce11">
            <text:p>12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2T00:00:00" table:style-name="ce27">
            <text:p>12/04/2020</text:p>
          </table:table-cell>
          <table:table-cell office:value-type="float" office:value="232" table:style-name="ce11">
            <text:p>23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9T00:00:00" table:style-name="ce27">
            <text:p>19/04/2020</text:p>
          </table:table-cell>
          <table:table-cell office:value-type="float" office:value="44" table:style-name="ce11">
            <text:p>4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26T00:00:00" table:style-name="ce27">
            <text:p>26/04/2020</text:p>
          </table:table-cell>
          <table:table-cell office:value-type="float" office:value="111" table:style-name="ce11">
            <text:p>111</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03T00:00:00" table:style-name="ce27">
            <text:p>03/05/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0T00:00:00" table:style-name="ce27">
            <text:p>10/05/2020</text:p>
          </table:table-cell>
          <table:table-cell office:value-type="float" office:value="276" table:style-name="ce11">
            <text:p>276</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7T00:00:00" table:style-name="ce27">
            <text:p>17/05/2020</text:p>
          </table:table-cell>
          <table:table-cell office:value-type="float" office:value="136" table:style-name="ce11">
            <text:p>136</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24T00:00:00" table:style-name="ce27">
            <text:p>24/05/2020</text:p>
          </table:table-cell>
          <table:table-cell office:value-type="float" office:value="142" table:style-name="ce11">
            <text:p>142</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31T00:00:00" table:style-name="ce27">
            <text:p>31/05/2020</text:p>
          </table:table-cell>
          <table:table-cell office:value-type="float" office:value="140" table:style-name="ce11">
            <text:p>140</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07T00:00:00" table:style-name="ce27">
            <text:p>07/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14T00:00:00" table:style-name="ce27">
            <text:p>14/06/2020</text:p>
          </table:table-cell>
          <table:table-cell office:value-type="float" office:value="112" table:style-name="ce11">
            <text:p>112</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1T00:00:00" table:style-name="ce27">
            <text:p>21/06/2020</text:p>
          </table:table-cell>
          <table:table-cell office:value-type="float" office:value="225" table:style-name="ce11">
            <text:p>225</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8T00:00:00" table:style-name="ce27">
            <text:p>28/06/2020</text:p>
          </table:table-cell>
          <table:table-cell office:value-type="float" office:value="224" table:style-name="ce11">
            <text:p>224</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2T00:00:00" table:style-name="ce27">
            <text:p>12/07/2020</text:p>
          </table:table-cell>
          <table:table-cell office:value-type="float" office:value="187" table:style-name="ce11">
            <text:p>187</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9T00:00:00" table:style-name="ce27">
            <text:p>19/07/2020</text:p>
          </table:table-cell>
          <table:table-cell office:value-type="float" office:value="341" table:style-name="ce11">
            <text:p>341</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26T00:00:00" table:style-name="ce27">
            <text:p>26/07/2020</text:p>
          </table:table-cell>
          <table:table-cell office:value-type="float" office:value="283" table:style-name="ce11">
            <text:p>283</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2T00:00:00" table:style-name="ce27">
            <text:p>02/08/2020</text:p>
          </table:table-cell>
          <table:table-cell office:value-type="float" office:value="303" table:style-name="ce11">
            <text:p>303</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9T00:00:00" table:style-name="ce27">
            <text:p>09/08/2020</text:p>
          </table:table-cell>
          <table:table-cell office:value-type="float" office:value="724" table:style-name="ce11">
            <text:p>724</text:p>
          </table:table-cell>
          <table:table-cell office:value-type="float" office:value="61" table:style-name="ce11">
            <text:p>6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16T00:00:00" table:style-name="ce27">
            <text:p>16/08/2020</text:p>
          </table:table-cell>
          <table:table-cell office:value-type="float" office:value="500" table:style-name="ce11">
            <text:p>500</text:p>
          </table:table-cell>
          <table:table-cell office:value-type="float" office:value="36" table:style-name="ce11">
            <text:p>3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23T00:00:00" table:style-name="ce27">
            <text:p>23/08/2020</text:p>
          </table:table-cell>
          <table:table-cell office:value-type="float" office:value="218" table:style-name="ce11">
            <text:p>218</text:p>
          </table:table-cell>
          <table:table-cell office:value-type="float" office:value="15" table:style-name="ce11">
            <text:p>1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30T00:00:00" table:style-name="ce27">
            <text:p>30/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06T00:00:00" table:style-name="ce27">
            <text:p>06/09/2020</text:p>
          </table:table-cell>
          <table:table-cell office:value-type="float" office:value="570" table:style-name="ce11">
            <text:p>570</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13T00:00:00" table:style-name="ce27">
            <text:p>13/09/2020</text:p>
          </table:table-cell>
          <table:table-cell office:value-type="float" office:value="565" table:style-name="ce11">
            <text:p>565</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0T00:00:00" table:style-name="ce27">
            <text:p>20/09/2020</text:p>
          </table:table-cell>
          <table:table-cell office:value-type="float" office:value="340" table:style-name="ce11">
            <text:p>34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7T00:00:00" table:style-name="ce27">
            <text:p>27/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04T00:00:00" table:style-name="ce27">
            <text:p>04/10/2020</text:p>
          </table:table-cell>
          <table:table-cell office:value-type="float" office:value="70" table:style-name="ce11">
            <text:p>7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1T00:00:00" table:style-name="ce27">
            <text:p>11/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8T00:00:00" table:style-name="ce27">
            <text:p>18/10/2020</text:p>
          </table:table-cell>
          <table:table-cell office:value-type="float" office:value="282" table:style-name="ce11">
            <text:p>282</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25T00:00:00" table:style-name="ce27">
            <text:p>25/10/2020</text:p>
          </table:table-cell>
          <table:table-cell office:value-type="float" office:value="134" table:style-name="ce11">
            <text:p>13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8T00:00:00" table:style-name="ce27">
            <text:p>08/11/2020</text:p>
          </table:table-cell>
          <table:table-cell office:value-type="float" office:value="248" table:style-name="ce11">
            <text:p>24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15T00:00:00" table:style-name="ce27">
            <text:p>15/11/2020</text:p>
          </table:table-cell>
          <table:table-cell office:value-type="float" office:value="319" table:style-name="ce11">
            <text:p>319</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9T00:00:00" table:style-name="ce27">
            <text:p>29/11/2020</text:p>
          </table:table-cell>
          <table:table-cell office:value-type="float" office:value="178" table:style-name="ce11">
            <text:p>17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06T00:00:00" table:style-name="ce27">
            <text:p>06/12/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13T00:00:00" table:style-name="ce27">
            <text:p>13/12/2020</text:p>
          </table:table-cell>
          <table:table-cell office:value-type="float" office:value="154" table:style-name="ce11">
            <text:p>15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7T00:00:00" table:style-name="ce27">
            <text:p>27/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03T00:00:00" table:style-name="ce27">
            <text:p>03/01/2021</text:p>
          </table:table-cell>
          <table:table-cell office:value-type="float" office:value="58" table:style-name="ce11">
            <text:p>58</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0T00:00:00" table:style-name="ce27">
            <text:p>10/01/2021</text:p>
          </table:table-cell>
          <table:table-cell office:value-type="float" office:value="161" table:style-name="ce11">
            <text:p>161</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7T00:00:00" table:style-name="ce27">
            <text:p>17/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31T00:00:00" table:style-name="ce27">
            <text:p>31/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07T00:00:00" table:style-name="ce27">
            <text:p>07/02/2021</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8T00:00:00" table:style-name="ce27">
            <text:p>28/02/2021</text:p>
          </table:table-cell>
          <table:table-cell office:value-type="float" office:value="223" table:style-name="ce11">
            <text:p>223</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07T00:00:00" table:style-name="ce27">
            <text:p>07/03/2021</text:p>
          </table:table-cell>
          <table:table-cell office:value-type="float" office:value="150" table:style-name="ce11">
            <text:p>150</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14T00:00:00" table:style-name="ce27">
            <text:p>14/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8T00:00:00" table:style-name="ce27">
            <text:p>28/03/2021</text:p>
          </table:table-cell>
          <table:table-cell office:value-type="float" office:value="327" table:style-name="ce11">
            <text:p>327</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04T00:00:00" table:style-name="ce27">
            <text:p>04/04/2021</text:p>
          </table:table-cell>
          <table:table-cell office:value-type="float" office:value="259" table:style-name="ce11">
            <text:p>259</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1T00:00:00" table:style-name="ce27">
            <text:p>11/04/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8T00:00:00" table:style-name="ce27">
            <text:p>18/04/2021</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25T00:00:00" table:style-name="ce27">
            <text:p>25/04/2021</text:p>
          </table:table-cell>
          <table:table-cell office:value-type="float" office:value="272" table:style-name="ce11">
            <text:p>272</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2T00:00:00" table:style-name="ce27">
            <text:p>02/05/2021</text:p>
          </table:table-cell>
          <table:table-cell office:value-type="float" office:value="594" table:style-name="ce11">
            <text:p>594</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9T00:00:00" table:style-name="ce27">
            <text:p>09/05/2021</text:p>
          </table:table-cell>
          <table:table-cell office:value-type="float" office:value="130" table:style-name="ce11">
            <text:p>130</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16T00:00:00" table:style-name="ce27">
            <text:p>16/05/2021</text:p>
          </table:table-cell>
          <table:table-cell office:value-type="float" office:value="592" table:style-name="ce11">
            <text:p>59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23T00:00:00" table:style-name="ce27">
            <text:p>23/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30T00:00:00" table:style-name="ce27">
            <text:p>30/05/2021</text:p>
          </table:table-cell>
          <table:table-cell office:value-type="float" office:value="528" table:style-name="ce11">
            <text:p>528</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06T00:00:00" table:style-name="ce27">
            <text:p>06/06/2021</text:p>
          </table:table-cell>
          <table:table-cell office:value-type="float" office:value="732" table:style-name="ce11">
            <text:p>732</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13T00:00:00" table:style-name="ce27">
            <text:p>13/06/2021</text:p>
          </table:table-cell>
          <table:table-cell office:value-type="float" office:value="508" table:style-name="ce11">
            <text:p>508</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0T00:00:00" table:style-name="ce27">
            <text:p>20/06/2021</text:p>
          </table:table-cell>
          <table:table-cell office:value-type="float" office:value="352" table:style-name="ce11">
            <text:p>35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7T00:00:00" table:style-name="ce27">
            <text:p>27/06/2021</text:p>
          </table:table-cell>
          <table:table-cell office:value-type="float" office:value="400" table:style-name="ce11">
            <text:p>400</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04T00:00:00" table:style-name="ce27">
            <text:p>04/07/2021</text:p>
          </table:table-cell>
          <table:table-cell office:value-type="float" office:value="933" table:style-name="ce11">
            <text:p>933</text:p>
          </table:table-cell>
          <table:table-cell office:value-type="float" office:value="32" table:style-name="ce11">
            <text:p>3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1T00:00:00" table:style-name="ce27">
            <text:p>11/07/2021</text:p>
          </table:table-cell>
          <table:table-cell office:value-type="float" office:value="642" table:style-name="ce11">
            <text:p>642</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8T00:00:00" table:style-name="ce27">
            <text:p>18/07/2021</text:p>
          </table:table-cell>
          <table:table-cell office:value-type="float" office:value="504" table:style-name="ce11">
            <text:p>504</text:p>
          </table:table-cell>
          <table:table-cell office:value-type="float" office:value="18" table:style-name="ce11">
            <text:p>1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25T00:00:00" table:style-name="ce27">
            <text:p>25/07/2021</text:p>
          </table:table-cell>
          <table:table-cell office:value-type="float" office:value="1529" table:style-name="ce11">
            <text:p>1529</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1T00:00:00" table:style-name="ce27">
            <text:p>01/08/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8T00:00:00" table:style-name="ce27">
            <text:p>08/08/2021</text:p>
          </table:table-cell>
          <table:table-cell office:value-type="float" office:value="1282" table:style-name="ce11">
            <text:p>1282</text:p>
          </table:table-cell>
          <table:table-cell office:value-type="float" office:value="44" table:style-name="ce11">
            <text:p>4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15T00:00:00" table:style-name="ce27">
            <text:p>15/08/2021</text:p>
          </table:table-cell>
          <table:table-cell office:value-type="float" office:value="902" table:style-name="ce11">
            <text:p>90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2T00:00:00" table:style-name="ce27">
            <text:p>22/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05T00:00:00" table:style-name="ce27">
            <text:p>05/09/2021</text:p>
          </table:table-cell>
          <table:table-cell office:value-type="float" office:value="165" table:style-name="ce11">
            <text:p>16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2T00:00:00" table:style-name="ce27">
            <text:p>12/09/2021</text:p>
          </table:table-cell>
          <table:table-cell office:value-type="float" office:value="1862" table:style-name="ce11">
            <text:p>1862</text:p>
          </table:table-cell>
          <table:table-cell office:value-type="float" office:value="64" table:style-name="ce11">
            <text:p>6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9T00:00:00" table:style-name="ce27">
            <text:p>19/09/2021</text:p>
          </table:table-cell>
          <table:table-cell office:value-type="float" office:value="1122" table:style-name="ce11">
            <text:p>112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26T00:00:00" table:style-name="ce27">
            <text:p>26/09/2021</text:p>
          </table:table-cell>
          <table:table-cell office:value-type="float" office:value="1453" table:style-name="ce11">
            <text:p>1453</text:p>
          </table:table-cell>
          <table:table-cell office:value-type="float" office:value="48" table:style-name="ce11">
            <text:p>4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0T00:00:00" table:style-name="ce27">
            <text:p>10/10/2021</text:p>
          </table:table-cell>
          <table:table-cell office:value-type="float" office:value="1598" table:style-name="ce11">
            <text:p>1598</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7T00:00:00" table:style-name="ce27">
            <text:p>17/10/2021</text:p>
          </table:table-cell>
          <table:table-cell office:value-type="float" office:value="598" table:style-name="ce11">
            <text:p>59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24T00:00:00" table:style-name="ce27">
            <text:p>24/10/2021</text:p>
          </table:table-cell>
          <table:table-cell office:value-type="float" office:value="358" table:style-name="ce11">
            <text:p>35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31T00:00:00" table:style-name="ce27">
            <text:p>31/10/2021</text:p>
          </table:table-cell>
          <table:table-cell office:value-type="float" office:value="147" table:style-name="ce11">
            <text:p>14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07T00:00:00" table:style-name="ce27">
            <text:p>07/11/2021</text:p>
          </table:table-cell>
          <table:table-cell office:value-type="float" office:value="1338" table:style-name="ce11">
            <text:p>1338</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14T00:00:00" table:style-name="ce27">
            <text:p>14/11/2021</text:p>
          </table:table-cell>
          <table:table-cell office:value-type="float" office:value="2499" table:style-name="ce11">
            <text:p>2499</text:p>
          </table:table-cell>
          <table:table-cell office:value-type="float" office:value="76" table:style-name="ce11">
            <text:p>7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1T00:00:00" table:style-name="ce27">
            <text:p>21/11/2021</text:p>
          </table:table-cell>
          <table:table-cell office:value-type="float" office:value="2315" table:style-name="ce11">
            <text:p>2315</text:p>
          </table:table-cell>
          <table:table-cell office:value-type="float" office:value="73" table:style-name="ce11">
            <text:p>7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8T00:00:00" table:style-name="ce27">
            <text:p>28/11/2021</text:p>
          </table:table-cell>
          <table:table-cell office:value-type="float" office:value="819" table:style-name="ce11">
            <text:p>819</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05T00:00:00" table:style-name="ce27">
            <text:p>05/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9T00:00:00" table:style-name="ce27">
            <text:p>19/12/2021</text:p>
          </table:table-cell>
          <table:table-cell office:value-type="float" office:value="1227" table:style-name="ce11">
            <text:p>1227</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26T00:00:00" table:style-name="ce27">
            <text:p>26/12/2021</text:p>
          </table:table-cell>
          <table:table-cell office:value-type="float" office:value="407" table:style-name="ce11">
            <text:p>40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2T00:00:00" table:style-name="ce27">
            <text:p>02/0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9T00:00:00" table:style-name="ce27">
            <text:p>09/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16T00:00:00" table:style-name="ce27">
            <text:p>16/01/2022</text:p>
          </table:table-cell>
          <table:table-cell office:value-type="float" office:value="705" table:style-name="ce11">
            <text:p>705</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23T00:00:00" table:style-name="ce27">
            <text:p>23/01/2022</text:p>
          </table:table-cell>
          <table:table-cell office:value-type="float" office:value="279" table:style-name="ce11">
            <text:p>27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30T00:00:00" table:style-name="ce27">
            <text:p>30/01/2022</text:p>
          </table:table-cell>
          <table:table-cell office:value-type="float" office:value="289" table:style-name="ce11">
            <text:p>28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13T00:00:00" table:style-name="ce27">
            <text:p>13/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7T00:00:00" table:style-name="ce27">
            <text:p>27/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06T00:00:00" table:style-name="ce27">
            <text:p>06/03/2022</text:p>
          </table:table-cell>
          <table:table-cell office:value-type="float" office:value="730" table:style-name="ce11">
            <text:p>73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0T00:00:00" table:style-name="ce27">
            <text:p>20/03/2022</text:p>
          </table:table-cell>
          <table:table-cell office:value-type="float" office:value="1017" table:style-name="ce11">
            <text:p>1017</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7T00:00:00" table:style-name="ce27">
            <text:p>27/03/2022</text:p>
          </table:table-cell>
          <table:table-cell office:value-type="float" office:value="933" table:style-name="ce11">
            <text:p>933</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03T00:00:00" table:style-name="ce27">
            <text:p>03/04/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7T00:00:00" table:style-name="ce27">
            <text:p>17/04/2022</text:p>
          </table:table-cell>
          <table:table-cell office:value-type="float" office:value="1792" table:style-name="ce11">
            <text:p>1792</text:p>
          </table:table-cell>
          <table:table-cell office:value-type="float" office:value="50" table:style-name="ce11">
            <text:p>5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24T00:00:00" table:style-name="ce27">
            <text:p>24/04/2022</text:p>
          </table:table-cell>
          <table:table-cell office:value-type="float" office:value="351" table:style-name="ce11">
            <text:p>351</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8T00:00:00" table:style-name="ce27">
            <text:p>08/05/2022</text:p>
          </table:table-cell>
          <table:table-cell office:value-type="float" office:value="805" table:style-name="ce11">
            <text:p>805</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15T00:00:00" table:style-name="ce27">
            <text:p>15/05/2022</text:p>
          </table:table-cell>
          <table:table-cell office:value-type="float" office:value="639" table:style-name="ce11">
            <text:p>639</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2T00:00:00" table:style-name="ce27">
            <text:p>22/05/2022</text:p>
          </table:table-cell>
          <table:table-cell office:value-type="float" office:value="815" table:style-name="ce11">
            <text:p>815</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9T00:00:00" table:style-name="ce27">
            <text:p>29/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05T00:00:00" table:style-name="ce27">
            <text:p>05/06/2022</text:p>
          </table:table-cell>
          <table:table-cell office:value-type="float" office:value="658" table:style-name="ce11">
            <text:p>658</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2T00:00:00" table:style-name="ce27">
            <text:p>12/06/2022</text:p>
          </table:table-cell>
          <table:table-cell office:value-type="float" office:value="191" table:style-name="ce11">
            <text:p>191</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9T00:00:00" table:style-name="ce27">
            <text:p>19/06/2022</text:p>
          </table:table-cell>
          <table:table-cell office:value-type="float" office:value="1515" table:style-name="ce11">
            <text:p>1515</text:p>
          </table:table-cell>
          <table:table-cell office:value-type="float" office:value="37" table:style-name="ce11">
            <text:p>3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26T00:00:00" table:style-name="ce27">
            <text:p>26/06/2022</text:p>
          </table:table-cell>
          <table:table-cell office:value-type="float" office:value="516" table:style-name="ce11">
            <text:p>51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03T00:00:00" table:style-name="ce27">
            <text:p>03/07/2022</text:p>
          </table:table-cell>
          <table:table-cell office:value-type="float" office:value="541" table:style-name="ce11">
            <text:p>541</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0T00:00:00" table:style-name="ce27">
            <text:p>10/07/2022</text:p>
          </table:table-cell>
          <table:table-cell office:value-type="float" office:value="608" table:style-name="ce11">
            <text:p>608</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7T00:00:00" table:style-name="ce27">
            <text:p>17/07/2022</text:p>
          </table:table-cell>
          <table:table-cell office:value-type="float" office:value="1477" table:style-name="ce11">
            <text:p>1477</text:p>
          </table:table-cell>
          <table:table-cell office:value-type="float" office:value="34" table:style-name="ce11">
            <text:p>3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24T00:00:00" table:style-name="ce27">
            <text:p>24/07/2022</text:p>
          </table:table-cell>
          <table:table-cell office:value-type="float" office:value="554" table:style-name="ce11">
            <text:p>554</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31T00:00:00" table:style-name="ce27">
            <text:p>31/07/2022</text:p>
          </table:table-cell>
          <table:table-cell office:value-type="float" office:value="1048" table:style-name="ce11">
            <text:p>1048</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07T00:00:00" table:style-name="ce27">
            <text:p>07/08/2022</text:p>
          </table:table-cell>
          <table:table-cell office:value-type="float" office:value="1902" table:style-name="ce11">
            <text:p>190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14T00:00:00" table:style-name="ce27">
            <text:p>14/08/2022</text:p>
          </table:table-cell>
          <table:table-cell office:value-type="float" office:value="1943" table:style-name="ce11">
            <text:p>1943</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1T00:00:00" table:style-name="ce27">
            <text:p>21/08/2022</text:p>
          </table:table-cell>
          <table:table-cell office:value-type="float" office:value="1222" table:style-name="ce11">
            <text:p>1222</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8T00:00:00" table:style-name="ce27">
            <text:p>28/08/2022</text:p>
          </table:table-cell>
          <table:table-cell office:value-type="float" office:value="3564" table:style-name="ce11">
            <text:p>3564</text:p>
          </table:table-cell>
          <table:table-cell office:value-type="float" office:value="77" table:style-name="ce11">
            <text:p>7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04T00:00:00" table:style-name="ce27">
            <text:p>04/09/2022</text:p>
          </table:table-cell>
          <table:table-cell office:value-type="float" office:value="2344" table:style-name="ce11">
            <text:p>2344</text:p>
          </table:table-cell>
          <table:table-cell office:value-type="float" office:value="52" table:style-name="ce11">
            <text:p>5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1T00:00:00" table:style-name="ce27">
            <text:p>11/09/2022</text:p>
          </table:table-cell>
          <table:table-cell office:value-type="float" office:value="568" table:style-name="ce11">
            <text:p>56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8T00:00:00" table:style-name="ce27">
            <text:p>18/09/2022</text:p>
          </table:table-cell>
          <table:table-cell office:value-type="float" office:value="1806" table:style-name="ce11">
            <text:p>1806</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25T00:00:00" table:style-name="ce27">
            <text:p>25/09/2022</text:p>
          </table:table-cell>
          <table:table-cell office:value-type="float" office:value="2553" table:style-name="ce11">
            <text:p>2553</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2T00:00:00" table:style-name="ce27">
            <text:p>02/10/2022</text:p>
          </table:table-cell>
          <table:table-cell office:value-type="float" office:value="743" table:style-name="ce11">
            <text:p>743</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9T00:00:00" table:style-name="ce27">
            <text:p>09/10/2022</text:p>
          </table:table-cell>
          <table:table-cell office:value-type="float" office:value="1874" table:style-name="ce11">
            <text:p>187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16T00:00:00" table:style-name="ce27">
            <text:p>16/10/2022</text:p>
          </table:table-cell>
          <table:table-cell office:value-type="float" office:value="2146" table:style-name="ce11">
            <text:p>2146</text:p>
          </table:table-cell>
          <table:table-cell office:value-type="float" office:value="47" table:style-name="ce11">
            <text:p>4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23T00:00:00" table:style-name="ce27">
            <text:p>23/10/2022</text:p>
          </table:table-cell>
          <table:table-cell office:value-type="float" office:value="1030" table:style-name="ce11">
            <text:p>1030</text:p>
          </table:table-cell>
          <table:table-cell office:value-type="float" office:value="22" table:style-name="ce11">
            <text:p>2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30T00:00:00" table:style-name="ce27">
            <text:p>30/10/2022</text:p>
          </table:table-cell>
          <table:table-cell office:value-type="float" office:value="1754" table:style-name="ce11">
            <text:p>175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06T00:00:00" table:style-name="ce27">
            <text:p>06/11/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13T00:00:00" table:style-name="ce27">
            <text:p>13/11/2022</text:p>
          </table:table-cell>
          <table:table-cell office:value-type="float" office:value="1900" table:style-name="ce11">
            <text:p>1900</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0T00:00:00" table:style-name="ce27">
            <text:p>20/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7T00:00:00" table:style-name="ce27">
            <text:p>27/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04T00:00:00" table:style-name="ce27">
            <text:p>04/12/2022</text:p>
          </table:table-cell>
          <table:table-cell office:value-type="float" office:value="1904" table:style-name="ce11">
            <text:p>1904</text:p>
          </table:table-cell>
          <table:table-cell office:value-type="float" office:value="45" table:style-name="ce11">
            <text:p>4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1T00:00:00" table:style-name="ce27">
            <text:p>11/12/2022</text:p>
          </table:table-cell>
          <table:table-cell office:value-type="float" office:value="647" table:style-name="ce11">
            <text:p>647</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8T00:00:00" table:style-name="ce27">
            <text:p>18/12/2022</text:p>
          </table:table-cell>
          <table:table-cell office:value-type="float" office:value="751" table:style-name="ce11">
            <text:p>751</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25T00:00:00" table:style-name="ce27">
            <text:p>25/12/2022</text:p>
          </table:table-cell>
          <table:table-cell office:value-type="float" office:value="183" table:style-name="ce11">
            <text:p>183</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8T00:00:00" table:style-name="ce27">
            <text:p>08/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2T00:00:00" table:style-name="ce27">
            <text:p>22/01/2023</text:p>
          </table:table-cell>
          <table:table-cell office:value-type="float" office:value="548" table:style-name="ce11">
            <text:p>548</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9T00:00:00" table:style-name="ce27">
            <text:p>29/01/2023</text:p>
          </table:table-cell>
          <table:table-cell office:value-type="float" office:value="588" table:style-name="ce11">
            <text:p>588</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05T00:00:00" table:style-name="ce27">
            <text:p>05/02/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2T00:00:00" table:style-name="ce27">
            <text:p>12/02/2023</text:p>
          </table:table-cell>
          <table:table-cell office:value-type="float" office:value="768" table:style-name="ce11">
            <text:p>76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9T00:00:00" table:style-name="ce27">
            <text:p>19/02/2023</text:p>
          </table:table-cell>
          <table:table-cell office:value-type="float" office:value="379" table:style-name="ce11">
            <text:p>379</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26T00:00:00" table:style-name="ce27">
            <text:p>26/02/2023</text:p>
          </table:table-cell>
          <table:table-cell office:value-type="float" office:value="364" table:style-name="ce11">
            <text:p>364</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2T00:00:00" table:style-name="ce27">
            <text:p>12/03/2023</text:p>
          </table:table-cell>
          <table:table-cell office:value-type="float" office:value="248" table:style-name="ce11">
            <text:p>24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9T00:00:00" table:style-name="ce27">
            <text:p>19/03/2023</text:p>
          </table:table-cell>
          <table:table-cell office:value-type="float" office:value="482" table:style-name="ce11">
            <text:p>482</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2T00:00:00" table:style-name="ce27">
            <text:p>02/04/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9T00:00:00" table:style-name="ce27">
            <text:p>09/04/2023</text:p>
          </table:table-cell>
          <table:table-cell office:value-type="float" office:value="1057" table:style-name="ce11">
            <text:p>1057</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16T00:00:00" table:style-name="ce27">
            <text:p>16/04/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23T00:00:00" table:style-name="ce27">
            <text:p>23/04/2023</text:p>
          </table:table-cell>
          <table:table-cell office:value-type="float" office:value="610" table:style-name="ce11">
            <text:p>610</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30T00:00:00" table:style-name="ce27">
            <text:p>30/04/2023</text:p>
          </table:table-cell>
          <table:table-cell office:value-type="float" office:value="400" table:style-name="ce11">
            <text:p>400</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07T00:00:00" table:style-name="ce27">
            <text:p>07/05/2023</text:p>
          </table:table-cell>
          <table:table-cell office:value-type="float" office:value="603" table:style-name="ce11">
            <text:p>6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14T00:00:00" table:style-name="ce27">
            <text:p>14/05/2023</text:p>
          </table:table-cell>
          <table:table-cell office:value-type="float" office:value="295" table:style-name="ce11">
            <text:p>29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1T00:00:00" table:style-name="ce27">
            <text:p>21/05/2023</text:p>
          </table:table-cell>
          <table:table-cell office:value-type="float" office:value="453" table:style-name="ce11">
            <text:p>453</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8T00:00:00" table:style-name="ce27">
            <text:p>28/05/2023</text:p>
          </table:table-cell>
          <table:table-cell office:value-type="float" office:value="313" table:style-name="ce11">
            <text:p>313</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1T00:00:00" table:style-name="ce27">
            <text:p>11/06/2023</text:p>
          </table:table-cell>
          <table:table-cell office:value-type="float" office:value="703" table:style-name="ce11">
            <text:p>7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8T00:00:00" table:style-name="ce27">
            <text:p>18/06/2023</text:p>
          </table:table-cell>
          <table:table-cell office:value-type="float" office:value="2159" table:style-name="ce11">
            <text:p>2159</text:p>
          </table:table-cell>
          <table:table-cell office:value-type="float" office:value="43" table:style-name="ce11">
            <text:p>4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25T00:00:00" table:style-name="ce27">
            <text:p>25/06/2023</text:p>
          </table:table-cell>
          <table:table-cell office:value-type="float" office:value="806" table:style-name="ce11">
            <text:p>806</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2T00:00:00" table:style-name="ce27">
            <text:p>02/07/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9T00:00:00" table:style-name="ce27">
            <text:p>09/07/2023</text:p>
          </table:table-cell>
          <table:table-cell office:value-type="float" office:value="1339" table:style-name="ce11">
            <text:p>1339</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16T00:00:00" table:style-name="ce27">
            <text:p>16/07/2023</text:p>
          </table:table-cell>
          <table:table-cell office:value-type="float" office:value="428" table:style-name="ce11">
            <text:p>42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23T00:00:00" table:style-name="ce27">
            <text:p>23/07/2023</text:p>
          </table:table-cell>
          <table:table-cell office:value-type="float" office:value="1334" table:style-name="ce11">
            <text:p>1334</text:p>
          </table:table-cell>
          <table:table-cell office:value-type="float" office:value="26" table:style-name="ce11">
            <text:p>2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30T00:00:00" table:style-name="ce27">
            <text:p>30/07/2023</text:p>
          </table:table-cell>
          <table:table-cell office:value-type="float" office:value="198" table:style-name="ce11">
            <text:p>198</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06T00:00:00" table:style-name="ce27">
            <text:p>06/08/2023</text:p>
          </table:table-cell>
          <table:table-cell office:value-type="float" office:value="339" table:style-name="ce11">
            <text:p>339</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13T00:00:00" table:style-name="ce27">
            <text:p>13/08/2023</text:p>
          </table:table-cell>
          <table:table-cell office:value-type="float" office:value="1608" table:style-name="ce11">
            <text:p>1608</text:p>
          </table:table-cell>
          <table:table-cell office:value-type="float" office:value="30" table:style-name="ce11">
            <text:p>3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0T00:00:00" table:style-name="ce27">
            <text:p>20/08/2023</text:p>
          </table:table-cell>
          <table:table-cell office:value-type="float" office:value="1278" table:style-name="ce11">
            <text:p>1278</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7T00:00:00" table:style-name="ce27">
            <text:p>27/08/2023</text:p>
          </table:table-cell>
          <table:table-cell office:value-type="float" office:value="1844" table:style-name="ce11">
            <text:p>1844</text:p>
          </table:table-cell>
          <table:table-cell office:value-type="float" office:value="37" table:style-name="ce11">
            <text:p>3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03T00:00:00" table:style-name="ce27">
            <text:p>03/09/2023</text:p>
          </table:table-cell>
          <table:table-cell office:value-type="float" office:value="1285" table:style-name="ce11">
            <text:p>1285</text:p>
          </table:table-cell>
          <table:table-cell office:value-type="float" office:value="22" table:style-name="ce11">
            <text:p>2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0T00:00:00" table:style-name="ce27">
            <text:p>10/09/2023</text:p>
          </table:table-cell>
          <table:table-cell office:value-type="float" office:value="2017" table:style-name="ce11">
            <text:p>2017</text:p>
          </table:table-cell>
          <table:table-cell office:value-type="float" office:value="36" table:style-name="ce11">
            <text:p>3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7T00:00:00" table:style-name="ce27">
            <text:p>17/09/2023</text:p>
          </table:table-cell>
          <table:table-cell office:value-type="float" office:value="893" table:style-name="ce11">
            <text:p>893</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1T00:00:00" table:style-name="ce27">
            <text:p>01/10/2023</text:p>
          </table:table-cell>
          <table:table-cell office:value-type="float" office:value="862" table:style-name="ce11">
            <text:p>862</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8T00:00:00" table:style-name="ce27">
            <text:p>08/10/2023</text:p>
          </table:table-cell>
          <table:table-cell office:value-type="float" office:value="690" table:style-name="ce11">
            <text:p>690</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15T00:00:00" table:style-name="ce27">
            <text:p>15/10/2023</text:p>
          </table:table-cell>
          <table:table-cell office:value-type="float" office:value="383" table:style-name="ce11">
            <text:p>38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2T00:00:00" table:style-name="ce27">
            <text:p>22/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9T00:00:00" table:style-name="ce27">
            <text:p>29/10/2023</text:p>
          </table:table-cell>
          <table:table-cell office:value-type="float" office:value="489" table:style-name="ce11">
            <text:p>489</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05T00:00:00" table:style-name="ce27">
            <text:p>05/11/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9T00:00:00" table:style-name="ce27">
            <text:p>19/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26T00:00:00" table:style-name="ce27">
            <text:p>26/11/2023</text:p>
          </table:table-cell>
          <table:table-cell office:value-type="float" office:value="402" table:style-name="ce11">
            <text:p>402</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03T00:00:00" table:style-name="ce27">
            <text:p>03/12/2023</text:p>
          </table:table-cell>
          <table:table-cell office:value-type="float" office:value="1018" table:style-name="ce11">
            <text:p>1018</text:p>
          </table:table-cell>
          <table:table-cell office:value-type="float" office:value="20" table:style-name="ce11">
            <text:p>2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7T00:00:00" table:style-name="ce27">
            <text:p>17/12/2023</text:p>
          </table:table-cell>
          <table:table-cell office:value-type="float" office:value="347" table:style-name="ce11">
            <text:p>347</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14T00:00:00" table:style-name="ce27">
            <text:p>14/01/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1T00:00:00" table:style-name="ce27">
            <text:p>21/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8T00:00:00" table:style-name="ce27">
            <text:p>28/01/2024</text:p>
          </table:table-cell>
          <table:table-cell office:value-type="float" office:value="436" table:style-name="ce11">
            <text:p>436</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04T00:00:00" table:style-name="ce27">
            <text:p>04/02/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1T00:00:00" table:style-name="ce27">
            <text:p>11/02/2024</text:p>
          </table:table-cell>
          <table:table-cell office:value-type="float" office:value="218" table:style-name="ce11">
            <text:p>218</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8T00:00:00" table:style-name="ce27">
            <text:p>18/02/2024</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03T00:00:00" table:style-name="ce27">
            <text:p>03/03/2024</text:p>
          </table:table-cell>
          <table:table-cell office:value-type="float" office:value="576" table:style-name="ce11">
            <text:p>576</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0T00:00:00" table:style-name="ce27">
            <text:p>10/03/2024</text:p>
          </table:table-cell>
          <table:table-cell office:value-type="float" office:value="824" table:style-name="ce11">
            <text:p>824</text:p>
          </table:table-cell>
          <table:table-cell office:value-type="float" office:value="16" table:style-name="ce11">
            <text:p>1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24T00:00:00" table:style-name="ce27">
            <text:p>24/03/2024</text:p>
          </table:table-cell>
          <table:table-cell office:value-type="float" office:value="838" table:style-name="ce11">
            <text:p>83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31T00:00:00" table:style-name="ce27">
            <text:p>31/03/2024</text:p>
          </table:table-cell>
          <table:table-cell office:value-type="float" office:value="1129" table:style-name="ce11">
            <text:p>1129</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14T00:00:00" table:style-name="ce27">
            <text:p>14/04/2024</text:p>
          </table:table-cell>
          <table:table-cell office:value-type="float" office:value="830" table:style-name="ce11">
            <text:p>830</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8T00:00:00" table:style-name="ce27">
            <text:p>28/04/2024</text:p>
          </table:table-cell>
          <table:table-cell office:value-type="float" office:value="902" table:style-name="ce11">
            <text:p>902</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5-05T00:00:00" table:style-name="ce27">
            <text:p>05/05/2024</text:p>
          </table:table-cell>
          <table:table-cell office:value-type="float" office:value="1409" table:style-name="ce11">
            <text:p>1409</text:p>
          </table:table-cell>
          <table:table-cell office:value-type="float" office:value="28" table:style-name="ce11">
            <text:p>28</text:p>
          </table:table-cell>
          <table:table-cell office:value-type="float" office:value="0" table:style-name="ce11">
            <text:p>0</text:p>
          </table:table-cell>
          <table:table-cell office:value-type="float" office:value="849" table:style-name="ce11">
            <text:p>849</text:p>
          </table:table-cell>
          <table:table-cell office:value-type="float" office:value="30" table:style-name="ce11">
            <text:p>30</text:p>
          </table:table-cell>
          <table:table-cell table:number-columns-repeated="16378"/>
        </table:table-row>
        <table:table-row table:style-name="ro15">
          <table:table-cell office:value-type="date" office:date-value="2024-05-12T00:00:00" table:style-name="ce27">
            <text:p>12/05/2024</text:p>
          </table:table-cell>
          <table:table-cell office:value-type="float" office:value="879" table:style-name="ce11">
            <text:p>879</text:p>
          </table:table-cell>
          <table:table-cell office:value-type="float" office:value="17" table:style-name="ce11">
            <text:p>17</text:p>
          </table:table-cell>
          <table:table-cell office:value-type="float" office:value="0" table:style-name="ce11">
            <text:p>0</text:p>
          </table:table-cell>
          <table:table-cell office:value-type="float" office:value="484" table:style-name="ce11">
            <text:p>484</text:p>
          </table:table-cell>
          <table:table-cell office:value-type="float" office:value="19" table:style-name="ce11">
            <text:p>19</text:p>
          </table:table-cell>
          <table:table-cell table:number-columns-repeated="16378"/>
        </table:table-row>
        <table:table-row table:style-name="ro15">
          <table:table-cell office:value-type="date" office:date-value="2024-05-19T00:00:00" table:style-name="ce27">
            <text:p>19/05/2024</text:p>
          </table:table-cell>
          <table:table-cell office:value-type="float" office:value="419" table:style-name="ce11">
            <text:p>419</text:p>
          </table:table-cell>
          <table:table-cell office:value-type="float" office:value="10" table:style-name="ce11">
            <text:p>10</text:p>
          </table:table-cell>
          <table:table-cell office:value-type="float" office:value="0" table:style-name="ce11">
            <text:p>0</text:p>
          </table:table-cell>
          <table:table-cell office:value-type="float" office:value="514" table:style-name="ce11">
            <text:p>514</text:p>
          </table:table-cell>
          <table:table-cell office:value-type="float" office:value="18" table:style-name="ce11">
            <text:p>18</text:p>
          </table:table-cell>
          <table:table-cell table:number-columns-repeated="16378"/>
        </table:table-row>
        <table:table-row table:style-name="ro15">
          <table:table-cell office:value-type="date" office:date-value="2024-05-26T00:00:00" table:style-name="ce27">
            <text:p>26/05/2024</text:p>
          </table:table-cell>
          <table:table-cell office:value-type="float" office:value="574" table:style-name="ce11">
            <text:p>574</text:p>
          </table:table-cell>
          <table:table-cell office:value-type="float" office:value="11" table:style-name="ce11">
            <text:p>11</text:p>
          </table:table-cell>
          <table:table-cell office:value-type="float" office:value="0" table:style-name="ce11">
            <text:p>0</text:p>
          </table:table-cell>
          <table:table-cell office:value-type="float" office:value="214" table:style-name="ce11">
            <text:p>214</text:p>
          </table:table-cell>
          <table:table-cell office:value-type="float" office:value="7" table:style-name="ce11">
            <text:p>7</text:p>
          </table:table-cell>
          <table:table-cell table:number-columns-repeated="16378"/>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table:number-columns-repeated="16378"/>
        </table:table-row>
        <table:table-row table:style-name="ro15">
          <table:table-cell office:value-type="date" office:date-value="2024-06-09T00:00:00" table:style-name="ce27">
            <text:p>09/06/2024</text:p>
          </table:table-cell>
          <table:table-cell office:value-type="float" office:value="799" table:style-name="ce11">
            <text:p>799</text:p>
          </table:table-cell>
          <table:table-cell office:value-type="float" office:value="15" table:style-name="ce11">
            <text:p>15</text:p>
          </table:table-cell>
          <table:table-cell office:value-type="float" office:value="0" table:style-name="ce11">
            <text:p>0</text:p>
          </table:table-cell>
          <table:table-cell office:value-type="float" office:value="765" table:style-name="ce11">
            <text:p>765</text:p>
          </table:table-cell>
          <table:table-cell office:value-type="float" office:value="18" table:style-name="ce11">
            <text:p>18</text:p>
          </table:table-cell>
          <table:table-cell table:number-columns-repeated="16378"/>
        </table:table-row>
        <table:table-row table:style-name="ro15">
          <table:table-cell office:value-type="date" office:date-value="2024-06-16T00:00:00" table:style-name="ce27">
            <text:p>16/06/2024</text:p>
          </table:table-cell>
          <table:table-cell office:value-type="float" office:value="184" table:style-name="ce11">
            <text:p>184</text:p>
          </table:table-cell>
          <table:table-cell office:value-type="float" office:value="5" table:style-name="ce11">
            <text:p>5</text:p>
          </table:table-cell>
          <table:table-cell office:value-type="float" office:value="0" table:style-name="ce11">
            <text:p>0</text:p>
          </table:table-cell>
          <table:table-cell office:value-type="float" office:value="217" table:style-name="ce11">
            <text:p>217</text:p>
          </table:table-cell>
          <table:table-cell office:value-type="float" office:value="4" table:style-name="ce11">
            <text:p>4</text:p>
          </table:table-cell>
          <table:table-cell table:number-columns-repeated="16378"/>
        </table:table-row>
        <table:table-row table:style-name="ro15">
          <table:table-cell office:value-type="date" office:date-value="2024-06-23T00:00:00" table:style-name="ce27">
            <text:p>23/06/2024</text:p>
          </table:table-cell>
          <table:table-cell office:value-type="float" office:value="1470" table:style-name="ce11">
            <text:p>1470</text:p>
          </table:table-cell>
          <table:table-cell office:value-type="float" office:value="24" table:style-name="ce11">
            <text:p>24</text:p>
          </table:table-cell>
          <table:table-cell office:value-type="float" office:value="0" table:style-name="ce11">
            <text:p>0</text:p>
          </table:table-cell>
          <table:table-cell office:value-type="float" office:value="371" table:style-name="ce11">
            <text:p>371</text:p>
          </table:table-cell>
          <table:table-cell office:value-type="float" office:value="10" table:style-name="ce11">
            <text:p>10</text:p>
          </table:table-cell>
          <table:table-cell table:number-columns-repeated="16378"/>
        </table:table-row>
        <table:table-row table:style-name="ro15">
          <table:table-cell office:value-type="date" office:date-value="2024-06-30T00:00:00" table:style-name="ce27">
            <text:p>30/06/2024</text:p>
          </table:table-cell>
          <table:table-cell office:value-type="float" office:value="588" table:style-name="ce11">
            <text:p>588</text:p>
          </table:table-cell>
          <table:table-cell office:value-type="float" office:value="12" table:style-name="ce11">
            <text:p>12</text:p>
          </table:table-cell>
          <table:table-cell office:value-type="float" office:value="0" table:style-name="ce11">
            <text:p>0</text:p>
          </table:table-cell>
          <table:table-cell office:value-type="float" office:value="474" table:style-name="ce11">
            <text:p>474</text:p>
          </table:table-cell>
          <table:table-cell office:value-type="float" office:value="14" table:style-name="ce11">
            <text:p>14</text:p>
          </table:table-cell>
          <table:table-cell table:number-columns-repeated="16378"/>
        </table:table-row>
        <table:table-row table:style-name="ro15">
          <table:table-cell office:value-type="date" office:date-value="2024-07-07T00:00:00" table:style-name="ce27">
            <text:p>07/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office:value-type="float" office:value="80" table:style-name="ce11">
            <text:p>80</text:p>
          </table:table-cell>
          <table:table-cell office:value-type="float" office:value="4" table:style-name="ce11">
            <text:p>4</text:p>
          </table:table-cell>
          <table:table-cell table:number-columns-repeated="16378"/>
        </table:table-row>
        <table:table-row table:style-name="ro15">
          <table:table-cell office:value-type="date" office:date-value="2024-07-14T00:00:00" table:style-name="ce27">
            <text:p>14/07/2024</text:p>
          </table:table-cell>
          <table:table-cell office:value-type="float" office:value="758" table:style-name="ce11">
            <text:p>758</text:p>
          </table:table-cell>
          <table:table-cell office:value-type="float" office:value="12" table:style-name="ce11">
            <text:p>12</text:p>
          </table:table-cell>
          <table:table-cell office:value-type="float" office:value="0" table:style-name="ce11">
            <text:p>0</text:p>
          </table:table-cell>
          <table:table-cell office:value-type="float" office:value="759" table:style-name="ce11">
            <text:p>759</text:p>
          </table:table-cell>
          <table:table-cell office:value-type="float" office:value="26" table:style-name="ce11">
            <text:p>26</text:p>
          </table:table-cell>
          <table:table-cell table:number-columns-repeated="16378"/>
        </table:table-row>
        <table:table-row table:style-name="ro15">
          <table:table-cell office:value-type="date" office:date-value="2024-07-21T00:00:00" table:style-name="ce27">
            <text:p>21/07/2024</text:p>
          </table:table-cell>
          <table:table-cell office:value-type="float" office:value="1500" table:style-name="ce11">
            <text:p>1500</text:p>
          </table:table-cell>
          <table:table-cell office:value-type="float" office:value="27" table:style-name="ce11">
            <text:p>27</text:p>
          </table:table-cell>
          <table:table-cell office:value-type="float" office:value="0" table:style-name="ce11">
            <text:p>0</text:p>
          </table:table-cell>
          <table:table-cell office:value-type="float" office:value="1007" table:style-name="ce29">
            <text:p>1007</text:p>
          </table:table-cell>
          <table:table-cell office:value-type="float" office:value="33" table:style-name="ce29">
            <text:p>33</text:p>
          </table:table-cell>
          <table:table-cell table:number-columns-repeated="16378"/>
        </table:table-row>
        <table:table-row table:style-name="ro15">
          <table:table-cell office:value-type="date" office:date-value="2024-07-28T00:00:00" table:style-name="ce27">
            <text:p>28/07/2024</text:p>
          </table:table-cell>
          <table:table-cell office:value-type="float" office:value="625" table:style-name="ce11">
            <text:p>625</text:p>
          </table:table-cell>
          <table:table-cell office:value-type="float" office:value="10" table:style-name="ce11">
            <text:p>10</text:p>
          </table:table-cell>
          <table:table-cell office:value-type="float" office:value="0" table:style-name="ce11">
            <text:p>0</text:p>
          </table:table-cell>
          <table:table-cell office:value-type="float" office:value="359" table:style-name="ce11">
            <text:p>359</text:p>
          </table:table-cell>
          <table:table-cell office:value-type="float" office:value="21" table:style-name="ce11">
            <text:p>21</text:p>
          </table:table-cell>
          <table:table-cell table:number-columns-repeated="16378"/>
        </table:table-row>
        <table:table-row table:style-name="ro15">
          <table:table-cell office:value-type="date" office:date-value="2024-08-04T00:00:00" table:style-name="ce27">
            <text:p>04/08/2024</text:p>
          </table:table-cell>
          <table:table-cell office:value-type="float" office:value="713" table:style-name="ce11">
            <text:p>713</text:p>
          </table:table-cell>
          <table:table-cell office:value-type="float" office:value="13" table:style-name="ce11">
            <text:p>13</text:p>
          </table:table-cell>
          <table:table-cell office:value-type="float" office:value="0" table:style-name="ce11">
            <text:p>0</text:p>
          </table:table-cell>
          <table:table-cell office:value-type="float" office:value="758" table:style-name="ce11">
            <text:p>758</text:p>
          </table:table-cell>
          <table:table-cell office:value-type="float" office:value="27" table:style-name="ce11">
            <text:p>27</text:p>
          </table:table-cell>
          <table:table-cell table:number-columns-repeated="16378"/>
        </table:table-row>
        <table:table-row table:style-name="ro15">
          <table:table-cell office:value-type="date" office:date-value="2024-08-11T00:00:00" table:style-name="ce27">
            <text:p>11/08/2024</text:p>
          </table:table-cell>
          <table:table-cell office:value-type="float" office:value="1172" table:style-name="ce11">
            <text:p>1172</text:p>
          </table:table-cell>
          <table:table-cell office:value-type="float" office:value="20" table:style-name="ce11">
            <text:p>20</text:p>
          </table:table-cell>
          <table:table-cell office:value-type="float" office:value="0" table:style-name="ce11">
            <text:p>0</text:p>
          </table:table-cell>
          <table:table-cell office:value-type="float" office:value="829" table:style-name="ce11">
            <text:p>829</text:p>
          </table:table-cell>
          <table:table-cell office:value-type="float" office:value="29" table:style-name="ce11">
            <text:p>29</text:p>
          </table:table-cell>
          <table:table-cell table:number-columns-repeated="16378"/>
        </table:table-row>
        <table:table-row table:style-name="ro15">
          <table:table-cell office:value-type="date" office:date-value="2024-08-18T00:00:00" table:style-name="ce27">
            <text:p>18/08/2024</text:p>
          </table:table-cell>
          <table:table-cell office:value-type="float" office:value="746" table:style-name="ce11">
            <text:p>746</text:p>
          </table:table-cell>
          <table:table-cell office:value-type="float" office:value="15" table:style-name="ce11">
            <text:p>15</text:p>
          </table:table-cell>
          <table:table-cell office:value-type="float" office:value="0" table:style-name="ce11">
            <text:p>0</text:p>
          </table:table-cell>
          <table:table-cell office:value-type="float" office:value="952" table:style-name="ce11">
            <text:p>952</text:p>
          </table:table-cell>
          <table:table-cell office:value-type="float" office:value="25" table:style-name="ce11">
            <text:p>25</text:p>
          </table:table-cell>
          <table:table-cell table:number-columns-repeated="16378"/>
        </table:table-row>
        <table:table-row table:style-name="ro15">
          <table:table-cell office:value-type="date" office:date-value="2024-08-25T00:00:00" table:style-name="ce27">
            <text:p>25/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office:value-type="float" office:value="363" table:style-name="ce11">
            <text:p>363</text:p>
          </table:table-cell>
          <table:table-cell office:value-type="float" office:value="7" table:style-name="ce11">
            <text:p>7</text:p>
          </table:table-cell>
          <table:table-cell table:number-columns-repeated="16378"/>
        </table:table-row>
        <table:table-row table:style-name="ro15">
          <table:table-cell office:value-type="date" office:date-value="2024-09-01T00:00:00" table:style-name="ce27">
            <text:p>01/09/2024</text:p>
          </table:table-cell>
          <table:table-cell office:value-type="float" office:value="1758" table:style-name="ce11">
            <text:p>1758</text:p>
          </table:table-cell>
          <table:table-cell office:value-type="float" office:value="31" table:style-name="ce11">
            <text:p>31</text:p>
          </table:table-cell>
          <table:table-cell office:value-type="float" office:value="0" table:style-name="ce11">
            <text:p>0</text:p>
          </table:table-cell>
          <table:table-cell office:value-type="float" office:value="1524" table:style-name="ce11">
            <text:p>1524</text:p>
          </table:table-cell>
          <table:table-cell office:value-type="float" office:value="47" table:style-name="ce11">
            <text:p>47</text:p>
          </table:table-cell>
          <table:table-cell table:number-columns-repeated="16378"/>
        </table:table-row>
        <table:table-row table:style-name="ro15">
          <table:table-cell office:value-type="date" office:date-value="2024-09-08T00:00:00" table:style-name="ce27">
            <text:p>08/09/2024</text:p>
          </table:table-cell>
          <table:table-cell office:value-type="float" office:value="1388" table:style-name="ce11">
            <text:p>1388</text:p>
          </table:table-cell>
          <table:table-cell office:value-type="float" office:value="25" table:style-name="ce11">
            <text:p>25</text:p>
          </table:table-cell>
          <table:table-cell office:value-type="float" office:value="0" table:style-name="ce11">
            <text:p>0</text:p>
          </table:table-cell>
          <table:table-cell office:value-type="float" office:value="599" table:style-name="ce11">
            <text:p>599</text:p>
          </table:table-cell>
          <table:table-cell office:value-type="float" office:value="25" table:style-name="ce11">
            <text:p>25</text:p>
          </table:table-cell>
          <table:table-cell table:number-columns-repeated="16378"/>
        </table:table-row>
        <table:table-row table:style-name="ro15">
          <table:table-cell office:value-type="date" office:date-value="2024-09-15T00:00:00" table:style-name="ce27">
            <text:p>15/09/2024</text:p>
          </table:table-cell>
          <table:table-cell office:value-type="float" office:value="1093" table:style-name="ce11">
            <text:p>1093</text:p>
          </table:table-cell>
          <table:table-cell office:value-type="float" office:value="20" table:style-name="ce11">
            <text:p>20</text:p>
          </table:table-cell>
          <table:table-cell office:value-type="float" office:value="0" table:style-name="ce11">
            <text:p>0</text:p>
          </table:table-cell>
          <table:table-cell office:value-type="float" office:value="857" table:style-name="ce11">
            <text:p>857</text:p>
          </table:table-cell>
          <table:table-cell office:value-type="float" office:value="22" table:style-name="ce11">
            <text:p>22</text:p>
          </table:table-cell>
          <table:table-cell table:number-columns-repeated="16378"/>
        </table:table-row>
        <table:table-row table:style-name="ro15">
          <table:table-cell office:value-type="date" office:date-value="2024-09-22T00:00:00" table:style-name="ce27">
            <text:p>22/09/2024</text:p>
          </table:table-cell>
          <table:table-cell office:value-type="float" office:value="1519" table:style-name="ce11">
            <text:p>1519</text:p>
          </table:table-cell>
          <table:table-cell office:value-type="float" office:value="27" table:style-name="ce11">
            <text:p>27</text:p>
          </table:table-cell>
          <table:table-cell office:value-type="float" office:value="0" table:style-name="ce11">
            <text:p>0</text:p>
          </table:table-cell>
          <table:table-cell office:value-type="float" office:value="623" table:style-name="ce11">
            <text:p>623</text:p>
          </table:table-cell>
          <table:table-cell office:value-type="float" office:value="22" table:style-name="ce11">
            <text:p>22</text:p>
          </table:table-cell>
          <table:table-cell table:number-columns-repeated="16378"/>
        </table:table-row>
        <table:table-row table:style-name="ro15">
          <table:table-cell office:value-type="date" office:date-value="2024-09-29T00:00:00" table:style-name="ce27">
            <text:p>29/09/2024</text:p>
          </table:table-cell>
          <table:table-cell office:value-type="float" office:value="192" table:style-name="ce11">
            <text:p>192</text:p>
          </table:table-cell>
          <table:table-cell office:value-type="float" office:value="4" table:style-name="ce11">
            <text:p>4</text:p>
          </table:table-cell>
          <table:table-cell office:value-type="float" office:value="0" table:style-name="ce11">
            <text:p>0</text:p>
          </table:table-cell>
          <table:table-cell office:value-type="float" office:value="90" table:style-name="ce11">
            <text:p>90</text:p>
          </table:table-cell>
          <table:table-cell office:value-type="float" office:value="7" table:style-name="ce11">
            <text:p>7</text:p>
          </table:table-cell>
          <table:table-cell table:number-columns-repeated="16378"/>
        </table:table-row>
        <table:table-row table:style-name="ro15">
          <table:table-cell office:value-type="date" office:date-value="2024-10-06T00:00:00" table:style-name="ce27">
            <text:p>06/10/2024</text:p>
          </table:table-cell>
          <table:table-cell office:value-type="float" office:value="1368" table:style-name="ce11">
            <text:p>1368</text:p>
          </table:table-cell>
          <table:table-cell office:value-type="float" office:value="24" table:style-name="ce11">
            <text:p>24</text:p>
          </table:table-cell>
          <table:table-cell office:value-type="float" office:value="0" table:style-name="ce11">
            <text:p>0</text:p>
          </table:table-cell>
          <table:table-cell office:value-type="float" office:value="826" table:style-name="ce11">
            <text:p>826</text:p>
          </table:table-cell>
          <table:table-cell office:value-type="float" office:value="31" table:style-name="ce11">
            <text:p>31</text:p>
          </table:table-cell>
          <table:table-cell table:number-columns-repeated="16378"/>
        </table:table-row>
        <table:table-row table:style-name="ro15">
          <table:table-cell office:value-type="date" office:date-value="2024-10-13T00:00:00" table:style-name="ce27">
            <text:p>13/10/2024</text:p>
          </table:table-cell>
          <table:table-cell office:value-type="float" office:value="613" table:style-name="ce11">
            <text:p>613</text:p>
          </table:table-cell>
          <table:table-cell office:value-type="float" office:value="11" table:style-name="ce11">
            <text:p>11</text:p>
          </table:table-cell>
          <table:table-cell office:value-type="float" office:value="0" table:style-name="ce11">
            <text:p>0</text:p>
          </table:table-cell>
          <table:table-cell office:value-type="float" office:value="528" table:style-name="ce11">
            <text:p>528</text:p>
          </table:table-cell>
          <table:table-cell office:value-type="float" office:value="20" table:style-name="ce11">
            <text:p>20</text:p>
          </table:table-cell>
          <table:table-cell table:number-columns-repeated="16378"/>
        </table:table-row>
        <table:table-row table:style-name="ro15">
          <table:table-cell office:value-type="date" office:date-value="2024-10-20T00:00:00" table:style-name="ce27">
            <text:p>20/10/2024</text:p>
          </table:table-cell>
          <table:table-cell office:value-type="float" office:value="979" table:style-name="ce11">
            <text:p>979</text:p>
          </table:table-cell>
          <table:table-cell office:value-type="float" office:value="16" table:style-name="ce11">
            <text:p>16</text:p>
          </table:table-cell>
          <table:table-cell office:value-type="float" office:value="0" table:style-name="ce11">
            <text:p>0</text:p>
          </table:table-cell>
          <table:table-cell office:value-type="float" office:value="1091" table:style-name="ce11">
            <text:p>1091</text:p>
          </table:table-cell>
          <table:table-cell office:value-type="float" office:value="30" table:style-name="ce11">
            <text:p>30</text:p>
          </table:table-cell>
          <table:table-cell table:number-columns-repeated="16378"/>
        </table:table-row>
        <table:table-row table:style-name="ro15">
          <table:table-cell office:value-type="date" office:date-value="2024-10-27T00:00:00" table:style-name="ce27">
            <text:p>27/10/2024</text:p>
          </table:table-cell>
          <table:table-cell office:value-type="float" office:value="1663" table:style-name="ce11">
            <text:p>1663</text:p>
          </table:table-cell>
          <table:table-cell office:value-type="float" office:value="31" table:style-name="ce11">
            <text:p>31</text:p>
          </table:table-cell>
          <table:table-cell office:value-type="float" office:value="0" table:style-name="ce11">
            <text:p>0</text:p>
          </table:table-cell>
          <table:table-cell office:value-type="float" office:value="1435" table:style-name="ce11">
            <text:p>1435</text:p>
          </table:table-cell>
          <table:table-cell office:value-type="float" office:value="41" table:style-name="ce11">
            <text:p>41</text:p>
          </table:table-cell>
          <table:table-cell table:number-columns-repeated="16378"/>
        </table:table-row>
        <table:table-row table:style-name="ro15">
          <table:table-cell office:value-type="date" office:date-value="2024-11-03T00:00:00" table:style-name="ce27">
            <text:p>03/11/2024</text:p>
          </table:table-cell>
          <table:table-cell office:value-type="float" office:value="1227" table:style-name="ce11">
            <text:p>1227</text:p>
          </table:table-cell>
          <table:table-cell office:value-type="float" office:value="28" table:style-name="ce11">
            <text:p>28</text:p>
          </table:table-cell>
          <table:table-cell office:value-type="float" office:value="0" table:style-name="ce11">
            <text:p>0</text:p>
          </table:table-cell>
          <table:table-cell office:value-type="float" office:value="816" table:style-name="ce11">
            <text:p>816</text:p>
          </table:table-cell>
          <table:table-cell office:value-type="float" office:value="27" table:style-name="ce11">
            <text:p>27</text:p>
          </table:table-cell>
          <table:table-cell table:number-columns-repeated="16378"/>
        </table:table-row>
        <table:table-row table:style-name="ro15">
          <table:table-cell office:value-type="date" office:date-value="2024-11-10T00:00:00" table:style-name="ce27">
            <text:p>10/11/2024</text:p>
          </table:table-cell>
          <table:table-cell office:value-type="float" office:value="1806" table:style-name="ce11">
            <text:p>1806</text:p>
          </table:table-cell>
          <table:table-cell office:value-type="float" office:value="30" table:style-name="ce11">
            <text:p>30</text:p>
          </table:table-cell>
          <table:table-cell office:value-type="float" office:value="0" table:style-name="ce11">
            <text:p>0</text:p>
          </table:table-cell>
          <table:table-cell office:value-type="float" office:value="785" table:style-name="ce11">
            <text:p>785</text:p>
          </table:table-cell>
          <table:table-cell office:value-type="float" office:value="34" table:style-name="ce11">
            <text:p>34</text:p>
          </table:table-cell>
          <table:table-cell table:number-columns-repeated="16378"/>
        </table:table-row>
        <table:table-row table:style-name="ro15">
          <table:table-cell office:value-type="date" office:date-value="2024-11-17T00:00:00" table:style-name="ce27">
            <text:p>17/11/2024</text:p>
          </table:table-cell>
          <table:table-cell office:value-type="float" office:value="662" table:style-name="ce11">
            <text:p>662</text:p>
          </table:table-cell>
          <table:table-cell office:value-type="float" office:value="13" table:style-name="ce11">
            <text:p>13</text:p>
          </table:table-cell>
          <table:table-cell office:value-type="float" office:value="0" table:style-name="ce11">
            <text:p>0</text:p>
          </table:table-cell>
          <table:table-cell office:value-type="float" office:value="318" table:style-name="ce11">
            <text:p>318</text:p>
          </table:table-cell>
          <table:table-cell office:value-type="float" office:value="18" table:style-name="ce11">
            <text:p>18</text:p>
          </table:table-cell>
          <table:table-cell table:number-columns-repeated="16378"/>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office:value-type="float" office:value="214" table:style-name="ce11">
            <text:p>214</text:p>
          </table:table-cell>
          <table:table-cell office:value-type="float" office:value="4" table:style-name="ce11">
            <text:p>4</text:p>
          </table:table-cell>
          <table:table-cell table:number-columns-repeated="16378"/>
        </table:table-row>
        <table:table-row table:style-name="ro15">
          <table:table-cell office:value-type="date" office:date-value="2024-12-08T00:00:00" table:style-name="ce27">
            <text:p>08/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office:value-type="float" office:value="291" table:style-name="ce11">
            <text:p>291</text:p>
          </table:table-cell>
          <table:table-cell office:value-type="float" office:value="16" table:style-name="ce11">
            <text:p>16</text:p>
          </table:table-cell>
          <table:table-cell table:number-columns-repeated="16378"/>
        </table:table-row>
        <table:table-row table:style-name="ro15">
          <table:table-cell office:value-type="date" office:date-value="2024-12-15T00:00:00" table:style-name="ce27">
            <text:p>15/12/2024</text:p>
          </table:table-cell>
          <table:table-cell office:value-type="float" office:value="1067" table:style-name="ce11">
            <text:p>1067</text:p>
          </table:table-cell>
          <table:table-cell office:value-type="float" office:value="17" table:style-name="ce11">
            <text:p>17</text:p>
          </table:table-cell>
          <table:table-cell office:value-type="float" office:value="0" table:style-name="ce11">
            <text:p>0</text:p>
          </table:table-cell>
          <table:table-cell office:value-type="float" office:value="1140" table:style-name="ce11">
            <text:p>1140</text:p>
          </table:table-cell>
          <table:table-cell office:value-type="float" office:value="27" table:style-name="ce11">
            <text:p>27</text:p>
          </table:table-cell>
          <table:table-cell table:number-columns-repeated="16378"/>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378"/>
        </table:table-row>
        <table:table-row table:style-name="ro15">
          <table:table-cell office:value-type="date" office:date-value="2024-12-29T00:00:00" table:style-name="ce27">
            <text:p>29/12/2024</text:p>
          </table:table-cell>
          <table:table-cell office:value-type="float" office:value="1776" table:style-name="ce11">
            <text:p>1776</text:p>
          </table:table-cell>
          <table:table-cell office:value-type="float" office:value="38" table:style-name="ce11">
            <text:p>38</text:p>
          </table:table-cell>
          <table:table-cell office:value-type="float" office:value="0" table:style-name="ce11">
            <text:p>0</text:p>
          </table:table-cell>
          <table:table-cell office:value-type="float" office:value="1134" table:style-name="ce11">
            <text:p>1134</text:p>
          </table:table-cell>
          <table:table-cell office:value-type="float" office:value="27" table:style-name="ce11">
            <text:p>27</text:p>
          </table:table-cell>
          <table:table-cell table:number-columns-repeated="16378"/>
        </table:table-row>
        <table:table-row table:style-name="ro15">
          <table:table-cell office:value-type="date" office:date-value="2025-01-05T00:00:00" table:style-name="ce27">
            <text:p>05/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office:value-type="float" office:value="140" table:style-name="ce11">
            <text:p>140</text:p>
          </table:table-cell>
          <table:table-cell office:value-type="float" office:value="3" table:style-name="ce11">
            <text:p>3</text:p>
          </table:table-cell>
          <table:table-cell table:number-columns-repeated="16378"/>
        </table:table-row>
        <table:table-row table:style-name="ro15">
          <table:table-cell office:value-type="date" office:date-value="2025-01-12T00:00:00" table:style-name="ce27">
            <text:p>12/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office:value-type="float" office:value="276" table:style-name="ce28">
            <text:p>276</text:p>
          </table:table-cell>
          <table:table-cell office:value-type="float" office:value="9" table:style-name="ce28">
            <text:p>9</text:p>
          </table:table-cell>
          <table:table-cell table:number-columns-repeated="16378"/>
        </table:table-row>
        <table:table-row table:style-name="ro15">
          <table:table-cell office:value-type="date" office:date-value="2025-01-19T00:00:00" table:style-name="ce27">
            <text:p>19/01/2025</text:p>
          </table:table-cell>
          <table:table-cell office:value-type="float" office:value="762" table:style-name="ce11">
            <text:p>762</text:p>
          </table:table-cell>
          <table:table-cell office:value-type="float" office:value="14" table:style-name="ce11">
            <text:p>14</text:p>
          </table:table-cell>
          <table:table-cell office:value-type="float" office:value="0" table:style-name="ce11">
            <text:p>0</text:p>
          </table:table-cell>
          <table:table-cell office:value-type="float" office:value="610" table:style-name="ce28">
            <text:p>610</text:p>
          </table:table-cell>
          <table:table-cell office:value-type="float" office:value="20" table:style-name="ce28">
            <text:p>20</text:p>
          </table:table-cell>
          <table:table-cell table:number-columns-repeated="16378"/>
        </table:table-row>
        <table:table-row table:style-name="ro15">
          <table:table-cell office:value-type="date" office:date-value="2025-01-26T00:00:00" table:style-name="ce27">
            <text:p>26/01/2025</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office:value-type="float" office:value="302" table:style-name="ce28">
            <text:p>302</text:p>
          </table:table-cell>
          <table:table-cell office:value-type="float" office:value="7" table:style-name="ce28">
            <text:p>7</text:p>
          </table:table-cell>
          <table:table-cell table:number-columns-repeated="16378"/>
        </table:table-row>
        <table:table-row table:style-name="ro15">
          <table:table-cell office:value-type="date" office:date-value="2025-02-02T00:00:00" table:style-name="ce27">
            <text:p>02/02/2025</text:p>
          </table:table-cell>
          <table:table-cell office:value-type="float" office:value="194" table:style-name="ce11">
            <text:p>194</text:p>
          </table:table-cell>
          <table:table-cell office:value-type="float" office:value="4" table:style-name="ce11">
            <text:p>4</text:p>
          </table:table-cell>
          <table:table-cell office:value-type="float" office:value="0" table:style-name="ce11">
            <text:p>0</text:p>
          </table:table-cell>
          <table:table-cell office:value-type="float" office:value="121" table:style-name="ce28">
            <text:p>121</text:p>
          </table:table-cell>
          <table:table-cell office:value-type="float" office:value="9" table:style-name="ce28">
            <text:p>9</text:p>
          </table:table-cell>
          <table:table-cell table:number-columns-repeated="16378"/>
        </table:table-row>
        <table:table-row table:style-name="ro15">
          <table:table-cell office:value-type="date" office:date-value="2025-02-09T00:00:00" table:style-name="ce27">
            <text:p>09/02/2025</text:p>
          </table:table-cell>
          <table:table-cell office:value-type="float" office:value="259" table:style-name="ce11">
            <text:p>259</text:p>
          </table:table-cell>
          <table:table-cell office:value-type="float" office:value="5" table:style-name="ce11">
            <text:p>5</text:p>
          </table:table-cell>
          <table:table-cell office:value-type="float" office:value="0" table:style-name="ce11">
            <text:p>0</text:p>
          </table:table-cell>
          <table:table-cell office:value-type="float" office:value="458" table:style-name="ce28">
            <text:p>458</text:p>
          </table:table-cell>
          <table:table-cell office:value-type="float" office:value="13" table:style-name="ce28">
            <text:p>13</text:p>
          </table:table-cell>
          <table:table-cell table:number-columns-repeated="16378"/>
        </table:table-row>
        <table:table-row table:style-name="ro15">
          <table:table-cell office:value-type="date" office:date-value="2025-02-16T00:00:00" table:style-name="ce27">
            <text:p>16/02/2025</text:p>
          </table:table-cell>
          <table:table-cell office:value-type="float" office:value="342" table:style-name="ce11">
            <text:p>342</text:p>
          </table:table-cell>
          <table:table-cell office:value-type="float" office:value="7" table:style-name="ce11">
            <text:p>7</text:p>
          </table:table-cell>
          <table:table-cell office:value-type="float" office:value="0" table:style-name="ce11">
            <text:p>0</text:p>
          </table:table-cell>
          <table:table-cell office:value-type="float" office:value="161" table:style-name="ce28">
            <text:p>161</text:p>
          </table:table-cell>
          <table:table-cell office:value-type="float" office:value="9" table:style-name="ce28">
            <text:p>9</text:p>
          </table:table-cell>
          <table:table-cell table:number-columns-repeated="16378"/>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28">
            <text:p>0</text:p>
          </table:table-cell>
          <table:table-cell office:value-type="float" office:value="1" table:style-name="ce28">
            <text:p>1</text:p>
          </table:table-cell>
          <table:table-cell table:number-columns-repeated="16378"/>
        </table:table-row>
        <table:table-row table:style-name="ro15">
          <table:table-cell office:value-type="date" office:date-value="2025-03-02T00:00:00" table:style-name="ce27">
            <text:p>02/03/2025</text:p>
          </table:table-cell>
          <table:table-cell office:value-type="float" office:value="823" table:style-name="ce11">
            <text:p>823</text:p>
          </table:table-cell>
          <table:table-cell office:value-type="float" office:value="15" table:style-name="ce11">
            <text:p>15</text:p>
          </table:table-cell>
          <table:table-cell office:value-type="float" office:value="0" table:style-name="ce11">
            <text:p>0</text:p>
          </table:table-cell>
          <table:table-cell office:value-type="float" office:value="433" table:style-name="ce28">
            <text:p>433</text:p>
          </table:table-cell>
          <table:table-cell office:value-type="float" office:value="21" table:style-name="ce28">
            <text:p>21</text:p>
          </table:table-cell>
          <table:table-cell table:number-columns-repeated="16378"/>
        </table:table-row>
        <table:table-row table:style-name="ro15">
          <table:table-cell office:value-type="date" office:date-value="2025-03-09T00:00:00" table:style-name="ce27">
            <text:p>09/03/2025</text:p>
          </table:table-cell>
          <table:table-cell office:value-type="float" office:value="1418" table:style-name="ce11">
            <text:p>1418</text:p>
          </table:table-cell>
          <table:table-cell office:value-type="float" office:value="24" table:style-name="ce11">
            <text:p>24</text:p>
          </table:table-cell>
          <table:table-cell office:value-type="float" office:value="0" table:style-name="ce11">
            <text:p>0</text:p>
          </table:table-cell>
          <table:table-cell office:value-type="float" office:value="568" table:style-name="ce28">
            <text:p>568</text:p>
          </table:table-cell>
          <table:table-cell office:value-type="float" office:value="30" table:style-name="ce28">
            <text:p>30</text:p>
          </table:table-cell>
          <table:table-cell table:number-columns-repeated="16378"/>
        </table:table-row>
        <table:table-row table:style-name="ro15">
          <table:table-cell office:value-type="date" office:date-value="2025-03-16T00:00:00" table:style-name="ce27">
            <text:p>16/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office:value-type="float" office:value="158" table:style-name="ce28">
            <text:p>158</text:p>
          </table:table-cell>
          <table:table-cell office:value-type="float" office:value="10" table:style-name="ce28">
            <text:p>10</text:p>
          </table:table-cell>
          <table:table-cell table:number-columns-repeated="16378"/>
        </table:table-row>
        <table:table-row table:style-name="ro15">
          <table:table-cell office:value-type="date" office:date-value="2025-03-23T00:00:00" table:style-name="ce27">
            <text:p>23/03/2025</text:p>
          </table:table-cell>
          <table:table-cell office:value-type="float" office:value="1452" table:style-name="ce11">
            <text:p>1452</text:p>
          </table:table-cell>
          <table:table-cell office:value-type="float" office:value="26" table:style-name="ce11">
            <text:p>26</text:p>
          </table:table-cell>
          <table:table-cell office:value-type="float" office:value="0" table:style-name="ce11">
            <text:p>0</text:p>
          </table:table-cell>
          <table:table-cell office:value-type="float" office:value="515" table:style-name="ce11">
            <text:p>515</text:p>
          </table:table-cell>
          <table:table-cell office:value-type="float" office:value="27" table:style-name="ce11">
            <text:p>27</text:p>
          </table:table-cell>
          <table:table-cell table:number-columns-repeated="16378"/>
        </table:table-row>
        <table:table-row table:style-name="ro15">
          <table:table-cell office:value-type="date" office:date-value="2025-03-30T00:00:00" table:style-name="ce27">
            <text:p>30/03/2025</text:p>
          </table:table-cell>
          <table:table-cell office:value-type="float" office:value="795" table:style-name="ce11">
            <text:p>795</text:p>
          </table:table-cell>
          <table:table-cell office:value-type="float" office:value="13" table:style-name="ce11">
            <text:p>13</text:p>
          </table:table-cell>
          <table:table-cell office:value-type="float" office:value="0" table:style-name="ce11">
            <text:p>0</text:p>
          </table:table-cell>
          <table:table-cell office:value-type="float" office:value="440" table:style-name="ce11">
            <text:p>440</text:p>
          </table:table-cell>
          <table:table-cell office:value-type="float" office:value="17" table:style-name="ce11">
            <text:p>17</text:p>
          </table:table-cell>
          <table:table-cell table:number-columns-repeated="16378"/>
        </table:table-row>
        <table:table-row table:style-name="ro15">
          <table:table-cell office:value-type="date" office:date-value="2025-04-06T00:00:00" table:style-name="ce27">
            <text:p>06/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float" office:value="314" table:style-name="ce11">
            <text:p>314</text:p>
          </table:table-cell>
          <table:table-cell office:value-type="float" office:value="9" table:style-name="ce11">
            <text:p>9</text:p>
          </table:table-cell>
          <table:table-cell table:number-columns-repeated="16378"/>
        </table:table-row>
        <table:table-row table:style-name="ro15">
          <table:table-cell office:value-type="date" office:date-value="2025-04-13T00:00:00" table:style-name="ce27">
            <text:p>13/04/2025</text:p>
          </table:table-cell>
          <table:table-cell office:value-type="float" office:value="1268" table:style-name="ce11">
            <text:p>1268</text:p>
          </table:table-cell>
          <table:table-cell office:value-type="float" office:value="22" table:style-name="ce11">
            <text:p>22</text:p>
          </table:table-cell>
          <table:table-cell office:value-type="float" office:value="0" table:style-name="ce11">
            <text:p>0</text:p>
          </table:table-cell>
          <table:table-cell office:value-type="float" office:value="596" table:style-name="ce11">
            <text:p>596</text:p>
          </table:table-cell>
          <table:table-cell office:value-type="float" office:value="25" table:style-name="ce11">
            <text:p>25</text:p>
          </table:table-cell>
          <table:table-cell table:number-columns-repeated="16378"/>
        </table:table-row>
        <table:table-row table:style-name="ro15">
          <table:table-cell office:value-type="date" office:date-value="2025-04-20T00:00:00" table:style-name="ce27">
            <text:p>20/04/2025</text:p>
          </table:table-cell>
          <table:table-cell office:value-type="float" office:value="1312" table:style-name="ce11">
            <text:p>1312</text:p>
          </table:table-cell>
          <table:table-cell office:value-type="float" office:value="23" table:style-name="ce11">
            <text:p>23</text:p>
          </table:table-cell>
          <table:table-cell office:value-type="float" office:value="0" table:style-name="ce11">
            <text:p>0</text:p>
          </table:table-cell>
          <table:table-cell office:value-type="float" office:value="303" table:style-name="ce11">
            <text:p>303</text:p>
          </table:table-cell>
          <table:table-cell office:value-type="float" office:value="20" table:style-name="ce11">
            <text:p>20</text:p>
          </table:table-cell>
          <table:table-cell table:number-columns-repeated="16378"/>
        </table:table-row>
        <table:table-row table:style-name="ro15">
          <table:table-cell office:value-type="date" office:date-value="2025-04-27T00:00:00" table:style-name="ce27">
            <text:p>27/04/2025</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office:value-type="float" office:value="799" table:style-name="ce11">
            <text:p>799</text:p>
          </table:table-cell>
          <table:table-cell office:value-type="float" office:value="32" table:style-name="ce11">
            <text:p>32</text:p>
          </table:table-cell>
          <table:table-cell table:number-columns-repeated="16378"/>
        </table:table-row>
        <table:table-row table:style-name="ro15">
          <table:table-cell office:value-type="date" office:date-value="2025-05-04T00:00:00" table:style-name="ce27">
            <text:p>04/05/2025</text:p>
          </table:table-cell>
          <table:table-cell office:value-type="float" office:value="1631" table:style-name="ce11">
            <text:p>1631</text:p>
          </table:table-cell>
          <table:table-cell office:value-type="float" office:value="31" table:style-name="ce11">
            <text:p>31</text:p>
          </table:table-cell>
          <table:table-cell office:value-type="float" office:value="0" table:style-name="ce11">
            <text:p>0</text:p>
          </table:table-cell>
          <table:table-cell office:value-type="float" office:value="881" table:style-name="ce11">
            <text:p>881</text:p>
          </table:table-cell>
          <table:table-cell office:value-type="float" office:value="28" table:style-name="ce11">
            <text:p>28</text:p>
          </table:table-cell>
          <table:table-cell table:number-columns-repeated="16378"/>
        </table:table-row>
        <table:table-row table:style-name="ro15">
          <table:table-cell office:value-type="date" office:date-value="2025-05-11T00:00:00" table:style-name="ce27">
            <text:p>11/05/2025</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float" office:value="337" table:style-name="ce11">
            <text:p>337</text:p>
          </table:table-cell>
          <table:table-cell office:value-type="float" office:value="10" table:style-name="ce11">
            <text:p>10</text:p>
          </table:table-cell>
          <table:table-cell table:number-columns-repeated="16378"/>
        </table:table-row>
        <table:table-row table:style-name="ro15">
          <table:table-cell office:value-type="date" office:date-value="2025-05-18T00:00:00" table:style-name="ce27">
            <text:p>18/05/2025</text:p>
          </table:table-cell>
          <table:table-cell office:value-type="float" office:value="893" table:style-name="ce11">
            <text:p>893</text:p>
          </table:table-cell>
          <table:table-cell office:value-type="float" office:value="15" table:style-name="ce11">
            <text:p>15</text:p>
          </table:table-cell>
          <table:table-cell office:value-type="float" office:value="0" table:style-name="ce11">
            <text:p>0</text:p>
          </table:table-cell>
          <table:table-cell office:value-type="float" office:value="935" table:style-name="ce11">
            <text:p>935</text:p>
          </table:table-cell>
          <table:table-cell office:value-type="float" office:value="19" table:style-name="ce11">
            <text:p>19</text:p>
          </table:table-cell>
          <table:table-cell table:number-columns-repeated="16378"/>
        </table:table-row>
        <table:table-row table:style-name="ro15">
          <table:table-cell office:value-type="date" office:date-value="2025-05-25T00:00:00" table:style-name="ce27">
            <text:p>25/05/2025</text:p>
          </table:table-cell>
          <table:table-cell office:value-type="float" office:value="918" table:style-name="ce11">
            <text:p>918</text:p>
          </table:table-cell>
          <table:table-cell office:value-type="float" office:value="15" table:style-name="ce11">
            <text:p>15</text:p>
          </table:table-cell>
          <table:table-cell office:value-type="float" office:value="0" table:style-name="ce11">
            <text:p>0</text:p>
          </table:table-cell>
          <table:table-cell office:value-type="float" office:value="1094" table:style-name="ce11">
            <text:p>1094</text:p>
          </table:table-cell>
          <table:table-cell office:value-type="float" office:value="26" table:style-name="ce11">
            <text:p>26</text:p>
          </table:table-cell>
          <table:table-cell table:number-columns-repeated="16378"/>
        </table:table-row>
        <table:table-row table:style-name="ro15">
          <table:table-cell office:value-type="date" office:date-value="2025-06-01T00:00:00" table:style-name="ce27">
            <text:p>01/06/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office:value-type="float" office:value="561" table:style-name="ce11">
            <text:p>561</text:p>
          </table:table-cell>
          <table:table-cell office:value-type="float" office:value="18" table:style-name="ce11">
            <text:p>18</text:p>
          </table:table-cell>
          <table:table-cell table:number-columns-repeated="16378"/>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0" table:style-name="ce11">
            <text:p>80</text:p>
          </table:table-cell>
          <table:table-cell office:value-type="float" office:value="5" table:style-name="ce11">
            <text:p>5</text:p>
          </table:table-cell>
          <table:table-cell table:number-columns-repeated="16378"/>
        </table:table-row>
        <table:table-row table:style-name="ro15">
          <table:table-cell office:value-type="date" office:date-value="2025-06-15T00:00:00" table:style-name="ce27">
            <text:p>15/06/2025</text:p>
          </table:table-cell>
          <table:table-cell office:value-type="float" office:value="1505" table:style-name="ce11">
            <text:p>1505</text:p>
          </table:table-cell>
          <table:table-cell office:value-type="float" office:value="23" table:style-name="ce11">
            <text:p>23</text:p>
          </table:table-cell>
          <table:table-cell office:value-type="float" office:value="0" table:style-name="ce11">
            <text:p>0</text:p>
          </table:table-cell>
          <table:table-cell office:value-type="float" office:value="965" table:style-name="ce29">
            <text:p>965</text:p>
          </table:table-cell>
          <table:table-cell office:value-type="float" office:value="45" table:style-name="ce29">
            <text:p>45</text:p>
          </table:table-cell>
          <table:table-cell table:number-columns-repeated="16378"/>
        </table:table-row>
        <table:table-row table:style-name="ro15">
          <table:table-cell office:value-type="date" office:date-value="2025-06-22T00:00:00" table:style-name="ce27">
            <text:p>22/06/2025</text:p>
          </table:table-cell>
          <table:table-cell office:value-type="float" office:value="2083" table:style-name="ce11">
            <text:p>2083</text:p>
          </table:table-cell>
          <table:table-cell office:value-type="float" office:value="34" table:style-name="ce11">
            <text:p>34</text:p>
          </table:table-cell>
          <table:table-cell office:value-type="float" office:value="0" table:style-name="ce11">
            <text:p>0</text:p>
          </table:table-cell>
          <table:table-cell office:value-type="float" office:value="1083" table:style-name="ce11">
            <text:p>1083</text:p>
          </table:table-cell>
          <table:table-cell office:value-type="float" office:value="40" table:style-name="ce11">
            <text:p>40</text:p>
          </table:table-cell>
          <table:table-cell table:number-columns-repeated="16378"/>
        </table:table-row>
        <table:table-row table:style-name="ro15">
          <table:table-cell office:value-type="date" office:date-value="2025-06-29T00:00:00" table:style-name="ce27">
            <text:p>29/06/2025</text:p>
          </table:table-cell>
          <table:table-cell office:value-type="float" office:value="703" table:formula="of:=SUMIFS([SB_01.B2725:.B2742];[SB_01.A2725:.A2742];&quot;&gt;=&quot;&amp;[SB_02.A391]+1;[SB_01.A2725:.A2742];&quot;&lt;=&quot;&amp;[SB_02.A392])" table:style-name="ce11">
            <text:p>703</text:p>
          </table:table-cell>
          <table:table-cell office:value-type="float" office:value="10" table:formula="of:=SUMIFS([SB_01.C2725:.C2742];[SB_01.A2725:.A2742];&quot;&gt;=&quot;&amp;[SB_02.A391]+1;[SB_01.A2725:.A2742];&quot;&lt;=&quot;&amp;[SB_02.A392])" table:style-name="ce11">
            <text:p>10</text:p>
          </table:table-cell>
          <table:table-cell office:value-type="float" office:value="0" table:formula="of:=SUMIFS([SB_01.D2725:.D2742];[SB_01.A2725:.A2742];&quot;&gt;=&quot;&amp;[SB_02.A391]+1;[SB_01.A2725:.A2742];&quot;&lt;=&quot;&amp;[SB_02.A392])" table:style-name="ce11">
            <text:p>0</text:p>
          </table:table-cell>
          <table:table-cell office:value-type="float" office:value="191" table:style-name="ce11">
            <text:p>191</text:p>
          </table:table-cell>
          <table:table-cell office:value-type="float" office:value="11" table:style-name="ce11">
            <text:p>11</text:p>
          </table:table-cell>
          <table:table-cell table:number-columns-repeated="16378"/>
        </table:table-row>
        <table:table-row table:style-name="ro15">
          <table:table-cell office:value-type="date" office:date-value="2025-07-06T00:00:00" table:style-name="ce27">
            <text:p>06/07/2025</text:p>
          </table:table-cell>
          <table:table-cell office:value-type="float" office:value="2014" table:style-name="ce11">
            <text:p>2014</text:p>
          </table:table-cell>
          <table:table-cell office:value-type="float" office:value="32" table:style-name="ce11">
            <text:p>32</text:p>
          </table:table-cell>
          <table:table-cell office:value-type="float" office:value="0" table:style-name="ce11">
            <text:p>0</text:p>
          </table:table-cell>
          <table:table-cell office:value-type="float" office:value="744" table:style-name="ce11">
            <text:p>744</text:p>
          </table:table-cell>
          <table:table-cell office:value-type="float" office:value="32" table:style-name="ce11">
            <text:p>32</text:p>
          </table:table-cell>
          <table:table-cell table:number-columns-repeated="16378"/>
        </table:table-row>
        <table:table-row table:style-name="ro15">
          <table:table-cell office:value-type="date" office:date-value="2025-07-13T00:00:00" table:style-name="ce27">
            <text:p>13/07/2025</text:p>
          </table:table-cell>
          <table:table-cell office:value-type="float" office:value="1375" table:style-name="ce11">
            <text:p>1375</text:p>
          </table:table-cell>
          <table:table-cell office:value-type="float" office:value="23" table:style-name="ce11">
            <text:p>23</text:p>
          </table:table-cell>
          <table:table-cell office:value-type="float" office:value="0" table:style-name="ce11">
            <text:p>0</text:p>
          </table:table-cell>
          <table:table-cell office:value-type="float" office:value="884" table:style-name="ce11">
            <text:p>884</text:p>
          </table:table-cell>
          <table:table-cell office:value-type="float" office:value="39" table:style-name="ce11">
            <text:p>39</text:p>
          </table:table-cell>
          <table:table-cell table:number-columns-repeated="16378"/>
        </table:table-row>
        <table:table-row table:style-name="ro15">
          <table:table-cell office:value-type="date" office:date-value="2025-07-20T00:00:00" table:style-name="ce27">
            <text:p>20/07/2025</text:p>
          </table:table-cell>
          <table:table-cell office:value-type="float" office:value="1042" table:style-name="ce11">
            <text:p>1042</text:p>
          </table:table-cell>
          <table:table-cell office:value-type="float" office:value="17" table:style-name="ce11">
            <text:p>17</text:p>
          </table:table-cell>
          <table:table-cell office:value-type="float" office:value="0" table:style-name="ce11">
            <text:p>0</text:p>
          </table:table-cell>
          <table:table-cell office:value-type="float" office:value="962" table:style-name="ce11">
            <text:p>962</text:p>
          </table:table-cell>
          <table:table-cell office:value-type="float" office:value="27" table:style-name="ce11">
            <text:p>27</text:p>
          </table:table-cell>
          <table:table-cell table:number-columns-repeated="16378"/>
        </table:table-row>
        <table:table-row table:style-name="ro15">
          <table:table-cell office:value-type="date" office:date-value="2025-07-27T00:00:00" table:style-name="ce27">
            <text:p>27/07/2025</text:p>
          </table:table-cell>
          <table:table-cell office:value-type="float" office:value="643" table:style-name="ce11">
            <text:p>643</text:p>
          </table:table-cell>
          <table:table-cell office:value-type="float" office:value="11" table:style-name="ce11">
            <text:p>11</text:p>
          </table:table-cell>
          <table:table-cell office:value-type="float" office:value="0" table:style-name="ce11">
            <text:p>0</text:p>
          </table:table-cell>
          <table:table-cell office:value-type="float" office:value="458" table:style-name="ce11">
            <text:p>458</text:p>
          </table:table-cell>
          <table:table-cell office:value-type="float" office:value="18" table:style-name="ce11">
            <text:p>18</text:p>
          </table:table-cell>
          <table:table-cell table:number-columns-repeated="16378"/>
        </table:table-row>
        <table:table-row table:style-name="ro15">
          <table:table-cell office:value-type="date" office:date-value="2025-08-03T00:00:00" table:style-name="ce27">
            <text:p>03/08/2025</text:p>
          </table:table-cell>
          <table:table-cell office:value-type="float" office:value="1259" table:style-name="ce11">
            <text:p>1259</text:p>
          </table:table-cell>
          <table:table-cell office:value-type="float" office:value="18" table:style-name="ce11">
            <text:p>18</text:p>
          </table:table-cell>
          <table:table-cell office:value-type="float" office:value="0" table:style-name="ce11">
            <text:p>0</text:p>
          </table:table-cell>
          <table:table-cell office:value-type="float" office:value="227" table:style-name="ce11">
            <text:p>227</text:p>
          </table:table-cell>
          <table:table-cell office:value-type="float" office:value="15" table:style-name="ce11">
            <text:p>15</text:p>
          </table:table-cell>
          <table:table-cell table:number-columns-repeated="16378"/>
        </table:table-row>
        <table:table-row table:style-name="ro15">
          <table:table-cell office:value-type="date" office:date-value="2025-08-10T00:00:00" table:style-name="ce27">
            <text:p>10/08/2025</text:p>
          </table:table-cell>
          <table:table-cell office:value-type="float" office:value="1119" table:style-name="ce11">
            <text:p>1119</text:p>
          </table:table-cell>
          <table:table-cell office:value-type="float" office:value="19" table:style-name="ce11">
            <text:p>19</text:p>
          </table:table-cell>
          <table:table-cell office:value-type="float" office:value="0" table:style-name="ce11">
            <text:p>0</text:p>
          </table:table-cell>
          <table:table-cell office:value-type="float" office:value="493" table:style-name="ce11">
            <text:p>493</text:p>
          </table:table-cell>
          <table:table-cell office:value-type="float" office:value="20" table:style-name="ce11">
            <text:p>20</text:p>
          </table:table-cell>
          <table:table-cell table:number-columns-repeated="16378"/>
        </table:table-row>
        <table:table-row table:style-name="ro15">
          <table:table-cell office:value-type="date" office:date-value="2025-08-17T00:00:00" table:style-name="ce27">
            <text:p>17/08/2025</text:p>
          </table:table-cell>
          <table:table-cell office:value-type="float" office:value="1442" table:style-name="ce11">
            <text:p>1442</text:p>
          </table:table-cell>
          <table:table-cell office:value-type="float" office:value="21" table:style-name="ce11">
            <text:p>21</text:p>
          </table:table-cell>
          <table:table-cell office:value-type="float" office:value="0" table:style-name="ce11">
            <text:p>0</text:p>
          </table:table-cell>
          <table:table-cell office:value-type="float" office:value="674" table:style-name="ce11">
            <text:p>674</text:p>
          </table:table-cell>
          <table:table-cell office:value-type="float" office:value="24" table:style-name="ce11">
            <text:p>24</text:p>
          </table:table-cell>
          <table:table-cell table:number-columns-repeated="16378"/>
        </table:table-row>
        <table:table-row table:style-name="ro15">
          <table:table-cell office:value-type="date" office:date-value="2025-08-24T00:00:00" table:style-name="ce27">
            <text:p>24/08/2025</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office:value-type="float" office:value="31" table:style-name="ce11">
            <text:p>31</text:p>
          </table:table-cell>
          <table:table-cell office:value-type="float" office:value="4" table:style-name="ce11">
            <text:p>4</text:p>
          </table:table-cell>
          <table:table-cell table:number-columns-repeated="16378"/>
        </table:table-row>
        <table:table-row table:style-name="ro15">
          <table:table-cell office:value-type="date" office:date-value="2025-08-31T00:00:00" table:style-name="ce27">
            <text:p>31/08/2025</text:p>
          </table:table-cell>
          <table:table-cell office:value-type="float" office:value="715" table:style-name="ce11">
            <text:p>715</text:p>
          </table:table-cell>
          <table:table-cell office:value-type="float" office:value="11" table:style-name="ce11">
            <text:p>11</text:p>
          </table:table-cell>
          <table:table-cell office:value-type="float" office:value="0" table:style-name="ce11">
            <text:p>0</text:p>
          </table:table-cell>
          <table:table-cell office:value-type="float" office:value="160" table:style-name="ce11">
            <text:p>160</text:p>
          </table:table-cell>
          <table:table-cell office:value-type="float" office:value="7" table:style-name="ce11">
            <text:p>7</text:p>
          </table:table-cell>
          <table:table-cell table:number-columns-repeated="16378" table:style-name="ce11"/>
        </table:table-row>
        <table:table-row table:style-name="ro15">
          <table:table-cell office:value-type="date" office:date-value="2025-09-07T00:00:00" table:style-name="ce27">
            <text:p>07/09/2025</text:p>
          </table:table-cell>
          <table:table-cell office:value-type="float" office:value="1166" table:style-name="ce11">
            <text:p>1166</text:p>
          </table:table-cell>
          <table:table-cell office:value-type="float" office:value="19" table:style-name="ce11">
            <text:p>19</text:p>
          </table:table-cell>
          <table:table-cell office:value-type="float" office:value="1" table:style-name="ce11">
            <text:p>1</text:p>
          </table:table-cell>
          <table:table-cell office:value-type="float" office:value="258" table:style-name="ce11">
            <text:p>258</text:p>
          </table:table-cell>
          <table:table-cell office:value-type="float" office:value="11" table:style-name="ce11">
            <text:p>11</text:p>
          </table:table-cell>
          <table:table-cell office:value-type="string" table:style-name="ce11">
            <text:p>Revised</text:p>
          </table:table-cell>
          <table:table-cell table:number-columns-repeated="16377"/>
        </table:table-row>
        <table:table-row table:style-name="ro15">
          <table:table-cell office:value-type="date" office:date-value="2025-09-14T00:00:00" table:style-name="ce27">
            <text:p>14/09/2025</text:p>
          </table:table-cell>
          <table:table-cell office:value-type="float" office:value="862" table:style-name="ce11">
            <text:p>862</text:p>
          </table:table-cell>
          <table:table-cell office:value-type="float" office:value="12" table:style-name="ce11">
            <text:p>12</text:p>
          </table:table-cell>
          <table:table-cell office:value-type="float" office:value="0" table:style-name="ce11">
            <text:p>0</text:p>
          </table:table-cell>
          <table:table-cell office:value-type="float" office:value="397" table:style-name="ce11">
            <text:p>397</text:p>
          </table:table-cell>
          <table:table-cell office:value-type="float" office:value="13" table:style-name="ce11">
            <text:p>13</text:p>
          </table:table-cell>
          <table:table-cell table:number-columns-repeated="16378" table:style-name="ce11"/>
        </table:table-row>
        <table:table-row table:style-name="ro15">
          <table:table-cell office:value-type="date" office:date-value="2025-09-21T00:00:00" table:style-name="ce27">
            <text:p>21/09/2025</text:p>
          </table:table-cell>
          <table:table-cell office:value-type="float" office:value="1157" table:style-name="ce11">
            <text:p>1157</text:p>
          </table:table-cell>
          <table:table-cell office:value-type="float" office:value="14" table:style-name="ce11">
            <text:p>14</text:p>
          </table:table-cell>
          <table:table-cell office:value-type="float" office:value="0" table:style-name="ce11">
            <text:p>0</text:p>
          </table:table-cell>
          <table:table-cell office:value-type="float" office:value="243" table:style-name="ce11">
            <text:p>24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09-28T00:00:00" table:style-name="ce27">
            <text:p>28/09/2025</text:p>
          </table:table-cell>
          <table:table-cell office:value-type="float" office:value="1298" table:style-name="ce11">
            <text:p>1298</text:p>
          </table:table-cell>
          <table:table-cell office:value-type="float" office:value="19" table:style-name="ce11">
            <text:p>19</text:p>
          </table:table-cell>
          <table:table-cell office:value-type="float" office:value="0" table:style-name="ce11">
            <text:p>0</text:p>
          </table:table-cell>
          <table:table-cell office:value-type="float" office:value="697" table:style-name="ce11">
            <text:p>697</text:p>
          </table:table-cell>
          <table:table-cell office:value-type="float" office:value="24" table:style-name="ce11">
            <text:p>24</text:p>
          </table:table-cell>
          <table:table-cell table:number-columns-repeated="16378" table:style-name="ce11"/>
        </table:table-row>
        <table:table-row table:style-name="ro15">
          <table:table-cell office:value-type="date" office:date-value="2025-10-05T00:00:00" table:style-name="ce27">
            <text:p>05/10/2025</text:p>
          </table:table-cell>
          <table:table-cell office:value-type="float" office:value="915" table:style-name="ce11">
            <text:p>915</text:p>
          </table:table-cell>
          <table:table-cell office:value-type="float" office:value="14" table:style-name="ce11">
            <text:p>14</text:p>
          </table:table-cell>
          <table:table-cell office:value-type="float" office:value="0" table:style-name="ce11">
            <text:p>0</text:p>
          </table:table-cell>
          <table:table-cell office:value-type="float" office:value="534" table:style-name="ce11">
            <text:p>534</text:p>
          </table:table-cell>
          <table:table-cell office:value-type="float" office:value="23" table:style-name="ce11">
            <text:p>23</text:p>
          </table:table-cell>
          <table:table-cell table:number-columns-repeated="16378" table:style-name="ce11"/>
        </table:table-row>
        <table:table-row table:style-name="ro15">
          <table:table-cell office:value-type="date" office:date-value="2025-10-12T00:00:00" table:style-name="ce27">
            <text:p>12/10/2025</text:p>
          </table:table-cell>
          <table:table-cell office:value-type="float" office:value="1932" table:style-name="ce11">
            <text:p>1932</text:p>
          </table:table-cell>
          <table:table-cell office:value-type="float" office:value="27" table:style-name="ce11">
            <text:p>27</text:p>
          </table:table-cell>
          <table:table-cell office:value-type="float" office:value="0" table:style-name="ce11">
            <text:p>0</text:p>
          </table:table-cell>
          <table:table-cell office:value-type="float" office:value="722" table:style-name="ce11">
            <text:p>722</text:p>
          </table:table-cell>
          <table:table-cell office:value-type="float" office:value="25" table:style-name="ce11">
            <text:p>25</text:p>
          </table:table-cell>
          <table:table-cell table:number-columns-repeated="16378" table:style-name="ce11"/>
        </table:table-row>
        <table:table-row table:style-name="ro15">
          <table:table-cell office:value-type="date" office:date-value="2025-10-19T00:00:00" table:style-name="ce27">
            <text:p>19/10/2025</text:p>
          </table:table-cell>
          <table:table-cell office:value-type="float" office:value="401" table:style-name="ce11">
            <text:p>401</text:p>
          </table:table-cell>
          <table:table-cell office:value-type="float" office:value="8" table:style-name="ce11">
            <text:p>8</text:p>
          </table:table-cell>
          <table:table-cell office:value-type="float" office:value="0" table:style-name="ce11">
            <text:p>0</text:p>
          </table:table-cell>
          <table:table-cell office:value-type="float" office:value="304" table:style-name="ce11">
            <text:p>304</text:p>
          </table:table-cell>
          <table:table-cell office:value-type="float" office:value="10" table:style-name="ce11">
            <text:p>10</text:p>
          </table:table-cell>
          <table:table-cell table:number-columns-repeated="16378" table:style-name="ce11"/>
        </table:table-row>
        <table:table-row table:style-name="ro15">
          <table:table-cell office:value-type="date" office:date-value="2025-10-26T00:00:00" table:style-name="ce27">
            <text:p>26/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office:value-type="float" office:value="124" table:style-name="ce11">
            <text:p>124</text:p>
          </table:table-cell>
          <table:table-cell office:value-type="float" office:value="4" table:style-name="ce11">
            <text:p>4</text:p>
          </table:table-cell>
          <table:table-cell table:number-columns-repeated="16378" table:style-name="ce11"/>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378" table:style-name="ce11"/>
        </table:table-row>
        <table:table-row table:style-name="ro15">
          <table:table-cell office:value-type="date" office:date-value="2025-11-09T00:00:00" table:style-name="ce27">
            <text:p>09/11/2025</text:p>
          </table:table-cell>
          <table:table-cell office:value-type="float" office:value="2121" table:style-name="ce11">
            <text:p>2121</text:p>
          </table:table-cell>
          <table:table-cell office:value-type="float" office:value="30" table:style-name="ce11">
            <text:p>30</text:p>
          </table:table-cell>
          <table:table-cell office:value-type="float" office:value="0" table:style-name="ce11">
            <text:p>0</text:p>
          </table:table-cell>
          <table:table-cell office:value-type="float" office:value="784" table:style-name="ce11">
            <text:p>784</text:p>
          </table:table-cell>
          <table:table-cell office:value-type="float" office:value="20" table:style-name="ce11">
            <text:p>20</text:p>
          </table:table-cell>
          <table:table-cell table:number-columns-repeated="16378" table:style-name="ce11"/>
        </table:table-row>
        <table:table-row table:style-name="ro15">
          <table:table-cell office:value-type="date" office:date-value="2025-11-16T00:00:00" table:style-name="ce27">
            <text:p>16/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office:value-type="float" office:value="208" table:style-name="ce11">
            <text:p>208</text:p>
          </table:table-cell>
          <table:table-cell office:value-type="float" office:value="12" table:style-name="ce11">
            <text:p>12</text:p>
          </table:table-cell>
          <table:table-cell table:number-columns-repeated="16378" table:style-name="ce11"/>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38" table:style-name="ce11">
            <text:p>438</text:p>
          </table:table-cell>
          <table:table-cell office:value-type="float" office:value="11" table:style-name="ce11">
            <text:p>11</text:p>
          </table:table-cell>
          <table:table-cell table:number-columns-repeated="16378" table:style-name="ce11"/>
        </table:table-row>
        <table:table-row table:style-name="ro15">
          <table:table-cell office:value-type="date" office:date-value="2025-12-14T00:00:00" table:style-name="ce27">
            <text:p>14/12/2025</text:p>
          </table:table-cell>
          <table:table-cell office:value-type="float" office:value="789" table:style-name="ce11">
            <text:p>789</text:p>
          </table:table-cell>
          <table:table-cell office:value-type="float" office:value="12" table:style-name="ce11">
            <text:p>12</text:p>
          </table:table-cell>
          <table:table-cell office:value-type="float" office:value="0" table:style-name="ce11">
            <text:p>0</text:p>
          </table:table-cell>
          <table:table-cell office:value-type="float" office:value="383" table:style-name="ce11">
            <text:p>38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12-21T00:00:00" table:style-name="ce27">
            <text:p>21/12/2025</text:p>
          </table:table-cell>
          <table:table-cell office:value-type="float" office:value="1374" table:style-name="ce11">
            <text:p>1374</text:p>
          </table:table-cell>
          <table:table-cell office:value-type="float" office:value="23" table:style-name="ce11">
            <text:p>23</text:p>
          </table:table-cell>
          <table:table-cell office:value-type="float" office:value="0" table:style-name="ce11">
            <text:p>0</text:p>
          </table:table-cell>
          <table:table-cell office:value-type="float" office:value="430" table:style-name="ce11">
            <text:p>430</text:p>
          </table:table-cell>
          <table:table-cell office:value-type="float" office:value="10" table:style-name="ce11">
            <text:p>10</text:p>
          </table:table-cell>
          <table:table-cell table:number-columns-repeated="16378"/>
        </table:table-row>
        <table:table-row table:style-name="ro15">
          <table:table-cell office:value-type="date" office:date-value="2025-12-28T00:00:00" table:style-name="ce27">
            <text:p>28/12/202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378"/>
        </table:table-row>
        <table:table-row table:style-name="ro15">
          <table:table-cell office:value-type="date" office:date-value="2026-01-04T00:00:00" table:style-name="ce27">
            <text:p>04/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6-01-11T00:00:00" table:style-name="ce27">
            <text:p>11/01/2026</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office:value-type="float" office:value="92" table:style-name="ce11">
            <text:p>92</text:p>
          </table:table-cell>
          <table:table-cell office:value-type="float" office:value="3" table:style-name="ce11">
            <text:p>3</text:p>
          </table:table-cell>
          <table:table-cell table:number-columns-repeated="16378"/>
        </table:table-row>
        <table:table-row table:style-name="ro15">
          <table:table-cell office:value-type="date" office:date-value="2026-01-18T00:00:00" table:style-name="ce27">
            <text:p>18/01/2026</text:p>
          </table:table-cell>
          <table:table-cell office:value-type="float" office:value="626" table:style-name="ce11">
            <text:p>626</text:p>
          </table:table-cell>
          <table:table-cell office:value-type="float" office:value="10" table:style-name="ce11">
            <text:p>10</text:p>
          </table:table-cell>
          <table:table-cell office:value-type="float" office:value="0" table:style-name="ce11">
            <text:p>0</text:p>
          </table:table-cell>
          <table:table-cell office:value-type="float" office:value="789" table:style-name="ce11">
            <text:p>789</text:p>
          </table:table-cell>
          <table:table-cell office:value-type="float" office:value="23" table:style-name="ce11">
            <text:p>23</text:p>
          </table:table-cell>
          <table:table-cell table:number-columns-repeated="16378"/>
        </table:table-row>
        <table:table-row table:number-rows-repeated="1048155" table:style-name="ro15">
          <table:table-cell table:number-columns-repeated="16384"/>
        </table:table-row>
      </table:table>
      <table:database-ranges>
        <table:database-range table:target-range-address="SB_01.A1:SB_01.E2805" table:display-filter-buttons="true"/>
        <table:database-range table:target-range-address="SB_02.A1:SB_02.G3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_52_0_37__32_-_32_Accent6" style:display-name="40% - Accent6" style:family="table-cell" style:data-style-name="N0">
      <style:table-cell-properties fo:background-color="#C6E0B4"/>
    </style:style>
    <style:style style:name="Comma" style:family="table-cell" style:data-style-name="N36"/>
    <style:style style:name="Comma_32_2" style:display-name="Comma 2" style:family="table-cell" style:data-style-name="N36"/>
    <style:style style:name="Comma_32_2_32_2" style:display-name="Comma 2 2" style:family="table-cell" style:data-style-name="N36"/>
    <style:style style:name="Comma_32_3" style:display-name="Comma 3" style:family="table-cell" style:data-style-name="N36"/>
    <style:style style:name="Hyperlink"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
    <dc:description/>
    <dc:subject/>
    <meta:initial-creator/>
    <dc:creator/>
    <meta:creation-date>2026-01-23T07:48:50Z</meta:creation-date>
    <dc:date>2026-01-23T07:48:57Z</dc:date>
  </office:meta>
</office:document-meta>
</file>